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08000000088693320A.png" manifest:media-type="image/png"/>
  <manifest:file-entry manifest:full-path="Pictures/100000000000026A00000325697846EC.jpg" manifest:media-type="image/jpeg"/>
  <manifest:file-entry manifest:full-path="Pictures/1000000100000133000000611E37AF71.png" manifest:media-type="image/png"/>
  <manifest:file-entry manifest:full-path="Pictures/100000000000026C00000328A16DA300.jpg" manifest:media-type="image/jpe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ce style:name="Arial Black" svg:font-family="'Arial Black'" style:font-family-generic="swiss" style:font-pitch="variable"/>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Black" svg:font-family="'Segoe UI Black'"/>
    <style:font-face style:name="Tahoma" svg:font-family="Tahoma" style:font-family-generic="system" style:font-pitch="variable"/>
    <style:font-face style:name="宋体" svg:font-family="宋体"/>
    <style:font-face style:name="微软雅黑" svg:font-family="微软雅黑" style:font-family-generic="swiss" style:font-pitch="variable"/>
    <style:font-face style:name="微软雅黑1" svg:font-family="微软雅黑" style:font-family-generic="system" style:font-pitch="variable"/>
    <style:font-face style:name="新宋体" svg:font-family="新宋体"/>
    <style:font-face style:name="新宋体1" svg:font-family="新宋体"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02cm, 0cm, 0.002cm)" draw:image-opacity="100%" style:mirror="none"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3" style:family="graphic">
      <style:graphic-properties style:protect="size" loext:decorative="false"/>
    </style:style>
    <style:style style:name="gr4"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5" style:family="graphic" style:parent-style-name="standard">
      <style:graphic-properties draw:stroke="none" draw:fill="none" fo:min-height="0.713cm" loext:decorative="false"/>
      <style:paragraph-properties style:writing-mode="lr-tb"/>
    </style:style>
    <style:style style:name="gr6"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7"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8"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9"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0"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1"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2"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3"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4"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5" style:family="graphic" style:parent-style-name="standard" style:list-style-name="L2">
      <style:graphic-properties draw:stroke="none" svg:stroke-width="0cm" draw:fill="none" loext:fill-use-slide-background="false" draw:textarea-horizontal-align="left"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6"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002cm, 0cm, 0.002cm, 0cm)" draw:image-opacity="100%" style:mirror="none" loext:decorative="false"/>
    </style:style>
    <style:style style:name="pr1" style:family="presentation" style:parent-style-name="Title_2c__20_Photo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pr2" style:family="presentation" style:parent-style-name="Title_2c__20_Photo_20_3-subtitle">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pr3" style:family="presentation" style:parent-style-name="Title_2c__20_Photo_20_3-notes">
      <style:graphic-properties draw:fill-color="#ffffff" draw:auto-grow-height="false" fo:min-height="13.365cm" loext:decorative="false"/>
      <style:paragraph-properties style:writing-mode="lr-tb"/>
    </style:style>
    <style:style style:name="pr4" style:family="presentation" style:parent-style-name="Agenda_2c__20_6_20_items_5f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pr5" style:family="presentation" style:parent-style-name="Agenda_2c__20_6_20_items_5f_-subtitle">
      <style:graphic-properties draw:stroke="none" svg:stroke-width="0cm" draw:fill="none" draw:fill-color="#ffffff"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pr6" style:family="presentation" style:parent-style-name="Agenda_2c__20_6_20_items_5f_-notes">
      <style:graphic-properties draw:fill-color="#ffffff" draw:auto-grow-height="false" fo:min-height="13.365cm" loext:decorative="false"/>
      <style:paragraph-properties style:writing-mode="lr-tb"/>
    </style:style>
    <style:style style:name="pr7" style:family="presentation" style:parent-style-name="Closing-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pr8" style:family="presentation" style:parent-style-name="Closing-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8pt"/>
    </style:style>
    <style:style style:name="P3" style:family="paragraph">
      <style:paragraph-properties fo:margin-left="0cm" fo:margin-right="0cm" fo:margin-top="0cm" fo:margin-bottom="0cm" fo:line-height="100%" fo:text-align="center" fo:text-indent="0cm" loext:tab-stop-distance="0cm">
        <style:tab-stops>
          <style:tab-stop style:position="0cm"/>
        </style:tab-stops>
      </style:paragraph-properties>
    </style:style>
    <style:style style:name="P4" style:family="paragraph">
      <loext:graphic-properties draw:fill="none" draw:fill-color="#ffffff"/>
      <style:paragraph-properties fo:text-align="center" style:font-independent-line-spacing="true"/>
      <style:text-properties fo:font-size="18pt"/>
    </style:style>
    <style:style style:name="P5" style:family="paragraph">
      <loext:graphic-properties draw:fill="none"/>
      <style:paragraph-properties fo:text-align="start"/>
      <style:text-properties fo:font-size="18pt"/>
    </style:style>
    <style:style style:name="P6" style:family="paragraph">
      <loext:graphic-properties draw:fill-color="#ffffff"/>
    </style:style>
    <style:style style:name="P7" style:family="paragraph">
      <loext:graphic-properties draw:fill="none"/>
      <style:paragraph-properties fo:text-align="center" style:font-independent-line-spacing="true"/>
      <style:text-properties fo:font-size="18pt"/>
    </style:style>
    <style:style style:name="P8" style:family="paragraph">
      <loext:graphic-properties draw:fill="none" draw:fill-color="#ffffff"/>
      <style:paragraph-properties fo:text-align="start" style:font-independent-line-spacing="true"/>
      <style:text-properties fo:font-size="18pt"/>
    </style:style>
    <style:style style:name="P9" style:family="paragraph">
      <style:paragraph-properties fo:margin-left="0cm" fo:margin-right="0cm" fo:margin-top="0.42cm" fo:margin-bottom="0.35cm" fo:line-height="150%" fo:text-align="center" fo:text-indent="0cm"/>
      <style:text-properties fo:font-size="36pt" style:font-size-asian="36pt" style:font-size-complex="36pt"/>
    </style:style>
    <style:style style:name="P10" style:family="paragraph">
      <loext:graphic-properties draw:fill="none"/>
      <style:paragraph-properties fo:margin-left="0cm" fo:margin-right="0cm" fo:margin-top="0.42cm" fo:margin-bottom="0.35cm" fo:line-height="150%" fo:text-align="start" fo:text-indent="0cm" style:writing-mode="lr-tb" style:font-independent-line-spacing="true"/>
      <style:text-properties fo:font-size="36pt" style:font-size-asian="36pt" style:font-size-complex="36pt"/>
    </style:style>
    <style:style style:name="P11" style:family="paragraph">
      <loext:graphic-properties draw:fill="none"/>
    </style:style>
    <style:style style:name="P12" style:family="paragraph">
      <loext:graphic-properties draw:fill="none"/>
      <style:paragraph-properties fo:margin-left="0cm" fo:margin-right="0cm" fo:margin-top="0.42cm" fo:margin-bottom="0.35cm" fo:line-height="150%" fo:text-align="center" fo:text-indent="0cm" style:writing-mode="lr-tb" style:font-independent-line-spacing="true"/>
      <style:text-properties fo:font-size="36pt" style:font-size-asian="36pt" style:font-size-complex="36pt"/>
    </style:style>
    <style:style style:name="P13" style:family="paragraph">
      <style:paragraph-properties fo:margin-left="0cm" fo:margin-right="0cm" fo:margin-top="0.42cm" fo:margin-bottom="0.35cm" fo:line-height="150%" fo:text-align="center" fo:text-indent="0cm"/>
      <style:text-properties fo:font-size="10pt" style:font-size-asian="10pt" style:font-size-complex="10pt"/>
    </style:style>
    <style:style style:name="P14" style:family="paragraph">
      <loext:graphic-properties draw:fill="none"/>
      <style:paragraph-properties fo:margin-left="0cm" fo:margin-right="0cm" fo:margin-top="0.42cm" fo:margin-bottom="0.35cm" fo:line-height="150%" fo:text-align="center" fo:text-indent="0cm" style:writing-mode="lr-tb" style:font-independent-line-spacing="true"/>
      <style:text-properties fo:font-size="10pt" style:font-size-asian="10pt" style:font-size-complex="10pt"/>
    </style:style>
    <style:style style:name="P15" style:family="paragraph">
      <style:paragraph-properties fo:margin-left="0cm" fo:margin-right="0cm" fo:margin-top="0.42cm" fo:margin-bottom="0.35cm" fo:line-height="150%" fo:text-align="start" fo:text-indent="0cm"/>
      <style:text-properties fo:font-size="10pt" style:font-size-asian="10pt" style:font-size-complex="10pt"/>
    </style:style>
    <style:style style:name="P16" style:family="paragraph">
      <loext:graphic-properties draw:fill="none"/>
      <style:paragraph-properties fo:margin-left="0cm" fo:margin-right="0cm" fo:margin-top="0.42cm" fo:margin-bottom="0.35cm" fo:line-height="150%" fo:text-align="start" fo:text-indent="0cm" style:writing-mode="lr-tb" style:font-independent-line-spacing="true"/>
      <style:text-properties fo:font-size="10pt" style:font-size-asian="10pt" style:font-size-complex="10pt"/>
    </style:style>
    <style:style style:name="P17" style:family="paragraph">
      <style:paragraph-properties fo:margin-left="0cm" fo:margin-right="0cm" fo:margin-top="0cm" fo:margin-bottom="0cm" fo:line-height="100%" fo:text-align="start" fo:text-indent="0cm" loext:tab-stop-distance="2.54cm">
        <style:tab-stops>
          <style:tab-stop style:position="0cm"/>
        </style:tab-stops>
      </style:paragraph-properties>
    </style:style>
    <style:style style:name="T1" style:family="text">
      <style:text-properties fo:font-variant="normal" fo:text-transform="none" fo:color="#2f2f2f" loext:opacity="100%" style:text-outline="false" style:text-line-through-style="none" style:text-line-through-type="none" style:text-position="0% 100%" style:font-name="Segoe UI Black" fo:font-size="54pt" fo:letter-spacing="normal" fo:font-style="normal" style:text-underline-style="none" fo:font-weight="bold" fo:background-color="transparent" style:font-name-asian="新宋体" style:font-size-asian="54pt" style:language-asian="zh" style:country-asian="CN" style:font-style-asian="normal" style:font-weight-asian="bold" style:font-size-complex="54pt" style:font-style-complex="normal" style:font-weight-complex="bold">
        <loext:char-complex-color loext:theme-type="dark1" loext:color-type="theme"/>
      </style:text-properties>
    </style:style>
    <style:style style:name="T2"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name-asian="新宋体" style:font-size-asian="54pt" style:language-asian="zh" style:country-asian="CN" style:font-style-asian="normal" style:font-weight-asian="bold" style:font-size-complex="54pt" style:font-style-complex="normal" style:font-weight-complex="bold">
        <loext:char-complex-color loext:theme-type="dark1" loext:color-type="theme"/>
      </style:text-properties>
    </style:style>
    <style:style style:name="T3" style:family="text">
      <style:text-properties fo:font-variant="normal" fo:text-transform="none" fo:color="#2f2f2f" loext:opacity="100%" style:text-outline="false" style:text-line-through-style="none" style:text-line-through-type="none" style:text-position="0% 100%" style:font-name="Arial" fo:font-size="28pt" fo:letter-spacing="normal" fo:font-style="normal" style:text-underline-style="none" fo:font-weight="normal" fo:background-color="transparent" style:font-name-asian="宋体" style:font-size-asian="28pt" style:language-asian="zh" style:country-asian="CN" style:font-style-asian="normal" style:font-weight-asian="normal" style:font-size-complex="28pt" style:font-style-complex="normal" style:font-weight-complex="normal">
        <loext:char-complex-color loext:theme-type="dark1" loext:color-type="theme"/>
      </style:text-properties>
    </style:style>
    <style:style style:name="T4" style:family="text">
      <style:text-properties fo:font-variant="normal" fo:text-transform="none" fo:color="#2f2f2f" loext:opacity="100%" style:text-outline="false" style:text-line-through-style="none" style:text-line-through-type="none" style:text-position="0% 100%" style:font-name="Segoe UI Black" fo:font-size="48pt" fo:letter-spacing="normal" fo:font-style="normal" style:text-underline-style="none" fo:font-weight="bold" fo:background-color="transparent" style:font-name-asian="宋体" style:font-size-asian="48pt" style:language-asian="zh" style:country-asian="CN" style:font-style-asian="normal" style:font-weight-asian="bold" style:font-size-complex="48pt" style:font-style-complex="normal" style:font-weight-complex="bold">
        <loext:char-complex-color loext:theme-type="dark1" loext:color-type="theme"/>
      </style:text-properties>
    </style:style>
    <style:style style:name="T5" style:family="text">
      <style:text-properties fo:font-variant="normal" fo:text-transform="none" fo:color="#bfbfbf"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light1" loext:color-type="theme">
          <loext:transformation loext:type="lummod" loext:value="7500"/>
        </loext:char-complex-color>
      </style:text-properties>
    </style:style>
    <style:style style:name="T6" style:family="text">
      <style:text-properties fo:font-variant="normal" fo:text-transform="none" fo:color="#f85b5b"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accent6" loext:color-type="theme">
          <loext:transformation loext:type="lummod" loext:value="6000"/>
          <loext:transformation loext:type="lumoff" loext:value="4000"/>
        </loext:char-complex-color>
      </style:text-properties>
    </style:style>
    <style:style style:name="T7" style:family="text">
      <style:text-properties fo:font-variant="normal" fo:text-transform="none" fo:color="#000000"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name-asian="宋体" style:font-size-asian="28pt" style:language-asian="zh" style:country-asian="CN" style:font-style-asian="normal" style:font-weight-asian="normal" style:font-size-complex="28pt" style:font-style-complex="normal" style:font-weight-complex="normal"/>
    </style:style>
    <style:style style:name="T8" style:family="text">
      <style:text-properties fo:font-variant="normal" fo:text-transform="none" fo:color="#2f2f2f" loext:opacity="100%" style:text-outline="false" style:text-line-through-style="none" style:text-line-through-type="none" style:text-position="0% 100%" style:font-name="Arial" fo:font-size="36pt" fo:letter-spacing="normal" fo:language="en" fo:country="US" fo:font-style="normal" style:text-underline-style="none" fo:font-weight="bold" fo:background-color="transparent" style:font-name-asian="宋体" style:font-size-asian="36pt" style:language-asian="zh" style:country-asian="CN" style:font-style-asian="normal" style:font-weight-asian="bold" style:font-size-complex="36pt" style:font-style-complex="normal" style:font-weight-complex="bold">
        <loext:char-complex-color loext:theme-type="dark1" loext:color-type="theme"/>
      </style:text-properties>
    </style:style>
    <style:style style:name="T9" style:family="text">
      <style:text-properties fo:font-variant="normal" fo:text-transform="none" fo:color="#2f2f2f" loext:opacity="100%" style:text-outline="false" style:text-line-through-style="none" style:text-line-through-type="none" style:text-position="0% 100%" style:font-name="Arial" fo:font-size="36pt" fo:letter-spacing="normal" fo:language="en" fo:country="US" fo:font-style="normal" style:text-underline-style="none" fo:font-weight="bold" fo:background-color="transparent" style:font-name-asian="宋体" style:font-size-asian="36pt" style:font-style-asian="normal" style:font-weight-asian="bold" style:font-size-complex="36pt" style:font-style-complex="normal" style:font-weight-complex="bold">
        <loext:char-complex-color loext:theme-type="dark1" loext:color-type="theme"/>
      </style:text-properties>
    </style:style>
    <style:style style:name="T10" style:family="text">
      <style:text-properties fo:font-size="42pt" style:font-size-asian="42pt" style:font-size-complex="42pt"/>
    </style:style>
    <style:style style:name="T11" style:family="text">
      <style:text-properties fo:font-variant="normal" fo:text-transform="none" fo:color="#2f2f2f" loext:opacity="100%" style:text-outline="false" style:text-line-through-style="none" style:text-line-through-type="none" style:text-position="0% 100%" style:font-name="Segoe UI Black" fo:font-size="48pt" fo:letter-spacing="normal" fo:language="en" fo:country="US" fo:font-style="normal" style:text-underline-style="none" fo:font-weight="bold" fo:background-color="transparent" style:font-name-asian="宋体" style:font-size-asian="48pt" style:language-asian="zh" style:country-asian="CN" style:font-style-asian="normal" style:font-weight-asian="bold" style:font-size-complex="48pt" style:font-style-complex="normal" style:font-weight-complex="bold">
        <loext:char-complex-color loext:theme-type="dark1" loext:color-type="theme"/>
      </style:text-properties>
    </style:style>
    <style:style style:name="T12"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2f2f2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深入理解.NET平台通讯技术" draw:style-name="dp1" draw:master-page-name="Title_2c__20_Photo_20_3" presentation:presentation-page-layout-name="AL1T0">
        <office:forms form:automatic-focus="false" form:apply-design-mode="false"/>
        <draw:frame draw:name="PlaceHolder 1" presentation:style-name="pr1" draw:text-style-name="P2" draw:layer="layout" svg:width="16.177cm" svg:height="10.159cm" svg:x="2.53cm" svg:y="1.34cm" presentation:class="title" presentation:user-transformed="true">
          <draw:text-box>
            <text:p text:style-name="P1"><text:span text:style-name="T1">深入理解</text:span><text:span text:style-name="T2">.NET</text:span><text:span text:style-name="T2">平台通讯实战课</text:span></text:p>
          </draw:text-box>
        </draw:frame>
        <draw:frame draw:name="PlaceHolder 2" presentation:style-name="pr2" draw:text-style-name="P4" draw:layer="layout" svg:width="16.71cm" svg:height="1.686cm" svg:x="1.519cm" svg:y="12.903cm" presentation:class="subtitle" presentation:user-transformed="true">
          <draw:text-box>
            <text:p text:style-name="P3"><text:span text:style-name="T3">人工智能、微服务开发网络基础课</text:span></text:p>
          </draw:text-box>
        </draw:frame>
        <draw:frame draw:name="Picture Placeholder 6" draw:style-name="gr1" draw:text-style-name="P5" draw:layer="layout" svg:width="10.478cm" svg:height="13.649cm" svg:x="19.628cm" svg:y="3.697cm">
          <draw:image xlink:href="Pictures/100000000000026A00000325697846EC.jpg" xlink:type="simple" xlink:show="embed" xlink:actuate="onLoad" draw:mime-type="image/jpeg">
            <text:p/>
          </draw:image>
          <svg:desc>AI-generated image of a close-up shot of a smiling woman in a yellow sweater</svg:desc>
        </draw:frame>
        <draw:frame draw:name="图片 3" draw:style-name="gr2" draw:text-style-name="P5" draw:layer="layout" svg:width="7.831cm" svg:height="2.473cm" svg:x="1.42cm" svg:y="2.133cm">
          <draw:image xlink:href="Pictures/1000000100000133000000611E37AF71.png" xlink:type="simple" xlink:show="embed" xlink:actuate="onLoad" draw:mime-type="image/png">
            <text:p/>
          </draw:image>
          <svg:desc>1745855676558</svg:desc>
        </draw:frame>
        <presentation:notes draw:style-name="dp2">
          <draw:page-thumbnail draw:style-name="gr3"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1" draw:master-page-name="Agenda_2c__20_6_20_items_5f_">
        <office:forms form:automatic-focus="false" form:apply-design-mode="false"/>
        <draw:frame draw:name="PlaceHolder 4" presentation:style-name="pr4" draw:text-style-name="P7" draw:layer="layout" svg:width="29.179cm" svg:height="3.143cm" svg:x="1.996cm" svg:y="7.198cm" presentation:class="title" presentation:user-transformed="true">
          <draw:text-box>
            <text:p text:style-name="P3"><text:span text:style-name="T4">手动接入</text:span><text:span text:style-name="T4">DeepSeek</text:span><text:span text:style-name="T4">大模型</text:span></text:p>
          </draw:text-box>
        </draw:frame>
        <draw:frame draw:name="图片 4"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5"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presentation:notes draw:style-name="dp2">
          <draw:page-thumbnail draw:style-name="gr3" draw:layer="layout" svg:width="19.8cm" svg:height="11.136cm" svg:x="0.599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page3" draw:style-name="dp1" draw:master-page-name="Agenda_2c__20_6_20_items_5f_">
        <office:forms form:automatic-focus="false" form:apply-design-mode="false"/>
        <draw:frame draw:name="PlaceHolder 37" presentation:style-name="pr4" draw:text-style-name="P7" draw:layer="layout" svg:width="29.179cm" svg:height="3.143cm" svg:x="2.344cm" svg:y="2.463cm" presentation:class="title" presentation:user-transformed="true">
          <draw:text-box>
            <text:p text:style-name="P3"><text:span text:style-name="T8">🚀 </text:span><text:span text:style-name="T4">手动接入</text:span><text:span text:style-name="T4">DeepSeek</text:span></text:p>
          </draw:text-box>
        </draw:frame>
        <draw:frame draw:name="图片 21"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38"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32" draw:style-name="gr4" draw:text-style-name="P10" draw:layer="layout" svg:width="26.858cm" svg:height="3.598cm" svg:x="3.615cm" svg:y="7.402cm">
          <text:p text:style-name="P9"><text:span text:style-name="T9">👉 获取</text:span><text:span text:style-name="T9">DeepSeek API_Key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1" draw:layer="layout" svg:width="19.763cm" svg:height="1.906cm" svg:x="7.886cm" svg:y="11.391cm">
          <draw:text-box>
            <text:p><text:span text:style-name="T10">https://www.deepseek.com/</text:span></text:p>
          </draw:text-box>
        </draw:frame>
        <presentation:notes draw:style-name="dp2">
          <draw:page-thumbnail draw:style-name="gr3" draw:layer="layout" svg:width="19.8cm" svg:height="11.136cm" svg:x="0.599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page4" draw:style-name="dp1" draw:master-page-name="Agenda_2c__20_6_20_items_5f_">
        <office:forms form:automatic-focus="false" form:apply-design-mode="false"/>
        <draw:frame draw:name="PlaceHolder 3" presentation:style-name="pr4" draw:text-style-name="P7" draw:layer="layout" svg:width="29.179cm" svg:height="3.143cm" svg:x="2.344cm" svg:y="2.463cm" presentation:class="title" presentation:user-transformed="true">
          <draw:text-box>
            <text:p text:style-name="P3"><text:span text:style-name="T8">🚀 </text:span><text:span text:style-name="T4">手动接入</text:span><text:span text:style-name="T4">DeepSeek</text:span></text:p>
          </draw:text-box>
        </draw:frame>
        <draw:frame draw:name="图片 5"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6"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2" draw:style-name="gr6" draw:text-style-name="P12" draw:layer="layout" svg:width="26.858cm" svg:height="3.598cm" svg:x="3.642cm" svg:y="7.938cm">
          <text:p text:style-name="P9"><text:span text:style-name="T9">👉 DeepSeek</text:span><text:span text:style-name="T9">接入文档</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1" draw:layer="layout" svg:width="19.763cm" svg:height="1.906cm" svg:x="8.662cm" svg:y="11.9cm">
          <draw:text-box>
            <text:p><text:span text:style-name="T10">https://www.deepseek.com/</text:span></text:p>
          </draw:text-box>
        </draw:frame>
        <presentation:notes draw:style-name="dp3">
          <office:forms form:automatic-focus="false" form:apply-design-mode="false"/>
          <draw:page-thumbnail draw:style-name="gr3" draw:layer="layout" svg:width="19.8cm" svg:height="11.136cm" svg:x="0.599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page5" draw:style-name="dp1" draw:master-page-name="Agenda_2c__20_6_20_items_5f_">
        <office:forms form:automatic-focus="false" form:apply-design-mode="false"/>
        <draw:frame draw:name="PlaceHolder 11" presentation:style-name="pr4" draw:text-style-name="P7" draw:layer="layout" svg:width="29.179cm" svg:height="3.143cm" svg:x="2.344cm" svg:y="2.463cm" presentation:class="title" presentation:user-transformed="true">
          <draw:text-box>
            <text:p text:style-name="P3"><text:span text:style-name="T8">🚀 </text:span><text:span text:style-name="T4">手动接入</text:span><text:span text:style-name="T4">DeepSeek</text:span></text:p>
          </draw:text-box>
        </draw:frame>
        <draw:frame draw:name="图片 8"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2"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4" draw:style-name="gr7" draw:text-style-name="P12" draw:layer="layout" svg:width="26.858cm" svg:height="3.598cm" svg:x="3.642cm" svg:y="7.938cm">
          <text:p text:style-name="P9"><text:span text:style-name="T9">👉 步骤：新建</text:span><text:span text:style-name="T9">WebApi</text:span><text:span text:style-name="T9">项目</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3" draw:layer="layout" svg:width="19.8cm" svg:height="11.136cm" svg:x="0.599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page6" draw:style-name="dp1" draw:master-page-name="Agenda_2c__20_6_20_items_5f_">
        <office:forms form:automatic-focus="false" form:apply-design-mode="false"/>
        <draw:frame draw:name="PlaceHolder 25" presentation:style-name="pr4" draw:text-style-name="P7" draw:layer="layout" svg:width="29.179cm" svg:height="3.143cm" svg:x="2.344cm" svg:y="2.463cm" presentation:class="title" presentation:user-transformed="true">
          <draw:text-box>
            <text:p text:style-name="P3"><text:span text:style-name="T8">🚀 </text:span><text:span text:style-name="T4">手动接入</text:span><text:span text:style-name="T4">DeepSeek</text:span></text:p>
          </draw:text-box>
        </draw:frame>
        <draw:frame draw:name="图片 14"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6"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2" draw:style-name="gr8" draw:text-style-name="P12" draw:layer="layout" svg:width="26.858cm" svg:height="3.598cm" svg:x="3.642cm" svg:y="7.938cm">
          <text:p text:style-name="P9"><text:span text:style-name="T9">👉 步骤：用</text:span><text:span text:style-name="T9">Cursor</text:span><text:span text:style-name="T9">打开项目</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3" draw:layer="layout" svg:width="19.8cm" svg:height="11.136cm" svg:x="0.599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1" draw:master-page-name="Agenda_2c__20_6_20_items_5f_">
        <office:forms form:automatic-focus="false" form:apply-design-mode="false"/>
        <draw:frame draw:name="PlaceHolder 7" presentation:style-name="pr4" draw:text-style-name="P7" draw:layer="layout" svg:width="29.179cm" svg:height="3.143cm" svg:x="2.344cm" svg:y="2.463cm" presentation:class="title" presentation:user-transformed="true">
          <draw:text-box>
            <text:p text:style-name="P3"><text:span text:style-name="T8">🚀 </text:span><text:span text:style-name="T4">手动接入</text:span><text:span text:style-name="T4">DeepSeek</text:span></text:p>
          </draw:text-box>
        </draw:frame>
        <draw:frame draw:name="图片 6"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8"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7" draw:style-name="gr9" draw:text-style-name="P12" draw:layer="layout" svg:width="26.858cm" svg:height="3.598cm" svg:x="3.642cm" svg:y="7.938cm">
          <text:p text:style-name="P9"><text:span text:style-name="T9">👉 步骤：新建</text:span><text:span text:style-name="T9">Input Model</text:span><text:span text:style-name="T9">类</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3" draw:layer="layout" svg:width="19.8cm" svg:height="11.136cm" svg:x="0.599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page8" draw:style-name="dp1" draw:master-page-name="Agenda_2c__20_6_20_items_5f_">
        <office:forms form:automatic-focus="false" form:apply-design-mode="false"/>
        <draw:frame draw:name="PlaceHolder 15" presentation:style-name="pr4" draw:text-style-name="P7" draw:layer="layout" svg:width="29.179cm" svg:height="3.143cm" svg:x="2.344cm" svg:y="2.463cm" presentation:class="title" presentation:user-transformed="true">
          <draw:text-box>
            <text:p text:style-name="P3"><text:span text:style-name="T8">🚀 </text:span><text:span text:style-name="T4">手动接入</text:span><text:span text:style-name="T4">DeepSeek</text:span></text:p>
          </draw:text-box>
        </draw:frame>
        <draw:frame draw:name="图片 10"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6"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9" draw:style-name="gr10" draw:text-style-name="P12" draw:layer="layout" svg:width="26.858cm" svg:height="3.598cm" svg:x="3.642cm" svg:y="7.938cm">
          <text:p text:style-name="P9"><text:span text:style-name="T9">👉 步骤：新建控制器</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3" draw:layer="layout" svg:width="19.8cm" svg:height="11.136cm" svg:x="0.599cm" svg:y="2.257cm" draw:page-number="8" presentation:class="page"/>
          <draw:frame presentation:style-name="pr6" draw:text-style-name="P6" draw:layer="layout" svg:width="16.799cm" svg:height="13.364cm" svg:x="2.1cm" svg:y="14.107cm" presentation:class="notes" presentation:placeholder="true">
            <draw:text-box/>
          </draw:frame>
        </presentation:notes>
      </draw:page>
      <draw:page draw:name="page9" draw:style-name="dp1" draw:master-page-name="Agenda_2c__20_6_20_items_5f_">
        <office:forms form:automatic-focus="false" form:apply-design-mode="false"/>
        <draw:frame draw:name="PlaceHolder 19" presentation:style-name="pr4" draw:text-style-name="P7" draw:layer="layout" svg:width="29.179cm" svg:height="3.143cm" svg:x="2.344cm" svg:y="2.463cm" presentation:class="title" presentation:user-transformed="true">
          <draw:text-box>
            <text:p text:style-name="P3"><text:span text:style-name="T8">🚀 </text:span><text:span text:style-name="T4">手动接入</text:span><text:span text:style-name="T4">DeepSeek</text:span></text:p>
          </draw:text-box>
        </draw:frame>
        <draw:frame draw:name="图片 2"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0"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3" draw:style-name="gr11" draw:text-style-name="P12" draw:layer="layout" svg:width="26.858cm" svg:height="3.598cm" svg:x="3.642cm" svg:y="7.938cm">
          <text:p text:style-name="P9"><text:span text:style-name="T9">👉 步骤：接入</text:span><text:span text:style-name="T9">IHttpClientFact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3" draw:layer="layout" svg:width="19.8cm" svg:height="11.136cm" svg:x="0.599cm" svg:y="2.257cm" draw:page-number="9" presentation:class="page"/>
          <draw:frame presentation:style-name="pr6" draw:text-style-name="P6" draw:layer="layout" svg:width="16.799cm" svg:height="13.364cm" svg:x="2.1cm" svg:y="14.107cm" presentation:class="notes" presentation:placeholder="true">
            <draw:text-box/>
          </draw:frame>
        </presentation:notes>
      </draw:page>
      <draw:page draw:name="page10" draw:style-name="dp1" draw:master-page-name="Agenda_2c__20_6_20_items_5f_">
        <office:forms form:automatic-focus="false" form:apply-design-mode="false"/>
        <draw:frame draw:name="PlaceHolder 9" presentation:style-name="pr4" draw:text-style-name="P7" draw:layer="layout" svg:width="29.179cm" svg:height="3.143cm" svg:x="2.344cm" svg:y="2.463cm" presentation:class="title" presentation:user-transformed="true">
          <draw:text-box>
            <text:p text:style-name="P3"><text:span text:style-name="T8">🚀 </text:span><text:span text:style-name="T4">手动接入</text:span><text:span text:style-name="T4">DeepSeek</text:span></text:p>
          </draw:text-box>
        </draw:frame>
        <draw:frame draw:name="图片 7"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0"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6" draw:style-name="gr12" draw:text-style-name="P12" draw:layer="layout" svg:width="26.858cm" svg:height="3.598cm" svg:x="3.642cm" svg:y="7.938cm">
          <text:p text:style-name="P9"><text:span text:style-name="T9">👉 步骤：完成类型客户端</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3" draw:layer="layout" svg:width="19.8cm" svg:height="11.136cm" svg:x="0.599cm" svg:y="2.257cm" draw:page-number="10" presentation:class="page"/>
          <draw:frame presentation:style-name="pr6" draw:text-style-name="P6" draw:layer="layout" svg:width="16.799cm" svg:height="13.364cm" svg:x="2.1cm" svg:y="14.107cm" presentation:class="notes" presentation:placeholder="true">
            <draw:text-box/>
          </draw:frame>
        </presentation:notes>
      </draw:page>
      <draw:page draw:name="page11" draw:style-name="dp1" draw:master-page-name="Agenda_2c__20_6_20_items_5f_">
        <office:forms form:automatic-focus="false" form:apply-design-mode="false"/>
        <draw:frame draw:name="PlaceHolder 21" presentation:style-name="pr4" draw:text-style-name="P7" draw:layer="layout" svg:width="29.179cm" svg:height="3.143cm" svg:x="2.344cm" svg:y="2.463cm" presentation:class="title" presentation:user-transformed="true">
          <draw:text-box>
            <text:p text:style-name="P3"><text:span text:style-name="T8">🚀 </text:span><text:span text:style-name="T4">手动接入</text:span><text:span text:style-name="T4">DeepSeek</text:span></text:p>
          </draw:text-box>
        </draw:frame>
        <draw:frame draw:name="图片 12"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2"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5" draw:style-name="gr13" draw:text-style-name="P14" draw:layer="layout" svg:width="26.858cm" svg:height="3.598cm" svg:x="3.642cm" svg:y="7.938cm">
          <text:p text:style-name="P13"><text:span text:style-name="T9">👉 步骤：完成接入</text:span><text:span text:style-name="T9">DeepSeek</text:span><text:span text:style-name="T9">代码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3" draw:layer="layout" svg:width="19.8cm" svg:height="11.136cm" svg:x="0.599cm" svg:y="2.257cm" draw:page-number="11" presentation:class="page"/>
          <draw:frame presentation:style-name="pr6" draw:text-style-name="P6" draw:layer="layout" svg:width="16.799cm" svg:height="13.364cm" svg:x="2.1cm" svg:y="14.107cm" presentation:class="notes" presentation:placeholder="true">
            <draw:text-box/>
          </draw:frame>
        </presentation:notes>
      </draw:page>
      <draw:page draw:name="page12" draw:style-name="dp1" draw:master-page-name="Agenda_2c__20_6_20_items_5f_">
        <office:forms form:automatic-focus="false" form:apply-design-mode="false"/>
        <draw:frame draw:name="PlaceHolder 23" presentation:style-name="pr4" draw:text-style-name="P7" draw:layer="layout" svg:width="29.179cm" svg:height="3.143cm" svg:x="2.344cm" svg:y="2.463cm" presentation:class="title" presentation:user-transformed="true">
          <draw:text-box>
            <text:p text:style-name="P3"><text:span text:style-name="T8">🚀 </text:span><text:span text:style-name="T4">手动接入</text:span><text:span text:style-name="T4">DeepSeek</text:span></text:p>
          </draw:text-box>
        </draw:frame>
        <draw:frame draw:name="图片 13"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4"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1" draw:style-name="gr14" draw:text-style-name="P14" draw:layer="layout" svg:width="26.858cm" svg:height="3.598cm" svg:x="3.642cm" svg:y="7.938cm">
          <text:p text:style-name="P13"><text:span text:style-name="T9">👉 步骤：测试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3" draw:layer="layout" svg:width="19.8cm" svg:height="11.136cm" svg:x="0.599cm" svg:y="2.257cm" draw:page-number="12" presentation:class="page"/>
          <draw:frame presentation:style-name="pr6" draw:text-style-name="P6" draw:layer="layout" svg:width="16.799cm" svg:height="13.364cm" svg:x="2.1cm" svg:y="14.107cm" presentation:class="notes" presentation:placeholder="true">
            <draw:text-box/>
          </draw:frame>
        </presentation:notes>
      </draw:page>
      <draw:page draw:name="page13" draw:style-name="dp1" draw:master-page-name="Agenda_2c__20_6_20_items_5f_">
        <office:forms form:automatic-focus="false" form:apply-design-mode="false"/>
        <draw:frame draw:name="PlaceHolder 13" presentation:style-name="pr4" draw:text-style-name="P7" draw:layer="layout" svg:width="29.179cm" svg:height="3.143cm" svg:x="2.344cm" svg:y="2.463cm" presentation:class="title" presentation:user-transformed="true">
          <draw:text-box>
            <text:p text:style-name="P3"><text:span text:style-name="T8">🚀 </text:span><text:span text:style-name="T11">拓展</text:span></text:p>
          </draw:text-box>
        </draw:frame>
        <draw:frame draw:name="图片 9"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4"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8" draw:style-name="gr15" draw:text-style-name="P16" draw:layer="layout" svg:width="26.858cm" svg:height="3.598cm" svg:x="3.642cm" svg:y="7.938cm">
          <text:p text:style-name="P15"><text:span text:style-name="T9">👉 微软技术栈中接入</text:span><text:span text:style-name="T9">LLM</text:span><text:span text:style-name="T9">大模型有更好的解决方案</text:span><text:span text:style-name="T9">: Semantic Kernel ,</text:span><text:span text:style-name="T9">后面我们会推出微软的</text:span><text:span text:style-name="T9">AI</text:span><text:span text:style-name="T9">解决方案</text:span><text:span text:style-name="T9">Semantic Kernel</text:span><text:span text:style-name="T9">的实战课</text:span><text:span text:style-name="T9">,</text:span><text:span text:style-name="T9">获请大家等待！</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3" draw:layer="layout" svg:width="19.8cm" svg:height="11.136cm" svg:x="0.599cm" svg:y="2.257cm" draw:page-number="13" presentation:class="page"/>
          <draw:frame presentation:style-name="pr6" draw:text-style-name="P6" draw:layer="layout" svg:width="16.799cm" svg:height="13.364cm" svg:x="2.1cm" svg:y="14.107cm" presentation:class="notes" presentation:placeholder="true">
            <draw:text-box/>
          </draw:frame>
        </presentation:notes>
      </draw:page>
      <draw:page draw:name="Thank You" draw:style-name="dp1" draw:master-page-name="Closing">
        <office:forms form:automatic-focus="false" form:apply-design-mode="false"/>
        <draw:frame draw:name="PlaceHolder 1" presentation:style-name="pr7" draw:text-style-name="P2" draw:layer="layout" svg:width="14.647cm" svg:height="10.536cm" svg:x="3.698cm" svg:y="4.62cm" presentation:class="title" presentation:user-transformed="true">
          <draw:text-box>
            <text:p text:style-name="P17"><text:span text:style-name="T12">Thank You</text:span></text:p>
          </draw:text-box>
        </draw:frame>
        <draw:frame draw:name="Picture Placeholder 4" draw:style-name="gr16" draw:text-style-name="P5" draw:layer="layout" svg:width="10.495cm" svg:height="13.676cm" svg:x="19.622cm" svg:y="3.686cm">
          <draw:image xlink:href="Pictures/100000000000026C00000328A16DA300.jpg" xlink:type="simple" xlink:show="embed" xlink:actuate="onLoad" draw:mime-type="image/jpeg">
            <text:p/>
          </draw:image>
          <svg:desc>A girl in yellow clothes is writing a report</svg:desc>
        </draw:frame>
        <presentation:notes draw:style-name="dp2">
          <draw:page-thumbnail draw:style-name="gr3" draw:layer="layout" svg:width="19.8cm" svg:height="11.136cm" svg:x="0.599cm" svg:y="2.257cm" draw:page-number="14" presentation:class="page"/>
          <draw:frame presentation:style-name="pr8"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ce style:name="Arial Black" svg:font-family="'Arial Black'" style:font-family-generic="swiss" style:font-pitch="variable"/>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Black" svg:font-family="'Segoe UI Black'"/>
    <style:font-face style:name="Tahoma" svg:font-family="Tahoma" style:font-family-generic="system" style:font-pitch="variable"/>
    <style:font-face style:name="宋体" svg:font-family="宋体"/>
    <style:font-face style:name="微软雅黑" svg:font-family="微软雅黑" style:font-family-generic="swiss" style:font-pitch="variable"/>
    <style:font-face style:name="微软雅黑1" svg:font-family="微软雅黑" style:font-family-generic="system" style:font-pitch="variable"/>
    <style:font-face style:name="新宋体" svg:font-family="新宋体"/>
    <style:font-face style:name="新宋体1" svg:font-family="新宋体" style:font-family-generic="system" style:font-pitch="variable"/>
  </office:font-face-decls>
  <office:styles>
    <draw:gradient draw:name="填充"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形状"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红色填充"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绿色填充"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蓝色填充"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黄色填充"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fill-image draw:name="Shingle" xlink:href="Pictures/1000000000000008000000088693320A.png" xlink:type="simple" xlink:show="embed" xlink:actuate="onLoad"/>
    <draw:marker draw:name="Arrow" svg:viewBox="0 0 20 30" svg:d="M10 0l-10 30h20z"/>
    <draw:marker draw:name="线条箭头_20_1" draw:display-name="线条箭头 1" svg:viewBox="0 0 20 20" svg:d="M0 20l10-20 10 20z"/>
    <draw:marker draw:name="线条箭头_20_2" draw:display-name="线条箭头 2" svg:viewBox="0 0 20 20" svg:d="M0 20l10-20 10 20z"/>
    <draw:marker draw:name="线条箭头_20_3" draw:display-name="线条箭头 3" svg:viewBox="0 0 20 20" svg:d="M0 20l10-20 10 20z"/>
    <draw:marker draw:name="线条箭头_20_4" draw:display-name="线条箭头 4" svg:viewBox="0 0 20 20" svg:d="M0 20l10-20 10 20z"/>
    <draw:marker draw:name="线条箭头_20_6" draw:display-name="线条箭头 6" svg:viewBox="0 0 20 20" svg:d="M0 20l10-20 10 20z"/>
    <draw:stroke-dash draw:name="Dash_20_Dot_20_1" draw:display-name="Dash Dot 1" draw:style="rect" draw:dots1="1" draw:dots1-length="0.02cm" draw:dots2="1" draw:dots2-length="0.02cm" draw:distance="0.02cm"/>
    <draw:stroke-dash draw:name="Double_20_Dash_20__28_Rounded_29_" draw:display-name="Double Dash (Rounded)" draw:style="round" draw:dots1="1" draw:dots1-length="7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新宋体1"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微软雅黑1" style:font-family-asian="微软雅黑"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状"/>
      <style:text-properties fo:font-size="14pt" fo:font-weight="bold"/>
    </style:style>
    <style:style style:name="Filled" style:family="graphic" style:parent-style-name="Shapes">
      <style:graphic-properties draw:fill="gradient" draw:fill-gradient-name="填充"/>
    </style:style>
    <style:style style:name="Filled_20_Blue" style:display-name="Filled Blue" style:family="graphic" style:parent-style-name="Filled">
      <style:graphic-properties draw:fill-gradient-name="蓝色填充"/>
      <style:text-properties fo:color="#ffffff" loext:opacity="100%"/>
    </style:style>
    <style:style style:name="Filled_20_Green" style:display-name="Filled Green" style:family="graphic" style:parent-style-name="Filled">
      <style:graphic-properties draw:fill-gradient-name="绿色填充"/>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红色填充"/>
      <style:text-properties fo:color="#ffffff" loext:opacity="100%"/>
    </style:style>
    <style:style style:name="Filled_20_Yellow" style:display-name="Filled Yellow" style:family="graphic" style:parent-style-name="Filled">
      <style:graphic-properties draw:fill-gradient-name="黄色填充"/>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and_20_Content_20_1-background" style:display-name="Title and Content 1-background" style:family="presentation">
      <style:graphic-properties draw:stroke="none" draw:fill="solid" draw:fill-color="#ffffff"/>
      <style:text-properties style:letter-kerning="true"/>
    </style:style>
    <style:style style:name="Title_20_and_20_Content_20_1-backgroundobjects" style:display-name="Title and Content 1-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20_1-notes" style:display-name="Title and Content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20_1-outline1" style:display-name="Title and Content 1-outline1" style:family="presentation">
      <style:graphic-properties draw:stroke="none" draw:fill="none" draw:auto-grow-height="false" draw:fit-to-size="false" style:shrink-to-fit="true">
        <text:list-style style:name="Title_20_and_20_Content_20_1-outline1" style:display-name="Title and Content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1-outline2" style:display-name="Title and Content 1-outline2" style:family="presentation" style:parent-style-name="Title_20_and_20_Conten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Content_20_1-outline3" style:display-name="Title and Content 1-outline3" style:family="presentation" style:parent-style-name="Title_20_and_20_Conten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Content_20_1-outline4" style:display-name="Title and Content 1-outline4" style:family="presentation" style:parent-style-name="Title_20_and_20_Conten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Content_20_1-outline5" style:display-name="Title and Content 1-outline5" style:family="presentation" style:parent-style-name="Title_20_and_20_Content_20_1-outline4">
      <style:paragraph-properties fo:margin-top="0.1cm" fo:margin-bottom="0cm"/>
      <style:text-properties fo:font-size="20pt" style:font-size-asian="20pt" style:font-size-complex="20pt"/>
    </style:style>
    <style:style style:name="Title_20_and_20_Content_20_1-outline6" style:display-name="Title and Content 1-outline6" style:family="presentation" style:parent-style-name="Title_20_and_20_Content_20_1-outline5">
      <style:paragraph-properties fo:margin-top="0.1cm" fo:margin-bottom="0cm"/>
      <style:text-properties fo:font-size="20pt" style:font-size-asian="20pt" style:font-size-complex="20pt"/>
    </style:style>
    <style:style style:name="Title_20_and_20_Content_20_1-outline7" style:display-name="Title and Content 1-outline7" style:family="presentation" style:parent-style-name="Title_20_and_20_Content_20_1-outline6">
      <style:paragraph-properties fo:margin-top="0.1cm" fo:margin-bottom="0cm"/>
      <style:text-properties fo:font-size="20pt" style:font-size-asian="20pt" style:font-size-complex="20pt"/>
    </style:style>
    <style:style style:name="Title_20_and_20_Content_20_1-outline8" style:display-name="Title and Content 1-outline8" style:family="presentation" style:parent-style-name="Title_20_and_20_Content_20_1-outline7">
      <style:paragraph-properties fo:margin-top="0.1cm" fo:margin-bottom="0cm"/>
      <style:text-properties fo:font-size="20pt" style:font-size-asian="20pt" style:font-size-complex="20pt"/>
    </style:style>
    <style:style style:name="Title_20_and_20_Content_20_1-outline9" style:display-name="Title and Content 1-outline9" style:family="presentation" style:parent-style-name="Title_20_and_20_Content_20_1-outline8">
      <style:paragraph-properties fo:margin-top="0.1cm" fo:margin-bottom="0cm"/>
      <style:text-properties fo:font-size="20pt" style:font-size-asian="20pt" style:font-size-complex="20pt"/>
    </style:style>
    <style:style style:name="Title_20_and_20_Content_20_1-subtitle" style:display-name="Title and Content 1-subtitle" style:family="presentation">
      <style:graphic-properties draw:stroke="none" draw:fill="none" draw:textarea-vertical-align="middle">
        <text:list-style style:name="Title_20_and_20_Content_20_1-subtitle" style:display-name="Title and Content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1-title" style:display-name="Title and Content 1-title" style:family="presentation">
      <style:graphic-properties draw:stroke="none" draw:fill="none" draw:textarea-vertical-align="middle">
        <text:list-style style:name="Title_20_and_20_Content_20_1-title" style:display-name="Title and Content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2-background" style:display-name="Title, Content 2-background" style:family="presentation">
      <style:graphic-properties draw:stroke="none" draw:fill="solid" draw:fill-color="#ffffff"/>
      <style:text-properties style:letter-kerning="true"/>
    </style:style>
    <style:style style:name="Title_2c__20_Content_20_2-backgroundobjects" style:display-name="Title, Content 2-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2-notes" style:display-name="Title, Content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2-outline1" style:display-name="Title, Content 2-outline1" style:family="presentation">
      <style:graphic-properties draw:stroke="none" draw:fill="none" draw:auto-grow-height="false" draw:fit-to-size="false" style:shrink-to-fit="true">
        <text:list-style style:name="Title_2c__20_Content_20_2-outline1" style:display-name="Title, Conten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2-outline2" style:display-name="Title, Content 2-outline2" style:family="presentation" style:parent-style-name="Title_2c__20_Conten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2-outline3" style:display-name="Title, Content 2-outline3" style:family="presentation" style:parent-style-name="Title_2c__20_Conten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2-outline4" style:display-name="Title, Content 2-outline4" style:family="presentation" style:parent-style-name="Title_2c__20_Conten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2-outline5" style:display-name="Title, Content 2-outline5" style:family="presentation" style:parent-style-name="Title_2c__20_Content_20_2-outline4">
      <style:paragraph-properties fo:margin-top="0.1cm" fo:margin-bottom="0cm"/>
      <style:text-properties fo:font-size="20pt" style:font-size-asian="20pt" style:font-size-complex="20pt"/>
    </style:style>
    <style:style style:name="Title_2c__20_Content_20_2-outline6" style:display-name="Title, Content 2-outline6" style:family="presentation" style:parent-style-name="Title_2c__20_Content_20_2-outline5">
      <style:paragraph-properties fo:margin-top="0.1cm" fo:margin-bottom="0cm"/>
      <style:text-properties fo:font-size="20pt" style:font-size-asian="20pt" style:font-size-complex="20pt"/>
    </style:style>
    <style:style style:name="Title_2c__20_Content_20_2-outline7" style:display-name="Title, Content 2-outline7" style:family="presentation" style:parent-style-name="Title_2c__20_Content_20_2-outline6">
      <style:paragraph-properties fo:margin-top="0.1cm" fo:margin-bottom="0cm"/>
      <style:text-properties fo:font-size="20pt" style:font-size-asian="20pt" style:font-size-complex="20pt"/>
    </style:style>
    <style:style style:name="Title_2c__20_Content_20_2-outline8" style:display-name="Title, Content 2-outline8" style:family="presentation" style:parent-style-name="Title_2c__20_Content_20_2-outline7">
      <style:paragraph-properties fo:margin-top="0.1cm" fo:margin-bottom="0cm"/>
      <style:text-properties fo:font-size="20pt" style:font-size-asian="20pt" style:font-size-complex="20pt"/>
    </style:style>
    <style:style style:name="Title_2c__20_Content_20_2-outline9" style:display-name="Title, Content 2-outline9" style:family="presentation" style:parent-style-name="Title_2c__20_Content_20_2-outline8">
      <style:paragraph-properties fo:margin-top="0.1cm" fo:margin-bottom="0cm"/>
      <style:text-properties fo:font-size="20pt" style:font-size-asian="20pt" style:font-size-complex="20pt"/>
    </style:style>
    <style:style style:name="Title_2c__20_Content_20_2-subtitle" style:display-name="Title, Content 2-subtitle" style:family="presentation">
      <style:graphic-properties draw:stroke="none" draw:fill="none" draw:textarea-vertical-align="middle">
        <text:list-style style:name="Title_2c__20_Content_20_2-subtitle" style:display-name="Title, Conten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2-title" style:display-name="Title, Content 2-title" style:family="presentation">
      <style:graphic-properties draw:stroke="none" draw:fill="none" draw:textarea-vertical-align="middle">
        <text:list-style style:name="Title_2c__20_Content_20_2-title" style:display-name="Title, Conten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3-background" style:display-name="Title, Content 3-background" style:family="presentation">
      <style:graphic-properties draw:stroke="none" draw:fill="solid" draw:fill-color="#ffffff"/>
      <style:text-properties style:letter-kerning="true"/>
    </style:style>
    <style:style style:name="Title_2c__20_Content_20_3-backgroundobjects" style:display-name="Title, Content 3-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3-notes" style:display-name="Title, Content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3-outline1" style:display-name="Title, Content 3-outline1" style:family="presentation">
      <style:graphic-properties draw:stroke="none" draw:fill="none" draw:auto-grow-height="false" draw:fit-to-size="false" style:shrink-to-fit="true">
        <text:list-style style:name="Title_2c__20_Content_20_3-outline1" style:display-name="Title, Content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3-outline2" style:display-name="Title, Content 3-outline2" style:family="presentation" style:parent-style-name="Title_2c__20_Conten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3-outline3" style:display-name="Title, Content 3-outline3" style:family="presentation" style:parent-style-name="Title_2c__20_Conten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3-outline4" style:display-name="Title, Content 3-outline4" style:family="presentation" style:parent-style-name="Title_2c__20_Conten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3-outline5" style:display-name="Title, Content 3-outline5" style:family="presentation" style:parent-style-name="Title_2c__20_Content_20_3-outline4">
      <style:paragraph-properties fo:margin-top="0.1cm" fo:margin-bottom="0cm"/>
      <style:text-properties fo:font-size="20pt" style:font-size-asian="20pt" style:font-size-complex="20pt"/>
    </style:style>
    <style:style style:name="Title_2c__20_Content_20_3-outline6" style:display-name="Title, Content 3-outline6" style:family="presentation" style:parent-style-name="Title_2c__20_Content_20_3-outline5">
      <style:paragraph-properties fo:margin-top="0.1cm" fo:margin-bottom="0cm"/>
      <style:text-properties fo:font-size="20pt" style:font-size-asian="20pt" style:font-size-complex="20pt"/>
    </style:style>
    <style:style style:name="Title_2c__20_Content_20_3-outline7" style:display-name="Title, Content 3-outline7" style:family="presentation" style:parent-style-name="Title_2c__20_Content_20_3-outline6">
      <style:paragraph-properties fo:margin-top="0.1cm" fo:margin-bottom="0cm"/>
      <style:text-properties fo:font-size="20pt" style:font-size-asian="20pt" style:font-size-complex="20pt"/>
    </style:style>
    <style:style style:name="Title_2c__20_Content_20_3-outline8" style:display-name="Title, Content 3-outline8" style:family="presentation" style:parent-style-name="Title_2c__20_Content_20_3-outline7">
      <style:paragraph-properties fo:margin-top="0.1cm" fo:margin-bottom="0cm"/>
      <style:text-properties fo:font-size="20pt" style:font-size-asian="20pt" style:font-size-complex="20pt"/>
    </style:style>
    <style:style style:name="Title_2c__20_Content_20_3-outline9" style:display-name="Title, Content 3-outline9" style:family="presentation" style:parent-style-name="Title_2c__20_Content_20_3-outline8">
      <style:paragraph-properties fo:margin-top="0.1cm" fo:margin-bottom="0cm"/>
      <style:text-properties fo:font-size="20pt" style:font-size-asian="20pt" style:font-size-complex="20pt"/>
    </style:style>
    <style:style style:name="Title_2c__20_Content_20_3-subtitle" style:display-name="Title, Content 3-subtitle" style:family="presentation">
      <style:graphic-properties draw:stroke="none" draw:fill="none" draw:textarea-vertical-align="middle">
        <text:list-style style:name="Title_2c__20_Content_20_3-subtitle" style:display-name="Title, Conten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3-title" style:display-name="Title, Content 3-title" style:family="presentation">
      <style:graphic-properties draw:stroke="none" draw:fill="none" draw:textarea-vertical-align="middle">
        <text:list-style style:name="Title_2c__20_Content_20_3-title" style:display-name="Title, Content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2-background" style:display-name="Title 2-background" style:family="presentation">
      <style:graphic-properties draw:stroke="none" draw:fill="solid" draw:fill-color="#ffffff"/>
      <style:text-properties style:letter-kerning="true"/>
    </style:style>
    <style:style style:name="Title_20_2-backgroundobjects" style:display-name="Title 2-backgroundobjects" style:family="presentation">
      <style:graphic-properties draw:textarea-horizontal-align="justify" draw:shadow="hidden" draw:shadow-offset-x="0.2cm" draw:shadow-offset-y="0.2cm" draw:shadow-color="#808080"/>
      <style:text-properties style:letter-kerning="true"/>
    </style:style>
    <style:style style:name="Title_20_2-notes" style:display-name="Title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2-outline1" style:display-name="Title 2-outline1" style:family="presentation">
      <style:graphic-properties draw:stroke="none" draw:fill="none" draw:auto-grow-height="false" draw:fit-to-size="false" style:shrink-to-fit="true">
        <text:list-style style:name="Title_20_2-outline1" style:display-name="Title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2-outline2" style:display-name="Title 2-outline2" style:family="presentation" style:parent-style-name="Title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2-outline3" style:display-name="Title 2-outline3" style:family="presentation" style:parent-style-name="Title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2-outline4" style:display-name="Title 2-outline4" style:family="presentation" style:parent-style-name="Title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2-outline5" style:display-name="Title 2-outline5" style:family="presentation" style:parent-style-name="Title_20_2-outline4">
      <style:paragraph-properties fo:margin-top="0.1cm" fo:margin-bottom="0cm"/>
      <style:text-properties fo:font-size="20pt" style:font-size-asian="20pt" style:font-size-complex="20pt"/>
    </style:style>
    <style:style style:name="Title_20_2-outline6" style:display-name="Title 2-outline6" style:family="presentation" style:parent-style-name="Title_20_2-outline5">
      <style:paragraph-properties fo:margin-top="0.1cm" fo:margin-bottom="0cm"/>
      <style:text-properties fo:font-size="20pt" style:font-size-asian="20pt" style:font-size-complex="20pt"/>
    </style:style>
    <style:style style:name="Title_20_2-outline7" style:display-name="Title 2-outline7" style:family="presentation" style:parent-style-name="Title_20_2-outline6">
      <style:paragraph-properties fo:margin-top="0.1cm" fo:margin-bottom="0cm"/>
      <style:text-properties fo:font-size="20pt" style:font-size-asian="20pt" style:font-size-complex="20pt"/>
    </style:style>
    <style:style style:name="Title_20_2-outline8" style:display-name="Title 2-outline8" style:family="presentation" style:parent-style-name="Title_20_2-outline7">
      <style:paragraph-properties fo:margin-top="0.1cm" fo:margin-bottom="0cm"/>
      <style:text-properties fo:font-size="20pt" style:font-size-asian="20pt" style:font-size-complex="20pt"/>
    </style:style>
    <style:style style:name="Title_20_2-outline9" style:display-name="Title 2-outline9" style:family="presentation" style:parent-style-name="Title_20_2-outline8">
      <style:paragraph-properties fo:margin-top="0.1cm" fo:margin-bottom="0cm"/>
      <style:text-properties fo:font-size="20pt" style:font-size-asian="20pt" style:font-size-complex="20pt"/>
    </style:style>
    <style:style style:name="Title_20_2-subtitle" style:display-name="Title 2-subtitle" style:family="presentation">
      <style:graphic-properties draw:stroke="none" draw:fill="none" draw:textarea-vertical-align="middle">
        <text:list-style style:name="Title_20_2-subtitle" style:display-name="Title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2-title" style:display-name="Title 2-title" style:family="presentation">
      <style:graphic-properties draw:stroke="none" draw:fill="none" draw:textarea-vertical-align="middle">
        <text:list-style style:name="Title_20_2-title" style:display-name="Title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4-background" style:display-name="Title, Content 4-background" style:family="presentation">
      <style:graphic-properties draw:stroke="none" draw:fill="solid" draw:fill-color="#ffffff"/>
      <style:text-properties style:letter-kerning="true"/>
    </style:style>
    <style:style style:name="Title_2c__20_Content_20_4-backgroundobjects" style:display-name="Title, Content 4-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4-notes" style:display-name="Title, Content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4-outline1" style:display-name="Title, Content 4-outline1" style:family="presentation">
      <style:graphic-properties draw:stroke="none" draw:fill="none" draw:auto-grow-height="false" draw:fit-to-size="false" style:shrink-to-fit="true">
        <text:list-style style:name="Title_2c__20_Content_20_4-outline1" style:display-name="Title, Content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4-outline2" style:display-name="Title, Content 4-outline2" style:family="presentation" style:parent-style-name="Title_2c__20_Content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4-outline3" style:display-name="Title, Content 4-outline3" style:family="presentation" style:parent-style-name="Title_2c__20_Content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4-outline4" style:display-name="Title, Content 4-outline4" style:family="presentation" style:parent-style-name="Title_2c__20_Content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4-outline5" style:display-name="Title, Content 4-outline5" style:family="presentation" style:parent-style-name="Title_2c__20_Content_20_4-outline4">
      <style:paragraph-properties fo:margin-top="0.1cm" fo:margin-bottom="0cm"/>
      <style:text-properties fo:font-size="20pt" style:font-size-asian="20pt" style:font-size-complex="20pt"/>
    </style:style>
    <style:style style:name="Title_2c__20_Content_20_4-outline6" style:display-name="Title, Content 4-outline6" style:family="presentation" style:parent-style-name="Title_2c__20_Content_20_4-outline5">
      <style:paragraph-properties fo:margin-top="0.1cm" fo:margin-bottom="0cm"/>
      <style:text-properties fo:font-size="20pt" style:font-size-asian="20pt" style:font-size-complex="20pt"/>
    </style:style>
    <style:style style:name="Title_2c__20_Content_20_4-outline7" style:display-name="Title, Content 4-outline7" style:family="presentation" style:parent-style-name="Title_2c__20_Content_20_4-outline6">
      <style:paragraph-properties fo:margin-top="0.1cm" fo:margin-bottom="0cm"/>
      <style:text-properties fo:font-size="20pt" style:font-size-asian="20pt" style:font-size-complex="20pt"/>
    </style:style>
    <style:style style:name="Title_2c__20_Content_20_4-outline8" style:display-name="Title, Content 4-outline8" style:family="presentation" style:parent-style-name="Title_2c__20_Content_20_4-outline7">
      <style:paragraph-properties fo:margin-top="0.1cm" fo:margin-bottom="0cm"/>
      <style:text-properties fo:font-size="20pt" style:font-size-asian="20pt" style:font-size-complex="20pt"/>
    </style:style>
    <style:style style:name="Title_2c__20_Content_20_4-outline9" style:display-name="Title, Content 4-outline9" style:family="presentation" style:parent-style-name="Title_2c__20_Content_20_4-outline8">
      <style:paragraph-properties fo:margin-top="0.1cm" fo:margin-bottom="0cm"/>
      <style:text-properties fo:font-size="20pt" style:font-size-asian="20pt" style:font-size-complex="20pt"/>
    </style:style>
    <style:style style:name="Title_2c__20_Content_20_4-subtitle" style:display-name="Title, Content 4-subtitle" style:family="presentation">
      <style:graphic-properties draw:stroke="none" draw:fill="none" draw:textarea-vertical-align="middle">
        <text:list-style style:name="Title_2c__20_Content_20_4-subtitle" style:display-name="Title, Content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4-title" style:display-name="Title, Content 4-title" style:family="presentation">
      <style:graphic-properties draw:stroke="none" draw:fill="none" draw:textarea-vertical-align="middle">
        <text:list-style style:name="Title_2c__20_Content_20_4-title" style:display-name="Title, Content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5-background" style:display-name="Title, Content 5-background" style:family="presentation">
      <style:graphic-properties draw:stroke="none" draw:fill="solid" draw:fill-color="#ffffff"/>
      <style:text-properties style:letter-kerning="true"/>
    </style:style>
    <style:style style:name="Title_2c__20_Content_20_5-backgroundobjects" style:display-name="Title, Content 5-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5-notes" style:display-name="Title, Content 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5-outline1" style:display-name="Title, Content 5-outline1" style:family="presentation">
      <style:graphic-properties draw:stroke="none" draw:fill="none" draw:auto-grow-height="false" draw:fit-to-size="false" style:shrink-to-fit="true">
        <text:list-style style:name="Title_2c__20_Content_20_5-outline1" style:display-name="Title, Content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5-outline2" style:display-name="Title, Content 5-outline2" style:family="presentation" style:parent-style-name="Title_2c__20_Content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5-outline3" style:display-name="Title, Content 5-outline3" style:family="presentation" style:parent-style-name="Title_2c__20_Content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5-outline4" style:display-name="Title, Content 5-outline4" style:family="presentation" style:parent-style-name="Title_2c__20_Content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5-outline5" style:display-name="Title, Content 5-outline5" style:family="presentation" style:parent-style-name="Title_2c__20_Content_20_5-outline4">
      <style:paragraph-properties fo:margin-top="0.1cm" fo:margin-bottom="0cm"/>
      <style:text-properties fo:font-size="20pt" style:font-size-asian="20pt" style:font-size-complex="20pt"/>
    </style:style>
    <style:style style:name="Title_2c__20_Content_20_5-outline6" style:display-name="Title, Content 5-outline6" style:family="presentation" style:parent-style-name="Title_2c__20_Content_20_5-outline5">
      <style:paragraph-properties fo:margin-top="0.1cm" fo:margin-bottom="0cm"/>
      <style:text-properties fo:font-size="20pt" style:font-size-asian="20pt" style:font-size-complex="20pt"/>
    </style:style>
    <style:style style:name="Title_2c__20_Content_20_5-outline7" style:display-name="Title, Content 5-outline7" style:family="presentation" style:parent-style-name="Title_2c__20_Content_20_5-outline6">
      <style:paragraph-properties fo:margin-top="0.1cm" fo:margin-bottom="0cm"/>
      <style:text-properties fo:font-size="20pt" style:font-size-asian="20pt" style:font-size-complex="20pt"/>
    </style:style>
    <style:style style:name="Title_2c__20_Content_20_5-outline8" style:display-name="Title, Content 5-outline8" style:family="presentation" style:parent-style-name="Title_2c__20_Content_20_5-outline7">
      <style:paragraph-properties fo:margin-top="0.1cm" fo:margin-bottom="0cm"/>
      <style:text-properties fo:font-size="20pt" style:font-size-asian="20pt" style:font-size-complex="20pt"/>
    </style:style>
    <style:style style:name="Title_2c__20_Content_20_5-outline9" style:display-name="Title, Content 5-outline9" style:family="presentation" style:parent-style-name="Title_2c__20_Content_20_5-outline8">
      <style:paragraph-properties fo:margin-top="0.1cm" fo:margin-bottom="0cm"/>
      <style:text-properties fo:font-size="20pt" style:font-size-asian="20pt" style:font-size-complex="20pt"/>
    </style:style>
    <style:style style:name="Title_2c__20_Content_20_5-subtitle" style:display-name="Title, Content 5-subtitle" style:family="presentation">
      <style:graphic-properties draw:stroke="none" draw:fill="none" draw:textarea-vertical-align="middle">
        <text:list-style style:name="Title_2c__20_Content_20_5-subtitle" style:display-name="Title, Content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5-title" style:display-name="Title, Content 5-title" style:family="presentation">
      <style:graphic-properties draw:stroke="none" draw:fill="none" draw:textarea-vertical-align="middle">
        <text:list-style style:name="Title_2c__20_Content_20_5-title" style:display-name="Title, Content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6-background" style:display-name="Title, Content 6-background" style:family="presentation">
      <style:graphic-properties draw:stroke="none" draw:fill="solid" draw:fill-color="#ffffff"/>
      <style:text-properties style:letter-kerning="true"/>
    </style:style>
    <style:style style:name="Title_2c__20_Content_20_6-backgroundobjects" style:display-name="Title, Content 6-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6-notes" style:display-name="Title, Content 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6-outline1" style:display-name="Title, Content 6-outline1" style:family="presentation">
      <style:graphic-properties draw:stroke="none" draw:fill="none" draw:auto-grow-height="false" draw:fit-to-size="false" style:shrink-to-fit="true">
        <text:list-style style:name="Title_2c__20_Content_20_6-outline1" style:display-name="Title, Content 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6-outline2" style:display-name="Title, Content 6-outline2" style:family="presentation" style:parent-style-name="Title_2c__20_Content_20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6-outline3" style:display-name="Title, Content 6-outline3" style:family="presentation" style:parent-style-name="Title_2c__20_Content_20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6-outline4" style:display-name="Title, Content 6-outline4" style:family="presentation" style:parent-style-name="Title_2c__20_Content_20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6-outline5" style:display-name="Title, Content 6-outline5" style:family="presentation" style:parent-style-name="Title_2c__20_Content_20_6-outline4">
      <style:paragraph-properties fo:margin-top="0.1cm" fo:margin-bottom="0cm"/>
      <style:text-properties fo:font-size="20pt" style:font-size-asian="20pt" style:font-size-complex="20pt"/>
    </style:style>
    <style:style style:name="Title_2c__20_Content_20_6-outline6" style:display-name="Title, Content 6-outline6" style:family="presentation" style:parent-style-name="Title_2c__20_Content_20_6-outline5">
      <style:paragraph-properties fo:margin-top="0.1cm" fo:margin-bottom="0cm"/>
      <style:text-properties fo:font-size="20pt" style:font-size-asian="20pt" style:font-size-complex="20pt"/>
    </style:style>
    <style:style style:name="Title_2c__20_Content_20_6-outline7" style:display-name="Title, Content 6-outline7" style:family="presentation" style:parent-style-name="Title_2c__20_Content_20_6-outline6">
      <style:paragraph-properties fo:margin-top="0.1cm" fo:margin-bottom="0cm"/>
      <style:text-properties fo:font-size="20pt" style:font-size-asian="20pt" style:font-size-complex="20pt"/>
    </style:style>
    <style:style style:name="Title_2c__20_Content_20_6-outline8" style:display-name="Title, Content 6-outline8" style:family="presentation" style:parent-style-name="Title_2c__20_Content_20_6-outline7">
      <style:paragraph-properties fo:margin-top="0.1cm" fo:margin-bottom="0cm"/>
      <style:text-properties fo:font-size="20pt" style:font-size-asian="20pt" style:font-size-complex="20pt"/>
    </style:style>
    <style:style style:name="Title_2c__20_Content_20_6-outline9" style:display-name="Title, Content 6-outline9" style:family="presentation" style:parent-style-name="Title_2c__20_Content_20_6-outline8">
      <style:paragraph-properties fo:margin-top="0.1cm" fo:margin-bottom="0cm"/>
      <style:text-properties fo:font-size="20pt" style:font-size-asian="20pt" style:font-size-complex="20pt"/>
    </style:style>
    <style:style style:name="Title_2c__20_Content_20_6-subtitle" style:display-name="Title, Content 6-subtitle" style:family="presentation">
      <style:graphic-properties draw:stroke="none" draw:fill="none" draw:textarea-vertical-align="middle">
        <text:list-style style:name="Title_2c__20_Content_20_6-subtitle" style:display-name="Title, Content 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6-title" style:display-name="Title, Content 6-title" style:family="presentation">
      <style:graphic-properties draw:stroke="none" draw:fill="none" draw:textarea-vertical-align="middle">
        <text:list-style style:name="Title_2c__20_Content_20_6-title" style:display-name="Title, Content 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background" style:display-name="Content Photo 1-background" style:family="presentation">
      <style:graphic-properties draw:stroke="none" draw:fill="solid" draw:fill-color="#ffffff"/>
      <style:text-properties style:letter-kerning="true"/>
    </style:style>
    <style:style style:name="Content_20_Photo_20_1-backgroundobjects" style:display-name="Content Photo 1-backgroundobjects" style:family="presentation">
      <style:graphic-properties draw:textarea-horizontal-align="justify" draw:shadow="hidden" draw:shadow-offset-x="0.2cm" draw:shadow-offset-y="0.2cm" draw:shadow-color="#808080"/>
      <style:text-properties style:letter-kerning="true"/>
    </style:style>
    <style:style style:name="Content_20_Photo_20_1-notes" style:display-name="Content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outline1" style:display-name="Content Photo 1-outline1" style:family="presentation">
      <style:graphic-properties draw:stroke="none" draw:fill="none" draw:auto-grow-height="false" draw:fit-to-size="false" style:shrink-to-fit="true">
        <text:list-style style:name="Content_20_Photo_20_1-outline1" style:display-name="Content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outline2" style:display-name="Content Photo 1-outline2" style:family="presentation" style:parent-style-name="Content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outline3" style:display-name="Content Photo 1-outline3" style:family="presentation" style:parent-style-name="Content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outline4" style:display-name="Content Photo 1-outline4" style:family="presentation" style:parent-style-name="Content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outline5" style:display-name="Content Photo 1-outline5" style:family="presentation" style:parent-style-name="Content_20_Photo_20_1-outline4">
      <style:paragraph-properties fo:margin-top="0.1cm" fo:margin-bottom="0cm"/>
      <style:text-properties fo:font-size="20pt" style:font-size-asian="20pt" style:font-size-complex="20pt"/>
    </style:style>
    <style:style style:name="Content_20_Photo_20_1-outline6" style:display-name="Content Photo 1-outline6" style:family="presentation" style:parent-style-name="Content_20_Photo_20_1-outline5">
      <style:paragraph-properties fo:margin-top="0.1cm" fo:margin-bottom="0cm"/>
      <style:text-properties fo:font-size="20pt" style:font-size-asian="20pt" style:font-size-complex="20pt"/>
    </style:style>
    <style:style style:name="Content_20_Photo_20_1-outline7" style:display-name="Content Photo 1-outline7" style:family="presentation" style:parent-style-name="Content_20_Photo_20_1-outline6">
      <style:paragraph-properties fo:margin-top="0.1cm" fo:margin-bottom="0cm"/>
      <style:text-properties fo:font-size="20pt" style:font-size-asian="20pt" style:font-size-complex="20pt"/>
    </style:style>
    <style:style style:name="Content_20_Photo_20_1-outline8" style:display-name="Content Photo 1-outline8" style:family="presentation" style:parent-style-name="Content_20_Photo_20_1-outline7">
      <style:paragraph-properties fo:margin-top="0.1cm" fo:margin-bottom="0cm"/>
      <style:text-properties fo:font-size="20pt" style:font-size-asian="20pt" style:font-size-complex="20pt"/>
    </style:style>
    <style:style style:name="Content_20_Photo_20_1-outline9" style:display-name="Content Photo 1-outline9" style:family="presentation" style:parent-style-name="Content_20_Photo_20_1-outline8">
      <style:paragraph-properties fo:margin-top="0.1cm" fo:margin-bottom="0cm"/>
      <style:text-properties fo:font-size="20pt" style:font-size-asian="20pt" style:font-size-complex="20pt"/>
    </style:style>
    <style:style style:name="Content_20_Photo_20_1-subtitle" style:display-name="Content Photo 1-subtitle" style:family="presentation">
      <style:graphic-properties draw:stroke="none" draw:fill="none" draw:textarea-vertical-align="middle">
        <text:list-style style:name="Content_20_Photo_20_1-subtitle" style:display-name="Content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title" style:display-name="Content Photo 1-title" style:family="presentation">
      <style:graphic-properties draw:stroke="none" draw:fill="none" draw:textarea-vertical-align="middle">
        <text:list-style style:name="Content_20_Photo_20_1-title" style:display-name="Content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2-background" style:display-name="Content Photo 2-background" style:family="presentation">
      <style:graphic-properties draw:stroke="none" draw:fill="solid" draw:fill-color="#ffffff"/>
      <style:text-properties style:letter-kerning="true"/>
    </style:style>
    <style:style style:name="Content_20_Photo_20_2-backgroundobjects" style:display-name="Content Photo 2-backgroundobjects" style:family="presentation">
      <style:graphic-properties draw:textarea-horizontal-align="justify" draw:shadow="hidden" draw:shadow-offset-x="0.2cm" draw:shadow-offset-y="0.2cm" draw:shadow-color="#808080"/>
      <style:text-properties style:letter-kerning="true"/>
    </style:style>
    <style:style style:name="Content_20_Photo_20_2-notes" style:display-name="Content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2-outline1" style:display-name="Content Photo 2-outline1" style:family="presentation">
      <style:graphic-properties draw:stroke="none" draw:fill="none" draw:auto-grow-height="false" draw:fit-to-size="false" style:shrink-to-fit="true">
        <text:list-style style:name="Content_20_Photo_20_2-outline1" style:display-name="Content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2-outline2" style:display-name="Content Photo 2-outline2" style:family="presentation" style:parent-style-name="Content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2-outline3" style:display-name="Content Photo 2-outline3" style:family="presentation" style:parent-style-name="Content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2-outline4" style:display-name="Content Photo 2-outline4" style:family="presentation" style:parent-style-name="Content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2-outline5" style:display-name="Content Photo 2-outline5" style:family="presentation" style:parent-style-name="Content_20_Photo_20_2-outline4">
      <style:paragraph-properties fo:margin-top="0.1cm" fo:margin-bottom="0cm"/>
      <style:text-properties fo:font-size="20pt" style:font-size-asian="20pt" style:font-size-complex="20pt"/>
    </style:style>
    <style:style style:name="Content_20_Photo_20_2-outline6" style:display-name="Content Photo 2-outline6" style:family="presentation" style:parent-style-name="Content_20_Photo_20_2-outline5">
      <style:paragraph-properties fo:margin-top="0.1cm" fo:margin-bottom="0cm"/>
      <style:text-properties fo:font-size="20pt" style:font-size-asian="20pt" style:font-size-complex="20pt"/>
    </style:style>
    <style:style style:name="Content_20_Photo_20_2-outline7" style:display-name="Content Photo 2-outline7" style:family="presentation" style:parent-style-name="Content_20_Photo_20_2-outline6">
      <style:paragraph-properties fo:margin-top="0.1cm" fo:margin-bottom="0cm"/>
      <style:text-properties fo:font-size="20pt" style:font-size-asian="20pt" style:font-size-complex="20pt"/>
    </style:style>
    <style:style style:name="Content_20_Photo_20_2-outline8" style:display-name="Content Photo 2-outline8" style:family="presentation" style:parent-style-name="Content_20_Photo_20_2-outline7">
      <style:paragraph-properties fo:margin-top="0.1cm" fo:margin-bottom="0cm"/>
      <style:text-properties fo:font-size="20pt" style:font-size-asian="20pt" style:font-size-complex="20pt"/>
    </style:style>
    <style:style style:name="Content_20_Photo_20_2-outline9" style:display-name="Content Photo 2-outline9" style:family="presentation" style:parent-style-name="Content_20_Photo_20_2-outline8">
      <style:paragraph-properties fo:margin-top="0.1cm" fo:margin-bottom="0cm"/>
      <style:text-properties fo:font-size="20pt" style:font-size-asian="20pt" style:font-size-complex="20pt"/>
    </style:style>
    <style:style style:name="Content_20_Photo_20_2-subtitle" style:display-name="Content Photo 2-subtitle" style:family="presentation">
      <style:graphic-properties draw:stroke="none" draw:fill="none" draw:textarea-vertical-align="middle">
        <text:list-style style:name="Content_20_Photo_20_2-subtitle" style:display-name="Content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2-title" style:display-name="Content Photo 2-title" style:family="presentation">
      <style:graphic-properties draw:stroke="none" draw:fill="none" draw:textarea-vertical-align="middle">
        <text:list-style style:name="Content_20_Photo_20_2-title" style:display-name="Content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3-background" style:display-name="Content Photo 3-background" style:family="presentation">
      <style:graphic-properties draw:stroke="none" draw:fill="solid" draw:fill-color="#ffffff"/>
      <style:text-properties style:letter-kerning="true"/>
    </style:style>
    <style:style style:name="Content_20_Photo_20_3-backgroundobjects" style:display-name="Content Photo 3-backgroundobjects" style:family="presentation">
      <style:graphic-properties draw:textarea-horizontal-align="justify" draw:shadow="hidden" draw:shadow-offset-x="0.2cm" draw:shadow-offset-y="0.2cm" draw:shadow-color="#808080"/>
      <style:text-properties style:letter-kerning="true"/>
    </style:style>
    <style:style style:name="Content_20_Photo_20_3-notes" style:display-name="Content Photo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3-outline1" style:display-name="Content Photo 3-outline1" style:family="presentation">
      <style:graphic-properties draw:stroke="none" draw:fill="none" draw:auto-grow-height="false" draw:fit-to-size="false" style:shrink-to-fit="true">
        <text:list-style style:name="Content_20_Photo_20_3-outline1" style:display-name="Content Photo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3-outline2" style:display-name="Content Photo 3-outline2" style:family="presentation" style:parent-style-name="Content_20_Photo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3-outline3" style:display-name="Content Photo 3-outline3" style:family="presentation" style:parent-style-name="Content_20_Photo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3-outline4" style:display-name="Content Photo 3-outline4" style:family="presentation" style:parent-style-name="Content_20_Photo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3-outline5" style:display-name="Content Photo 3-outline5" style:family="presentation" style:parent-style-name="Content_20_Photo_20_3-outline4">
      <style:paragraph-properties fo:margin-top="0.1cm" fo:margin-bottom="0cm"/>
      <style:text-properties fo:font-size="20pt" style:font-size-asian="20pt" style:font-size-complex="20pt"/>
    </style:style>
    <style:style style:name="Content_20_Photo_20_3-outline6" style:display-name="Content Photo 3-outline6" style:family="presentation" style:parent-style-name="Content_20_Photo_20_3-outline5">
      <style:paragraph-properties fo:margin-top="0.1cm" fo:margin-bottom="0cm"/>
      <style:text-properties fo:font-size="20pt" style:font-size-asian="20pt" style:font-size-complex="20pt"/>
    </style:style>
    <style:style style:name="Content_20_Photo_20_3-outline7" style:display-name="Content Photo 3-outline7" style:family="presentation" style:parent-style-name="Content_20_Photo_20_3-outline6">
      <style:paragraph-properties fo:margin-top="0.1cm" fo:margin-bottom="0cm"/>
      <style:text-properties fo:font-size="20pt" style:font-size-asian="20pt" style:font-size-complex="20pt"/>
    </style:style>
    <style:style style:name="Content_20_Photo_20_3-outline8" style:display-name="Content Photo 3-outline8" style:family="presentation" style:parent-style-name="Content_20_Photo_20_3-outline7">
      <style:paragraph-properties fo:margin-top="0.1cm" fo:margin-bottom="0cm"/>
      <style:text-properties fo:font-size="20pt" style:font-size-asian="20pt" style:font-size-complex="20pt"/>
    </style:style>
    <style:style style:name="Content_20_Photo_20_3-outline9" style:display-name="Content Photo 3-outline9" style:family="presentation" style:parent-style-name="Content_20_Photo_20_3-outline8">
      <style:paragraph-properties fo:margin-top="0.1cm" fo:margin-bottom="0cm"/>
      <style:text-properties fo:font-size="20pt" style:font-size-asian="20pt" style:font-size-complex="20pt"/>
    </style:style>
    <style:style style:name="Content_20_Photo_20_3-subtitle" style:display-name="Content Photo 3-subtitle" style:family="presentation">
      <style:graphic-properties draw:stroke="none" draw:fill="none" draw:textarea-vertical-align="middle">
        <text:list-style style:name="Content_20_Photo_20_3-subtitle" style:display-name="Content Photo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3-title" style:display-name="Content Photo 3-title" style:family="presentation">
      <style:graphic-properties draw:stroke="none" draw:fill="none" draw:textarea-vertical-align="middle">
        <text:list-style style:name="Content_20_Photo_20_3-title" style:display-name="Content Photo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1-background" style:display-name="Title 1-background" style:family="presentation">
      <style:graphic-properties draw:stroke="none" draw:fill="solid" draw:fill-color="#ffffff"/>
      <style:text-properties style:letter-kerning="true"/>
    </style:style>
    <style:style style:name="Title_20_1-backgroundobjects" style:display-name="Title 1-backgroundobjects" style:family="presentation">
      <style:graphic-properties draw:textarea-horizontal-align="justify" draw:shadow="hidden" draw:shadow-offset-x="0.2cm" draw:shadow-offset-y="0.2cm" draw:shadow-color="#808080"/>
      <style:text-properties style:letter-kerning="true"/>
    </style:style>
    <style:style style:name="Title_20_1-notes" style:display-name="Title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1-outline1" style:display-name="Title 1-outline1" style:family="presentation">
      <style:graphic-properties draw:stroke="none" draw:fill="none" draw:auto-grow-height="false" draw:fit-to-size="false" style:shrink-to-fit="true">
        <text:list-style style:name="Title_20_1-outline1" style:display-name="Title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1-outline2" style:display-name="Title 1-outline2" style:family="presentation" style:parent-style-name="Title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1-outline3" style:display-name="Title 1-outline3" style:family="presentation" style:parent-style-name="Title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1-outline4" style:display-name="Title 1-outline4" style:family="presentation" style:parent-style-name="Title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1-outline5" style:display-name="Title 1-outline5" style:family="presentation" style:parent-style-name="Title_20_1-outline4">
      <style:paragraph-properties fo:margin-top="0.1cm" fo:margin-bottom="0cm"/>
      <style:text-properties fo:font-size="20pt" style:font-size-asian="20pt" style:font-size-complex="20pt"/>
    </style:style>
    <style:style style:name="Title_20_1-outline6" style:display-name="Title 1-outline6" style:family="presentation" style:parent-style-name="Title_20_1-outline5">
      <style:paragraph-properties fo:margin-top="0.1cm" fo:margin-bottom="0cm"/>
      <style:text-properties fo:font-size="20pt" style:font-size-asian="20pt" style:font-size-complex="20pt"/>
    </style:style>
    <style:style style:name="Title_20_1-outline7" style:display-name="Title 1-outline7" style:family="presentation" style:parent-style-name="Title_20_1-outline6">
      <style:paragraph-properties fo:margin-top="0.1cm" fo:margin-bottom="0cm"/>
      <style:text-properties fo:font-size="20pt" style:font-size-asian="20pt" style:font-size-complex="20pt"/>
    </style:style>
    <style:style style:name="Title_20_1-outline8" style:display-name="Title 1-outline8" style:family="presentation" style:parent-style-name="Title_20_1-outline7">
      <style:paragraph-properties fo:margin-top="0.1cm" fo:margin-bottom="0cm"/>
      <style:text-properties fo:font-size="20pt" style:font-size-asian="20pt" style:font-size-complex="20pt"/>
    </style:style>
    <style:style style:name="Title_20_1-outline9" style:display-name="Title 1-outline9" style:family="presentation" style:parent-style-name="Title_20_1-outline8">
      <style:paragraph-properties fo:margin-top="0.1cm" fo:margin-bottom="0cm"/>
      <style:text-properties fo:font-size="20pt" style:font-size-asian="20pt" style:font-size-complex="20pt"/>
    </style:style>
    <style:style style:name="Title_20_1-subtitle" style:display-name="Title 1-subtitle" style:family="presentation">
      <style:graphic-properties draw:stroke="none" draw:fill="none" draw:textarea-vertical-align="middle">
        <text:list-style style:name="Title_20_1-subtitle" style:display-name="Title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1-title" style:display-name="Title 1-title" style:family="presentation">
      <style:graphic-properties draw:stroke="none" draw:fill="none" draw:textarea-vertical-align="middle">
        <text:list-style style:name="Title_20_1-title" style:display-name="Title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4-background" style:display-name="Content Photo 4-background" style:family="presentation">
      <style:graphic-properties draw:stroke="none" draw:fill="solid" draw:fill-color="#ffffff"/>
      <style:text-properties style:letter-kerning="true"/>
    </style:style>
    <style:style style:name="Content_20_Photo_20_4-backgroundobjects" style:display-name="Content Photo 4-backgroundobjects" style:family="presentation">
      <style:graphic-properties draw:textarea-horizontal-align="justify" draw:shadow="hidden" draw:shadow-offset-x="0.2cm" draw:shadow-offset-y="0.2cm" draw:shadow-color="#808080"/>
      <style:text-properties style:letter-kerning="true"/>
    </style:style>
    <style:style style:name="Content_20_Photo_20_4-notes" style:display-name="Content Photo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4-outline1" style:display-name="Content Photo 4-outline1" style:family="presentation">
      <style:graphic-properties draw:stroke="none" draw:fill="none" draw:auto-grow-height="false" draw:fit-to-size="false" style:shrink-to-fit="true">
        <text:list-style style:name="Content_20_Photo_20_4-outline1" style:display-name="Content Photo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4-outline2" style:display-name="Content Photo 4-outline2" style:family="presentation" style:parent-style-name="Content_20_Photo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4-outline3" style:display-name="Content Photo 4-outline3" style:family="presentation" style:parent-style-name="Content_20_Photo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4-outline4" style:display-name="Content Photo 4-outline4" style:family="presentation" style:parent-style-name="Content_20_Photo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4-outline5" style:display-name="Content Photo 4-outline5" style:family="presentation" style:parent-style-name="Content_20_Photo_20_4-outline4">
      <style:paragraph-properties fo:margin-top="0.1cm" fo:margin-bottom="0cm"/>
      <style:text-properties fo:font-size="20pt" style:font-size-asian="20pt" style:font-size-complex="20pt"/>
    </style:style>
    <style:style style:name="Content_20_Photo_20_4-outline6" style:display-name="Content Photo 4-outline6" style:family="presentation" style:parent-style-name="Content_20_Photo_20_4-outline5">
      <style:paragraph-properties fo:margin-top="0.1cm" fo:margin-bottom="0cm"/>
      <style:text-properties fo:font-size="20pt" style:font-size-asian="20pt" style:font-size-complex="20pt"/>
    </style:style>
    <style:style style:name="Content_20_Photo_20_4-outline7" style:display-name="Content Photo 4-outline7" style:family="presentation" style:parent-style-name="Content_20_Photo_20_4-outline6">
      <style:paragraph-properties fo:margin-top="0.1cm" fo:margin-bottom="0cm"/>
      <style:text-properties fo:font-size="20pt" style:font-size-asian="20pt" style:font-size-complex="20pt"/>
    </style:style>
    <style:style style:name="Content_20_Photo_20_4-outline8" style:display-name="Content Photo 4-outline8" style:family="presentation" style:parent-style-name="Content_20_Photo_20_4-outline7">
      <style:paragraph-properties fo:margin-top="0.1cm" fo:margin-bottom="0cm"/>
      <style:text-properties fo:font-size="20pt" style:font-size-asian="20pt" style:font-size-complex="20pt"/>
    </style:style>
    <style:style style:name="Content_20_Photo_20_4-outline9" style:display-name="Content Photo 4-outline9" style:family="presentation" style:parent-style-name="Content_20_Photo_20_4-outline8">
      <style:paragraph-properties fo:margin-top="0.1cm" fo:margin-bottom="0cm"/>
      <style:text-properties fo:font-size="20pt" style:font-size-asian="20pt" style:font-size-complex="20pt"/>
    </style:style>
    <style:style style:name="Content_20_Photo_20_4-subtitle" style:display-name="Content Photo 4-subtitle" style:family="presentation">
      <style:graphic-properties draw:stroke="none" draw:fill="none" draw:textarea-vertical-align="middle">
        <text:list-style style:name="Content_20_Photo_20_4-subtitle" style:display-name="Content Photo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4-title" style:display-name="Content Photo 4-title" style:family="presentation">
      <style:graphic-properties draw:stroke="none" draw:fill="none" draw:textarea-vertical-align="middle">
        <text:list-style style:name="Content_20_Photo_20_4-title" style:display-name="Content Photo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5-background" style:display-name="Content Photo 5-background" style:family="presentation">
      <style:graphic-properties draw:stroke="none" draw:fill="solid" draw:fill-color="#ffffff"/>
      <style:text-properties style:letter-kerning="true"/>
    </style:style>
    <style:style style:name="Content_20_Photo_20_5-backgroundobjects" style:display-name="Content Photo 5-backgroundobjects" style:family="presentation">
      <style:graphic-properties draw:textarea-horizontal-align="justify" draw:shadow="hidden" draw:shadow-offset-x="0.2cm" draw:shadow-offset-y="0.2cm" draw:shadow-color="#808080"/>
      <style:text-properties style:letter-kerning="true"/>
    </style:style>
    <style:style style:name="Content_20_Photo_20_5-notes" style:display-name="Content Photo 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5-outline1" style:display-name="Content Photo 5-outline1" style:family="presentation">
      <style:graphic-properties draw:stroke="none" draw:fill="none" draw:auto-grow-height="false" draw:fit-to-size="false" style:shrink-to-fit="true">
        <text:list-style style:name="Content_20_Photo_20_5-outline1" style:display-name="Content Photo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5-outline2" style:display-name="Content Photo 5-outline2" style:family="presentation" style:parent-style-name="Content_20_Photo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5-outline3" style:display-name="Content Photo 5-outline3" style:family="presentation" style:parent-style-name="Content_20_Photo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5-outline4" style:display-name="Content Photo 5-outline4" style:family="presentation" style:parent-style-name="Content_20_Photo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5-outline5" style:display-name="Content Photo 5-outline5" style:family="presentation" style:parent-style-name="Content_20_Photo_20_5-outline4">
      <style:paragraph-properties fo:margin-top="0.1cm" fo:margin-bottom="0cm"/>
      <style:text-properties fo:font-size="20pt" style:font-size-asian="20pt" style:font-size-complex="20pt"/>
    </style:style>
    <style:style style:name="Content_20_Photo_20_5-outline6" style:display-name="Content Photo 5-outline6" style:family="presentation" style:parent-style-name="Content_20_Photo_20_5-outline5">
      <style:paragraph-properties fo:margin-top="0.1cm" fo:margin-bottom="0cm"/>
      <style:text-properties fo:font-size="20pt" style:font-size-asian="20pt" style:font-size-complex="20pt"/>
    </style:style>
    <style:style style:name="Content_20_Photo_20_5-outline7" style:display-name="Content Photo 5-outline7" style:family="presentation" style:parent-style-name="Content_20_Photo_20_5-outline6">
      <style:paragraph-properties fo:margin-top="0.1cm" fo:margin-bottom="0cm"/>
      <style:text-properties fo:font-size="20pt" style:font-size-asian="20pt" style:font-size-complex="20pt"/>
    </style:style>
    <style:style style:name="Content_20_Photo_20_5-outline8" style:display-name="Content Photo 5-outline8" style:family="presentation" style:parent-style-name="Content_20_Photo_20_5-outline7">
      <style:paragraph-properties fo:margin-top="0.1cm" fo:margin-bottom="0cm"/>
      <style:text-properties fo:font-size="20pt" style:font-size-asian="20pt" style:font-size-complex="20pt"/>
    </style:style>
    <style:style style:name="Content_20_Photo_20_5-outline9" style:display-name="Content Photo 5-outline9" style:family="presentation" style:parent-style-name="Content_20_Photo_20_5-outline8">
      <style:paragraph-properties fo:margin-top="0.1cm" fo:margin-bottom="0cm"/>
      <style:text-properties fo:font-size="20pt" style:font-size-asian="20pt" style:font-size-complex="20pt"/>
    </style:style>
    <style:style style:name="Content_20_Photo_20_5-subtitle" style:display-name="Content Photo 5-subtitle" style:family="presentation">
      <style:graphic-properties draw:stroke="none" draw:fill="none" draw:textarea-vertical-align="middle">
        <text:list-style style:name="Content_20_Photo_20_5-subtitle" style:display-name="Content Photo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5-title" style:display-name="Content Photo 5-title" style:family="presentation">
      <style:graphic-properties draw:stroke="none" draw:fill="none" draw:textarea-vertical-align="middle">
        <text:list-style style:name="Content_20_Photo_20_5-title" style:display-name="Content Photo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6-background" style:display-name="Content Photo 6-background" style:family="presentation">
      <style:graphic-properties draw:stroke="none" draw:fill="solid" draw:fill-color="#ffffff"/>
      <style:text-properties style:letter-kerning="true"/>
    </style:style>
    <style:style style:name="Content_20_Photo_20_6-backgroundobjects" style:display-name="Content Photo 6-backgroundobjects" style:family="presentation">
      <style:graphic-properties draw:textarea-horizontal-align="justify" draw:shadow="hidden" draw:shadow-offset-x="0.2cm" draw:shadow-offset-y="0.2cm" draw:shadow-color="#808080"/>
      <style:text-properties style:letter-kerning="true"/>
    </style:style>
    <style:style style:name="Content_20_Photo_20_6-notes" style:display-name="Content Photo 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6-outline1" style:display-name="Content Photo 6-outline1" style:family="presentation">
      <style:graphic-properties draw:stroke="none" draw:fill="none" draw:auto-grow-height="false" draw:fit-to-size="false" style:shrink-to-fit="true">
        <text:list-style style:name="Content_20_Photo_20_6-outline1" style:display-name="Content Photo 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6-outline2" style:display-name="Content Photo 6-outline2" style:family="presentation" style:parent-style-name="Content_20_Photo_20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6-outline3" style:display-name="Content Photo 6-outline3" style:family="presentation" style:parent-style-name="Content_20_Photo_20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6-outline4" style:display-name="Content Photo 6-outline4" style:family="presentation" style:parent-style-name="Content_20_Photo_20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6-outline5" style:display-name="Content Photo 6-outline5" style:family="presentation" style:parent-style-name="Content_20_Photo_20_6-outline4">
      <style:paragraph-properties fo:margin-top="0.1cm" fo:margin-bottom="0cm"/>
      <style:text-properties fo:font-size="20pt" style:font-size-asian="20pt" style:font-size-complex="20pt"/>
    </style:style>
    <style:style style:name="Content_20_Photo_20_6-outline6" style:display-name="Content Photo 6-outline6" style:family="presentation" style:parent-style-name="Content_20_Photo_20_6-outline5">
      <style:paragraph-properties fo:margin-top="0.1cm" fo:margin-bottom="0cm"/>
      <style:text-properties fo:font-size="20pt" style:font-size-asian="20pt" style:font-size-complex="20pt"/>
    </style:style>
    <style:style style:name="Content_20_Photo_20_6-outline7" style:display-name="Content Photo 6-outline7" style:family="presentation" style:parent-style-name="Content_20_Photo_20_6-outline6">
      <style:paragraph-properties fo:margin-top="0.1cm" fo:margin-bottom="0cm"/>
      <style:text-properties fo:font-size="20pt" style:font-size-asian="20pt" style:font-size-complex="20pt"/>
    </style:style>
    <style:style style:name="Content_20_Photo_20_6-outline8" style:display-name="Content Photo 6-outline8" style:family="presentation" style:parent-style-name="Content_20_Photo_20_6-outline7">
      <style:paragraph-properties fo:margin-top="0.1cm" fo:margin-bottom="0cm"/>
      <style:text-properties fo:font-size="20pt" style:font-size-asian="20pt" style:font-size-complex="20pt"/>
    </style:style>
    <style:style style:name="Content_20_Photo_20_6-outline9" style:display-name="Content Photo 6-outline9" style:family="presentation" style:parent-style-name="Content_20_Photo_20_6-outline8">
      <style:paragraph-properties fo:margin-top="0.1cm" fo:margin-bottom="0cm"/>
      <style:text-properties fo:font-size="20pt" style:font-size-asian="20pt" style:font-size-complex="20pt"/>
    </style:style>
    <style:style style:name="Content_20_Photo_20_6-subtitle" style:display-name="Content Photo 6-subtitle" style:family="presentation">
      <style:graphic-properties draw:stroke="none" draw:fill="none" draw:textarea-vertical-align="middle">
        <text:list-style style:name="Content_20_Photo_20_6-subtitle" style:display-name="Content Photo 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6-title" style:display-name="Content Photo 6-title" style:family="presentation">
      <style:graphic-properties draw:stroke="none" draw:fill="none" draw:textarea-vertical-align="middle">
        <text:list-style style:name="Content_20_Photo_20_6-title" style:display-name="Content Photo 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7-background" style:display-name="Content Photo 7-background" style:family="presentation">
      <style:graphic-properties draw:stroke="none" draw:fill="solid" draw:fill-color="#ffffff"/>
      <style:text-properties style:letter-kerning="true"/>
    </style:style>
    <style:style style:name="Content_20_Photo_20_7-backgroundobjects" style:display-name="Content Photo 7-backgroundobjects" style:family="presentation">
      <style:graphic-properties draw:textarea-horizontal-align="justify" draw:shadow="hidden" draw:shadow-offset-x="0.2cm" draw:shadow-offset-y="0.2cm" draw:shadow-color="#808080"/>
      <style:text-properties style:letter-kerning="true"/>
    </style:style>
    <style:style style:name="Content_20_Photo_20_7-notes" style:display-name="Content Photo 7-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7-outline1" style:display-name="Content Photo 7-outline1" style:family="presentation">
      <style:graphic-properties draw:stroke="none" draw:fill="none" draw:auto-grow-height="false" draw:fit-to-size="false" style:shrink-to-fit="true">
        <text:list-style style:name="Content_20_Photo_20_7-outline1" style:display-name="Content Photo 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7-outline2" style:display-name="Content Photo 7-outline2" style:family="presentation" style:parent-style-name="Content_20_Photo_20_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7-outline3" style:display-name="Content Photo 7-outline3" style:family="presentation" style:parent-style-name="Content_20_Photo_20_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7-outline4" style:display-name="Content Photo 7-outline4" style:family="presentation" style:parent-style-name="Content_20_Photo_20_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7-outline5" style:display-name="Content Photo 7-outline5" style:family="presentation" style:parent-style-name="Content_20_Photo_20_7-outline4">
      <style:paragraph-properties fo:margin-top="0.1cm" fo:margin-bottom="0cm"/>
      <style:text-properties fo:font-size="20pt" style:font-size-asian="20pt" style:font-size-complex="20pt"/>
    </style:style>
    <style:style style:name="Content_20_Photo_20_7-outline6" style:display-name="Content Photo 7-outline6" style:family="presentation" style:parent-style-name="Content_20_Photo_20_7-outline5">
      <style:paragraph-properties fo:margin-top="0.1cm" fo:margin-bottom="0cm"/>
      <style:text-properties fo:font-size="20pt" style:font-size-asian="20pt" style:font-size-complex="20pt"/>
    </style:style>
    <style:style style:name="Content_20_Photo_20_7-outline7" style:display-name="Content Photo 7-outline7" style:family="presentation" style:parent-style-name="Content_20_Photo_20_7-outline6">
      <style:paragraph-properties fo:margin-top="0.1cm" fo:margin-bottom="0cm"/>
      <style:text-properties fo:font-size="20pt" style:font-size-asian="20pt" style:font-size-complex="20pt"/>
    </style:style>
    <style:style style:name="Content_20_Photo_20_7-outline8" style:display-name="Content Photo 7-outline8" style:family="presentation" style:parent-style-name="Content_20_Photo_20_7-outline7">
      <style:paragraph-properties fo:margin-top="0.1cm" fo:margin-bottom="0cm"/>
      <style:text-properties fo:font-size="20pt" style:font-size-asian="20pt" style:font-size-complex="20pt"/>
    </style:style>
    <style:style style:name="Content_20_Photo_20_7-outline9" style:display-name="Content Photo 7-outline9" style:family="presentation" style:parent-style-name="Content_20_Photo_20_7-outline8">
      <style:paragraph-properties fo:margin-top="0.1cm" fo:margin-bottom="0cm"/>
      <style:text-properties fo:font-size="20pt" style:font-size-asian="20pt" style:font-size-complex="20pt"/>
    </style:style>
    <style:style style:name="Content_20_Photo_20_7-subtitle" style:display-name="Content Photo 7-subtitle" style:family="presentation">
      <style:graphic-properties draw:stroke="none" draw:fill="none" draw:textarea-vertical-align="middle">
        <text:list-style style:name="Content_20_Photo_20_7-subtitle" style:display-name="Content Photo 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7-title" style:display-name="Content Photo 7-title" style:family="presentation">
      <style:graphic-properties draw:stroke="none" draw:fill="none" draw:textarea-vertical-align="middle">
        <text:list-style style:name="Content_20_Photo_20_7-title" style:display-name="Content Photo 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3-background" style:display-name="Title 3-background" style:family="presentation">
      <style:graphic-properties draw:stroke="none" draw:fill="solid" draw:fill-color="#ffffff"/>
      <style:text-properties style:letter-kerning="true"/>
    </style:style>
    <style:style style:name="Title_20_3-backgroundobjects" style:display-name="Title 3-backgroundobjects" style:family="presentation">
      <style:graphic-properties draw:textarea-horizontal-align="justify" draw:shadow="hidden" draw:shadow-offset-x="0.2cm" draw:shadow-offset-y="0.2cm" draw:shadow-color="#808080"/>
      <style:text-properties style:letter-kerning="true"/>
    </style:style>
    <style:style style:name="Title_20_3-notes" style:display-name="Title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3-outline1" style:display-name="Title 3-outline1" style:family="presentation">
      <style:graphic-properties draw:stroke="none" draw:fill="none" draw:auto-grow-height="false" draw:fit-to-size="false" style:shrink-to-fit="true">
        <text:list-style style:name="Title_20_3-outline1" style:display-name="Title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3-outline2" style:display-name="Title 3-outline2" style:family="presentation" style:parent-style-name="Title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3-outline3" style:display-name="Title 3-outline3" style:family="presentation" style:parent-style-name="Title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3-outline4" style:display-name="Title 3-outline4" style:family="presentation" style:parent-style-name="Title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3-outline5" style:display-name="Title 3-outline5" style:family="presentation" style:parent-style-name="Title_20_3-outline4">
      <style:paragraph-properties fo:margin-top="0.1cm" fo:margin-bottom="0cm"/>
      <style:text-properties fo:font-size="20pt" style:font-size-asian="20pt" style:font-size-complex="20pt"/>
    </style:style>
    <style:style style:name="Title_20_3-outline6" style:display-name="Title 3-outline6" style:family="presentation" style:parent-style-name="Title_20_3-outline5">
      <style:paragraph-properties fo:margin-top="0.1cm" fo:margin-bottom="0cm"/>
      <style:text-properties fo:font-size="20pt" style:font-size-asian="20pt" style:font-size-complex="20pt"/>
    </style:style>
    <style:style style:name="Title_20_3-outline7" style:display-name="Title 3-outline7" style:family="presentation" style:parent-style-name="Title_20_3-outline6">
      <style:paragraph-properties fo:margin-top="0.1cm" fo:margin-bottom="0cm"/>
      <style:text-properties fo:font-size="20pt" style:font-size-asian="20pt" style:font-size-complex="20pt"/>
    </style:style>
    <style:style style:name="Title_20_3-outline8" style:display-name="Title 3-outline8" style:family="presentation" style:parent-style-name="Title_20_3-outline7">
      <style:paragraph-properties fo:margin-top="0.1cm" fo:margin-bottom="0cm"/>
      <style:text-properties fo:font-size="20pt" style:font-size-asian="20pt" style:font-size-complex="20pt"/>
    </style:style>
    <style:style style:name="Title_20_3-outline9" style:display-name="Title 3-outline9" style:family="presentation" style:parent-style-name="Title_20_3-outline8">
      <style:paragraph-properties fo:margin-top="0.1cm" fo:margin-bottom="0cm"/>
      <style:text-properties fo:font-size="20pt" style:font-size-asian="20pt" style:font-size-complex="20pt"/>
    </style:style>
    <style:style style:name="Title_20_3-subtitle" style:display-name="Title 3-subtitle" style:family="presentation">
      <style:graphic-properties draw:stroke="none" draw:fill="none" draw:textarea-vertical-align="middle">
        <text:list-style style:name="Title_20_3-subtitle" style:display-name="Title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3-title" style:display-name="Title 3-title" style:family="presentation">
      <style:graphic-properties draw:stroke="none" draw:fill="none" draw:textarea-vertical-align="middle">
        <text:list-style style:name="Title_20_3-title" style:display-name="Title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8-background" style:display-name="Content Photo 8-background" style:family="presentation">
      <style:graphic-properties draw:stroke="none" draw:fill="solid" draw:fill-color="#ffffff"/>
      <style:text-properties style:letter-kerning="true"/>
    </style:style>
    <style:style style:name="Content_20_Photo_20_8-backgroundobjects" style:display-name="Content Photo 8-backgroundobjects" style:family="presentation">
      <style:graphic-properties draw:textarea-horizontal-align="justify" draw:shadow="hidden" draw:shadow-offset-x="0.2cm" draw:shadow-offset-y="0.2cm" draw:shadow-color="#808080"/>
      <style:text-properties style:letter-kerning="true"/>
    </style:style>
    <style:style style:name="Content_20_Photo_20_8-notes" style:display-name="Content Photo 8-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8-outline1" style:display-name="Content Photo 8-outline1" style:family="presentation">
      <style:graphic-properties draw:stroke="none" draw:fill="none" draw:auto-grow-height="false" draw:fit-to-size="false" style:shrink-to-fit="true">
        <text:list-style style:name="Content_20_Photo_20_8-outline1" style:display-name="Content Photo 8-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8-outline2" style:display-name="Content Photo 8-outline2" style:family="presentation" style:parent-style-name="Content_20_Photo_20_8-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8-outline3" style:display-name="Content Photo 8-outline3" style:family="presentation" style:parent-style-name="Content_20_Photo_20_8-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8-outline4" style:display-name="Content Photo 8-outline4" style:family="presentation" style:parent-style-name="Content_20_Photo_20_8-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8-outline5" style:display-name="Content Photo 8-outline5" style:family="presentation" style:parent-style-name="Content_20_Photo_20_8-outline4">
      <style:paragraph-properties fo:margin-top="0.1cm" fo:margin-bottom="0cm"/>
      <style:text-properties fo:font-size="20pt" style:font-size-asian="20pt" style:font-size-complex="20pt"/>
    </style:style>
    <style:style style:name="Content_20_Photo_20_8-outline6" style:display-name="Content Photo 8-outline6" style:family="presentation" style:parent-style-name="Content_20_Photo_20_8-outline5">
      <style:paragraph-properties fo:margin-top="0.1cm" fo:margin-bottom="0cm"/>
      <style:text-properties fo:font-size="20pt" style:font-size-asian="20pt" style:font-size-complex="20pt"/>
    </style:style>
    <style:style style:name="Content_20_Photo_20_8-outline7" style:display-name="Content Photo 8-outline7" style:family="presentation" style:parent-style-name="Content_20_Photo_20_8-outline6">
      <style:paragraph-properties fo:margin-top="0.1cm" fo:margin-bottom="0cm"/>
      <style:text-properties fo:font-size="20pt" style:font-size-asian="20pt" style:font-size-complex="20pt"/>
    </style:style>
    <style:style style:name="Content_20_Photo_20_8-outline8" style:display-name="Content Photo 8-outline8" style:family="presentation" style:parent-style-name="Content_20_Photo_20_8-outline7">
      <style:paragraph-properties fo:margin-top="0.1cm" fo:margin-bottom="0cm"/>
      <style:text-properties fo:font-size="20pt" style:font-size-asian="20pt" style:font-size-complex="20pt"/>
    </style:style>
    <style:style style:name="Content_20_Photo_20_8-outline9" style:display-name="Content Photo 8-outline9" style:family="presentation" style:parent-style-name="Content_20_Photo_20_8-outline8">
      <style:paragraph-properties fo:margin-top="0.1cm" fo:margin-bottom="0cm"/>
      <style:text-properties fo:font-size="20pt" style:font-size-asian="20pt" style:font-size-complex="20pt"/>
    </style:style>
    <style:style style:name="Content_20_Photo_20_8-subtitle" style:display-name="Content Photo 8-subtitle" style:family="presentation">
      <style:graphic-properties draw:stroke="none" draw:fill="none" draw:textarea-vertical-align="middle">
        <text:list-style style:name="Content_20_Photo_20_8-subtitle" style:display-name="Content Photo 8-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8-title" style:display-name="Content Photo 8-title" style:family="presentation">
      <style:graphic-properties draw:stroke="none" draw:fill="none" draw:textarea-vertical-align="middle">
        <text:list-style style:name="Content_20_Photo_20_8-title" style:display-name="Content Photo 8-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9-background" style:display-name="Content Photo 9-background" style:family="presentation">
      <style:graphic-properties draw:stroke="none" draw:fill="solid" draw:fill-color="#ffffff"/>
      <style:text-properties style:letter-kerning="true"/>
    </style:style>
    <style:style style:name="Content_20_Photo_20_9-backgroundobjects" style:display-name="Content Photo 9-backgroundobjects" style:family="presentation">
      <style:graphic-properties draw:textarea-horizontal-align="justify" draw:shadow="hidden" draw:shadow-offset-x="0.2cm" draw:shadow-offset-y="0.2cm" draw:shadow-color="#808080"/>
      <style:text-properties style:letter-kerning="true"/>
    </style:style>
    <style:style style:name="Content_20_Photo_20_9-notes" style:display-name="Content Photo 9-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9-outline1" style:display-name="Content Photo 9-outline1" style:family="presentation">
      <style:graphic-properties draw:stroke="none" draw:fill="none" draw:auto-grow-height="false" draw:fit-to-size="false" style:shrink-to-fit="true">
        <text:list-style style:name="Content_20_Photo_20_9-outline1" style:display-name="Content Photo 9-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9-outline2" style:display-name="Content Photo 9-outline2" style:family="presentation" style:parent-style-name="Content_20_Photo_20_9-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9-outline3" style:display-name="Content Photo 9-outline3" style:family="presentation" style:parent-style-name="Content_20_Photo_20_9-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9-outline4" style:display-name="Content Photo 9-outline4" style:family="presentation" style:parent-style-name="Content_20_Photo_20_9-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9-outline5" style:display-name="Content Photo 9-outline5" style:family="presentation" style:parent-style-name="Content_20_Photo_20_9-outline4">
      <style:paragraph-properties fo:margin-top="0.1cm" fo:margin-bottom="0cm"/>
      <style:text-properties fo:font-size="20pt" style:font-size-asian="20pt" style:font-size-complex="20pt"/>
    </style:style>
    <style:style style:name="Content_20_Photo_20_9-outline6" style:display-name="Content Photo 9-outline6" style:family="presentation" style:parent-style-name="Content_20_Photo_20_9-outline5">
      <style:paragraph-properties fo:margin-top="0.1cm" fo:margin-bottom="0cm"/>
      <style:text-properties fo:font-size="20pt" style:font-size-asian="20pt" style:font-size-complex="20pt"/>
    </style:style>
    <style:style style:name="Content_20_Photo_20_9-outline7" style:display-name="Content Photo 9-outline7" style:family="presentation" style:parent-style-name="Content_20_Photo_20_9-outline6">
      <style:paragraph-properties fo:margin-top="0.1cm" fo:margin-bottom="0cm"/>
      <style:text-properties fo:font-size="20pt" style:font-size-asian="20pt" style:font-size-complex="20pt"/>
    </style:style>
    <style:style style:name="Content_20_Photo_20_9-outline8" style:display-name="Content Photo 9-outline8" style:family="presentation" style:parent-style-name="Content_20_Photo_20_9-outline7">
      <style:paragraph-properties fo:margin-top="0.1cm" fo:margin-bottom="0cm"/>
      <style:text-properties fo:font-size="20pt" style:font-size-asian="20pt" style:font-size-complex="20pt"/>
    </style:style>
    <style:style style:name="Content_20_Photo_20_9-outline9" style:display-name="Content Photo 9-outline9" style:family="presentation" style:parent-style-name="Content_20_Photo_20_9-outline8">
      <style:paragraph-properties fo:margin-top="0.1cm" fo:margin-bottom="0cm"/>
      <style:text-properties fo:font-size="20pt" style:font-size-asian="20pt" style:font-size-complex="20pt"/>
    </style:style>
    <style:style style:name="Content_20_Photo_20_9-subtitle" style:display-name="Content Photo 9-subtitle" style:family="presentation">
      <style:graphic-properties draw:stroke="none" draw:fill="none" draw:textarea-vertical-align="middle">
        <text:list-style style:name="Content_20_Photo_20_9-subtitle" style:display-name="Content Photo 9-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9-title" style:display-name="Content Photo 9-title" style:family="presentation">
      <style:graphic-properties draw:stroke="none" draw:fill="none" draw:textarea-vertical-align="middle">
        <text:list-style style:name="Content_20_Photo_20_9-title" style:display-name="Content Photo 9-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0-background" style:display-name="Content Photo 10-background" style:family="presentation">
      <style:graphic-properties draw:stroke="none" draw:fill="solid" draw:fill-color="#ffffff"/>
      <style:text-properties style:letter-kerning="true"/>
    </style:style>
    <style:style style:name="Content_20_Photo_20_10-backgroundobjects" style:display-name="Content Photo 10-backgroundobjects" style:family="presentation">
      <style:graphic-properties draw:textarea-horizontal-align="justify" draw:shadow="hidden" draw:shadow-offset-x="0.2cm" draw:shadow-offset-y="0.2cm" draw:shadow-color="#808080"/>
      <style:text-properties style:letter-kerning="true"/>
    </style:style>
    <style:style style:name="Content_20_Photo_20_10-notes" style:display-name="Content Photo 10-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0-outline1" style:display-name="Content Photo 10-outline1" style:family="presentation">
      <style:graphic-properties draw:stroke="none" draw:fill="none" draw:auto-grow-height="false" draw:fit-to-size="false" style:shrink-to-fit="true">
        <text:list-style style:name="Content_20_Photo_20_10-outline1" style:display-name="Content Photo 10-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0-outline2" style:display-name="Content Photo 10-outline2" style:family="presentation" style:parent-style-name="Content_20_Photo_20_10-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0-outline3" style:display-name="Content Photo 10-outline3" style:family="presentation" style:parent-style-name="Content_20_Photo_20_10-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0-outline4" style:display-name="Content Photo 10-outline4" style:family="presentation" style:parent-style-name="Content_20_Photo_20_10-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0-outline5" style:display-name="Content Photo 10-outline5" style:family="presentation" style:parent-style-name="Content_20_Photo_20_10-outline4">
      <style:paragraph-properties fo:margin-top="0.1cm" fo:margin-bottom="0cm"/>
      <style:text-properties fo:font-size="20pt" style:font-size-asian="20pt" style:font-size-complex="20pt"/>
    </style:style>
    <style:style style:name="Content_20_Photo_20_10-outline6" style:display-name="Content Photo 10-outline6" style:family="presentation" style:parent-style-name="Content_20_Photo_20_10-outline5">
      <style:paragraph-properties fo:margin-top="0.1cm" fo:margin-bottom="0cm"/>
      <style:text-properties fo:font-size="20pt" style:font-size-asian="20pt" style:font-size-complex="20pt"/>
    </style:style>
    <style:style style:name="Content_20_Photo_20_10-outline7" style:display-name="Content Photo 10-outline7" style:family="presentation" style:parent-style-name="Content_20_Photo_20_10-outline6">
      <style:paragraph-properties fo:margin-top="0.1cm" fo:margin-bottom="0cm"/>
      <style:text-properties fo:font-size="20pt" style:font-size-asian="20pt" style:font-size-complex="20pt"/>
    </style:style>
    <style:style style:name="Content_20_Photo_20_10-outline8" style:display-name="Content Photo 10-outline8" style:family="presentation" style:parent-style-name="Content_20_Photo_20_10-outline7">
      <style:paragraph-properties fo:margin-top="0.1cm" fo:margin-bottom="0cm"/>
      <style:text-properties fo:font-size="20pt" style:font-size-asian="20pt" style:font-size-complex="20pt"/>
    </style:style>
    <style:style style:name="Content_20_Photo_20_10-outline9" style:display-name="Content Photo 10-outline9" style:family="presentation" style:parent-style-name="Content_20_Photo_20_10-outline8">
      <style:paragraph-properties fo:margin-top="0.1cm" fo:margin-bottom="0cm"/>
      <style:text-properties fo:font-size="20pt" style:font-size-asian="20pt" style:font-size-complex="20pt"/>
    </style:style>
    <style:style style:name="Content_20_Photo_20_10-subtitle" style:display-name="Content Photo 10-subtitle" style:family="presentation">
      <style:graphic-properties draw:stroke="none" draw:fill="none" draw:textarea-vertical-align="middle">
        <text:list-style style:name="Content_20_Photo_20_10-subtitle" style:display-name="Content Photo 10-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0-title" style:display-name="Content Photo 10-title" style:family="presentation">
      <style:graphic-properties draw:stroke="none" draw:fill="none" draw:textarea-vertical-align="middle">
        <text:list-style style:name="Content_20_Photo_20_10-title" style:display-name="Content Photo 10-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1-background" style:display-name="Content Photo 11-background" style:family="presentation">
      <style:graphic-properties draw:stroke="none" draw:fill="solid" draw:fill-color="#ffffff"/>
      <style:text-properties style:letter-kerning="true"/>
    </style:style>
    <style:style style:name="Content_20_Photo_20_11-backgroundobjects" style:display-name="Content Photo 11-backgroundobjects" style:family="presentation">
      <style:graphic-properties draw:textarea-horizontal-align="justify" draw:shadow="hidden" draw:shadow-offset-x="0.2cm" draw:shadow-offset-y="0.2cm" draw:shadow-color="#808080"/>
      <style:text-properties style:letter-kerning="true"/>
    </style:style>
    <style:style style:name="Content_20_Photo_20_11-notes" style:display-name="Content Photo 1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1-outline1" style:display-name="Content Photo 11-outline1" style:family="presentation">
      <style:graphic-properties draw:stroke="none" draw:fill="none" draw:auto-grow-height="false" draw:fit-to-size="false" style:shrink-to-fit="true">
        <text:list-style style:name="Content_20_Photo_20_11-outline1" style:display-name="Content Photo 1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1-outline2" style:display-name="Content Photo 11-outline2" style:family="presentation" style:parent-style-name="Content_20_Photo_20_1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1-outline3" style:display-name="Content Photo 11-outline3" style:family="presentation" style:parent-style-name="Content_20_Photo_20_1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1-outline4" style:display-name="Content Photo 11-outline4" style:family="presentation" style:parent-style-name="Content_20_Photo_20_1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1-outline5" style:display-name="Content Photo 11-outline5" style:family="presentation" style:parent-style-name="Content_20_Photo_20_11-outline4">
      <style:paragraph-properties fo:margin-top="0.1cm" fo:margin-bottom="0cm"/>
      <style:text-properties fo:font-size="20pt" style:font-size-asian="20pt" style:font-size-complex="20pt"/>
    </style:style>
    <style:style style:name="Content_20_Photo_20_11-outline6" style:display-name="Content Photo 11-outline6" style:family="presentation" style:parent-style-name="Content_20_Photo_20_11-outline5">
      <style:paragraph-properties fo:margin-top="0.1cm" fo:margin-bottom="0cm"/>
      <style:text-properties fo:font-size="20pt" style:font-size-asian="20pt" style:font-size-complex="20pt"/>
    </style:style>
    <style:style style:name="Content_20_Photo_20_11-outline7" style:display-name="Content Photo 11-outline7" style:family="presentation" style:parent-style-name="Content_20_Photo_20_11-outline6">
      <style:paragraph-properties fo:margin-top="0.1cm" fo:margin-bottom="0cm"/>
      <style:text-properties fo:font-size="20pt" style:font-size-asian="20pt" style:font-size-complex="20pt"/>
    </style:style>
    <style:style style:name="Content_20_Photo_20_11-outline8" style:display-name="Content Photo 11-outline8" style:family="presentation" style:parent-style-name="Content_20_Photo_20_11-outline7">
      <style:paragraph-properties fo:margin-top="0.1cm" fo:margin-bottom="0cm"/>
      <style:text-properties fo:font-size="20pt" style:font-size-asian="20pt" style:font-size-complex="20pt"/>
    </style:style>
    <style:style style:name="Content_20_Photo_20_11-outline9" style:display-name="Content Photo 11-outline9" style:family="presentation" style:parent-style-name="Content_20_Photo_20_11-outline8">
      <style:paragraph-properties fo:margin-top="0.1cm" fo:margin-bottom="0cm"/>
      <style:text-properties fo:font-size="20pt" style:font-size-asian="20pt" style:font-size-complex="20pt"/>
    </style:style>
    <style:style style:name="Content_20_Photo_20_11-subtitle" style:display-name="Content Photo 11-subtitle" style:family="presentation">
      <style:graphic-properties draw:stroke="none" draw:fill="none" draw:textarea-vertical-align="middle">
        <text:list-style style:name="Content_20_Photo_20_11-subtitle" style:display-name="Content Photo 1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1-title" style:display-name="Content Photo 11-title" style:family="presentation">
      <style:graphic-properties draw:stroke="none" draw:fill="none" draw:textarea-vertical-align="middle">
        <text:list-style style:name="Content_20_Photo_20_11-title" style:display-name="Content Photo 1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2-background" style:display-name="Content Photo 12-background" style:family="presentation">
      <style:graphic-properties draw:stroke="none" draw:fill="solid" draw:fill-color="#ffffff"/>
      <style:text-properties style:letter-kerning="true"/>
    </style:style>
    <style:style style:name="Content_20_Photo_20_12-backgroundobjects" style:display-name="Content Photo 12-backgroundobjects" style:family="presentation">
      <style:graphic-properties draw:textarea-horizontal-align="justify" draw:shadow="hidden" draw:shadow-offset-x="0.2cm" draw:shadow-offset-y="0.2cm" draw:shadow-color="#808080"/>
      <style:text-properties style:letter-kerning="true"/>
    </style:style>
    <style:style style:name="Content_20_Photo_20_12-notes" style:display-name="Content Photo 1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2-outline1" style:display-name="Content Photo 12-outline1" style:family="presentation">
      <style:graphic-properties draw:stroke="none" draw:fill="none" draw:auto-grow-height="false" draw:fit-to-size="false" style:shrink-to-fit="true">
        <text:list-style style:name="Content_20_Photo_20_12-outline1" style:display-name="Content Photo 1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2-outline2" style:display-name="Content Photo 12-outline2" style:family="presentation" style:parent-style-name="Content_20_Photo_20_1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2-outline3" style:display-name="Content Photo 12-outline3" style:family="presentation" style:parent-style-name="Content_20_Photo_20_1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2-outline4" style:display-name="Content Photo 12-outline4" style:family="presentation" style:parent-style-name="Content_20_Photo_20_1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2-outline5" style:display-name="Content Photo 12-outline5" style:family="presentation" style:parent-style-name="Content_20_Photo_20_12-outline4">
      <style:paragraph-properties fo:margin-top="0.1cm" fo:margin-bottom="0cm"/>
      <style:text-properties fo:font-size="20pt" style:font-size-asian="20pt" style:font-size-complex="20pt"/>
    </style:style>
    <style:style style:name="Content_20_Photo_20_12-outline6" style:display-name="Content Photo 12-outline6" style:family="presentation" style:parent-style-name="Content_20_Photo_20_12-outline5">
      <style:paragraph-properties fo:margin-top="0.1cm" fo:margin-bottom="0cm"/>
      <style:text-properties fo:font-size="20pt" style:font-size-asian="20pt" style:font-size-complex="20pt"/>
    </style:style>
    <style:style style:name="Content_20_Photo_20_12-outline7" style:display-name="Content Photo 12-outline7" style:family="presentation" style:parent-style-name="Content_20_Photo_20_12-outline6">
      <style:paragraph-properties fo:margin-top="0.1cm" fo:margin-bottom="0cm"/>
      <style:text-properties fo:font-size="20pt" style:font-size-asian="20pt" style:font-size-complex="20pt"/>
    </style:style>
    <style:style style:name="Content_20_Photo_20_12-outline8" style:display-name="Content Photo 12-outline8" style:family="presentation" style:parent-style-name="Content_20_Photo_20_12-outline7">
      <style:paragraph-properties fo:margin-top="0.1cm" fo:margin-bottom="0cm"/>
      <style:text-properties fo:font-size="20pt" style:font-size-asian="20pt" style:font-size-complex="20pt"/>
    </style:style>
    <style:style style:name="Content_20_Photo_20_12-outline9" style:display-name="Content Photo 12-outline9" style:family="presentation" style:parent-style-name="Content_20_Photo_20_12-outline8">
      <style:paragraph-properties fo:margin-top="0.1cm" fo:margin-bottom="0cm"/>
      <style:text-properties fo:font-size="20pt" style:font-size-asian="20pt" style:font-size-complex="20pt"/>
    </style:style>
    <style:style style:name="Content_20_Photo_20_12-subtitle" style:display-name="Content Photo 12-subtitle" style:family="presentation">
      <style:graphic-properties draw:stroke="none" draw:fill="none" draw:textarea-vertical-align="middle">
        <text:list-style style:name="Content_20_Photo_20_12-subtitle" style:display-name="Content Photo 1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2-title" style:display-name="Content Photo 12-title" style:family="presentation">
      <style:graphic-properties draw:stroke="none" draw:fill="none" draw:textarea-vertical-align="middle">
        <text:list-style style:name="Content_20_Photo_20_12-title" style:display-name="Content Photo 1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c__20_Photo_20_1-background" style:display-name="Section Header, Photo 1-background" style:family="presentation">
      <style:graphic-properties draw:stroke="none" draw:fill="solid" draw:fill-color="#ffffff"/>
      <style:text-properties style:letter-kerning="true"/>
    </style:style>
    <style:style style:name="Section_20_Header_2c__20_Photo_20_1-backgroundobjects" style:display-name="Section Header, Photo 1-backgroundobjects" style:family="presentation">
      <style:graphic-properties draw:textarea-horizontal-align="justify" draw:shadow="hidden" draw:shadow-offset-x="0.2cm" draw:shadow-offset-y="0.2cm" draw:shadow-color="#808080"/>
      <style:text-properties style:letter-kerning="true"/>
    </style:style>
    <style:style style:name="Section_20_Header_2c__20_Photo_20_1-notes" style:display-name="Section Header,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c__20_Photo_20_1-outline1" style:display-name="Section Header, Photo 1-outline1" style:family="presentation">
      <style:graphic-properties draw:stroke="none" draw:fill="none" draw:auto-grow-height="false" draw:fit-to-size="false" style:shrink-to-fit="true">
        <text:list-style style:name="Section_20_Header_2c__20_Photo_20_1-outline1" style:display-name="Section Header,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1-outline2" style:display-name="Section Header, Photo 1-outline2" style:family="presentation" style:parent-style-name="Section_20_Header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c__20_Photo_20_1-outline3" style:display-name="Section Header, Photo 1-outline3" style:family="presentation" style:parent-style-name="Section_20_Header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c__20_Photo_20_1-outline4" style:display-name="Section Header, Photo 1-outline4" style:family="presentation" style:parent-style-name="Section_20_Header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c__20_Photo_20_1-outline5" style:display-name="Section Header, Photo 1-outline5" style:family="presentation" style:parent-style-name="Section_20_Header_2c__20_Photo_20_1-outline4">
      <style:paragraph-properties fo:margin-top="0.1cm" fo:margin-bottom="0cm"/>
      <style:text-properties fo:font-size="20pt" style:font-size-asian="20pt" style:font-size-complex="20pt"/>
    </style:style>
    <style:style style:name="Section_20_Header_2c__20_Photo_20_1-outline6" style:display-name="Section Header, Photo 1-outline6" style:family="presentation" style:parent-style-name="Section_20_Header_2c__20_Photo_20_1-outline5">
      <style:paragraph-properties fo:margin-top="0.1cm" fo:margin-bottom="0cm"/>
      <style:text-properties fo:font-size="20pt" style:font-size-asian="20pt" style:font-size-complex="20pt"/>
    </style:style>
    <style:style style:name="Section_20_Header_2c__20_Photo_20_1-outline7" style:display-name="Section Header, Photo 1-outline7" style:family="presentation" style:parent-style-name="Section_20_Header_2c__20_Photo_20_1-outline6">
      <style:paragraph-properties fo:margin-top="0.1cm" fo:margin-bottom="0cm"/>
      <style:text-properties fo:font-size="20pt" style:font-size-asian="20pt" style:font-size-complex="20pt"/>
    </style:style>
    <style:style style:name="Section_20_Header_2c__20_Photo_20_1-outline8" style:display-name="Section Header, Photo 1-outline8" style:family="presentation" style:parent-style-name="Section_20_Header_2c__20_Photo_20_1-outline7">
      <style:paragraph-properties fo:margin-top="0.1cm" fo:margin-bottom="0cm"/>
      <style:text-properties fo:font-size="20pt" style:font-size-asian="20pt" style:font-size-complex="20pt"/>
    </style:style>
    <style:style style:name="Section_20_Header_2c__20_Photo_20_1-outline9" style:display-name="Section Header, Photo 1-outline9" style:family="presentation" style:parent-style-name="Section_20_Header_2c__20_Photo_20_1-outline8">
      <style:paragraph-properties fo:margin-top="0.1cm" fo:margin-bottom="0cm"/>
      <style:text-properties fo:font-size="20pt" style:font-size-asian="20pt" style:font-size-complex="20pt"/>
    </style:style>
    <style:style style:name="Section_20_Header_2c__20_Photo_20_1-subtitle" style:display-name="Section Header, Photo 1-subtitle" style:family="presentation">
      <style:graphic-properties draw:stroke="none" draw:fill="none" draw:textarea-vertical-align="middle">
        <text:list-style style:name="Section_20_Header_2c__20_Photo_20_1-subtitle" style:display-name="Section Header,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1-title" style:display-name="Section Header, Photo 1-title" style:family="presentation">
      <style:graphic-properties draw:stroke="none" draw:fill="none" draw:textarea-vertical-align="middle">
        <text:list-style style:name="Section_20_Header_2c__20_Photo_20_1-title" style:display-name="Section Header,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3-background" style:display-name="Content Photo 13-background" style:family="presentation">
      <style:graphic-properties draw:stroke="none" draw:fill="solid" draw:fill-color="#ffffff"/>
      <style:text-properties style:letter-kerning="true"/>
    </style:style>
    <style:style style:name="Content_20_Photo_20_13-backgroundobjects" style:display-name="Content Photo 13-backgroundobjects" style:family="presentation">
      <style:graphic-properties draw:textarea-horizontal-align="justify" draw:shadow="hidden" draw:shadow-offset-x="0.2cm" draw:shadow-offset-y="0.2cm" draw:shadow-color="#808080"/>
      <style:text-properties style:letter-kerning="true"/>
    </style:style>
    <style:style style:name="Content_20_Photo_20_13-notes" style:display-name="Content Photo 1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3-outline1" style:display-name="Content Photo 13-outline1" style:family="presentation">
      <style:graphic-properties draw:stroke="none" draw:fill="none" draw:auto-grow-height="false" draw:fit-to-size="false" style:shrink-to-fit="true">
        <text:list-style style:name="Content_20_Photo_20_13-outline1" style:display-name="Content Photo 1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3-outline2" style:display-name="Content Photo 13-outline2" style:family="presentation" style:parent-style-name="Content_20_Photo_20_1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3-outline3" style:display-name="Content Photo 13-outline3" style:family="presentation" style:parent-style-name="Content_20_Photo_20_1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3-outline4" style:display-name="Content Photo 13-outline4" style:family="presentation" style:parent-style-name="Content_20_Photo_20_1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3-outline5" style:display-name="Content Photo 13-outline5" style:family="presentation" style:parent-style-name="Content_20_Photo_20_13-outline4">
      <style:paragraph-properties fo:margin-top="0.1cm" fo:margin-bottom="0cm"/>
      <style:text-properties fo:font-size="20pt" style:font-size-asian="20pt" style:font-size-complex="20pt"/>
    </style:style>
    <style:style style:name="Content_20_Photo_20_13-outline6" style:display-name="Content Photo 13-outline6" style:family="presentation" style:parent-style-name="Content_20_Photo_20_13-outline5">
      <style:paragraph-properties fo:margin-top="0.1cm" fo:margin-bottom="0cm"/>
      <style:text-properties fo:font-size="20pt" style:font-size-asian="20pt" style:font-size-complex="20pt"/>
    </style:style>
    <style:style style:name="Content_20_Photo_20_13-outline7" style:display-name="Content Photo 13-outline7" style:family="presentation" style:parent-style-name="Content_20_Photo_20_13-outline6">
      <style:paragraph-properties fo:margin-top="0.1cm" fo:margin-bottom="0cm"/>
      <style:text-properties fo:font-size="20pt" style:font-size-asian="20pt" style:font-size-complex="20pt"/>
    </style:style>
    <style:style style:name="Content_20_Photo_20_13-outline8" style:display-name="Content Photo 13-outline8" style:family="presentation" style:parent-style-name="Content_20_Photo_20_13-outline7">
      <style:paragraph-properties fo:margin-top="0.1cm" fo:margin-bottom="0cm"/>
      <style:text-properties fo:font-size="20pt" style:font-size-asian="20pt" style:font-size-complex="20pt"/>
    </style:style>
    <style:style style:name="Content_20_Photo_20_13-outline9" style:display-name="Content Photo 13-outline9" style:family="presentation" style:parent-style-name="Content_20_Photo_20_13-outline8">
      <style:paragraph-properties fo:margin-top="0.1cm" fo:margin-bottom="0cm"/>
      <style:text-properties fo:font-size="20pt" style:font-size-asian="20pt" style:font-size-complex="20pt"/>
    </style:style>
    <style:style style:name="Content_20_Photo_20_13-subtitle" style:display-name="Content Photo 13-subtitle" style:family="presentation">
      <style:graphic-properties draw:stroke="none" draw:fill="none" draw:textarea-vertical-align="middle">
        <text:list-style style:name="Content_20_Photo_20_13-subtitle" style:display-name="Content Photo 1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3-title" style:display-name="Content Photo 13-title" style:family="presentation">
      <style:graphic-properties draw:stroke="none" draw:fill="none" draw:textarea-vertical-align="middle">
        <text:list-style style:name="Content_20_Photo_20_13-title" style:display-name="Content Photo 1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4-background" style:display-name="Content Photo 14-background" style:family="presentation">
      <style:graphic-properties draw:stroke="none" draw:fill="solid" draw:fill-color="#ffffff"/>
      <style:text-properties style:letter-kerning="true"/>
    </style:style>
    <style:style style:name="Content_20_Photo_20_14-backgroundobjects" style:display-name="Content Photo 14-backgroundobjects" style:family="presentation">
      <style:graphic-properties draw:textarea-horizontal-align="justify" draw:shadow="hidden" draw:shadow-offset-x="0.2cm" draw:shadow-offset-y="0.2cm" draw:shadow-color="#808080"/>
      <style:text-properties style:letter-kerning="true"/>
    </style:style>
    <style:style style:name="Content_20_Photo_20_14-notes" style:display-name="Content Photo 1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4-outline1" style:display-name="Content Photo 14-outline1" style:family="presentation">
      <style:graphic-properties draw:stroke="none" draw:fill="none" draw:auto-grow-height="false" draw:fit-to-size="false" style:shrink-to-fit="true">
        <text:list-style style:name="Content_20_Photo_20_14-outline1" style:display-name="Content Photo 1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4-outline2" style:display-name="Content Photo 14-outline2" style:family="presentation" style:parent-style-name="Content_20_Photo_20_1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4-outline3" style:display-name="Content Photo 14-outline3" style:family="presentation" style:parent-style-name="Content_20_Photo_20_1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4-outline4" style:display-name="Content Photo 14-outline4" style:family="presentation" style:parent-style-name="Content_20_Photo_20_1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4-outline5" style:display-name="Content Photo 14-outline5" style:family="presentation" style:parent-style-name="Content_20_Photo_20_14-outline4">
      <style:paragraph-properties fo:margin-top="0.1cm" fo:margin-bottom="0cm"/>
      <style:text-properties fo:font-size="20pt" style:font-size-asian="20pt" style:font-size-complex="20pt"/>
    </style:style>
    <style:style style:name="Content_20_Photo_20_14-outline6" style:display-name="Content Photo 14-outline6" style:family="presentation" style:parent-style-name="Content_20_Photo_20_14-outline5">
      <style:paragraph-properties fo:margin-top="0.1cm" fo:margin-bottom="0cm"/>
      <style:text-properties fo:font-size="20pt" style:font-size-asian="20pt" style:font-size-complex="20pt"/>
    </style:style>
    <style:style style:name="Content_20_Photo_20_14-outline7" style:display-name="Content Photo 14-outline7" style:family="presentation" style:parent-style-name="Content_20_Photo_20_14-outline6">
      <style:paragraph-properties fo:margin-top="0.1cm" fo:margin-bottom="0cm"/>
      <style:text-properties fo:font-size="20pt" style:font-size-asian="20pt" style:font-size-complex="20pt"/>
    </style:style>
    <style:style style:name="Content_20_Photo_20_14-outline8" style:display-name="Content Photo 14-outline8" style:family="presentation" style:parent-style-name="Content_20_Photo_20_14-outline7">
      <style:paragraph-properties fo:margin-top="0.1cm" fo:margin-bottom="0cm"/>
      <style:text-properties fo:font-size="20pt" style:font-size-asian="20pt" style:font-size-complex="20pt"/>
    </style:style>
    <style:style style:name="Content_20_Photo_20_14-outline9" style:display-name="Content Photo 14-outline9" style:family="presentation" style:parent-style-name="Content_20_Photo_20_14-outline8">
      <style:paragraph-properties fo:margin-top="0.1cm" fo:margin-bottom="0cm"/>
      <style:text-properties fo:font-size="20pt" style:font-size-asian="20pt" style:font-size-complex="20pt"/>
    </style:style>
    <style:style style:name="Content_20_Photo_20_14-subtitle" style:display-name="Content Photo 14-subtitle" style:family="presentation">
      <style:graphic-properties draw:stroke="none" draw:fill="none" draw:textarea-vertical-align="middle">
        <text:list-style style:name="Content_20_Photo_20_14-subtitle" style:display-name="Content Photo 1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4-title" style:display-name="Content Photo 14-title" style:family="presentation">
      <style:graphic-properties draw:stroke="none" draw:fill="none" draw:textarea-vertical-align="middle">
        <text:list-style style:name="Content_20_Photo_20_14-title" style:display-name="Content Photo 1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5-background" style:display-name="Content Photo 15-background" style:family="presentation">
      <style:graphic-properties draw:stroke="none" draw:fill="solid" draw:fill-color="#ffffff"/>
      <style:text-properties style:letter-kerning="true"/>
    </style:style>
    <style:style style:name="Content_20_Photo_20_15-backgroundobjects" style:display-name="Content Photo 15-backgroundobjects" style:family="presentation">
      <style:graphic-properties draw:textarea-horizontal-align="justify" draw:shadow="hidden" draw:shadow-offset-x="0.2cm" draw:shadow-offset-y="0.2cm" draw:shadow-color="#808080"/>
      <style:text-properties style:letter-kerning="true"/>
    </style:style>
    <style:style style:name="Content_20_Photo_20_15-notes" style:display-name="Content Photo 1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5-outline1" style:display-name="Content Photo 15-outline1" style:family="presentation">
      <style:graphic-properties draw:stroke="none" draw:fill="none" draw:auto-grow-height="false" draw:fit-to-size="false" style:shrink-to-fit="true">
        <text:list-style style:name="Content_20_Photo_20_15-outline1" style:display-name="Content Photo 1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5-outline2" style:display-name="Content Photo 15-outline2" style:family="presentation" style:parent-style-name="Content_20_Photo_20_1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5-outline3" style:display-name="Content Photo 15-outline3" style:family="presentation" style:parent-style-name="Content_20_Photo_20_1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5-outline4" style:display-name="Content Photo 15-outline4" style:family="presentation" style:parent-style-name="Content_20_Photo_20_1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5-outline5" style:display-name="Content Photo 15-outline5" style:family="presentation" style:parent-style-name="Content_20_Photo_20_15-outline4">
      <style:paragraph-properties fo:margin-top="0.1cm" fo:margin-bottom="0cm"/>
      <style:text-properties fo:font-size="20pt" style:font-size-asian="20pt" style:font-size-complex="20pt"/>
    </style:style>
    <style:style style:name="Content_20_Photo_20_15-outline6" style:display-name="Content Photo 15-outline6" style:family="presentation" style:parent-style-name="Content_20_Photo_20_15-outline5">
      <style:paragraph-properties fo:margin-top="0.1cm" fo:margin-bottom="0cm"/>
      <style:text-properties fo:font-size="20pt" style:font-size-asian="20pt" style:font-size-complex="20pt"/>
    </style:style>
    <style:style style:name="Content_20_Photo_20_15-outline7" style:display-name="Content Photo 15-outline7" style:family="presentation" style:parent-style-name="Content_20_Photo_20_15-outline6">
      <style:paragraph-properties fo:margin-top="0.1cm" fo:margin-bottom="0cm"/>
      <style:text-properties fo:font-size="20pt" style:font-size-asian="20pt" style:font-size-complex="20pt"/>
    </style:style>
    <style:style style:name="Content_20_Photo_20_15-outline8" style:display-name="Content Photo 15-outline8" style:family="presentation" style:parent-style-name="Content_20_Photo_20_15-outline7">
      <style:paragraph-properties fo:margin-top="0.1cm" fo:margin-bottom="0cm"/>
      <style:text-properties fo:font-size="20pt" style:font-size-asian="20pt" style:font-size-complex="20pt"/>
    </style:style>
    <style:style style:name="Content_20_Photo_20_15-outline9" style:display-name="Content Photo 15-outline9" style:family="presentation" style:parent-style-name="Content_20_Photo_20_15-outline8">
      <style:paragraph-properties fo:margin-top="0.1cm" fo:margin-bottom="0cm"/>
      <style:text-properties fo:font-size="20pt" style:font-size-asian="20pt" style:font-size-complex="20pt"/>
    </style:style>
    <style:style style:name="Content_20_Photo_20_15-subtitle" style:display-name="Content Photo 15-subtitle" style:family="presentation">
      <style:graphic-properties draw:stroke="none" draw:fill="none" draw:textarea-vertical-align="middle">
        <text:list-style style:name="Content_20_Photo_20_15-subtitle" style:display-name="Content Photo 1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5-title" style:display-name="Content Photo 15-title" style:family="presentation">
      <style:graphic-properties draw:stroke="none" draw:fill="none" draw:textarea-vertical-align="middle">
        <text:list-style style:name="Content_20_Photo_20_15-title" style:display-name="Content Photo 1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6-background" style:display-name="Content Photo 16-background" style:family="presentation">
      <style:graphic-properties draw:stroke="none" draw:fill="solid" draw:fill-color="#ffffff"/>
      <style:text-properties style:letter-kerning="true"/>
    </style:style>
    <style:style style:name="Content_20_Photo_20_16-backgroundobjects" style:display-name="Content Photo 16-backgroundobjects" style:family="presentation">
      <style:graphic-properties draw:textarea-horizontal-align="justify" draw:shadow="hidden" draw:shadow-offset-x="0.2cm" draw:shadow-offset-y="0.2cm" draw:shadow-color="#808080"/>
      <style:text-properties style:letter-kerning="true"/>
    </style:style>
    <style:style style:name="Content_20_Photo_20_16-notes" style:display-name="Content Photo 1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6-outline1" style:display-name="Content Photo 16-outline1" style:family="presentation">
      <style:graphic-properties draw:stroke="none" draw:fill="none" draw:auto-grow-height="false" draw:fit-to-size="false" style:shrink-to-fit="true">
        <text:list-style style:name="Content_20_Photo_20_16-outline1" style:display-name="Content Photo 1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6-outline2" style:display-name="Content Photo 16-outline2" style:family="presentation" style:parent-style-name="Content_20_Photo_20_1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6-outline3" style:display-name="Content Photo 16-outline3" style:family="presentation" style:parent-style-name="Content_20_Photo_20_1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6-outline4" style:display-name="Content Photo 16-outline4" style:family="presentation" style:parent-style-name="Content_20_Photo_20_1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6-outline5" style:display-name="Content Photo 16-outline5" style:family="presentation" style:parent-style-name="Content_20_Photo_20_16-outline4">
      <style:paragraph-properties fo:margin-top="0.1cm" fo:margin-bottom="0cm"/>
      <style:text-properties fo:font-size="20pt" style:font-size-asian="20pt" style:font-size-complex="20pt"/>
    </style:style>
    <style:style style:name="Content_20_Photo_20_16-outline6" style:display-name="Content Photo 16-outline6" style:family="presentation" style:parent-style-name="Content_20_Photo_20_16-outline5">
      <style:paragraph-properties fo:margin-top="0.1cm" fo:margin-bottom="0cm"/>
      <style:text-properties fo:font-size="20pt" style:font-size-asian="20pt" style:font-size-complex="20pt"/>
    </style:style>
    <style:style style:name="Content_20_Photo_20_16-outline7" style:display-name="Content Photo 16-outline7" style:family="presentation" style:parent-style-name="Content_20_Photo_20_16-outline6">
      <style:paragraph-properties fo:margin-top="0.1cm" fo:margin-bottom="0cm"/>
      <style:text-properties fo:font-size="20pt" style:font-size-asian="20pt" style:font-size-complex="20pt"/>
    </style:style>
    <style:style style:name="Content_20_Photo_20_16-outline8" style:display-name="Content Photo 16-outline8" style:family="presentation" style:parent-style-name="Content_20_Photo_20_16-outline7">
      <style:paragraph-properties fo:margin-top="0.1cm" fo:margin-bottom="0cm"/>
      <style:text-properties fo:font-size="20pt" style:font-size-asian="20pt" style:font-size-complex="20pt"/>
    </style:style>
    <style:style style:name="Content_20_Photo_20_16-outline9" style:display-name="Content Photo 16-outline9" style:family="presentation" style:parent-style-name="Content_20_Photo_20_16-outline8">
      <style:paragraph-properties fo:margin-top="0.1cm" fo:margin-bottom="0cm"/>
      <style:text-properties fo:font-size="20pt" style:font-size-asian="20pt" style:font-size-complex="20pt"/>
    </style:style>
    <style:style style:name="Content_20_Photo_20_16-subtitle" style:display-name="Content Photo 16-subtitle" style:family="presentation">
      <style:graphic-properties draw:stroke="none" draw:fill="none" draw:textarea-vertical-align="middle">
        <text:list-style style:name="Content_20_Photo_20_16-subtitle" style:display-name="Content Photo 1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6-title" style:display-name="Content Photo 16-title" style:family="presentation">
      <style:graphic-properties draw:stroke="none" draw:fill="none" draw:textarea-vertical-align="middle">
        <text:list-style style:name="Content_20_Photo_20_16-title" style:display-name="Content Photo 1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7-background" style:display-name="Content Photo 17-background" style:family="presentation">
      <style:graphic-properties draw:stroke="none" draw:fill="solid" draw:fill-color="#ffffff"/>
      <style:text-properties style:letter-kerning="true"/>
    </style:style>
    <style:style style:name="Content_20_Photo_20_17-backgroundobjects" style:display-name="Content Photo 17-backgroundobjects" style:family="presentation">
      <style:graphic-properties draw:textarea-horizontal-align="justify" draw:shadow="hidden" draw:shadow-offset-x="0.2cm" draw:shadow-offset-y="0.2cm" draw:shadow-color="#808080"/>
      <style:text-properties style:letter-kerning="true"/>
    </style:style>
    <style:style style:name="Content_20_Photo_20_17-notes" style:display-name="Content Photo 17-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7-outline1" style:display-name="Content Photo 17-outline1" style:family="presentation">
      <style:graphic-properties draw:stroke="none" draw:fill="none" draw:auto-grow-height="false" draw:fit-to-size="false" style:shrink-to-fit="true">
        <text:list-style style:name="Content_20_Photo_20_17-outline1" style:display-name="Content Photo 1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7-outline2" style:display-name="Content Photo 17-outline2" style:family="presentation" style:parent-style-name="Content_20_Photo_20_1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7-outline3" style:display-name="Content Photo 17-outline3" style:family="presentation" style:parent-style-name="Content_20_Photo_20_1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7-outline4" style:display-name="Content Photo 17-outline4" style:family="presentation" style:parent-style-name="Content_20_Photo_20_1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7-outline5" style:display-name="Content Photo 17-outline5" style:family="presentation" style:parent-style-name="Content_20_Photo_20_17-outline4">
      <style:paragraph-properties fo:margin-top="0.1cm" fo:margin-bottom="0cm"/>
      <style:text-properties fo:font-size="20pt" style:font-size-asian="20pt" style:font-size-complex="20pt"/>
    </style:style>
    <style:style style:name="Content_20_Photo_20_17-outline6" style:display-name="Content Photo 17-outline6" style:family="presentation" style:parent-style-name="Content_20_Photo_20_17-outline5">
      <style:paragraph-properties fo:margin-top="0.1cm" fo:margin-bottom="0cm"/>
      <style:text-properties fo:font-size="20pt" style:font-size-asian="20pt" style:font-size-complex="20pt"/>
    </style:style>
    <style:style style:name="Content_20_Photo_20_17-outline7" style:display-name="Content Photo 17-outline7" style:family="presentation" style:parent-style-name="Content_20_Photo_20_17-outline6">
      <style:paragraph-properties fo:margin-top="0.1cm" fo:margin-bottom="0cm"/>
      <style:text-properties fo:font-size="20pt" style:font-size-asian="20pt" style:font-size-complex="20pt"/>
    </style:style>
    <style:style style:name="Content_20_Photo_20_17-outline8" style:display-name="Content Photo 17-outline8" style:family="presentation" style:parent-style-name="Content_20_Photo_20_17-outline7">
      <style:paragraph-properties fo:margin-top="0.1cm" fo:margin-bottom="0cm"/>
      <style:text-properties fo:font-size="20pt" style:font-size-asian="20pt" style:font-size-complex="20pt"/>
    </style:style>
    <style:style style:name="Content_20_Photo_20_17-outline9" style:display-name="Content Photo 17-outline9" style:family="presentation" style:parent-style-name="Content_20_Photo_20_17-outline8">
      <style:paragraph-properties fo:margin-top="0.1cm" fo:margin-bottom="0cm"/>
      <style:text-properties fo:font-size="20pt" style:font-size-asian="20pt" style:font-size-complex="20pt"/>
    </style:style>
    <style:style style:name="Content_20_Photo_20_17-subtitle" style:display-name="Content Photo 17-subtitle" style:family="presentation">
      <style:graphic-properties draw:stroke="none" draw:fill="none" draw:textarea-vertical-align="middle">
        <text:list-style style:name="Content_20_Photo_20_17-subtitle" style:display-name="Content Photo 1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7-title" style:display-name="Content Photo 17-title" style:family="presentation">
      <style:graphic-properties draw:stroke="none" draw:fill="none" draw:textarea-vertical-align="middle">
        <text:list-style style:name="Content_20_Photo_20_17-title" style:display-name="Content Photo 1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1-background" style:display-name="Title, Photo 1-background" style:family="presentation">
      <style:graphic-properties draw:stroke="none" draw:fill="solid" draw:fill-color="#ffffff"/>
      <style:text-properties style:letter-kerning="true"/>
    </style:style>
    <style:style style:name="Title_2c__20_Photo_20_1-backgroundobjects" style:display-name="Title, Photo 1-backgroundobjects" style:family="presentation">
      <style:graphic-properties draw:textarea-horizontal-align="justify" draw:shadow="hidden" draw:shadow-offset-x="0.2cm" draw:shadow-offset-y="0.2cm" draw:shadow-color="#808080"/>
      <style:text-properties style:letter-kerning="true"/>
    </style:style>
    <style:style style:name="Title_2c__20_Photo_20_1-notes" style:display-name="Title,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1-outline1" style:display-name="Title, Photo 1-outline1" style:family="presentation">
      <style:graphic-properties draw:stroke="none" draw:fill="none" draw:auto-grow-height="false" draw:fit-to-size="false" style:shrink-to-fit="true">
        <text:list-style style:name="Title_2c__20_Photo_20_1-outline1" style:display-name="Title,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1-outline2" style:display-name="Title, Photo 1-outline2" style:family="presentation" style:parent-style-name="Title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1-outline3" style:display-name="Title, Photo 1-outline3" style:family="presentation" style:parent-style-name="Title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1-outline4" style:display-name="Title, Photo 1-outline4" style:family="presentation" style:parent-style-name="Title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1-outline5" style:display-name="Title, Photo 1-outline5" style:family="presentation" style:parent-style-name="Title_2c__20_Photo_20_1-outline4">
      <style:paragraph-properties fo:margin-top="0.1cm" fo:margin-bottom="0cm"/>
      <style:text-properties fo:font-size="20pt" style:font-size-asian="20pt" style:font-size-complex="20pt"/>
    </style:style>
    <style:style style:name="Title_2c__20_Photo_20_1-outline6" style:display-name="Title, Photo 1-outline6" style:family="presentation" style:parent-style-name="Title_2c__20_Photo_20_1-outline5">
      <style:paragraph-properties fo:margin-top="0.1cm" fo:margin-bottom="0cm"/>
      <style:text-properties fo:font-size="20pt" style:font-size-asian="20pt" style:font-size-complex="20pt"/>
    </style:style>
    <style:style style:name="Title_2c__20_Photo_20_1-outline7" style:display-name="Title, Photo 1-outline7" style:family="presentation" style:parent-style-name="Title_2c__20_Photo_20_1-outline6">
      <style:paragraph-properties fo:margin-top="0.1cm" fo:margin-bottom="0cm"/>
      <style:text-properties fo:font-size="20pt" style:font-size-asian="20pt" style:font-size-complex="20pt"/>
    </style:style>
    <style:style style:name="Title_2c__20_Photo_20_1-outline8" style:display-name="Title, Photo 1-outline8" style:family="presentation" style:parent-style-name="Title_2c__20_Photo_20_1-outline7">
      <style:paragraph-properties fo:margin-top="0.1cm" fo:margin-bottom="0cm"/>
      <style:text-properties fo:font-size="20pt" style:font-size-asian="20pt" style:font-size-complex="20pt"/>
    </style:style>
    <style:style style:name="Title_2c__20_Photo_20_1-outline9" style:display-name="Title, Photo 1-outline9" style:family="presentation" style:parent-style-name="Title_2c__20_Photo_20_1-outline8">
      <style:paragraph-properties fo:margin-top="0.1cm" fo:margin-bottom="0cm"/>
      <style:text-properties fo:font-size="20pt" style:font-size-asian="20pt" style:font-size-complex="20pt"/>
    </style:style>
    <style:style style:name="Title_2c__20_Photo_20_1-subtitle" style:display-name="Title, Photo 1-subtitle" style:family="presentation">
      <style:graphic-properties draw:stroke="none" draw:fill="none" draw:textarea-vertical-align="middle">
        <text:list-style style:name="Title_2c__20_Photo_20_1-subtitle" style:display-name="Title,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1-title" style:display-name="Title, Photo 1-title" style:family="presentation">
      <style:graphic-properties draw:stroke="none" draw:fill="none" draw:textarea-vertical-align="middle">
        <text:list-style style:name="Title_2c__20_Photo_20_1-title" style:display-name="Title,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1-background" style:display-name="Big Number 1-background" style:family="presentation">
      <style:graphic-properties draw:stroke="none" draw:fill="solid" draw:fill-color="#ffffff"/>
      <style:text-properties style:letter-kerning="true"/>
    </style:style>
    <style:style style:name="Big_20_Number_20_1-backgroundobjects" style:display-name="Big Number 1-backgroundobjects" style:family="presentation">
      <style:graphic-properties draw:textarea-horizontal-align="justify" draw:shadow="hidden" draw:shadow-offset-x="0.2cm" draw:shadow-offset-y="0.2cm" draw:shadow-color="#808080"/>
      <style:text-properties style:letter-kerning="true"/>
    </style:style>
    <style:style style:name="Big_20_Number_20_1-notes" style:display-name="Big Numb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1-outline1" style:display-name="Big Number 1-outline1" style:family="presentation">
      <style:graphic-properties draw:stroke="none" draw:fill="none" draw:auto-grow-height="false" draw:fit-to-size="false" style:shrink-to-fit="true">
        <text:list-style style:name="Big_20_Number_20_1-outline1" style:display-name="Big Numb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1-outline2" style:display-name="Big Number 1-outline2" style:family="presentation" style:parent-style-name="Big_20_Numb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1-outline3" style:display-name="Big Number 1-outline3" style:family="presentation" style:parent-style-name="Big_20_Numb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1-outline4" style:display-name="Big Number 1-outline4" style:family="presentation" style:parent-style-name="Big_20_Numb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1-outline5" style:display-name="Big Number 1-outline5" style:family="presentation" style:parent-style-name="Big_20_Number_20_1-outline4">
      <style:paragraph-properties fo:margin-top="0.1cm" fo:margin-bottom="0cm"/>
      <style:text-properties fo:font-size="20pt" style:font-size-asian="20pt" style:font-size-complex="20pt"/>
    </style:style>
    <style:style style:name="Big_20_Number_20_1-outline6" style:display-name="Big Number 1-outline6" style:family="presentation" style:parent-style-name="Big_20_Number_20_1-outline5">
      <style:paragraph-properties fo:margin-top="0.1cm" fo:margin-bottom="0cm"/>
      <style:text-properties fo:font-size="20pt" style:font-size-asian="20pt" style:font-size-complex="20pt"/>
    </style:style>
    <style:style style:name="Big_20_Number_20_1-outline7" style:display-name="Big Number 1-outline7" style:family="presentation" style:parent-style-name="Big_20_Number_20_1-outline6">
      <style:paragraph-properties fo:margin-top="0.1cm" fo:margin-bottom="0cm"/>
      <style:text-properties fo:font-size="20pt" style:font-size-asian="20pt" style:font-size-complex="20pt"/>
    </style:style>
    <style:style style:name="Big_20_Number_20_1-outline8" style:display-name="Big Number 1-outline8" style:family="presentation" style:parent-style-name="Big_20_Number_20_1-outline7">
      <style:paragraph-properties fo:margin-top="0.1cm" fo:margin-bottom="0cm"/>
      <style:text-properties fo:font-size="20pt" style:font-size-asian="20pt" style:font-size-complex="20pt"/>
    </style:style>
    <style:style style:name="Big_20_Number_20_1-outline9" style:display-name="Big Number 1-outline9" style:family="presentation" style:parent-style-name="Big_20_Number_20_1-outline8">
      <style:paragraph-properties fo:margin-top="0.1cm" fo:margin-bottom="0cm"/>
      <style:text-properties fo:font-size="20pt" style:font-size-asian="20pt" style:font-size-complex="20pt"/>
    </style:style>
    <style:style style:name="Big_20_Number_20_1-subtitle" style:display-name="Big Number 1-subtitle" style:family="presentation">
      <style:graphic-properties draw:stroke="none" draw:fill="none" draw:textarea-vertical-align="middle">
        <text:list-style style:name="Big_20_Number_20_1-subtitle" style:display-name="Big Numb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1-title" style:display-name="Big Number 1-title" style:family="presentation">
      <style:graphic-properties draw:stroke="none" draw:fill="none" draw:textarea-vertical-align="middle">
        <text:list-style style:name="Big_20_Number_20_1-title" style:display-name="Big Numb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2-background" style:display-name="Big Number 2-background" style:family="presentation">
      <style:graphic-properties draw:stroke="none" draw:fill="solid" draw:fill-color="#ffffff"/>
      <style:text-properties style:letter-kerning="true"/>
    </style:style>
    <style:style style:name="Big_20_Number_20_2-backgroundobjects" style:display-name="Big Number 2-backgroundobjects" style:family="presentation">
      <style:graphic-properties draw:textarea-horizontal-align="justify" draw:shadow="hidden" draw:shadow-offset-x="0.2cm" draw:shadow-offset-y="0.2cm" draw:shadow-color="#808080"/>
      <style:text-properties style:letter-kerning="true"/>
    </style:style>
    <style:style style:name="Big_20_Number_20_2-notes" style:display-name="Big Number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2-outline1" style:display-name="Big Number 2-outline1" style:family="presentation">
      <style:graphic-properties draw:stroke="none" draw:fill="none" draw:auto-grow-height="false" draw:fit-to-size="false" style:shrink-to-fit="true">
        <text:list-style style:name="Big_20_Number_20_2-outline1" style:display-name="Big Number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2-outline2" style:display-name="Big Number 2-outline2" style:family="presentation" style:parent-style-name="Big_20_Number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2-outline3" style:display-name="Big Number 2-outline3" style:family="presentation" style:parent-style-name="Big_20_Number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2-outline4" style:display-name="Big Number 2-outline4" style:family="presentation" style:parent-style-name="Big_20_Number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2-outline5" style:display-name="Big Number 2-outline5" style:family="presentation" style:parent-style-name="Big_20_Number_20_2-outline4">
      <style:paragraph-properties fo:margin-top="0.1cm" fo:margin-bottom="0cm"/>
      <style:text-properties fo:font-size="20pt" style:font-size-asian="20pt" style:font-size-complex="20pt"/>
    </style:style>
    <style:style style:name="Big_20_Number_20_2-outline6" style:display-name="Big Number 2-outline6" style:family="presentation" style:parent-style-name="Big_20_Number_20_2-outline5">
      <style:paragraph-properties fo:margin-top="0.1cm" fo:margin-bottom="0cm"/>
      <style:text-properties fo:font-size="20pt" style:font-size-asian="20pt" style:font-size-complex="20pt"/>
    </style:style>
    <style:style style:name="Big_20_Number_20_2-outline7" style:display-name="Big Number 2-outline7" style:family="presentation" style:parent-style-name="Big_20_Number_20_2-outline6">
      <style:paragraph-properties fo:margin-top="0.1cm" fo:margin-bottom="0cm"/>
      <style:text-properties fo:font-size="20pt" style:font-size-asian="20pt" style:font-size-complex="20pt"/>
    </style:style>
    <style:style style:name="Big_20_Number_20_2-outline8" style:display-name="Big Number 2-outline8" style:family="presentation" style:parent-style-name="Big_20_Number_20_2-outline7">
      <style:paragraph-properties fo:margin-top="0.1cm" fo:margin-bottom="0cm"/>
      <style:text-properties fo:font-size="20pt" style:font-size-asian="20pt" style:font-size-complex="20pt"/>
    </style:style>
    <style:style style:name="Big_20_Number_20_2-outline9" style:display-name="Big Number 2-outline9" style:family="presentation" style:parent-style-name="Big_20_Number_20_2-outline8">
      <style:paragraph-properties fo:margin-top="0.1cm" fo:margin-bottom="0cm"/>
      <style:text-properties fo:font-size="20pt" style:font-size-asian="20pt" style:font-size-complex="20pt"/>
    </style:style>
    <style:style style:name="Big_20_Number_20_2-subtitle" style:display-name="Big Number 2-subtitle" style:family="presentation">
      <style:graphic-properties draw:stroke="none" draw:fill="none" draw:textarea-vertical-align="middle">
        <text:list-style style:name="Big_20_Number_20_2-subtitle" style:display-name="Big Number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2-title" style:display-name="Big Number 2-title" style:family="presentation">
      <style:graphic-properties draw:stroke="none" draw:fill="none" draw:textarea-vertical-align="middle">
        <text:list-style style:name="Big_20_Number_20_2-title" style:display-name="Big Number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3-background" style:display-name="Big Number 3-background" style:family="presentation">
      <style:graphic-properties draw:stroke="none" draw:fill="solid" draw:fill-color="#778495"/>
      <style:text-properties style:letter-kerning="true"/>
    </style:style>
    <style:style style:name="Big_20_Number_20_3-backgroundobjects" style:display-name="Big Number 3-backgroundobjects" style:family="presentation">
      <style:graphic-properties draw:textarea-horizontal-align="justify" draw:shadow="hidden" draw:shadow-offset-x="0.2cm" draw:shadow-offset-y="0.2cm" draw:shadow-color="#808080"/>
      <style:text-properties style:letter-kerning="true"/>
    </style:style>
    <style:style style:name="Big_20_Number_20_3-notes" style:display-name="Big Number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3-outline1" style:display-name="Big Number 3-outline1" style:family="presentation">
      <style:graphic-properties draw:stroke="none" draw:fill="none" draw:auto-grow-height="false" draw:fit-to-size="false" style:shrink-to-fit="true">
        <text:list-style style:name="Big_20_Number_20_3-outline1" style:display-name="Big Number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3-outline2" style:display-name="Big Number 3-outline2" style:family="presentation" style:parent-style-name="Big_20_Number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3-outline3" style:display-name="Big Number 3-outline3" style:family="presentation" style:parent-style-name="Big_20_Number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3-outline4" style:display-name="Big Number 3-outline4" style:family="presentation" style:parent-style-name="Big_20_Number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3-outline5" style:display-name="Big Number 3-outline5" style:family="presentation" style:parent-style-name="Big_20_Number_20_3-outline4">
      <style:paragraph-properties fo:margin-top="0.1cm" fo:margin-bottom="0cm"/>
      <style:text-properties fo:font-size="20pt" style:font-size-asian="20pt" style:font-size-complex="20pt"/>
    </style:style>
    <style:style style:name="Big_20_Number_20_3-outline6" style:display-name="Big Number 3-outline6" style:family="presentation" style:parent-style-name="Big_20_Number_20_3-outline5">
      <style:paragraph-properties fo:margin-top="0.1cm" fo:margin-bottom="0cm"/>
      <style:text-properties fo:font-size="20pt" style:font-size-asian="20pt" style:font-size-complex="20pt"/>
    </style:style>
    <style:style style:name="Big_20_Number_20_3-outline7" style:display-name="Big Number 3-outline7" style:family="presentation" style:parent-style-name="Big_20_Number_20_3-outline6">
      <style:paragraph-properties fo:margin-top="0.1cm" fo:margin-bottom="0cm"/>
      <style:text-properties fo:font-size="20pt" style:font-size-asian="20pt" style:font-size-complex="20pt"/>
    </style:style>
    <style:style style:name="Big_20_Number_20_3-outline8" style:display-name="Big Number 3-outline8" style:family="presentation" style:parent-style-name="Big_20_Number_20_3-outline7">
      <style:paragraph-properties fo:margin-top="0.1cm" fo:margin-bottom="0cm"/>
      <style:text-properties fo:font-size="20pt" style:font-size-asian="20pt" style:font-size-complex="20pt"/>
    </style:style>
    <style:style style:name="Big_20_Number_20_3-outline9" style:display-name="Big Number 3-outline9" style:family="presentation" style:parent-style-name="Big_20_Number_20_3-outline8">
      <style:paragraph-properties fo:margin-top="0.1cm" fo:margin-bottom="0cm"/>
      <style:text-properties fo:font-size="20pt" style:font-size-asian="20pt" style:font-size-complex="20pt"/>
    </style:style>
    <style:style style:name="Big_20_Number_20_3-subtitle" style:display-name="Big Number 3-subtitle" style:family="presentation">
      <style:graphic-properties draw:stroke="none" draw:fill="none" draw:textarea-vertical-align="middle">
        <text:list-style style:name="Big_20_Number_20_3-subtitle" style:display-name="Big Number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3-title" style:display-name="Big Number 3-title" style:family="presentation">
      <style:graphic-properties draw:stroke="none" draw:fill="none" draw:textarea-vertical-align="middle">
        <text:list-style style:name="Big_20_Number_20_3-title" style:display-name="Big Number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background" style:family="presentation">
      <style:graphic-properties draw:stroke="none" draw:fill="solid" draw:fill-color="#ffffff"/>
      <style:text-properties style:letter-kerning="true"/>
    </style:style>
    <style:style style:name="Statement-backgroundobjects" style:family="presentation">
      <style:graphic-properties draw:textarea-horizontal-align="justify" draw:shadow="hidden" draw:shadow-offset-x="0.2cm" draw:shadow-offset-y="0.2cm" draw:shadow-color="#808080"/>
      <style:text-properties style:letter-kerning="true"/>
    </style:style>
    <style:style style:name="Statem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outline1" style:family="presentation">
      <style:graphic-properties draw:stroke="none" draw:fill="none" draw:auto-grow-height="false" draw:fit-to-size="false" style:shrink-to-fit="true">
        <text:list-style style:name="Statem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outline2" style:family="presentation" style:parent-style-name="Statem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outline3" style:family="presentation" style:parent-style-name="Statem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outline4" style:family="presentation" style:parent-style-name="Statem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outline5" style:family="presentation" style:parent-style-name="Statement-outline4">
      <style:paragraph-properties fo:margin-top="0.1cm" fo:margin-bottom="0cm"/>
      <style:text-properties fo:font-size="20pt" style:font-size-asian="20pt" style:font-size-complex="20pt"/>
    </style:style>
    <style:style style:name="Statement-outline6" style:family="presentation" style:parent-style-name="Statement-outline5">
      <style:paragraph-properties fo:margin-top="0.1cm" fo:margin-bottom="0cm"/>
      <style:text-properties fo:font-size="20pt" style:font-size-asian="20pt" style:font-size-complex="20pt"/>
    </style:style>
    <style:style style:name="Statement-outline7" style:family="presentation" style:parent-style-name="Statement-outline6">
      <style:paragraph-properties fo:margin-top="0.1cm" fo:margin-bottom="0cm"/>
      <style:text-properties fo:font-size="20pt" style:font-size-asian="20pt" style:font-size-complex="20pt"/>
    </style:style>
    <style:style style:name="Statement-outline8" style:family="presentation" style:parent-style-name="Statement-outline7">
      <style:paragraph-properties fo:margin-top="0.1cm" fo:margin-bottom="0cm"/>
      <style:text-properties fo:font-size="20pt" style:font-size-asian="20pt" style:font-size-complex="20pt"/>
    </style:style>
    <style:style style:name="Statement-outline9" style:family="presentation" style:parent-style-name="Statement-outline8">
      <style:paragraph-properties fo:margin-top="0.1cm" fo:margin-bottom="0cm"/>
      <style:text-properties fo:font-size="20pt" style:font-size-asian="20pt" style:font-size-complex="20pt"/>
    </style:style>
    <style:style style:name="Statement-subtitle" style:family="presentation">
      <style:graphic-properties draw:stroke="none" draw:fill="none" draw:textarea-vertical-align="middle">
        <text:list-style style:name="Statem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title" style:family="presentation">
      <style:graphic-properties draw:stroke="none" draw:fill="none" draw:textarea-vertical-align="middle">
        <text:list-style style:name="Statem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c__20_Photo_20_2-background" style:display-name="Section Header, Photo 2-background" style:family="presentation">
      <style:graphic-properties draw:stroke="none" draw:fill="solid" draw:fill-color="#ffffff"/>
      <style:text-properties style:letter-kerning="true"/>
    </style:style>
    <style:style style:name="Section_20_Header_2c__20_Photo_20_2-backgroundobjects" style:display-name="Section Header, Photo 2-backgroundobjects" style:family="presentation">
      <style:graphic-properties draw:textarea-horizontal-align="justify" draw:shadow="hidden" draw:shadow-offset-x="0.2cm" draw:shadow-offset-y="0.2cm" draw:shadow-color="#808080"/>
      <style:text-properties style:letter-kerning="true"/>
    </style:style>
    <style:style style:name="Section_20_Header_2c__20_Photo_20_2-notes" style:display-name="Section Header,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c__20_Photo_20_2-outline1" style:display-name="Section Header, Photo 2-outline1" style:family="presentation">
      <style:graphic-properties draw:stroke="none" draw:fill="none" draw:auto-grow-height="false" draw:fit-to-size="false" style:shrink-to-fit="true">
        <text:list-style style:name="Section_20_Header_2c__20_Photo_20_2-outline1" style:display-name="Section Header,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2-outline2" style:display-name="Section Header, Photo 2-outline2" style:family="presentation" style:parent-style-name="Section_20_Header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c__20_Photo_20_2-outline3" style:display-name="Section Header, Photo 2-outline3" style:family="presentation" style:parent-style-name="Section_20_Header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c__20_Photo_20_2-outline4" style:display-name="Section Header, Photo 2-outline4" style:family="presentation" style:parent-style-name="Section_20_Header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c__20_Photo_20_2-outline5" style:display-name="Section Header, Photo 2-outline5" style:family="presentation" style:parent-style-name="Section_20_Header_2c__20_Photo_20_2-outline4">
      <style:paragraph-properties fo:margin-top="0.1cm" fo:margin-bottom="0cm"/>
      <style:text-properties fo:font-size="20pt" style:font-size-asian="20pt" style:font-size-complex="20pt"/>
    </style:style>
    <style:style style:name="Section_20_Header_2c__20_Photo_20_2-outline6" style:display-name="Section Header, Photo 2-outline6" style:family="presentation" style:parent-style-name="Section_20_Header_2c__20_Photo_20_2-outline5">
      <style:paragraph-properties fo:margin-top="0.1cm" fo:margin-bottom="0cm"/>
      <style:text-properties fo:font-size="20pt" style:font-size-asian="20pt" style:font-size-complex="20pt"/>
    </style:style>
    <style:style style:name="Section_20_Header_2c__20_Photo_20_2-outline7" style:display-name="Section Header, Photo 2-outline7" style:family="presentation" style:parent-style-name="Section_20_Header_2c__20_Photo_20_2-outline6">
      <style:paragraph-properties fo:margin-top="0.1cm" fo:margin-bottom="0cm"/>
      <style:text-properties fo:font-size="20pt" style:font-size-asian="20pt" style:font-size-complex="20pt"/>
    </style:style>
    <style:style style:name="Section_20_Header_2c__20_Photo_20_2-outline8" style:display-name="Section Header, Photo 2-outline8" style:family="presentation" style:parent-style-name="Section_20_Header_2c__20_Photo_20_2-outline7">
      <style:paragraph-properties fo:margin-top="0.1cm" fo:margin-bottom="0cm"/>
      <style:text-properties fo:font-size="20pt" style:font-size-asian="20pt" style:font-size-complex="20pt"/>
    </style:style>
    <style:style style:name="Section_20_Header_2c__20_Photo_20_2-outline9" style:display-name="Section Header, Photo 2-outline9" style:family="presentation" style:parent-style-name="Section_20_Header_2c__20_Photo_20_2-outline8">
      <style:paragraph-properties fo:margin-top="0.1cm" fo:margin-bottom="0cm"/>
      <style:text-properties fo:font-size="20pt" style:font-size-asian="20pt" style:font-size-complex="20pt"/>
    </style:style>
    <style:style style:name="Section_20_Header_2c__20_Photo_20_2-subtitle" style:display-name="Section Header, Photo 2-subtitle" style:family="presentation">
      <style:graphic-properties draw:stroke="none" draw:fill="none" draw:textarea-vertical-align="middle">
        <text:list-style style:name="Section_20_Header_2c__20_Photo_20_2-subtitle" style:display-name="Section Header,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2-title" style:display-name="Section Header, Photo 2-title" style:family="presentation">
      <style:graphic-properties draw:stroke="none" draw:fill="none" draw:textarea-vertical-align="middle">
        <text:list-style style:name="Section_20_Header_2c__20_Photo_20_2-title" style:display-name="Section Header,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_20_2-background" style:display-name="Statement 2-background" style:family="presentation">
      <style:graphic-properties draw:stroke="none" draw:fill="solid" draw:fill-color="#ffffff"/>
      <style:text-properties style:letter-kerning="true"/>
    </style:style>
    <style:style style:name="Statement_20_2-backgroundobjects" style:display-name="Statement 2-backgroundobjects" style:family="presentation">
      <style:graphic-properties draw:textarea-horizontal-align="justify" draw:shadow="hidden" draw:shadow-offset-x="0.2cm" draw:shadow-offset-y="0.2cm" draw:shadow-color="#808080"/>
      <style:text-properties style:letter-kerning="true"/>
    </style:style>
    <style:style style:name="Statement_20_2-notes" style:display-name="Statement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_20_2-outline1" style:display-name="Statement 2-outline1" style:family="presentation">
      <style:graphic-properties draw:stroke="none" draw:fill="none" draw:auto-grow-height="false" draw:fit-to-size="false" style:shrink-to-fit="true">
        <text:list-style style:name="Statement_20_2-outline1" style:display-name="Statemen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2-outline2" style:display-name="Statement 2-outline2" style:family="presentation" style:parent-style-name="Statemen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_20_2-outline3" style:display-name="Statement 2-outline3" style:family="presentation" style:parent-style-name="Statemen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_20_2-outline4" style:display-name="Statement 2-outline4" style:family="presentation" style:parent-style-name="Statemen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_20_2-outline5" style:display-name="Statement 2-outline5" style:family="presentation" style:parent-style-name="Statement_20_2-outline4">
      <style:paragraph-properties fo:margin-top="0.1cm" fo:margin-bottom="0cm"/>
      <style:text-properties fo:font-size="20pt" style:font-size-asian="20pt" style:font-size-complex="20pt"/>
    </style:style>
    <style:style style:name="Statement_20_2-outline6" style:display-name="Statement 2-outline6" style:family="presentation" style:parent-style-name="Statement_20_2-outline5">
      <style:paragraph-properties fo:margin-top="0.1cm" fo:margin-bottom="0cm"/>
      <style:text-properties fo:font-size="20pt" style:font-size-asian="20pt" style:font-size-complex="20pt"/>
    </style:style>
    <style:style style:name="Statement_20_2-outline7" style:display-name="Statement 2-outline7" style:family="presentation" style:parent-style-name="Statement_20_2-outline6">
      <style:paragraph-properties fo:margin-top="0.1cm" fo:margin-bottom="0cm"/>
      <style:text-properties fo:font-size="20pt" style:font-size-asian="20pt" style:font-size-complex="20pt"/>
    </style:style>
    <style:style style:name="Statement_20_2-outline8" style:display-name="Statement 2-outline8" style:family="presentation" style:parent-style-name="Statement_20_2-outline7">
      <style:paragraph-properties fo:margin-top="0.1cm" fo:margin-bottom="0cm"/>
      <style:text-properties fo:font-size="20pt" style:font-size-asian="20pt" style:font-size-complex="20pt"/>
    </style:style>
    <style:style style:name="Statement_20_2-outline9" style:display-name="Statement 2-outline9" style:family="presentation" style:parent-style-name="Statement_20_2-outline8">
      <style:paragraph-properties fo:margin-top="0.1cm" fo:margin-bottom="0cm"/>
      <style:text-properties fo:font-size="20pt" style:font-size-asian="20pt" style:font-size-complex="20pt"/>
    </style:style>
    <style:style style:name="Statement_20_2-subtitle" style:display-name="Statement 2-subtitle" style:family="presentation">
      <style:graphic-properties draw:stroke="none" draw:fill="none" draw:textarea-vertical-align="middle">
        <text:list-style style:name="Statement_20_2-subtitle" style:display-name="Statemen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2-title" style:display-name="Statement 2-title" style:family="presentation">
      <style:graphic-properties draw:stroke="none" draw:fill="none" draw:textarea-vertical-align="middle">
        <text:list-style style:name="Statement_20_2-title" style:display-name="Statemen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_20_3-background" style:display-name="Statement 3-background" style:family="presentation">
      <style:graphic-properties draw:stroke="none" draw:fill="solid" draw:fill-color="#ffffff"/>
      <style:text-properties style:letter-kerning="true"/>
    </style:style>
    <style:style style:name="Statement_20_3-backgroundobjects" style:display-name="Statement 3-backgroundobjects" style:family="presentation">
      <style:graphic-properties draw:textarea-horizontal-align="justify" draw:shadow="hidden" draw:shadow-offset-x="0.2cm" draw:shadow-offset-y="0.2cm" draw:shadow-color="#808080"/>
      <style:text-properties style:letter-kerning="true"/>
    </style:style>
    <style:style style:name="Statement_20_3-notes" style:display-name="Statement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_20_3-outline1" style:display-name="Statement 3-outline1" style:family="presentation">
      <style:graphic-properties draw:stroke="none" draw:fill="none" draw:auto-grow-height="false" draw:fit-to-size="false" style:shrink-to-fit="true">
        <text:list-style style:name="Statement_20_3-outline1" style:display-name="Statement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3-outline2" style:display-name="Statement 3-outline2" style:family="presentation" style:parent-style-name="Statemen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_20_3-outline3" style:display-name="Statement 3-outline3" style:family="presentation" style:parent-style-name="Statemen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_20_3-outline4" style:display-name="Statement 3-outline4" style:family="presentation" style:parent-style-name="Statemen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_20_3-outline5" style:display-name="Statement 3-outline5" style:family="presentation" style:parent-style-name="Statement_20_3-outline4">
      <style:paragraph-properties fo:margin-top="0.1cm" fo:margin-bottom="0cm"/>
      <style:text-properties fo:font-size="20pt" style:font-size-asian="20pt" style:font-size-complex="20pt"/>
    </style:style>
    <style:style style:name="Statement_20_3-outline6" style:display-name="Statement 3-outline6" style:family="presentation" style:parent-style-name="Statement_20_3-outline5">
      <style:paragraph-properties fo:margin-top="0.1cm" fo:margin-bottom="0cm"/>
      <style:text-properties fo:font-size="20pt" style:font-size-asian="20pt" style:font-size-complex="20pt"/>
    </style:style>
    <style:style style:name="Statement_20_3-outline7" style:display-name="Statement 3-outline7" style:family="presentation" style:parent-style-name="Statement_20_3-outline6">
      <style:paragraph-properties fo:margin-top="0.1cm" fo:margin-bottom="0cm"/>
      <style:text-properties fo:font-size="20pt" style:font-size-asian="20pt" style:font-size-complex="20pt"/>
    </style:style>
    <style:style style:name="Statement_20_3-outline8" style:display-name="Statement 3-outline8" style:family="presentation" style:parent-style-name="Statement_20_3-outline7">
      <style:paragraph-properties fo:margin-top="0.1cm" fo:margin-bottom="0cm"/>
      <style:text-properties fo:font-size="20pt" style:font-size-asian="20pt" style:font-size-complex="20pt"/>
    </style:style>
    <style:style style:name="Statement_20_3-outline9" style:display-name="Statement 3-outline9" style:family="presentation" style:parent-style-name="Statement_20_3-outline8">
      <style:paragraph-properties fo:margin-top="0.1cm" fo:margin-bottom="0cm"/>
      <style:text-properties fo:font-size="20pt" style:font-size-asian="20pt" style:font-size-complex="20pt"/>
    </style:style>
    <style:style style:name="Statement_20_3-subtitle" style:display-name="Statement 3-subtitle" style:family="presentation">
      <style:graphic-properties draw:stroke="none" draw:fill="none" draw:textarea-vertical-align="middle">
        <text:list-style style:name="Statement_20_3-subtitle" style:display-name="Statemen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3-title" style:display-name="Statement 3-title" style:family="presentation">
      <style:graphic-properties draw:stroke="none" draw:fill="none" draw:textarea-vertical-align="middle">
        <text:list-style style:name="Statement_20_3-title" style:display-name="Statement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1-background" style:display-name="Quote 1-background" style:family="presentation">
      <style:graphic-properties draw:stroke="none" draw:fill="solid" draw:fill-color="#ffffff"/>
      <style:text-properties style:letter-kerning="true"/>
    </style:style>
    <style:style style:name="Quote_20_1-backgroundobjects" style:display-name="Quote 1-backgroundobjects" style:family="presentation">
      <style:graphic-properties draw:textarea-horizontal-align="justify" draw:shadow="hidden" draw:shadow-offset-x="0.2cm" draw:shadow-offset-y="0.2cm" draw:shadow-color="#808080"/>
      <style:text-properties style:letter-kerning="true"/>
    </style:style>
    <style:style style:name="Quote_20_1-notes" style:display-name="Quote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1-outline1" style:display-name="Quote 1-outline1" style:family="presentation">
      <style:graphic-properties draw:stroke="none" draw:fill="none" draw:auto-grow-height="false" draw:fit-to-size="false" style:shrink-to-fit="true">
        <text:list-style style:name="Quote_20_1-outline1" style:display-name="Quote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1-outline2" style:display-name="Quote 1-outline2" style:family="presentation" style:parent-style-name="Quote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1-outline3" style:display-name="Quote 1-outline3" style:family="presentation" style:parent-style-name="Quote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1-outline4" style:display-name="Quote 1-outline4" style:family="presentation" style:parent-style-name="Quote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1-outline5" style:display-name="Quote 1-outline5" style:family="presentation" style:parent-style-name="Quote_20_1-outline4">
      <style:paragraph-properties fo:margin-top="0.1cm" fo:margin-bottom="0cm"/>
      <style:text-properties fo:font-size="20pt" style:font-size-asian="20pt" style:font-size-complex="20pt"/>
    </style:style>
    <style:style style:name="Quote_20_1-outline6" style:display-name="Quote 1-outline6" style:family="presentation" style:parent-style-name="Quote_20_1-outline5">
      <style:paragraph-properties fo:margin-top="0.1cm" fo:margin-bottom="0cm"/>
      <style:text-properties fo:font-size="20pt" style:font-size-asian="20pt" style:font-size-complex="20pt"/>
    </style:style>
    <style:style style:name="Quote_20_1-outline7" style:display-name="Quote 1-outline7" style:family="presentation" style:parent-style-name="Quote_20_1-outline6">
      <style:paragraph-properties fo:margin-top="0.1cm" fo:margin-bottom="0cm"/>
      <style:text-properties fo:font-size="20pt" style:font-size-asian="20pt" style:font-size-complex="20pt"/>
    </style:style>
    <style:style style:name="Quote_20_1-outline8" style:display-name="Quote 1-outline8" style:family="presentation" style:parent-style-name="Quote_20_1-outline7">
      <style:paragraph-properties fo:margin-top="0.1cm" fo:margin-bottom="0cm"/>
      <style:text-properties fo:font-size="20pt" style:font-size-asian="20pt" style:font-size-complex="20pt"/>
    </style:style>
    <style:style style:name="Quote_20_1-outline9" style:display-name="Quote 1-outline9" style:family="presentation" style:parent-style-name="Quote_20_1-outline8">
      <style:paragraph-properties fo:margin-top="0.1cm" fo:margin-bottom="0cm"/>
      <style:text-properties fo:font-size="20pt" style:font-size-asian="20pt" style:font-size-complex="20pt"/>
    </style:style>
    <style:style style:name="Quote_20_1-subtitle" style:display-name="Quote 1-subtitle" style:family="presentation">
      <style:graphic-properties draw:stroke="none" draw:fill="none" draw:textarea-vertical-align="middle">
        <text:list-style style:name="Quote_20_1-subtitle" style:display-name="Quote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1-title" style:display-name="Quote 1-title" style:family="presentation">
      <style:graphic-properties draw:stroke="none" draw:fill="none" draw:textarea-vertical-align="middle">
        <text:list-style style:name="Quote_20_1-title" style:display-name="Quote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2-background" style:display-name="Quote 2-background" style:family="presentation">
      <style:graphic-properties draw:stroke="none" draw:fill="solid" draw:fill-color="#778495"/>
      <style:text-properties style:letter-kerning="true"/>
    </style:style>
    <style:style style:name="Quote_20_2-backgroundobjects" style:display-name="Quote 2-backgroundobjects" style:family="presentation">
      <style:graphic-properties draw:textarea-horizontal-align="justify" draw:shadow="hidden" draw:shadow-offset-x="0.2cm" draw:shadow-offset-y="0.2cm" draw:shadow-color="#808080"/>
      <style:text-properties style:letter-kerning="true"/>
    </style:style>
    <style:style style:name="Quote_20_2-notes" style:display-name="Quote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2-outline1" style:display-name="Quote 2-outline1" style:family="presentation">
      <style:graphic-properties draw:stroke="none" draw:fill="none" draw:auto-grow-height="false" draw:fit-to-size="false" style:shrink-to-fit="true">
        <text:list-style style:name="Quote_20_2-outline1" style:display-name="Quote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2-outline2" style:display-name="Quote 2-outline2" style:family="presentation" style:parent-style-name="Quote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2-outline3" style:display-name="Quote 2-outline3" style:family="presentation" style:parent-style-name="Quote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2-outline4" style:display-name="Quote 2-outline4" style:family="presentation" style:parent-style-name="Quote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2-outline5" style:display-name="Quote 2-outline5" style:family="presentation" style:parent-style-name="Quote_20_2-outline4">
      <style:paragraph-properties fo:margin-top="0.1cm" fo:margin-bottom="0cm"/>
      <style:text-properties fo:font-size="20pt" style:font-size-asian="20pt" style:font-size-complex="20pt"/>
    </style:style>
    <style:style style:name="Quote_20_2-outline6" style:display-name="Quote 2-outline6" style:family="presentation" style:parent-style-name="Quote_20_2-outline5">
      <style:paragraph-properties fo:margin-top="0.1cm" fo:margin-bottom="0cm"/>
      <style:text-properties fo:font-size="20pt" style:font-size-asian="20pt" style:font-size-complex="20pt"/>
    </style:style>
    <style:style style:name="Quote_20_2-outline7" style:display-name="Quote 2-outline7" style:family="presentation" style:parent-style-name="Quote_20_2-outline6">
      <style:paragraph-properties fo:margin-top="0.1cm" fo:margin-bottom="0cm"/>
      <style:text-properties fo:font-size="20pt" style:font-size-asian="20pt" style:font-size-complex="20pt"/>
    </style:style>
    <style:style style:name="Quote_20_2-outline8" style:display-name="Quote 2-outline8" style:family="presentation" style:parent-style-name="Quote_20_2-outline7">
      <style:paragraph-properties fo:margin-top="0.1cm" fo:margin-bottom="0cm"/>
      <style:text-properties fo:font-size="20pt" style:font-size-asian="20pt" style:font-size-complex="20pt"/>
    </style:style>
    <style:style style:name="Quote_20_2-outline9" style:display-name="Quote 2-outline9" style:family="presentation" style:parent-style-name="Quote_20_2-outline8">
      <style:paragraph-properties fo:margin-top="0.1cm" fo:margin-bottom="0cm"/>
      <style:text-properties fo:font-size="20pt" style:font-size-asian="20pt" style:font-size-complex="20pt"/>
    </style:style>
    <style:style style:name="Quote_20_2-subtitle" style:display-name="Quote 2-subtitle" style:family="presentation">
      <style:graphic-properties draw:stroke="none" draw:fill="none" draw:textarea-vertical-align="middle">
        <text:list-style style:name="Quote_20_2-subtitle" style:display-name="Quote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2-title" style:display-name="Quote 2-title" style:family="presentation">
      <style:graphic-properties draw:stroke="none" draw:fill="none" draw:textarea-vertical-align="middle">
        <text:list-style style:name="Quote_20_2-title" style:display-name="Quote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3-background" style:display-name="Quote 3-background" style:family="presentation">
      <style:graphic-properties draw:stroke="none" draw:fill="solid" draw:fill-color="#ffffff"/>
      <style:text-properties style:letter-kerning="true"/>
    </style:style>
    <style:style style:name="Quote_20_3-backgroundobjects" style:display-name="Quote 3-backgroundobjects" style:family="presentation">
      <style:graphic-properties draw:textarea-horizontal-align="justify" draw:shadow="hidden" draw:shadow-offset-x="0.2cm" draw:shadow-offset-y="0.2cm" draw:shadow-color="#808080"/>
      <style:text-properties style:letter-kerning="true"/>
    </style:style>
    <style:style style:name="Quote_20_3-notes" style:display-name="Quote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3-outline1" style:display-name="Quote 3-outline1" style:family="presentation">
      <style:graphic-properties draw:stroke="none" draw:fill="none" draw:auto-grow-height="false" draw:fit-to-size="false" style:shrink-to-fit="true">
        <text:list-style style:name="Quote_20_3-outline1" style:display-name="Quote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3-outline2" style:display-name="Quote 3-outline2" style:family="presentation" style:parent-style-name="Quote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3-outline3" style:display-name="Quote 3-outline3" style:family="presentation" style:parent-style-name="Quote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3-outline4" style:display-name="Quote 3-outline4" style:family="presentation" style:parent-style-name="Quote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3-outline5" style:display-name="Quote 3-outline5" style:family="presentation" style:parent-style-name="Quote_20_3-outline4">
      <style:paragraph-properties fo:margin-top="0.1cm" fo:margin-bottom="0cm"/>
      <style:text-properties fo:font-size="20pt" style:font-size-asian="20pt" style:font-size-complex="20pt"/>
    </style:style>
    <style:style style:name="Quote_20_3-outline6" style:display-name="Quote 3-outline6" style:family="presentation" style:parent-style-name="Quote_20_3-outline5">
      <style:paragraph-properties fo:margin-top="0.1cm" fo:margin-bottom="0cm"/>
      <style:text-properties fo:font-size="20pt" style:font-size-asian="20pt" style:font-size-complex="20pt"/>
    </style:style>
    <style:style style:name="Quote_20_3-outline7" style:display-name="Quote 3-outline7" style:family="presentation" style:parent-style-name="Quote_20_3-outline6">
      <style:paragraph-properties fo:margin-top="0.1cm" fo:margin-bottom="0cm"/>
      <style:text-properties fo:font-size="20pt" style:font-size-asian="20pt" style:font-size-complex="20pt"/>
    </style:style>
    <style:style style:name="Quote_20_3-outline8" style:display-name="Quote 3-outline8" style:family="presentation" style:parent-style-name="Quote_20_3-outline7">
      <style:paragraph-properties fo:margin-top="0.1cm" fo:margin-bottom="0cm"/>
      <style:text-properties fo:font-size="20pt" style:font-size-asian="20pt" style:font-size-complex="20pt"/>
    </style:style>
    <style:style style:name="Quote_20_3-outline9" style:display-name="Quote 3-outline9" style:family="presentation" style:parent-style-name="Quote_20_3-outline8">
      <style:paragraph-properties fo:margin-top="0.1cm" fo:margin-bottom="0cm"/>
      <style:text-properties fo:font-size="20pt" style:font-size-asian="20pt" style:font-size-complex="20pt"/>
    </style:style>
    <style:style style:name="Quote_20_3-subtitle" style:display-name="Quote 3-subtitle" style:family="presentation">
      <style:graphic-properties draw:stroke="none" draw:fill="none" draw:textarea-vertical-align="middle">
        <text:list-style style:name="Quote_20_3-subtitle" style:display-name="Quote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3-title" style:display-name="Quote 3-title" style:family="presentation">
      <style:graphic-properties draw:stroke="none" draw:fill="none" draw:textarea-vertical-align="middle">
        <text:list-style style:name="Quote_20_3-title" style:display-name="Quote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outline2" style:display-name="Two Content-outline2" style:family="presentation" style:parent-style-name="Two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wo_20_Content-outline3" style:display-name="Two Content-outline3" style:family="presentation" style:parent-style-name="Two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wo_20_Content-outline4" style:display-name="Two Content-outline4" style:family="presentation" style:parent-style-name="Two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2-background" style:display-name="Title, Photo 2-background" style:family="presentation">
      <style:graphic-properties draw:stroke="none" draw:fill="solid" draw:fill-color="#ffffff"/>
      <style:text-properties style:letter-kerning="true"/>
    </style:style>
    <style:style style:name="Title_2c__20_Photo_20_2-backgroundobjects" style:display-name="Title, Photo 2-backgroundobjects" style:family="presentation">
      <style:graphic-properties draw:textarea-horizontal-align="justify" draw:shadow="hidden" draw:shadow-offset-x="0.2cm" draw:shadow-offset-y="0.2cm" draw:shadow-color="#808080"/>
      <style:text-properties style:letter-kerning="true"/>
    </style:style>
    <style:style style:name="Title_2c__20_Photo_20_2-notes" style:display-name="Title,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2-outline1" style:display-name="Title, Photo 2-outline1" style:family="presentation">
      <style:graphic-properties draw:stroke="none" draw:fill="none" draw:auto-grow-height="false" draw:fit-to-size="false" style:shrink-to-fit="true">
        <text:list-style style:name="Title_2c__20_Photo_20_2-outline1" style:display-name="Title,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2-outline2" style:display-name="Title, Photo 2-outline2" style:family="presentation" style:parent-style-name="Title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2-outline3" style:display-name="Title, Photo 2-outline3" style:family="presentation" style:parent-style-name="Title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2-outline4" style:display-name="Title, Photo 2-outline4" style:family="presentation" style:parent-style-name="Title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2-outline5" style:display-name="Title, Photo 2-outline5" style:family="presentation" style:parent-style-name="Title_2c__20_Photo_20_2-outline4">
      <style:paragraph-properties fo:margin-top="0.1cm" fo:margin-bottom="0cm"/>
      <style:text-properties fo:font-size="20pt" style:font-size-asian="20pt" style:font-size-complex="20pt"/>
    </style:style>
    <style:style style:name="Title_2c__20_Photo_20_2-outline6" style:display-name="Title, Photo 2-outline6" style:family="presentation" style:parent-style-name="Title_2c__20_Photo_20_2-outline5">
      <style:paragraph-properties fo:margin-top="0.1cm" fo:margin-bottom="0cm"/>
      <style:text-properties fo:font-size="20pt" style:font-size-asian="20pt" style:font-size-complex="20pt"/>
    </style:style>
    <style:style style:name="Title_2c__20_Photo_20_2-outline7" style:display-name="Title, Photo 2-outline7" style:family="presentation" style:parent-style-name="Title_2c__20_Photo_20_2-outline6">
      <style:paragraph-properties fo:margin-top="0.1cm" fo:margin-bottom="0cm"/>
      <style:text-properties fo:font-size="20pt" style:font-size-asian="20pt" style:font-size-complex="20pt"/>
    </style:style>
    <style:style style:name="Title_2c__20_Photo_20_2-outline8" style:display-name="Title, Photo 2-outline8" style:family="presentation" style:parent-style-name="Title_2c__20_Photo_20_2-outline7">
      <style:paragraph-properties fo:margin-top="0.1cm" fo:margin-bottom="0cm"/>
      <style:text-properties fo:font-size="20pt" style:font-size-asian="20pt" style:font-size-complex="20pt"/>
    </style:style>
    <style:style style:name="Title_2c__20_Photo_20_2-outline9" style:display-name="Title, Photo 2-outline9" style:family="presentation" style:parent-style-name="Title_2c__20_Photo_20_2-outline8">
      <style:paragraph-properties fo:margin-top="0.1cm" fo:margin-bottom="0cm"/>
      <style:text-properties fo:font-size="20pt" style:font-size-asian="20pt" style:font-size-complex="20pt"/>
    </style:style>
    <style:style style:name="Title_2c__20_Photo_20_2-subtitle" style:display-name="Title, Photo 2-subtitle" style:family="presentation">
      <style:graphic-properties draw:stroke="none" draw:fill="none" draw:textarea-vertical-align="middle">
        <text:list-style style:name="Title_2c__20_Photo_20_2-subtitle" style:display-name="Title,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2-title" style:display-name="Title, Photo 2-title" style:family="presentation">
      <style:graphic-properties draw:stroke="none" draw:fill="none" draw:textarea-vertical-align="middle">
        <text:list-style style:name="Title_2c__20_Photo_20_2-title" style:display-name="Title,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outline2" style:family="presentation" style:parent-style-name="Comparis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mparison-outline3" style:family="presentation" style:parent-style-name="Comparis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mparison-outline4" style:family="presentation" style:parent-style-name="Comparis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3-item_20_Lists-background" style:display-name="Title and 3-item Lists-background" style:family="presentation">
      <style:graphic-properties draw:stroke="none" draw:fill="solid" draw:fill-color="#ffffff"/>
      <style:text-properties style:letter-kerning="true"/>
    </style:style>
    <style:style style:name="Title_20_and_20_3-item_20_Lists-backgroundobjects" style:display-name="Title and 3-item Lists-backgroundobjects" style:family="presentation">
      <style:graphic-properties draw:textarea-horizontal-align="justify" draw:shadow="hidden" draw:shadow-offset-x="0.2cm" draw:shadow-offset-y="0.2cm" draw:shadow-color="#808080"/>
      <style:text-properties style:letter-kerning="true"/>
    </style:style>
    <style:style style:name="Title_20_and_20_3-item_20_Lists-notes" style:display-name="Title and 3-item Lists-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3-item_20_Lists-outline1" style:display-name="Title and 3-item Lists-outline1" style:family="presentation">
      <style:graphic-properties draw:stroke="none" draw:fill="none" draw:auto-grow-height="false" draw:fit-to-size="false" style:shrink-to-fit="true">
        <text:list-style style:name="Title_20_and_20_3-item_20_Lists-outline1" style:display-name="Title and 3-item Lis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3-item_20_Lists-outline2" style:display-name="Title and 3-item Lists-outline2" style:family="presentation" style:parent-style-name="Title_20_and_20_3-item_20_Lists-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3-item_20_Lists-outline3" style:display-name="Title and 3-item Lists-outline3" style:family="presentation" style:parent-style-name="Title_20_and_20_3-item_20_Lists-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3-item_20_Lists-outline4" style:display-name="Title and 3-item Lists-outline4" style:family="presentation" style:parent-style-name="Title_20_and_20_3-item_20_Lists-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3-item_20_Lists-outline5" style:display-name="Title and 3-item Lists-outline5" style:family="presentation" style:parent-style-name="Title_20_and_20_3-item_20_Lists-outline4">
      <style:paragraph-properties fo:margin-top="0.1cm" fo:margin-bottom="0cm"/>
      <style:text-properties fo:font-size="20pt" style:font-size-asian="20pt" style:font-size-complex="20pt"/>
    </style:style>
    <style:style style:name="Title_20_and_20_3-item_20_Lists-outline6" style:display-name="Title and 3-item Lists-outline6" style:family="presentation" style:parent-style-name="Title_20_and_20_3-item_20_Lists-outline5">
      <style:paragraph-properties fo:margin-top="0.1cm" fo:margin-bottom="0cm"/>
      <style:text-properties fo:font-size="20pt" style:font-size-asian="20pt" style:font-size-complex="20pt"/>
    </style:style>
    <style:style style:name="Title_20_and_20_3-item_20_Lists-outline7" style:display-name="Title and 3-item Lists-outline7" style:family="presentation" style:parent-style-name="Title_20_and_20_3-item_20_Lists-outline6">
      <style:paragraph-properties fo:margin-top="0.1cm" fo:margin-bottom="0cm"/>
      <style:text-properties fo:font-size="20pt" style:font-size-asian="20pt" style:font-size-complex="20pt"/>
    </style:style>
    <style:style style:name="Title_20_and_20_3-item_20_Lists-outline8" style:display-name="Title and 3-item Lists-outline8" style:family="presentation" style:parent-style-name="Title_20_and_20_3-item_20_Lists-outline7">
      <style:paragraph-properties fo:margin-top="0.1cm" fo:margin-bottom="0cm"/>
      <style:text-properties fo:font-size="20pt" style:font-size-asian="20pt" style:font-size-complex="20pt"/>
    </style:style>
    <style:style style:name="Title_20_and_20_3-item_20_Lists-outline9" style:display-name="Title and 3-item Lists-outline9" style:family="presentation" style:parent-style-name="Title_20_and_20_3-item_20_Lists-outline8">
      <style:paragraph-properties fo:margin-top="0.1cm" fo:margin-bottom="0cm"/>
      <style:text-properties fo:font-size="20pt" style:font-size-asian="20pt" style:font-size-complex="20pt"/>
    </style:style>
    <style:style style:name="Title_20_and_20_3-item_20_Lists-subtitle" style:display-name="Title and 3-item Lists-subtitle" style:family="presentation">
      <style:graphic-properties draw:stroke="none" draw:fill="none" draw:textarea-vertical-align="middle">
        <text:list-style style:name="Title_20_and_20_3-item_20_Lists-subtitle" style:display-name="Title and 3-item Lis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3-item_20_Lists-title" style:display-name="Title and 3-item Lists-title" style:family="presentation">
      <style:graphic-properties draw:stroke="none" draw:fill="none" draw:textarea-vertical-align="middle">
        <text:list-style style:name="Title_20_and_20_3-item_20_Lists-title" style:display-name="Title and 3-item Lis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1-background" style:display-name="Title and 4-item Lists 1-background" style:family="presentation">
      <style:graphic-properties draw:stroke="none" draw:fill="solid" draw:fill-color="#ffffff"/>
      <style:text-properties style:letter-kerning="true"/>
    </style:style>
    <style:style style:name="Title_20_and_20_4-item_20_Lists_20_1-backgroundobjects" style:display-name="Title and 4-item Lists 1-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1-notes" style:display-name="Title and 4-item Lists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1-outline1" style:display-name="Title and 4-item Lists 1-outline1" style:family="presentation">
      <style:graphic-properties draw:stroke="none" draw:fill="none" draw:auto-grow-height="false" draw:fit-to-size="false" style:shrink-to-fit="true">
        <text:list-style style:name="Title_20_and_20_4-item_20_Lists_20_1-outline1" style:display-name="Title and 4-item Lists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1-outline2" style:display-name="Title and 4-item Lists 1-outline2" style:family="presentation" style:parent-style-name="Title_20_and_20_4-item_20_Lists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1-outline3" style:display-name="Title and 4-item Lists 1-outline3" style:family="presentation" style:parent-style-name="Title_20_and_20_4-item_20_Lists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1-outline4" style:display-name="Title and 4-item Lists 1-outline4" style:family="presentation" style:parent-style-name="Title_20_and_20_4-item_20_Lists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1-outline5" style:display-name="Title and 4-item Lists 1-outline5" style:family="presentation" style:parent-style-name="Title_20_and_20_4-item_20_Lists_20_1-outline4">
      <style:paragraph-properties fo:margin-top="0.1cm" fo:margin-bottom="0cm"/>
      <style:text-properties fo:font-size="20pt" style:font-size-asian="20pt" style:font-size-complex="20pt"/>
    </style:style>
    <style:style style:name="Title_20_and_20_4-item_20_Lists_20_1-outline6" style:display-name="Title and 4-item Lists 1-outline6" style:family="presentation" style:parent-style-name="Title_20_and_20_4-item_20_Lists_20_1-outline5">
      <style:paragraph-properties fo:margin-top="0.1cm" fo:margin-bottom="0cm"/>
      <style:text-properties fo:font-size="20pt" style:font-size-asian="20pt" style:font-size-complex="20pt"/>
    </style:style>
    <style:style style:name="Title_20_and_20_4-item_20_Lists_20_1-outline7" style:display-name="Title and 4-item Lists 1-outline7" style:family="presentation" style:parent-style-name="Title_20_and_20_4-item_20_Lists_20_1-outline6">
      <style:paragraph-properties fo:margin-top="0.1cm" fo:margin-bottom="0cm"/>
      <style:text-properties fo:font-size="20pt" style:font-size-asian="20pt" style:font-size-complex="20pt"/>
    </style:style>
    <style:style style:name="Title_20_and_20_4-item_20_Lists_20_1-outline8" style:display-name="Title and 4-item Lists 1-outline8" style:family="presentation" style:parent-style-name="Title_20_and_20_4-item_20_Lists_20_1-outline7">
      <style:paragraph-properties fo:margin-top="0.1cm" fo:margin-bottom="0cm"/>
      <style:text-properties fo:font-size="20pt" style:font-size-asian="20pt" style:font-size-complex="20pt"/>
    </style:style>
    <style:style style:name="Title_20_and_20_4-item_20_Lists_20_1-outline9" style:display-name="Title and 4-item Lists 1-outline9" style:family="presentation" style:parent-style-name="Title_20_and_20_4-item_20_Lists_20_1-outline8">
      <style:paragraph-properties fo:margin-top="0.1cm" fo:margin-bottom="0cm"/>
      <style:text-properties fo:font-size="20pt" style:font-size-asian="20pt" style:font-size-complex="20pt"/>
    </style:style>
    <style:style style:name="Title_20_and_20_4-item_20_Lists_20_1-subtitle" style:display-name="Title and 4-item Lists 1-subtitle" style:family="presentation">
      <style:graphic-properties draw:stroke="none" draw:fill="none" draw:textarea-vertical-align="middle">
        <text:list-style style:name="Title_20_and_20_4-item_20_Lists_20_1-subtitle" style:display-name="Title and 4-item Lists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1-title" style:display-name="Title and 4-item Lists 1-title" style:family="presentation">
      <style:graphic-properties draw:stroke="none" draw:fill="none" draw:textarea-vertical-align="middle">
        <text:list-style style:name="Title_20_and_20_4-item_20_Lists_20_1-title" style:display-name="Title and 4-item Lists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0_1-background" style:display-name="Section Header 1-background" style:family="presentation">
      <style:graphic-properties draw:stroke="none" draw:fill="solid" draw:fill-color="#ffffff"/>
      <style:text-properties style:letter-kerning="true"/>
    </style:style>
    <style:style style:name="Section_20_Header_20_1-backgroundobjects" style:display-name="Section Header 1-backgroundobjects" style:family="presentation">
      <style:graphic-properties draw:textarea-horizontal-align="justify" draw:shadow="hidden" draw:shadow-offset-x="0.2cm" draw:shadow-offset-y="0.2cm" draw:shadow-color="#808080"/>
      <style:text-properties style:letter-kerning="true"/>
    </style:style>
    <style:style style:name="Section_20_Header_20_1-notes" style:display-name="Section Head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0_1-outline1" style:display-name="Section Header 1-outline1" style:family="presentation">
      <style:graphic-properties draw:stroke="none" draw:fill="none" draw:auto-grow-height="false" draw:fit-to-size="false" style:shrink-to-fit="true">
        <text:list-style style:name="Section_20_Header_20_1-outline1" style:display-name="Section Head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0_1-outline2" style:display-name="Section Header 1-outline2" style:family="presentation" style:parent-style-name="Section_20_Head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0_1-outline3" style:display-name="Section Header 1-outline3" style:family="presentation" style:parent-style-name="Section_20_Head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0_1-outline4" style:display-name="Section Header 1-outline4" style:family="presentation" style:parent-style-name="Section_20_Head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0_1-outline5" style:display-name="Section Header 1-outline5" style:family="presentation" style:parent-style-name="Section_20_Header_20_1-outline4">
      <style:paragraph-properties fo:margin-top="0.1cm" fo:margin-bottom="0cm"/>
      <style:text-properties fo:font-size="20pt" style:font-size-asian="20pt" style:font-size-complex="20pt"/>
    </style:style>
    <style:style style:name="Section_20_Header_20_1-outline6" style:display-name="Section Header 1-outline6" style:family="presentation" style:parent-style-name="Section_20_Header_20_1-outline5">
      <style:paragraph-properties fo:margin-top="0.1cm" fo:margin-bottom="0cm"/>
      <style:text-properties fo:font-size="20pt" style:font-size-asian="20pt" style:font-size-complex="20pt"/>
    </style:style>
    <style:style style:name="Section_20_Header_20_1-outline7" style:display-name="Section Header 1-outline7" style:family="presentation" style:parent-style-name="Section_20_Header_20_1-outline6">
      <style:paragraph-properties fo:margin-top="0.1cm" fo:margin-bottom="0cm"/>
      <style:text-properties fo:font-size="20pt" style:font-size-asian="20pt" style:font-size-complex="20pt"/>
    </style:style>
    <style:style style:name="Section_20_Header_20_1-outline8" style:display-name="Section Header 1-outline8" style:family="presentation" style:parent-style-name="Section_20_Header_20_1-outline7">
      <style:paragraph-properties fo:margin-top="0.1cm" fo:margin-bottom="0cm"/>
      <style:text-properties fo:font-size="20pt" style:font-size-asian="20pt" style:font-size-complex="20pt"/>
    </style:style>
    <style:style style:name="Section_20_Header_20_1-outline9" style:display-name="Section Header 1-outline9" style:family="presentation" style:parent-style-name="Section_20_Header_20_1-outline8">
      <style:paragraph-properties fo:margin-top="0.1cm" fo:margin-bottom="0cm"/>
      <style:text-properties fo:font-size="20pt" style:font-size-asian="20pt" style:font-size-complex="20pt"/>
    </style:style>
    <style:style style:name="Section_20_Header_20_1-subtitle" style:display-name="Section Header 1-subtitle" style:family="presentation">
      <style:graphic-properties draw:stroke="none" draw:fill="none" draw:textarea-vertical-align="middle">
        <text:list-style style:name="Section_20_Header_20_1-subtitle" style:display-name="Section Head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0_1-title" style:display-name="Section Header 1-title" style:family="presentation">
      <style:graphic-properties draw:stroke="none" draw:fill="none" draw:textarea-vertical-align="middle">
        <text:list-style style:name="Section_20_Header_20_1-title" style:display-name="Section Head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2-background" style:display-name="Title and 4-item Lists 2-background" style:family="presentation">
      <style:graphic-properties draw:stroke="none" draw:fill="solid" draw:fill-color="#ffffff"/>
      <style:text-properties style:letter-kerning="true"/>
    </style:style>
    <style:style style:name="Title_20_and_20_4-item_20_Lists_20_2-backgroundobjects" style:display-name="Title and 4-item Lists 2-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2-notes" style:display-name="Title and 4-item Lists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2-outline1" style:display-name="Title and 4-item Lists 2-outline1" style:family="presentation">
      <style:graphic-properties draw:stroke="none" draw:fill="none" draw:auto-grow-height="false" draw:fit-to-size="false" style:shrink-to-fit="true">
        <text:list-style style:name="Title_20_and_20_4-item_20_Lists_20_2-outline1" style:display-name="Title and 4-item Lists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2-outline2" style:display-name="Title and 4-item Lists 2-outline2" style:family="presentation" style:parent-style-name="Title_20_and_20_4-item_20_Lists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2-outline3" style:display-name="Title and 4-item Lists 2-outline3" style:family="presentation" style:parent-style-name="Title_20_and_20_4-item_20_Lists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2-outline4" style:display-name="Title and 4-item Lists 2-outline4" style:family="presentation" style:parent-style-name="Title_20_and_20_4-item_20_Lists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2-outline5" style:display-name="Title and 4-item Lists 2-outline5" style:family="presentation" style:parent-style-name="Title_20_and_20_4-item_20_Lists_20_2-outline4">
      <style:paragraph-properties fo:margin-top="0.1cm" fo:margin-bottom="0cm"/>
      <style:text-properties fo:font-size="20pt" style:font-size-asian="20pt" style:font-size-complex="20pt"/>
    </style:style>
    <style:style style:name="Title_20_and_20_4-item_20_Lists_20_2-outline6" style:display-name="Title and 4-item Lists 2-outline6" style:family="presentation" style:parent-style-name="Title_20_and_20_4-item_20_Lists_20_2-outline5">
      <style:paragraph-properties fo:margin-top="0.1cm" fo:margin-bottom="0cm"/>
      <style:text-properties fo:font-size="20pt" style:font-size-asian="20pt" style:font-size-complex="20pt"/>
    </style:style>
    <style:style style:name="Title_20_and_20_4-item_20_Lists_20_2-outline7" style:display-name="Title and 4-item Lists 2-outline7" style:family="presentation" style:parent-style-name="Title_20_and_20_4-item_20_Lists_20_2-outline6">
      <style:paragraph-properties fo:margin-top="0.1cm" fo:margin-bottom="0cm"/>
      <style:text-properties fo:font-size="20pt" style:font-size-asian="20pt" style:font-size-complex="20pt"/>
    </style:style>
    <style:style style:name="Title_20_and_20_4-item_20_Lists_20_2-outline8" style:display-name="Title and 4-item Lists 2-outline8" style:family="presentation" style:parent-style-name="Title_20_and_20_4-item_20_Lists_20_2-outline7">
      <style:paragraph-properties fo:margin-top="0.1cm" fo:margin-bottom="0cm"/>
      <style:text-properties fo:font-size="20pt" style:font-size-asian="20pt" style:font-size-complex="20pt"/>
    </style:style>
    <style:style style:name="Title_20_and_20_4-item_20_Lists_20_2-outline9" style:display-name="Title and 4-item Lists 2-outline9" style:family="presentation" style:parent-style-name="Title_20_and_20_4-item_20_Lists_20_2-outline8">
      <style:paragraph-properties fo:margin-top="0.1cm" fo:margin-bottom="0cm"/>
      <style:text-properties fo:font-size="20pt" style:font-size-asian="20pt" style:font-size-complex="20pt"/>
    </style:style>
    <style:style style:name="Title_20_and_20_4-item_20_Lists_20_2-subtitle" style:display-name="Title and 4-item Lists 2-subtitle" style:family="presentation">
      <style:graphic-properties draw:stroke="none" draw:fill="none" draw:textarea-vertical-align="middle">
        <text:list-style style:name="Title_20_and_20_4-item_20_Lists_20_2-subtitle" style:display-name="Title and 4-item Lists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2-title" style:display-name="Title and 4-item Lists 2-title" style:family="presentation">
      <style:graphic-properties draw:stroke="none" draw:fill="none" draw:textarea-vertical-align="middle">
        <text:list-style style:name="Title_20_and_20_4-item_20_Lists_20_2-title" style:display-name="Title and 4-item Lists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3-background" style:display-name="Title and 4-item Lists 3-background" style:family="presentation">
      <style:graphic-properties draw:stroke="none" draw:fill="solid" draw:fill-color="#ffffff"/>
      <style:text-properties style:letter-kerning="true"/>
    </style:style>
    <style:style style:name="Title_20_and_20_4-item_20_Lists_20_3-backgroundobjects" style:display-name="Title and 4-item Lists 3-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3-notes" style:display-name="Title and 4-item Lists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3-outline1" style:display-name="Title and 4-item Lists 3-outline1" style:family="presentation">
      <style:graphic-properties draw:stroke="none" draw:fill="none" draw:auto-grow-height="false" draw:fit-to-size="false" style:shrink-to-fit="true">
        <text:list-style style:name="Title_20_and_20_4-item_20_Lists_20_3-outline1" style:display-name="Title and 4-item Lists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3-outline2" style:display-name="Title and 4-item Lists 3-outline2" style:family="presentation" style:parent-style-name="Title_20_and_20_4-item_20_Lists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3-outline3" style:display-name="Title and 4-item Lists 3-outline3" style:family="presentation" style:parent-style-name="Title_20_and_20_4-item_20_Lists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3-outline4" style:display-name="Title and 4-item Lists 3-outline4" style:family="presentation" style:parent-style-name="Title_20_and_20_4-item_20_Lists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3-outline5" style:display-name="Title and 4-item Lists 3-outline5" style:family="presentation" style:parent-style-name="Title_20_and_20_4-item_20_Lists_20_3-outline4">
      <style:paragraph-properties fo:margin-top="0.1cm" fo:margin-bottom="0cm"/>
      <style:text-properties fo:font-size="20pt" style:font-size-asian="20pt" style:font-size-complex="20pt"/>
    </style:style>
    <style:style style:name="Title_20_and_20_4-item_20_Lists_20_3-outline6" style:display-name="Title and 4-item Lists 3-outline6" style:family="presentation" style:parent-style-name="Title_20_and_20_4-item_20_Lists_20_3-outline5">
      <style:paragraph-properties fo:margin-top="0.1cm" fo:margin-bottom="0cm"/>
      <style:text-properties fo:font-size="20pt" style:font-size-asian="20pt" style:font-size-complex="20pt"/>
    </style:style>
    <style:style style:name="Title_20_and_20_4-item_20_Lists_20_3-outline7" style:display-name="Title and 4-item Lists 3-outline7" style:family="presentation" style:parent-style-name="Title_20_and_20_4-item_20_Lists_20_3-outline6">
      <style:paragraph-properties fo:margin-top="0.1cm" fo:margin-bottom="0cm"/>
      <style:text-properties fo:font-size="20pt" style:font-size-asian="20pt" style:font-size-complex="20pt"/>
    </style:style>
    <style:style style:name="Title_20_and_20_4-item_20_Lists_20_3-outline8" style:display-name="Title and 4-item Lists 3-outline8" style:family="presentation" style:parent-style-name="Title_20_and_20_4-item_20_Lists_20_3-outline7">
      <style:paragraph-properties fo:margin-top="0.1cm" fo:margin-bottom="0cm"/>
      <style:text-properties fo:font-size="20pt" style:font-size-asian="20pt" style:font-size-complex="20pt"/>
    </style:style>
    <style:style style:name="Title_20_and_20_4-item_20_Lists_20_3-outline9" style:display-name="Title and 4-item Lists 3-outline9" style:family="presentation" style:parent-style-name="Title_20_and_20_4-item_20_Lists_20_3-outline8">
      <style:paragraph-properties fo:margin-top="0.1cm" fo:margin-bottom="0cm"/>
      <style:text-properties fo:font-size="20pt" style:font-size-asian="20pt" style:font-size-complex="20pt"/>
    </style:style>
    <style:style style:name="Title_20_and_20_4-item_20_Lists_20_3-subtitle" style:display-name="Title and 4-item Lists 3-subtitle" style:family="presentation">
      <style:graphic-properties draw:stroke="none" draw:fill="none" draw:textarea-vertical-align="middle">
        <text:list-style style:name="Title_20_and_20_4-item_20_Lists_20_3-subtitle" style:display-name="Title and 4-item Lists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3-title" style:display-name="Title and 4-item Lists 3-title" style:family="presentation">
      <style:graphic-properties draw:stroke="none" draw:fill="none" draw:textarea-vertical-align="middle">
        <text:list-style style:name="Title_20_and_20_4-item_20_Lists_20_3-title" style:display-name="Title and 4-item Lists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4-background" style:display-name="Title and 4-item Lists 4-background" style:family="presentation">
      <style:graphic-properties draw:stroke="none" draw:fill="solid" draw:fill-color="#ffffff"/>
      <style:text-properties style:letter-kerning="true"/>
    </style:style>
    <style:style style:name="Title_20_and_20_4-item_20_Lists_20_4-backgroundobjects" style:display-name="Title and 4-item Lists 4-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4-notes" style:display-name="Title and 4-item Lists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4-outline1" style:display-name="Title and 4-item Lists 4-outline1" style:family="presentation">
      <style:graphic-properties draw:stroke="none" draw:fill="none" draw:auto-grow-height="false" draw:fit-to-size="false" style:shrink-to-fit="true">
        <text:list-style style:name="Title_20_and_20_4-item_20_Lists_20_4-outline1" style:display-name="Title and 4-item Lists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4-outline2" style:display-name="Title and 4-item Lists 4-outline2" style:family="presentation" style:parent-style-name="Title_20_and_20_4-item_20_Lists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4-outline3" style:display-name="Title and 4-item Lists 4-outline3" style:family="presentation" style:parent-style-name="Title_20_and_20_4-item_20_Lists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4-outline4" style:display-name="Title and 4-item Lists 4-outline4" style:family="presentation" style:parent-style-name="Title_20_and_20_4-item_20_Lists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4-outline5" style:display-name="Title and 4-item Lists 4-outline5" style:family="presentation" style:parent-style-name="Title_20_and_20_4-item_20_Lists_20_4-outline4">
      <style:paragraph-properties fo:margin-top="0.1cm" fo:margin-bottom="0cm"/>
      <style:text-properties fo:font-size="20pt" style:font-size-asian="20pt" style:font-size-complex="20pt"/>
    </style:style>
    <style:style style:name="Title_20_and_20_4-item_20_Lists_20_4-outline6" style:display-name="Title and 4-item Lists 4-outline6" style:family="presentation" style:parent-style-name="Title_20_and_20_4-item_20_Lists_20_4-outline5">
      <style:paragraph-properties fo:margin-top="0.1cm" fo:margin-bottom="0cm"/>
      <style:text-properties fo:font-size="20pt" style:font-size-asian="20pt" style:font-size-complex="20pt"/>
    </style:style>
    <style:style style:name="Title_20_and_20_4-item_20_Lists_20_4-outline7" style:display-name="Title and 4-item Lists 4-outline7" style:family="presentation" style:parent-style-name="Title_20_and_20_4-item_20_Lists_20_4-outline6">
      <style:paragraph-properties fo:margin-top="0.1cm" fo:margin-bottom="0cm"/>
      <style:text-properties fo:font-size="20pt" style:font-size-asian="20pt" style:font-size-complex="20pt"/>
    </style:style>
    <style:style style:name="Title_20_and_20_4-item_20_Lists_20_4-outline8" style:display-name="Title and 4-item Lists 4-outline8" style:family="presentation" style:parent-style-name="Title_20_and_20_4-item_20_Lists_20_4-outline7">
      <style:paragraph-properties fo:margin-top="0.1cm" fo:margin-bottom="0cm"/>
      <style:text-properties fo:font-size="20pt" style:font-size-asian="20pt" style:font-size-complex="20pt"/>
    </style:style>
    <style:style style:name="Title_20_and_20_4-item_20_Lists_20_4-outline9" style:display-name="Title and 4-item Lists 4-outline9" style:family="presentation" style:parent-style-name="Title_20_and_20_4-item_20_Lists_20_4-outline8">
      <style:paragraph-properties fo:margin-top="0.1cm" fo:margin-bottom="0cm"/>
      <style:text-properties fo:font-size="20pt" style:font-size-asian="20pt" style:font-size-complex="20pt"/>
    </style:style>
    <style:style style:name="Title_20_and_20_4-item_20_Lists_20_4-subtitle" style:display-name="Title and 4-item Lists 4-subtitle" style:family="presentation">
      <style:graphic-properties draw:stroke="none" draw:fill="none" draw:textarea-vertical-align="middle">
        <text:list-style style:name="Title_20_and_20_4-item_20_Lists_20_4-subtitle" style:display-name="Title and 4-item Lists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4-title" style:display-name="Title and 4-item Lists 4-title" style:family="presentation">
      <style:graphic-properties draw:stroke="none" draw:fill="none" draw:textarea-vertical-align="middle">
        <text:list-style style:name="Title_20_and_20_4-item_20_Lists_20_4-title" style:display-name="Title and 4-item Lists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outline3" style:family="presentation" style:parent-style-name="Blank-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outline4" style:family="presentation" style:parent-style-name="Blank-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outline2" style:display-name="Content with Caption-outline2" style:family="presentation" style:parent-style-name="Content_20_with_20_Capt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with_20_Caption-outline3" style:display-name="Content with Caption-outline3" style:family="presentation" style:parent-style-name="Content_20_with_20_Capt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with_20_Caption-outline4" style:display-name="Content with Caption-outline4" style:family="presentation" style:parent-style-name="Content_20_with_20_Capt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outline2" style:display-name="Picture with Caption-outline2" style:family="presentation" style:parent-style-name="Picture_20_with_20_Capt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icture_20_with_20_Caption-outline3" style:display-name="Picture with Caption-outline3" style:family="presentation" style:parent-style-name="Picture_20_with_20_Capt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icture_20_with_20_Caption-outline4" style:display-name="Picture with Caption-outline4" style:family="presentation" style:parent-style-name="Picture_20_with_20_Capt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clusion-background" style:family="presentation">
      <style:graphic-properties draw:stroke="none" draw:fill="solid" draw:fill-color="#125597">
        <loext:fill-complex-color loext:theme-type="accent1" loext:color-type="theme">
          <loext:transformation loext:type="lummod" loext:value="7500"/>
        </loext:fill-complex-color>
      </style:graphic-properties>
      <style:text-properties style:letter-kerning="true"/>
    </style:style>
    <style:style style:name="Conclusion-backgroundobjects" style:family="presentation">
      <style:graphic-properties draw:textarea-horizontal-align="justify" draw:shadow="hidden" draw:shadow-offset-x="0.2cm" draw:shadow-offset-y="0.2cm" draw:shadow-color="#808080"/>
      <style:text-properties style:letter-kerning="true"/>
    </style:style>
    <style:style style:name="Conclus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clusion-outline1" style:family="presentation">
      <style:graphic-properties draw:stroke="none" draw:fill="none" draw:auto-grow-height="false" draw:fit-to-size="false" style:shrink-to-fit="true">
        <text:list-style style:name="Conclus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outline2" style:family="presentation" style:parent-style-name="Conclus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clusion-outline3" style:family="presentation" style:parent-style-name="Conclus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clusion-outline4" style:family="presentation" style:parent-style-name="Conclus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clusion-outline5" style:family="presentation" style:parent-style-name="Conclusion-outline4">
      <style:paragraph-properties fo:margin-top="0.1cm" fo:margin-bottom="0cm"/>
      <style:text-properties fo:font-size="20pt" style:font-size-asian="20pt" style:font-size-complex="20pt"/>
    </style:style>
    <style:style style:name="Conclusion-outline6" style:family="presentation" style:parent-style-name="Conclusion-outline5">
      <style:paragraph-properties fo:margin-top="0.1cm" fo:margin-bottom="0cm"/>
      <style:text-properties fo:font-size="20pt" style:font-size-asian="20pt" style:font-size-complex="20pt"/>
    </style:style>
    <style:style style:name="Conclusion-outline7" style:family="presentation" style:parent-style-name="Conclusion-outline6">
      <style:paragraph-properties fo:margin-top="0.1cm" fo:margin-bottom="0cm"/>
      <style:text-properties fo:font-size="20pt" style:font-size-asian="20pt" style:font-size-complex="20pt"/>
    </style:style>
    <style:style style:name="Conclusion-outline8" style:family="presentation" style:parent-style-name="Conclusion-outline7">
      <style:paragraph-properties fo:margin-top="0.1cm" fo:margin-bottom="0cm"/>
      <style:text-properties fo:font-size="20pt" style:font-size-asian="20pt" style:font-size-complex="20pt"/>
    </style:style>
    <style:style style:name="Conclusion-outline9" style:family="presentation" style:parent-style-name="Conclusion-outline8">
      <style:paragraph-properties fo:margin-top="0.1cm" fo:margin-bottom="0cm"/>
      <style:text-properties fo:font-size="20pt" style:font-size-asian="20pt" style:font-size-complex="20pt"/>
    </style:style>
    <style:style style:name="Conclusion-subtitle" style:family="presentation">
      <style:graphic-properties draw:stroke="none" draw:fill="none" draw:textarea-vertical-align="middle">
        <text:list-style style:name="Conclus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title" style:family="presentation">
      <style:graphic-properties draw:stroke="none" draw:fill="none" draw:textarea-vertical-align="middle">
        <text:list-style style:name="Conclus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3-background" style:display-name="Title, Photo 3-background" style:family="presentation">
      <style:graphic-properties draw:stroke="none" draw:fill="solid" draw:fill-color="#ffffff"/>
      <style:text-properties style:letter-kerning="true"/>
    </style:style>
    <style:style style:name="Title_2c__20_Photo_20_3-backgroundobjects" style:display-name="Title, Photo 3-backgroundobjects" style:family="presentation">
      <style:graphic-properties draw:textarea-horizontal-align="justify" draw:shadow="hidden" draw:shadow-offset-x="0.2cm" draw:shadow-offset-y="0.2cm" draw:shadow-color="#808080"/>
      <style:text-properties style:letter-kerning="true"/>
    </style:style>
    <style:style style:name="Title_2c__20_Photo_20_3-notes" style:display-name="Title, Photo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3-outline1" style:display-name="Title, Photo 3-outline1" style:family="presentation">
      <style:graphic-properties draw:stroke="none" draw:fill="none" draw:auto-grow-height="false" draw:fit-to-size="false" style:shrink-to-fit="true">
        <text:list-style style:name="Title_2c__20_Photo_20_3-outline1" style:display-name="Title, Photo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3-outline2" style:display-name="Title, Photo 3-outline2" style:family="presentation" style:parent-style-name="Title_2c__20_Photo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3-outline3" style:display-name="Title, Photo 3-outline3" style:family="presentation" style:parent-style-name="Title_2c__20_Photo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3-outline4" style:display-name="Title, Photo 3-outline4" style:family="presentation" style:parent-style-name="Title_2c__20_Photo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3-outline5" style:display-name="Title, Photo 3-outline5" style:family="presentation" style:parent-style-name="Title_2c__20_Photo_20_3-outline4">
      <style:paragraph-properties fo:margin-top="0.1cm" fo:margin-bottom="0cm"/>
      <style:text-properties fo:font-size="20pt" style:font-size-asian="20pt" style:font-size-complex="20pt"/>
    </style:style>
    <style:style style:name="Title_2c__20_Photo_20_3-outline6" style:display-name="Title, Photo 3-outline6" style:family="presentation" style:parent-style-name="Title_2c__20_Photo_20_3-outline5">
      <style:paragraph-properties fo:margin-top="0.1cm" fo:margin-bottom="0cm"/>
      <style:text-properties fo:font-size="20pt" style:font-size-asian="20pt" style:font-size-complex="20pt"/>
    </style:style>
    <style:style style:name="Title_2c__20_Photo_20_3-outline7" style:display-name="Title, Photo 3-outline7" style:family="presentation" style:parent-style-name="Title_2c__20_Photo_20_3-outline6">
      <style:paragraph-properties fo:margin-top="0.1cm" fo:margin-bottom="0cm"/>
      <style:text-properties fo:font-size="20pt" style:font-size-asian="20pt" style:font-size-complex="20pt"/>
    </style:style>
    <style:style style:name="Title_2c__20_Photo_20_3-outline8" style:display-name="Title, Photo 3-outline8" style:family="presentation" style:parent-style-name="Title_2c__20_Photo_20_3-outline7">
      <style:paragraph-properties fo:margin-top="0.1cm" fo:margin-bottom="0cm"/>
      <style:text-properties fo:font-size="20pt" style:font-size-asian="20pt" style:font-size-complex="20pt"/>
    </style:style>
    <style:style style:name="Title_2c__20_Photo_20_3-outline9" style:display-name="Title, Photo 3-outline9" style:family="presentation" style:parent-style-name="Title_2c__20_Photo_20_3-outline8">
      <style:paragraph-properties fo:margin-top="0.1cm" fo:margin-bottom="0cm"/>
      <style:text-properties fo:font-size="20pt" style:font-size-asian="20pt" style:font-size-complex="20pt"/>
    </style:style>
    <style:style style:name="Title_2c__20_Photo_20_3-subtitle" style:display-name="Title, Photo 3-subtitle" style:family="presentation">
      <style:graphic-properties draw:stroke="none" draw:fill="none" draw:textarea-vertical-align="middle">
        <text:list-style style:name="Title_2c__20_Photo_20_3-subtitle" style:display-name="Title, Photo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3-title" style:display-name="Title, Photo 3-title" style:family="presentation">
      <style:graphic-properties draw:stroke="none" draw:fill="none" draw:textarea-vertical-align="middle">
        <text:list-style style:name="Title_2c__20_Photo_20_3-title" style:display-name="Title, Photo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clusion_20_2-background" style:display-name="Conclusion 2-background" style:family="presentation">
      <style:graphic-properties draw:stroke="none" draw:fill="solid" draw:fill-color="#125597">
        <loext:fill-complex-color loext:theme-type="accent1" loext:color-type="theme">
          <loext:transformation loext:type="lummod" loext:value="7500"/>
        </loext:fill-complex-color>
      </style:graphic-properties>
      <style:text-properties style:letter-kerning="true"/>
    </style:style>
    <style:style style:name="Conclusion_20_2-backgroundobjects" style:display-name="Conclusion 2-backgroundobjects" style:family="presentation">
      <style:graphic-properties draw:textarea-horizontal-align="justify" draw:shadow="hidden" draw:shadow-offset-x="0.2cm" draw:shadow-offset-y="0.2cm" draw:shadow-color="#808080"/>
      <style:text-properties style:letter-kerning="true"/>
    </style:style>
    <style:style style:name="Conclusion_20_2-notes" style:display-name="Conclusion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clusion_20_2-outline1" style:display-name="Conclusion 2-outline1" style:family="presentation">
      <style:graphic-properties draw:stroke="none" draw:fill="none" draw:auto-grow-height="false" draw:fit-to-size="false" style:shrink-to-fit="true">
        <text:list-style style:name="Conclusion_20_2-outline1" style:display-name="Conclusion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_20_2-outline2" style:display-name="Conclusion 2-outline2" style:family="presentation" style:parent-style-name="Conclusion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clusion_20_2-outline3" style:display-name="Conclusion 2-outline3" style:family="presentation" style:parent-style-name="Conclusion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clusion_20_2-outline4" style:display-name="Conclusion 2-outline4" style:family="presentation" style:parent-style-name="Conclusion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clusion_20_2-outline5" style:display-name="Conclusion 2-outline5" style:family="presentation" style:parent-style-name="Conclusion_20_2-outline4">
      <style:paragraph-properties fo:margin-top="0.1cm" fo:margin-bottom="0cm"/>
      <style:text-properties fo:font-size="20pt" style:font-size-asian="20pt" style:font-size-complex="20pt"/>
    </style:style>
    <style:style style:name="Conclusion_20_2-outline6" style:display-name="Conclusion 2-outline6" style:family="presentation" style:parent-style-name="Conclusion_20_2-outline5">
      <style:paragraph-properties fo:margin-top="0.1cm" fo:margin-bottom="0cm"/>
      <style:text-properties fo:font-size="20pt" style:font-size-asian="20pt" style:font-size-complex="20pt"/>
    </style:style>
    <style:style style:name="Conclusion_20_2-outline7" style:display-name="Conclusion 2-outline7" style:family="presentation" style:parent-style-name="Conclusion_20_2-outline6">
      <style:paragraph-properties fo:margin-top="0.1cm" fo:margin-bottom="0cm"/>
      <style:text-properties fo:font-size="20pt" style:font-size-asian="20pt" style:font-size-complex="20pt"/>
    </style:style>
    <style:style style:name="Conclusion_20_2-outline8" style:display-name="Conclusion 2-outline8" style:family="presentation" style:parent-style-name="Conclusion_20_2-outline7">
      <style:paragraph-properties fo:margin-top="0.1cm" fo:margin-bottom="0cm"/>
      <style:text-properties fo:font-size="20pt" style:font-size-asian="20pt" style:font-size-complex="20pt"/>
    </style:style>
    <style:style style:name="Conclusion_20_2-outline9" style:display-name="Conclusion 2-outline9" style:family="presentation" style:parent-style-name="Conclusion_20_2-outline8">
      <style:paragraph-properties fo:margin-top="0.1cm" fo:margin-bottom="0cm"/>
      <style:text-properties fo:font-size="20pt" style:font-size-asian="20pt" style:font-size-complex="20pt"/>
    </style:style>
    <style:style style:name="Conclusion_20_2-subtitle" style:display-name="Conclusion 2-subtitle" style:family="presentation">
      <style:graphic-properties draw:stroke="none" draw:fill="none" draw:textarea-vertical-align="middle">
        <text:list-style style:name="Conclusion_20_2-subtitle" style:display-name="Conclusion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_20_2-title" style:display-name="Conclusion 2-title" style:family="presentation">
      <style:graphic-properties draw:stroke="none" draw:fill="none" draw:textarea-vertical-align="middle">
        <text:list-style style:name="Conclusion_20_2-title" style:display-name="Conclusion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losing-background" style:family="presentation">
      <style:graphic-properties draw:stroke="none" draw:fill="solid" draw:fill-color="#ffffff"/>
      <style:text-properties style:letter-kerning="true"/>
    </style:style>
    <style:style style:name="Closing-backgroundobjects" style:family="presentation">
      <style:graphic-properties draw:textarea-horizontal-align="justify" draw:shadow="hidden" draw:shadow-offset-x="0.2cm" draw:shadow-offset-y="0.2cm" draw:shadow-color="#808080"/>
      <style:text-properties style:letter-kerning="true"/>
    </style:style>
    <style:style style:name="Closing-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losing-outline1" style:family="presentation">
      <style:graphic-properties draw:stroke="none" draw:fill="none" draw:auto-grow-height="false" draw:fit-to-size="false" style:shrink-to-fit="true">
        <text:list-style style:name="Closing-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outline2" style:family="presentation" style:parent-style-name="Closing-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losing-outline3" style:family="presentation" style:parent-style-name="Closing-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losing-outline4" style:family="presentation" style:parent-style-name="Closing-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losing-outline5" style:family="presentation" style:parent-style-name="Closing-outline4">
      <style:paragraph-properties fo:margin-top="0.1cm" fo:margin-bottom="0cm"/>
      <style:text-properties fo:font-size="20pt" style:font-size-asian="20pt" style:font-size-complex="20pt"/>
    </style:style>
    <style:style style:name="Closing-outline6" style:family="presentation" style:parent-style-name="Closing-outline5">
      <style:paragraph-properties fo:margin-top="0.1cm" fo:margin-bottom="0cm"/>
      <style:text-properties fo:font-size="20pt" style:font-size-asian="20pt" style:font-size-complex="20pt"/>
    </style:style>
    <style:style style:name="Closing-outline7" style:family="presentation" style:parent-style-name="Closing-outline6">
      <style:paragraph-properties fo:margin-top="0.1cm" fo:margin-bottom="0cm"/>
      <style:text-properties fo:font-size="20pt" style:font-size-asian="20pt" style:font-size-complex="20pt"/>
    </style:style>
    <style:style style:name="Closing-outline8" style:family="presentation" style:parent-style-name="Closing-outline7">
      <style:paragraph-properties fo:margin-top="0.1cm" fo:margin-bottom="0cm"/>
      <style:text-properties fo:font-size="20pt" style:font-size-asian="20pt" style:font-size-complex="20pt"/>
    </style:style>
    <style:style style:name="Closing-outline9" style:family="presentation" style:parent-style-name="Closing-outline8">
      <style:paragraph-properties fo:margin-top="0.1cm" fo:margin-bottom="0cm"/>
      <style:text-properties fo:font-size="20pt" style:font-size-asian="20pt" style:font-size-complex="20pt"/>
    </style:style>
    <style:style style:name="Closing-subtitle" style:family="presentation">
      <style:graphic-properties draw:stroke="none" draw:fill="none" draw:textarea-vertical-align="middle">
        <text:list-style style:name="Closing-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title" style:family="presentation">
      <style:graphic-properties draw:stroke="none" draw:fill="none" draw:textarea-vertical-align="middle">
        <text:list-style style:name="Closing-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genda_2c__20_6_20_items-background" style:display-name="Agenda, 6 items-background" style:family="presentation">
      <style:graphic-properties draw:stroke="none" draw:fill="solid" draw:fill-color="#ffffff"/>
      <style:text-properties style:letter-kerning="true"/>
    </style:style>
    <style:style style:name="Agenda_2c__20_6_20_items-backgroundobjects" style:display-name="Agenda, 6 items-backgroundobjects" style:family="presentation">
      <style:graphic-properties draw:textarea-horizontal-align="justify" draw:shadow="hidden" draw:shadow-offset-x="0.2cm" draw:shadow-offset-y="0.2cm" draw:shadow-color="#808080"/>
      <style:text-properties style:letter-kerning="true"/>
    </style:style>
    <style:style style:name="Agenda_2c__20_6_20_items-notes" style:display-name="Agenda, 6 items-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c__20_6_20_items-outline1" style:display-name="Agenda, 6 items-outline1" style:family="presentation">
      <style:graphic-properties draw:stroke="none" draw:fill="none" draw:auto-grow-height="false" draw:fit-to-size="false" style:shrink-to-fit="true">
        <text:list-style style:name="Agenda_2c__20_6_20_items-outline1" style:display-name="Agenda, 6 item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outline2" style:display-name="Agenda, 6 items-outline2" style:family="presentation" style:parent-style-name="Agenda_2c__20_6_20_items-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Agenda_2c__20_6_20_items-outline3" style:display-name="Agenda, 6 items-outline3" style:family="presentation" style:parent-style-name="Agenda_2c__20_6_20_items-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Agenda_2c__20_6_20_items-outline4" style:display-name="Agenda, 6 items-outline4" style:family="presentation" style:parent-style-name="Agenda_2c__20_6_20_items-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Agenda_2c__20_6_20_items-outline5" style:display-name="Agenda, 6 items-outline5" style:family="presentation" style:parent-style-name="Agenda_2c__20_6_20_items-outline4">
      <style:paragraph-properties fo:margin-top="0.1cm" fo:margin-bottom="0cm"/>
      <style:text-properties fo:font-size="20pt" style:font-size-asian="20pt" style:font-size-complex="20pt"/>
    </style:style>
    <style:style style:name="Agenda_2c__20_6_20_items-outline6" style:display-name="Agenda, 6 items-outline6" style:family="presentation" style:parent-style-name="Agenda_2c__20_6_20_items-outline5">
      <style:paragraph-properties fo:margin-top="0.1cm" fo:margin-bottom="0cm"/>
      <style:text-properties fo:font-size="20pt" style:font-size-asian="20pt" style:font-size-complex="20pt"/>
    </style:style>
    <style:style style:name="Agenda_2c__20_6_20_items-outline7" style:display-name="Agenda, 6 items-outline7" style:family="presentation" style:parent-style-name="Agenda_2c__20_6_20_items-outline6">
      <style:paragraph-properties fo:margin-top="0.1cm" fo:margin-bottom="0cm"/>
      <style:text-properties fo:font-size="20pt" style:font-size-asian="20pt" style:font-size-complex="20pt"/>
    </style:style>
    <style:style style:name="Agenda_2c__20_6_20_items-outline8" style:display-name="Agenda, 6 items-outline8" style:family="presentation" style:parent-style-name="Agenda_2c__20_6_20_items-outline7">
      <style:paragraph-properties fo:margin-top="0.1cm" fo:margin-bottom="0cm"/>
      <style:text-properties fo:font-size="20pt" style:font-size-asian="20pt" style:font-size-complex="20pt"/>
    </style:style>
    <style:style style:name="Agenda_2c__20_6_20_items-outline9" style:display-name="Agenda, 6 items-outline9" style:family="presentation" style:parent-style-name="Agenda_2c__20_6_20_items-outline8">
      <style:paragraph-properties fo:margin-top="0.1cm" fo:margin-bottom="0cm"/>
      <style:text-properties fo:font-size="20pt" style:font-size-asian="20pt" style:font-size-complex="20pt"/>
    </style:style>
    <style:style style:name="Agenda_2c__20_6_20_items-subtitle" style:display-name="Agenda, 6 items-subtitle" style:family="presentation">
      <style:graphic-properties draw:stroke="none" draw:fill="none" draw:textarea-vertical-align="middle">
        <text:list-style style:name="Agenda_2c__20_6_20_items-subtitle" style:display-name="Agenda, 6 item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title" style:display-name="Agenda, 6 items-title" style:family="presentation">
      <style:graphic-properties draw:stroke="none" draw:fill="none" draw:textarea-vertical-align="middle">
        <text:list-style style:name="Agenda_2c__20_6_20_items-title" style:display-name="Agenda, 6 item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asic_20_Layout-background" style:display-name="Basic Layout-background" style:family="presentation">
      <style:graphic-properties draw:stroke="none" draw:fill="solid" draw:fill-color="#1871ca">
        <loext:fill-complex-color loext:theme-type="accent1" loext:color-type="theme"/>
      </style:graphic-properties>
      <style:text-properties style:letter-kerning="true"/>
    </style:style>
    <style:style style:name="Basic_20_Layout-backgroundobjects" style:display-name="Basic Layout-backgroundobjects" style:family="presentation">
      <style:graphic-properties draw:textarea-horizontal-align="justify" draw:shadow="hidden" draw:shadow-offset-x="0.2cm" draw:shadow-offset-y="0.2cm" draw:shadow-color="#808080"/>
      <style:text-properties style:letter-kerning="true"/>
    </style:style>
    <style:style style:name="Basic_20_Layout-notes" style:display-name="Basic Layou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sic_20_Layout-outline1" style:display-name="Basic Layout-outline1" style:family="presentation">
      <style:graphic-properties draw:stroke="none" draw:fill="none" draw:auto-grow-height="false" draw:fit-to-size="false" style:shrink-to-fit="true">
        <text:list-style style:name="Basic_20_Layout-outline1" style:display-name="Basic Layou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sic_20_Layout-outline2" style:display-name="Basic Layout-outline2" style:family="presentation" style:parent-style-name="Basic_20_Layou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asic_20_Layout-outline3" style:display-name="Basic Layout-outline3" style:family="presentation" style:parent-style-name="Basic_20_Layou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asic_20_Layout-outline4" style:display-name="Basic Layout-outline4" style:family="presentation" style:parent-style-name="Basic_20_Layou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asic_20_Layout-outline5" style:display-name="Basic Layout-outline5" style:family="presentation" style:parent-style-name="Basic_20_Layout-outline4">
      <style:paragraph-properties fo:margin-top="0.1cm" fo:margin-bottom="0cm"/>
      <style:text-properties fo:font-size="20pt" style:font-size-asian="20pt" style:font-size-complex="20pt"/>
    </style:style>
    <style:style style:name="Basic_20_Layout-outline6" style:display-name="Basic Layout-outline6" style:family="presentation" style:parent-style-name="Basic_20_Layout-outline5">
      <style:paragraph-properties fo:margin-top="0.1cm" fo:margin-bottom="0cm"/>
      <style:text-properties fo:font-size="20pt" style:font-size-asian="20pt" style:font-size-complex="20pt"/>
    </style:style>
    <style:style style:name="Basic_20_Layout-outline7" style:display-name="Basic Layout-outline7" style:family="presentation" style:parent-style-name="Basic_20_Layout-outline6">
      <style:paragraph-properties fo:margin-top="0.1cm" fo:margin-bottom="0cm"/>
      <style:text-properties fo:font-size="20pt" style:font-size-asian="20pt" style:font-size-complex="20pt"/>
    </style:style>
    <style:style style:name="Basic_20_Layout-outline8" style:display-name="Basic Layout-outline8" style:family="presentation" style:parent-style-name="Basic_20_Layout-outline7">
      <style:paragraph-properties fo:margin-top="0.1cm" fo:margin-bottom="0cm"/>
      <style:text-properties fo:font-size="20pt" style:font-size-asian="20pt" style:font-size-complex="20pt"/>
    </style:style>
    <style:style style:name="Basic_20_Layout-outline9" style:display-name="Basic Layout-outline9" style:family="presentation" style:parent-style-name="Basic_20_Layout-outline8">
      <style:paragraph-properties fo:margin-top="0.1cm" fo:margin-bottom="0cm"/>
      <style:text-properties fo:font-size="20pt" style:font-size-asian="20pt" style:font-size-complex="20pt"/>
    </style:style>
    <style:style style:name="Basic_20_Layout-subtitle" style:display-name="Basic Layout-subtitle" style:family="presentation">
      <style:graphic-properties draw:stroke="none" draw:fill="none" draw:textarea-vertical-align="middle">
        <text:list-style style:name="Basic_20_Layout-subtitle" style:display-name="Basic Layou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sic_20_Layout-title" style:display-name="Basic Layout-title" style:family="presentation">
      <style:graphic-properties draw:stroke="none" draw:fill="none" draw:textarea-vertical-align="middle">
        <text:list-style style:name="Basic_20_Layout-title" style:display-name="Basic Layou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c__20_Photo_20_1-background" style:display-name="Sequence Number, Photo 1-background" style:family="presentation">
      <style:graphic-properties draw:stroke="none" draw:fill="solid" draw:fill-color="#ffffff"/>
      <style:text-properties style:letter-kerning="true"/>
    </style:style>
    <style:style style:name="Sequence_20_Number_2c__20_Photo_20_1-backgroundobjects" style:display-name="Sequence Number, Photo 1-backgroundobjects" style:family="presentation">
      <style:graphic-properties draw:textarea-horizontal-align="justify" draw:shadow="hidden" draw:shadow-offset-x="0.2cm" draw:shadow-offset-y="0.2cm" draw:shadow-color="#808080"/>
      <style:text-properties style:letter-kerning="true"/>
    </style:style>
    <style:style style:name="Sequence_20_Number_2c__20_Photo_20_1-notes" style:display-name="Sequence Number,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c__20_Photo_20_1-outline1" style:display-name="Sequence Number, Photo 1-outline1" style:family="presentation">
      <style:graphic-properties draw:stroke="none" draw:fill="none" draw:auto-grow-height="false" draw:fit-to-size="false" style:shrink-to-fit="true">
        <text:list-style style:name="Sequence_20_Number_2c__20_Photo_20_1-outline1" style:display-name="Sequence Number,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1-outline2" style:display-name="Sequence Number, Photo 1-outline2" style:family="presentation" style:parent-style-name="Sequence_20_Number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c__20_Photo_20_1-outline3" style:display-name="Sequence Number, Photo 1-outline3" style:family="presentation" style:parent-style-name="Sequence_20_Number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c__20_Photo_20_1-outline4" style:display-name="Sequence Number, Photo 1-outline4" style:family="presentation" style:parent-style-name="Sequence_20_Number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c__20_Photo_20_1-outline5" style:display-name="Sequence Number, Photo 1-outline5" style:family="presentation" style:parent-style-name="Sequence_20_Number_2c__20_Photo_20_1-outline4">
      <style:paragraph-properties fo:margin-top="0.1cm" fo:margin-bottom="0cm"/>
      <style:text-properties fo:font-size="20pt" style:font-size-asian="20pt" style:font-size-complex="20pt"/>
    </style:style>
    <style:style style:name="Sequence_20_Number_2c__20_Photo_20_1-outline6" style:display-name="Sequence Number, Photo 1-outline6" style:family="presentation" style:parent-style-name="Sequence_20_Number_2c__20_Photo_20_1-outline5">
      <style:paragraph-properties fo:margin-top="0.1cm" fo:margin-bottom="0cm"/>
      <style:text-properties fo:font-size="20pt" style:font-size-asian="20pt" style:font-size-complex="20pt"/>
    </style:style>
    <style:style style:name="Sequence_20_Number_2c__20_Photo_20_1-outline7" style:display-name="Sequence Number, Photo 1-outline7" style:family="presentation" style:parent-style-name="Sequence_20_Number_2c__20_Photo_20_1-outline6">
      <style:paragraph-properties fo:margin-top="0.1cm" fo:margin-bottom="0cm"/>
      <style:text-properties fo:font-size="20pt" style:font-size-asian="20pt" style:font-size-complex="20pt"/>
    </style:style>
    <style:style style:name="Sequence_20_Number_2c__20_Photo_20_1-outline8" style:display-name="Sequence Number, Photo 1-outline8" style:family="presentation" style:parent-style-name="Sequence_20_Number_2c__20_Photo_20_1-outline7">
      <style:paragraph-properties fo:margin-top="0.1cm" fo:margin-bottom="0cm"/>
      <style:text-properties fo:font-size="20pt" style:font-size-asian="20pt" style:font-size-complex="20pt"/>
    </style:style>
    <style:style style:name="Sequence_20_Number_2c__20_Photo_20_1-outline9" style:display-name="Sequence Number, Photo 1-outline9" style:family="presentation" style:parent-style-name="Sequence_20_Number_2c__20_Photo_20_1-outline8">
      <style:paragraph-properties fo:margin-top="0.1cm" fo:margin-bottom="0cm"/>
      <style:text-properties fo:font-size="20pt" style:font-size-asian="20pt" style:font-size-complex="20pt"/>
    </style:style>
    <style:style style:name="Sequence_20_Number_2c__20_Photo_20_1-subtitle" style:display-name="Sequence Number, Photo 1-subtitle" style:family="presentation">
      <style:graphic-properties draw:stroke="none" draw:fill="none" draw:textarea-vertical-align="middle">
        <text:list-style style:name="Sequence_20_Number_2c__20_Photo_20_1-subtitle" style:display-name="Sequence Number,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1-title" style:display-name="Sequence Number, Photo 1-title" style:family="presentation">
      <style:graphic-properties draw:stroke="none" draw:fill="none" draw:textarea-vertical-align="middle">
        <text:list-style style:name="Sequence_20_Number_2c__20_Photo_20_1-title" style:display-name="Sequence Number,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c__20_Photo_20_2-background" style:display-name="Sequence Number, Photo 2-background" style:family="presentation">
      <style:graphic-properties draw:stroke="none" draw:fill="solid" draw:fill-color="#ffffff"/>
      <style:text-properties style:letter-kerning="true"/>
    </style:style>
    <style:style style:name="Sequence_20_Number_2c__20_Photo_20_2-backgroundobjects" style:display-name="Sequence Number, Photo 2-backgroundobjects" style:family="presentation">
      <style:graphic-properties draw:textarea-horizontal-align="justify" draw:shadow="hidden" draw:shadow-offset-x="0.2cm" draw:shadow-offset-y="0.2cm" draw:shadow-color="#808080"/>
      <style:text-properties style:letter-kerning="true"/>
    </style:style>
    <style:style style:name="Sequence_20_Number_2c__20_Photo_20_2-notes" style:display-name="Sequence Number,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c__20_Photo_20_2-outline1" style:display-name="Sequence Number, Photo 2-outline1" style:family="presentation">
      <style:graphic-properties draw:stroke="none" draw:fill="none" draw:auto-grow-height="false" draw:fit-to-size="false" style:shrink-to-fit="true">
        <text:list-style style:name="Sequence_20_Number_2c__20_Photo_20_2-outline1" style:display-name="Sequence Number,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2-outline2" style:display-name="Sequence Number, Photo 2-outline2" style:family="presentation" style:parent-style-name="Sequence_20_Number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c__20_Photo_20_2-outline3" style:display-name="Sequence Number, Photo 2-outline3" style:family="presentation" style:parent-style-name="Sequence_20_Number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c__20_Photo_20_2-outline4" style:display-name="Sequence Number, Photo 2-outline4" style:family="presentation" style:parent-style-name="Sequence_20_Number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c__20_Photo_20_2-outline5" style:display-name="Sequence Number, Photo 2-outline5" style:family="presentation" style:parent-style-name="Sequence_20_Number_2c__20_Photo_20_2-outline4">
      <style:paragraph-properties fo:margin-top="0.1cm" fo:margin-bottom="0cm"/>
      <style:text-properties fo:font-size="20pt" style:font-size-asian="20pt" style:font-size-complex="20pt"/>
    </style:style>
    <style:style style:name="Sequence_20_Number_2c__20_Photo_20_2-outline6" style:display-name="Sequence Number, Photo 2-outline6" style:family="presentation" style:parent-style-name="Sequence_20_Number_2c__20_Photo_20_2-outline5">
      <style:paragraph-properties fo:margin-top="0.1cm" fo:margin-bottom="0cm"/>
      <style:text-properties fo:font-size="20pt" style:font-size-asian="20pt" style:font-size-complex="20pt"/>
    </style:style>
    <style:style style:name="Sequence_20_Number_2c__20_Photo_20_2-outline7" style:display-name="Sequence Number, Photo 2-outline7" style:family="presentation" style:parent-style-name="Sequence_20_Number_2c__20_Photo_20_2-outline6">
      <style:paragraph-properties fo:margin-top="0.1cm" fo:margin-bottom="0cm"/>
      <style:text-properties fo:font-size="20pt" style:font-size-asian="20pt" style:font-size-complex="20pt"/>
    </style:style>
    <style:style style:name="Sequence_20_Number_2c__20_Photo_20_2-outline8" style:display-name="Sequence Number, Photo 2-outline8" style:family="presentation" style:parent-style-name="Sequence_20_Number_2c__20_Photo_20_2-outline7">
      <style:paragraph-properties fo:margin-top="0.1cm" fo:margin-bottom="0cm"/>
      <style:text-properties fo:font-size="20pt" style:font-size-asian="20pt" style:font-size-complex="20pt"/>
    </style:style>
    <style:style style:name="Sequence_20_Number_2c__20_Photo_20_2-outline9" style:display-name="Sequence Number, Photo 2-outline9" style:family="presentation" style:parent-style-name="Sequence_20_Number_2c__20_Photo_20_2-outline8">
      <style:paragraph-properties fo:margin-top="0.1cm" fo:margin-bottom="0cm"/>
      <style:text-properties fo:font-size="20pt" style:font-size-asian="20pt" style:font-size-complex="20pt"/>
    </style:style>
    <style:style style:name="Sequence_20_Number_2c__20_Photo_20_2-subtitle" style:display-name="Sequence Number, Photo 2-subtitle" style:family="presentation">
      <style:graphic-properties draw:stroke="none" draw:fill="none" draw:textarea-vertical-align="middle">
        <text:list-style style:name="Sequence_20_Number_2c__20_Photo_20_2-subtitle" style:display-name="Sequence Number,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2-title" style:display-name="Sequence Number, Photo 2-title" style:family="presentation">
      <style:graphic-properties draw:stroke="none" draw:fill="none" draw:textarea-vertical-align="middle">
        <text:list-style style:name="Sequence_20_Number_2c__20_Photo_20_2-title" style:display-name="Sequence Number,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0_1-background" style:display-name="Sequence Number 1-background" style:family="presentation">
      <style:graphic-properties draw:stroke="none" draw:fill="solid" draw:fill-color="#ffffff"/>
      <style:text-properties style:letter-kerning="true"/>
    </style:style>
    <style:style style:name="Sequence_20_Number_20_1-backgroundobjects" style:display-name="Sequence Number 1-backgroundobjects" style:family="presentation">
      <style:graphic-properties draw:textarea-horizontal-align="justify" draw:shadow="hidden" draw:shadow-offset-x="0.2cm" draw:shadow-offset-y="0.2cm" draw:shadow-color="#808080"/>
      <style:text-properties style:letter-kerning="true"/>
    </style:style>
    <style:style style:name="Sequence_20_Number_20_1-notes" style:display-name="Sequence Numb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0_1-outline1" style:display-name="Sequence Number 1-outline1" style:family="presentation">
      <style:graphic-properties draw:stroke="none" draw:fill="none" draw:auto-grow-height="false" draw:fit-to-size="false" style:shrink-to-fit="true">
        <text:list-style style:name="Sequence_20_Number_20_1-outline1" style:display-name="Sequence Numb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0_1-outline2" style:display-name="Sequence Number 1-outline2" style:family="presentation" style:parent-style-name="Sequence_20_Numb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0_1-outline3" style:display-name="Sequence Number 1-outline3" style:family="presentation" style:parent-style-name="Sequence_20_Numb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0_1-outline4" style:display-name="Sequence Number 1-outline4" style:family="presentation" style:parent-style-name="Sequence_20_Numb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0_1-outline5" style:display-name="Sequence Number 1-outline5" style:family="presentation" style:parent-style-name="Sequence_20_Number_20_1-outline4">
      <style:paragraph-properties fo:margin-top="0.1cm" fo:margin-bottom="0cm"/>
      <style:text-properties fo:font-size="20pt" style:font-size-asian="20pt" style:font-size-complex="20pt"/>
    </style:style>
    <style:style style:name="Sequence_20_Number_20_1-outline6" style:display-name="Sequence Number 1-outline6" style:family="presentation" style:parent-style-name="Sequence_20_Number_20_1-outline5">
      <style:paragraph-properties fo:margin-top="0.1cm" fo:margin-bottom="0cm"/>
      <style:text-properties fo:font-size="20pt" style:font-size-asian="20pt" style:font-size-complex="20pt"/>
    </style:style>
    <style:style style:name="Sequence_20_Number_20_1-outline7" style:display-name="Sequence Number 1-outline7" style:family="presentation" style:parent-style-name="Sequence_20_Number_20_1-outline6">
      <style:paragraph-properties fo:margin-top="0.1cm" fo:margin-bottom="0cm"/>
      <style:text-properties fo:font-size="20pt" style:font-size-asian="20pt" style:font-size-complex="20pt"/>
    </style:style>
    <style:style style:name="Sequence_20_Number_20_1-outline8" style:display-name="Sequence Number 1-outline8" style:family="presentation" style:parent-style-name="Sequence_20_Number_20_1-outline7">
      <style:paragraph-properties fo:margin-top="0.1cm" fo:margin-bottom="0cm"/>
      <style:text-properties fo:font-size="20pt" style:font-size-asian="20pt" style:font-size-complex="20pt"/>
    </style:style>
    <style:style style:name="Sequence_20_Number_20_1-outline9" style:display-name="Sequence Number 1-outline9" style:family="presentation" style:parent-style-name="Sequence_20_Number_20_1-outline8">
      <style:paragraph-properties fo:margin-top="0.1cm" fo:margin-bottom="0cm"/>
      <style:text-properties fo:font-size="20pt" style:font-size-asian="20pt" style:font-size-complex="20pt"/>
    </style:style>
    <style:style style:name="Sequence_20_Number_20_1-subtitle" style:display-name="Sequence Number 1-subtitle" style:family="presentation">
      <style:graphic-properties draw:stroke="none" draw:fill="none" draw:textarea-vertical-align="middle">
        <text:list-style style:name="Sequence_20_Number_20_1-subtitle" style:display-name="Sequence Numb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0_1-title" style:display-name="Sequence Number 1-title" style:family="presentation">
      <style:graphic-properties draw:stroke="none" draw:fill="none" draw:textarea-vertical-align="middle">
        <text:list-style style:name="Sequence_20_Number_20_1-title" style:display-name="Sequence Numb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genda_20_2-background" style:display-name="Agenda 2-background" style:family="presentation">
      <style:graphic-properties draw:stroke="none" draw:fill="solid" draw:fill-color="#ffffff"/>
      <style:text-properties style:letter-kerning="true"/>
    </style:style>
    <style:style style:name="Agenda_20_2-backgroundobjects" style:display-name="Agenda 2-backgroundobjects" style:family="presentation">
      <style:graphic-properties draw:textarea-horizontal-align="justify" draw:shadow="hidden" draw:shadow-offset-x="0.2cm" draw:shadow-offset-y="0.2cm" draw:shadow-color="#808080"/>
      <style:text-properties style:letter-kerning="true"/>
    </style:style>
    <style:style style:name="Agenda_20_2-notes" style:display-name="Agenda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0_2-outline1" style:display-name="Agenda 2-outline1" style:family="presentation">
      <style:graphic-properties draw:stroke="none" draw:fill="none" draw:auto-grow-height="false" draw:fit-to-size="false" style:shrink-to-fit="true">
        <text:list-style style:name="Agenda_20_2-outline1" style:display-name="Agenda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0_2-outline2" style:display-name="Agenda 2-outline2" style:family="presentation" style:parent-style-name="Agenda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Agenda_20_2-outline3" style:display-name="Agenda 2-outline3" style:family="presentation" style:parent-style-name="Agenda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Agenda_20_2-outline4" style:display-name="Agenda 2-outline4" style:family="presentation" style:parent-style-name="Agenda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Agenda_20_2-outline5" style:display-name="Agenda 2-outline5" style:family="presentation" style:parent-style-name="Agenda_20_2-outline4">
      <style:paragraph-properties fo:margin-top="0.1cm" fo:margin-bottom="0cm"/>
      <style:text-properties fo:font-size="20pt" style:font-size-asian="20pt" style:font-size-complex="20pt"/>
    </style:style>
    <style:style style:name="Agenda_20_2-outline6" style:display-name="Agenda 2-outline6" style:family="presentation" style:parent-style-name="Agenda_20_2-outline5">
      <style:paragraph-properties fo:margin-top="0.1cm" fo:margin-bottom="0cm"/>
      <style:text-properties fo:font-size="20pt" style:font-size-asian="20pt" style:font-size-complex="20pt"/>
    </style:style>
    <style:style style:name="Agenda_20_2-outline7" style:display-name="Agenda 2-outline7" style:family="presentation" style:parent-style-name="Agenda_20_2-outline6">
      <style:paragraph-properties fo:margin-top="0.1cm" fo:margin-bottom="0cm"/>
      <style:text-properties fo:font-size="20pt" style:font-size-asian="20pt" style:font-size-complex="20pt"/>
    </style:style>
    <style:style style:name="Agenda_20_2-outline8" style:display-name="Agenda 2-outline8" style:family="presentation" style:parent-style-name="Agenda_20_2-outline7">
      <style:paragraph-properties fo:margin-top="0.1cm" fo:margin-bottom="0cm"/>
      <style:text-properties fo:font-size="20pt" style:font-size-asian="20pt" style:font-size-complex="20pt"/>
    </style:style>
    <style:style style:name="Agenda_20_2-outline9" style:display-name="Agenda 2-outline9" style:family="presentation" style:parent-style-name="Agenda_20_2-outline8">
      <style:paragraph-properties fo:margin-top="0.1cm" fo:margin-bottom="0cm"/>
      <style:text-properties fo:font-size="20pt" style:font-size-asian="20pt" style:font-size-complex="20pt"/>
    </style:style>
    <style:style style:name="Agenda_20_2-subtitle" style:display-name="Agenda 2-subtitle" style:family="presentation">
      <style:graphic-properties draw:stroke="none" draw:fill="none" draw:textarea-vertical-align="middle">
        <text:list-style style:name="Agenda_20_2-subtitle" style:display-name="Agenda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0_2-title" style:display-name="Agenda 2-title" style:family="presentation">
      <style:graphic-properties draw:stroke="none" draw:fill="none" draw:textarea-vertical-align="middle">
        <text:list-style style:name="Agenda_20_2-title" style:display-name="Agenda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1_20__28_Max_29_-background" style:display-name="Title, Content 1 (Max)-background" style:family="presentation">
      <style:graphic-properties draw:stroke="none" draw:fill="solid" draw:fill-color="#ffffff"/>
      <style:text-properties style:letter-kerning="true"/>
    </style:style>
    <style:style style:name="Title_2c__20_Content_20_1_20__28_Max_29_-backgroundobjects" style:display-name="Title, Content 1 (Max)-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1_20__28_Max_29_-notes" style:display-name="Title, Content 1 (Max)-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1_20__28_Max_29_-outline1" style:display-name="Title, Content 1 (Max)-outline1" style:family="presentation">
      <style:graphic-properties draw:stroke="none" draw:fill="none" draw:auto-grow-height="false" draw:fit-to-size="false" style:shrink-to-fit="true">
        <text:list-style style:name="Title_2c__20_Content_20_1_20__28_Max_29_-outline1" style:display-name="Title, Content 1 (Max)-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1_20__28_Max_29_-outline2" style:display-name="Title, Content 1 (Max)-outline2" style:family="presentation" style:parent-style-name="Title_2c__20_Content_20_1_20__28_Max_29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1_20__28_Max_29_-outline3" style:display-name="Title, Content 1 (Max)-outline3" style:family="presentation" style:parent-style-name="Title_2c__20_Content_20_1_20__28_Max_29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1_20__28_Max_29_-outline4" style:display-name="Title, Content 1 (Max)-outline4" style:family="presentation" style:parent-style-name="Title_2c__20_Content_20_1_20__28_Max_29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1_20__28_Max_29_-outline5" style:display-name="Title, Content 1 (Max)-outline5" style:family="presentation" style:parent-style-name="Title_2c__20_Content_20_1_20__28_Max_29_-outline4">
      <style:paragraph-properties fo:margin-top="0.1cm" fo:margin-bottom="0cm"/>
      <style:text-properties fo:font-size="20pt" style:font-size-asian="20pt" style:font-size-complex="20pt"/>
    </style:style>
    <style:style style:name="Title_2c__20_Content_20_1_20__28_Max_29_-outline6" style:display-name="Title, Content 1 (Max)-outline6" style:family="presentation" style:parent-style-name="Title_2c__20_Content_20_1_20__28_Max_29_-outline5">
      <style:paragraph-properties fo:margin-top="0.1cm" fo:margin-bottom="0cm"/>
      <style:text-properties fo:font-size="20pt" style:font-size-asian="20pt" style:font-size-complex="20pt"/>
    </style:style>
    <style:style style:name="Title_2c__20_Content_20_1_20__28_Max_29_-outline7" style:display-name="Title, Content 1 (Max)-outline7" style:family="presentation" style:parent-style-name="Title_2c__20_Content_20_1_20__28_Max_29_-outline6">
      <style:paragraph-properties fo:margin-top="0.1cm" fo:margin-bottom="0cm"/>
      <style:text-properties fo:font-size="20pt" style:font-size-asian="20pt" style:font-size-complex="20pt"/>
    </style:style>
    <style:style style:name="Title_2c__20_Content_20_1_20__28_Max_29_-outline8" style:display-name="Title, Content 1 (Max)-outline8" style:family="presentation" style:parent-style-name="Title_2c__20_Content_20_1_20__28_Max_29_-outline7">
      <style:paragraph-properties fo:margin-top="0.1cm" fo:margin-bottom="0cm"/>
      <style:text-properties fo:font-size="20pt" style:font-size-asian="20pt" style:font-size-complex="20pt"/>
    </style:style>
    <style:style style:name="Title_2c__20_Content_20_1_20__28_Max_29_-outline9" style:display-name="Title, Content 1 (Max)-outline9" style:family="presentation" style:parent-style-name="Title_2c__20_Content_20_1_20__28_Max_29_-outline8">
      <style:paragraph-properties fo:margin-top="0.1cm" fo:margin-bottom="0cm"/>
      <style:text-properties fo:font-size="20pt" style:font-size-asian="20pt" style:font-size-complex="20pt"/>
    </style:style>
    <style:style style:name="Title_2c__20_Content_20_1_20__28_Max_29_-subtitle" style:display-name="Title, Content 1 (Max)-subtitle" style:family="presentation">
      <style:graphic-properties draw:stroke="none" draw:fill="none" draw:textarea-vertical-align="middle">
        <text:list-style style:name="Title_2c__20_Content_20_1_20__28_Max_29_-subtitle" style:display-name="Title, Content 1 (Max)-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1_20__28_Max_29_-title" style:display-name="Title, Content 1 (Max)-title" style:family="presentation">
      <style:graphic-properties draw:stroke="none" draw:fill="none" draw:textarea-vertical-align="middle">
        <text:list-style style:name="Title_2c__20_Content_20_1_20__28_Max_29_-title" style:display-name="Title, Content 1 (Max)-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Only_20__28_Max_29_-background" style:display-name="Content Only (Max)-background" style:family="presentation">
      <style:graphic-properties draw:stroke="none" draw:fill="solid" draw:fill-color="#ffffff"/>
      <style:text-properties style:letter-kerning="true"/>
    </style:style>
    <style:style style:name="Content_20_Only_20__28_Max_29_-backgroundobjects" style:display-name="Content Only (Max)-backgroundobjects" style:family="presentation">
      <style:graphic-properties draw:textarea-horizontal-align="justify" draw:shadow="hidden" draw:shadow-offset-x="0.2cm" draw:shadow-offset-y="0.2cm" draw:shadow-color="#808080"/>
      <style:text-properties style:letter-kerning="true"/>
    </style:style>
    <style:style style:name="Content_20_Only_20__28_Max_29_-notes" style:display-name="Content Only (Max)-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nly_20__28_Max_29_-outline1" style:display-name="Content Only (Max)-outline1" style:family="presentation">
      <style:graphic-properties draw:stroke="none" draw:fill="none" draw:auto-grow-height="false" draw:fit-to-size="false" style:shrink-to-fit="true">
        <text:list-style style:name="Content_20_Only_20__28_Max_29_-outline1" style:display-name="Content Only (Max)-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nly_20__28_Max_29_-outline2" style:display-name="Content Only (Max)-outline2" style:family="presentation" style:parent-style-name="Content_20_Only_20__28_Max_29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Only_20__28_Max_29_-outline3" style:display-name="Content Only (Max)-outline3" style:family="presentation" style:parent-style-name="Content_20_Only_20__28_Max_29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Only_20__28_Max_29_-outline4" style:display-name="Content Only (Max)-outline4" style:family="presentation" style:parent-style-name="Content_20_Only_20__28_Max_29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Only_20__28_Max_29_-outline5" style:display-name="Content Only (Max)-outline5" style:family="presentation" style:parent-style-name="Content_20_Only_20__28_Max_29_-outline4">
      <style:paragraph-properties fo:margin-top="0.1cm" fo:margin-bottom="0cm"/>
      <style:text-properties fo:font-size="20pt" style:font-size-asian="20pt" style:font-size-complex="20pt"/>
    </style:style>
    <style:style style:name="Content_20_Only_20__28_Max_29_-outline6" style:display-name="Content Only (Max)-outline6" style:family="presentation" style:parent-style-name="Content_20_Only_20__28_Max_29_-outline5">
      <style:paragraph-properties fo:margin-top="0.1cm" fo:margin-bottom="0cm"/>
      <style:text-properties fo:font-size="20pt" style:font-size-asian="20pt" style:font-size-complex="20pt"/>
    </style:style>
    <style:style style:name="Content_20_Only_20__28_Max_29_-outline7" style:display-name="Content Only (Max)-outline7" style:family="presentation" style:parent-style-name="Content_20_Only_20__28_Max_29_-outline6">
      <style:paragraph-properties fo:margin-top="0.1cm" fo:margin-bottom="0cm"/>
      <style:text-properties fo:font-size="20pt" style:font-size-asian="20pt" style:font-size-complex="20pt"/>
    </style:style>
    <style:style style:name="Content_20_Only_20__28_Max_29_-outline8" style:display-name="Content Only (Max)-outline8" style:family="presentation" style:parent-style-name="Content_20_Only_20__28_Max_29_-outline7">
      <style:paragraph-properties fo:margin-top="0.1cm" fo:margin-bottom="0cm"/>
      <style:text-properties fo:font-size="20pt" style:font-size-asian="20pt" style:font-size-complex="20pt"/>
    </style:style>
    <style:style style:name="Content_20_Only_20__28_Max_29_-outline9" style:display-name="Content Only (Max)-outline9" style:family="presentation" style:parent-style-name="Content_20_Only_20__28_Max_29_-outline8">
      <style:paragraph-properties fo:margin-top="0.1cm" fo:margin-bottom="0cm"/>
      <style:text-properties fo:font-size="20pt" style:font-size-asian="20pt" style:font-size-complex="20pt"/>
    </style:style>
    <style:style style:name="Content_20_Only_20__28_Max_29_-subtitle" style:display-name="Content Only (Max)-subtitle" style:family="presentation">
      <style:graphic-properties draw:stroke="none" draw:fill="none" draw:textarea-vertical-align="middle">
        <text:list-style style:name="Content_20_Only_20__28_Max_29_-subtitle" style:display-name="Content Only (Max)-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nly_20__28_Max_29_-title" style:display-name="Content Only (Max)-title" style:family="presentation">
      <style:graphic-properties draw:stroke="none" draw:fill="none" draw:textarea-vertical-align="middle">
        <text:list-style style:name="Content_20_Only_20__28_Max_29_-title" style:display-name="Content Only (Max)-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genda_2c__20_6_20_items_5f_-background" style:display-name="Agenda, 6 items_-background" style:family="presentation">
      <style:graphic-properties draw:stroke="none" draw:fill="solid" draw:fill-color="#ffffff"/>
      <style:text-properties style:letter-kerning="true"/>
    </style:style>
    <style:style style:name="Agenda_2c__20_6_20_items_5f_-backgroundobjects" style:display-name="Agenda, 6 items_-backgroundobjects" style:family="presentation">
      <style:graphic-properties draw:textarea-horizontal-align="justify" draw:shadow="hidden" draw:shadow-offset-x="0.2cm" draw:shadow-offset-y="0.2cm" draw:shadow-color="#808080"/>
      <style:text-properties style:letter-kerning="true"/>
    </style:style>
    <style:style style:name="Agenda_2c__20_6_20_items_5f_-notes" style:display-name="Agenda, 6 items_-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c__20_6_20_items_5f_-outline1" style:display-name="Agenda, 6 items_-outline1" style:family="presentation">
      <style:graphic-properties draw:stroke="none" draw:fill="none" draw:auto-grow-height="false" draw:fit-to-size="false" style:shrink-to-fit="true">
        <text:list-style style:name="Agenda_2c__20_6_20_items_5f_-outline1" style:display-name="Agenda, 6 items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_5f_-outline2" style:display-name="Agenda, 6 items_-outline2" style:family="presentation" style:parent-style-name="Agenda_2c__20_6_20_items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Agenda_2c__20_6_20_items_5f_-outline3" style:display-name="Agenda, 6 items_-outline3" style:family="presentation" style:parent-style-name="Agenda_2c__20_6_20_items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Agenda_2c__20_6_20_items_5f_-outline4" style:display-name="Agenda, 6 items_-outline4" style:family="presentation" style:parent-style-name="Agenda_2c__20_6_20_items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Agenda_2c__20_6_20_items_5f_-outline5" style:display-name="Agenda, 6 items_-outline5" style:family="presentation" style:parent-style-name="Agenda_2c__20_6_20_items_5f_-outline4">
      <style:paragraph-properties fo:margin-top="0.1cm" fo:margin-bottom="0cm"/>
      <style:text-properties fo:font-size="20pt" style:font-size-asian="20pt" style:font-size-complex="20pt"/>
    </style:style>
    <style:style style:name="Agenda_2c__20_6_20_items_5f_-outline6" style:display-name="Agenda, 6 items_-outline6" style:family="presentation" style:parent-style-name="Agenda_2c__20_6_20_items_5f_-outline5">
      <style:paragraph-properties fo:margin-top="0.1cm" fo:margin-bottom="0cm"/>
      <style:text-properties fo:font-size="20pt" style:font-size-asian="20pt" style:font-size-complex="20pt"/>
    </style:style>
    <style:style style:name="Agenda_2c__20_6_20_items_5f_-outline7" style:display-name="Agenda, 6 items_-outline7" style:family="presentation" style:parent-style-name="Agenda_2c__20_6_20_items_5f_-outline6">
      <style:paragraph-properties fo:margin-top="0.1cm" fo:margin-bottom="0cm"/>
      <style:text-properties fo:font-size="20pt" style:font-size-asian="20pt" style:font-size-complex="20pt"/>
    </style:style>
    <style:style style:name="Agenda_2c__20_6_20_items_5f_-outline8" style:display-name="Agenda, 6 items_-outline8" style:family="presentation" style:parent-style-name="Agenda_2c__20_6_20_items_5f_-outline7">
      <style:paragraph-properties fo:margin-top="0.1cm" fo:margin-bottom="0cm"/>
      <style:text-properties fo:font-size="20pt" style:font-size-asian="20pt" style:font-size-complex="20pt"/>
    </style:style>
    <style:style style:name="Agenda_2c__20_6_20_items_5f_-outline9" style:display-name="Agenda, 6 items_-outline9" style:family="presentation" style:parent-style-name="Agenda_2c__20_6_20_items_5f_-outline8">
      <style:paragraph-properties fo:margin-top="0.1cm" fo:margin-bottom="0cm"/>
      <style:text-properties fo:font-size="20pt" style:font-size-asian="20pt" style:font-size-complex="20pt"/>
    </style:style>
    <style:style style:name="Agenda_2c__20_6_20_items_5f_-subtitle" style:display-name="Agenda, 6 items_-subtitle" style:family="presentation">
      <style:graphic-properties draw:stroke="none" draw:fill="none" draw:textarea-vertical-align="middle">
        <text:list-style style:name="Agenda_2c__20_6_20_items_5f_-subtitle" style:display-name="Agenda, 6 items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_5f_-title" style:display-name="Agenda, 6 items_-title" style:family="presentation">
      <style:graphic-properties draw:stroke="none" draw:fill="none" draw:textarea-vertical-align="middle">
        <text:list-style style:name="Agenda_2c__20_6_20_items_5f_-title" style:display-name="Agenda, 6 items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71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778495"/>
    </style:style>
    <style:style style:name="Mdp3" style:family="drawing-page">
      <style:drawing-page-properties draw:background-size="border" draw:fill="solid" draw:fill-color="#125597"/>
    </style:style>
    <style:style style:name="Mdp4" style:family="drawing-page">
      <style:drawing-page-properties draw:background-size="border" draw:fill="solid" draw:fill-color="#1871ca"/>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width="0.035cm" draw:stroke-linejoin="miter" svg:stroke-linecap="butt" draw:fill="solid" draw:fill-color="#f6c94c"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2" loext:color-type="theme"/>
      </style:graphic-properties>
    </style:style>
    <style:style style:name="Mgr4" style:family="graphic" style:parent-style-name="standard">
      <style:graphic-properties draw:stroke="none" svg:stroke-width="0.035cm" draw:stroke-linejoin="miter" svg:stroke-linecap="butt" draw:fill="solid" draw:fill-color="#1871ca"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Mgr5" style:family="graphic" style:parent-style-name="standard">
      <style:graphic-properties draw:stroke="none" svg:stroke-width="0.026cm" draw:fill="solid" draw:fill-color="#02c9c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3" loext:color-type="theme"/>
      </style:graphic-properties>
    </style:style>
    <style:style style:name="Mgr6" style:family="graphic" style:parent-style-name="standard">
      <style:graphic-properties draw:stroke="none" svg:stroke-width="0.026cm" draw:fill="solid" draw:fill-color="#1871ca"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Mgr7" style:family="graphic" style:parent-style-name="standard">
      <style:graphic-properties draw:stroke="none" svg:stroke-width="0.035cm" draw:stroke-linejoin="miter" svg:stroke-linecap="butt" draw:fill="solid" draw:fill-color="#02c9c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3" loext:color-type="theme"/>
      </style:graphic-properties>
    </style:style>
    <style:style style:name="Mgr8" style:family="graphic" style:parent-style-name="standard">
      <style:graphic-properties draw:stroke="none" svg:stroke-width="0.035cm" draw:stroke-linejoin="miter" svg:stroke-linecap="butt" draw:fill="solid" draw:fill-color="#125597"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loext:transformation loext:type="lummod" loext:value="7500"/>
        </loext:fill-complex-color>
      </style:graphic-properties>
    </style:style>
    <style:style style:name="Mgr9" style:family="graphic" style:parent-style-name="standard">
      <style:graphic-properties draw:stroke="none" svg:stroke-width="0.035cm" draw:stroke-linejoin="miter" svg:stroke-linecap="butt" draw:fill="solid" draw:fill-color="#1871ca" draw:textarea-horizontal-align="justify" draw:textarea-vertical-align="middle" draw:auto-grow-height="false" draw:fit-to-size="false" style:shrink-to-fit="false" fo:min-height="0cm" fo:min-width="0cm" fo:padding-top="0cm" fo:padding-bottom="0cm" fo:padding-left="0cm" fo:padding-right="0cm" fo:wrap-option="wrap" loext:decorative="false">
        <loext:fill-complex-color loext:theme-type="accent1" loext:color-type="theme"/>
      </style:graphic-properties>
    </style:style>
    <style:style style:name="Mgr10" style:family="graphic" style:parent-style-name="standard">
      <style:graphic-properties draw:stroke="none" svg:stroke-width="0.035cm" draw:stroke-linejoin="miter" svg:stroke-linecap="butt"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style:graphic-properties>
    </style:style>
    <style:style style:name="Mgr11" style:family="graphic">
      <style:graphic-properties style:writing-mode="lr-tb" loext:decorative="false"/>
    </style:style>
    <style:style style:name="Mgr12" style:family="graphic" style:parent-style-name="standard">
      <style:graphic-properties draw:stroke="none" svg:stroke-width="0.035cm" draw:stroke-linejoin="miter" svg:stroke-linecap="butt" draw:fill="solid" draw:fill-color="#d9d9d9"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loext:transformation loext:type="lummod" loext:value="8500"/>
        </loext:fill-complex-color>
      </style:graphic-properties>
    </style:style>
    <style:style style:name="Mgr13" style:family="graphic" style:parent-style-name="standard">
      <style:graphic-properties draw:stroke="none" svg:stroke-width="0.035cm" draw:stroke-linejoin="miter" svg:stroke-linecap="butt" draw:fill="solid" draw:fill-color="#a6a6a6" draw:textarea-horizontal-align="justify" draw:textarea-vertical-align="middle" draw:auto-grow-height="false" draw:fit-to-size="false" style:shrink-to-fit="false" fo:min-height="0cm" fo:min-width="0cm" fo:padding-top="-0.031cm" fo:padding-bottom="-0.031cm" fo:padding-left="0.25cm" fo:padding-right="0.25cm" fo:wrap-option="wrap" loext:decorative="false">
        <loext:fill-complex-color loext:theme-type="light1" loext:color-type="theme">
          <loext:transformation loext:type="lummod" loext:value="6500"/>
        </loext:fill-complex-color>
      </style:graphic-properties>
    </style:style>
    <style:style style:name="Mgr14" style:family="graphic" style:parent-style-name="standard">
      <style:graphic-properties draw:stroke="solid" svg:stroke-width="0.035cm" svg:stroke-color="#bfbfbf" draw:stroke-linejoin="miter" svg:stroke-linecap="butt" draw:fill="solid" draw:fill-color="#ffffff" draw:textarea-horizontal-align="justify" draw:textarea-vertical-align="middle" draw:auto-grow-height="false" draw:fit-to-size="false" style:shrink-to-fit="false" fo:min-height="0cm" fo:min-width="0cm" fo:padding-top="0.004cm" fo:padding-bottom="0.004cm" fo:padding-left="0.25cm" fo:padding-right="0.25cm" fo:wrap-option="wrap" loext:decorative="false">
        <loext:fill-complex-color loext:theme-type="light1" loext:color-type="theme"/>
      </style:graphic-properties>
    </style:style>
    <style:style style:name="Mgr15" style:family="graphic" style:parent-style-name="standard">
      <style:graphic-properties draw:stroke="none" svg:stroke-width="0.035cm" draw:stroke-linejoin="miter" svg:stroke-linecap="butt" draw:fill="solid" draw:fill-color="#bfbfb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loext:transformation loext:type="lummod" loext:value="7500"/>
        </loext:fill-complex-color>
      </style:graphic-properties>
    </style:style>
    <style:style style:name="Mgr16" style:family="graphic" style:parent-style-name="standard">
      <style:graphic-properties draw:stroke="none" svg:stroke-width="0.035cm" draw:stroke-linejoin="miter" svg:stroke-linecap="butt" draw:fill="solid" draw:fill-color="#1871ca" draw:textarea-horizontal-align="justify" draw:textarea-vertical-align="middle" draw:auto-grow-height="false" draw:fit-to-size="false" style:shrink-to-fit="false" fo:min-height="2.125cm" fo:min-width="0.687cm" fo:padding-top="0.125cm" fo:padding-bottom="0.125cm" fo:padding-left="0.25cm" fo:padding-right="0.25cm" fo:wrap-option="wrap" loext:decorative="false">
        <loext:fill-complex-color loext:theme-type="accent1" loext:color-type="theme"/>
      </style:graphic-properties>
    </style:style>
    <style:style style:name="Mgr17" style:family="graphic" style:parent-style-name="standard">
      <style:graphic-properties draw:stroke="none" svg:stroke-width="0.035cm" draw:stroke-linejoin="miter" svg:stroke-linecap="butt" draw:fill="solid" draw:fill-color="#02c9ce" draw:textarea-horizontal-align="justify" draw:textarea-vertical-align="middle" draw:auto-grow-height="false" draw:fit-to-size="false" style:shrink-to-fit="false" fo:min-height="2.125cm" fo:min-width="0.687cm" fo:padding-top="0.125cm" fo:padding-bottom="0.125cm" fo:padding-left="0.25cm" fo:padding-right="0.25cm" fo:wrap-option="wrap" loext:decorative="false">
        <loext:fill-complex-color loext:theme-type="accent3" loext:color-type="theme"/>
      </style:graphic-properties>
    </style:style>
    <style:style style:name="Mpr1" style:family="presentation" style:parent-style-name="Title_20_and_20_Content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 style:family="presentation" style:parent-style-name="Title_20_and_20_Content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 style:family="presentation" style:parent-style-name="Title_20_and_20_Content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 style:family="presentation" style:parent-style-name="Title_20_and_20_Content_20_1-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and_20_Content_20_1-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itle_2c__20_Content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7" style:family="presentation" style:parent-style-name="Title_2c__20_Content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8" style:family="presentation" style:parent-style-name="Title_2c__20_Content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 style:family="presentation" style:parent-style-name="Title_2c__20_Content_20_2-backgroundobjects">
      <style:graphic-properties draw:stroke="none" draw:fill="none" draw:fill-color="#ffffff" draw:auto-grow-height="false" fo:min-height="1.485cm" loext:decorative="false"/>
      <style:paragraph-properties style:writing-mode="lr-tb"/>
    </style:style>
    <style:style style:name="Mpr10" style:family="presentation" style:parent-style-name="Title_2c__20_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Title_2c__20_Content_20_3-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2" style:family="presentation" style:parent-style-name="Title_2c__20_Content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 style:family="presentation" style:parent-style-name="Title_2c__20_Content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4" style:family="presentation" style:parent-style-name="Title_2c__20_Content_20_3-backgroundobjects">
      <style:graphic-properties draw:stroke="none" draw:fill="none" draw:fill-color="#ffffff" draw:auto-grow-height="false" fo:min-height="1.485cm" loext:decorative="false"/>
      <style:paragraph-properties style:writing-mode="lr-tb"/>
    </style:style>
    <style:style style:name="Mpr15" style:family="presentation" style:parent-style-name="Title_2c__20_Content_20_3-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Title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 style:family="presentation" style:parent-style-name="Title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18" style:family="presentation" style:parent-style-name="Title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 style:family="presentation" style:parent-style-name="Title_20_2-backgroundobjects">
      <style:graphic-properties draw:stroke="none" draw:fill="none" draw:fill-color="#ffffff" draw:auto-grow-height="false" fo:min-height="1.485cm" loext:decorative="false"/>
      <style:paragraph-properties style:writing-mode="lr-tb"/>
    </style:style>
    <style:style style:name="Mpr20" style:family="presentation" style:parent-style-name="Title_20_2-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Title_2c__20_Content_20_4-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2" style:family="presentation" style:parent-style-name="Title_2c__20_Content_20_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3" style:family="presentation" style:parent-style-name="Title_2c__20_Content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 style:family="presentation" style:parent-style-name="Title_2c__20_Content_20_4-backgroundobjects">
      <style:graphic-properties draw:stroke="none" draw:fill="none" draw:fill-color="#ffffff" draw:auto-grow-height="false" fo:min-height="1.485cm" loext:decorative="false"/>
      <style:paragraph-properties style:writing-mode="lr-tb"/>
    </style:style>
    <style:style style:name="Mpr25" style:family="presentation" style:parent-style-name="Title_2c__20_Content_20_4-backgroundobjects">
      <style:graphic-properties draw:stroke="none" draw:fill="none" draw:fill-color="#ffffff" draw:textarea-vertical-align="bottom" draw:auto-grow-height="false" fo:min-height="1.485cm" loext:decorative="false"/>
      <style:paragraph-properties style:writing-mode="lr-tb"/>
    </style:style>
    <style:style style:name="Mpr26" style:family="presentation" style:parent-style-name="Title_2c__20_Content_20_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7" style:family="presentation" style:parent-style-name="Title_2c__20_Content_20_5-outline1">
      <style:graphic-properties draw:stroke="none" svg:stroke-width="0cm" draw:fill="none" loext:fill-use-slide-background="false" draw:textarea-horizontal-align="justify" draw:textarea-vertical-align="middle" draw:auto-grow-height="false" draw:fit-to-size="false" style:shrink-to-fit="true" fo:min-height="11.049cm" fo:padding-top="0cm" fo:padding-bottom="0cm" fo:padding-left="0cm" fo:padding-right="0cm" fo:wrap-option="wrap" loext:decorative="false"/>
      <style:paragraph-properties style:writing-mode="lr-tb"/>
    </style:style>
    <style:style style:name="Mpr28" style:family="presentation" style:parent-style-name="Title_2c__20_Content_20_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 style:family="presentation" style:parent-style-name="Title_2c__20_Content_20_5-backgroundobjects">
      <style:graphic-properties draw:stroke="none" draw:fill="none" draw:fill-color="#ffffff" draw:auto-grow-height="false" fo:min-height="1.485cm" loext:decorative="false"/>
      <style:paragraph-properties style:writing-mode="lr-tb"/>
    </style:style>
    <style:style style:name="Mpr30" style:family="presentation" style:parent-style-name="Title_2c__20_Content_20_5-backgroundobjects">
      <style:graphic-properties draw:stroke="none" draw:fill="none" draw:fill-color="#ffffff" draw:textarea-vertical-align="bottom" draw:auto-grow-height="false" fo:min-height="1.485cm" loext:decorative="false"/>
      <style:paragraph-properties style:writing-mode="lr-tb"/>
    </style:style>
    <style:style style:name="Mpr31" style:family="presentation" style:parent-style-name="Title_2c__20_Content_20_6-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32" style:family="presentation" style:parent-style-name="Title_2c__20_Content_20_6-outline1">
      <style:graphic-properties draw:stroke="none" svg:stroke-width="0cm" draw:fill="none" loext:fill-use-slide-background="false" draw:textarea-horizontal-align="justify" draw:textarea-vertical-align="bottom" draw:auto-grow-height="false" draw:fit-to-size="false" style:shrink-to-fit="true" fo:min-height="11.049cm" fo:padding-top="0cm" fo:padding-bottom="0cm" fo:padding-left="0cm" fo:padding-right="0cm" fo:wrap-option="wrap" loext:decorative="false"/>
      <style:paragraph-properties style:writing-mode="lr-tb"/>
    </style:style>
    <style:style style:name="Mpr33" style:family="presentation" style:parent-style-name="Title_2c__20_Content_20_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 style:family="presentation" style:parent-style-name="Title_2c__20_Content_20_6-backgroundobjects">
      <style:graphic-properties draw:stroke="none" draw:fill="none" draw:fill-color="#ffffff" draw:auto-grow-height="false" fo:min-height="1.485cm" loext:decorative="false"/>
      <style:paragraph-properties style:writing-mode="lr-tb"/>
    </style:style>
    <style:style style:name="Mpr35" style:family="presentation" style:parent-style-name="Title_2c__20_Content_20_6-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Content_20_Photo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7" style:family="presentation" style:parent-style-name="Content_20_Photo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8" style:family="presentation" style:parent-style-name="Content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9" style:family="presentation" style:parent-style-name="Content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0" style:family="presentation" style:parent-style-name="Content_20_Photo_20_1-backgroundobjects">
      <style:graphic-properties draw:stroke="none" draw:fill="none" draw:fill-color="#ffffff" draw:auto-grow-height="false" fo:min-height="1.485cm" loext:decorative="false"/>
      <style:paragraph-properties style:writing-mode="lr-tb"/>
    </style:style>
    <style:style style:name="Mpr41" style:family="presentation" style:parent-style-name="Content_20_Photo_20_1-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Content_20_Photo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43" style:family="presentation" style:parent-style-name="Content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44" style:family="presentation" style:parent-style-name="Content_20_Photo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45" style:family="presentation" style:parent-style-name="Content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6" style:family="presentation" style:parent-style-name="Content_20_Photo_20_2-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nt_20_Photo_20_2-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Content_20_Photo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49" style:family="presentation" style:parent-style-name="Content_20_Photo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50" style:family="presentation" style:parent-style-name="Content_20_Photo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51" style:family="presentation" style:parent-style-name="Content_20_Photo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52" style:family="presentation" style:parent-style-name="Content_20_Photo_20_3-backgroundobjects">
      <style:graphic-properties draw:stroke="none" draw:fill="none" draw:fill-color="#ffffff" draw:auto-grow-height="false" fo:min-height="1.485cm" loext:decorative="false"/>
      <style:paragraph-properties style:writing-mode="lr-tb"/>
    </style:style>
    <style:style style:name="Mpr53" style:family="presentation" style:parent-style-name="Content_20_Photo_20_3-backgroundobjects">
      <style:graphic-properties draw:stroke="none" draw:fill="none" draw:fill-color="#ffffff" draw:textarea-vertical-align="bottom" draw:auto-grow-height="false" fo:min-height="1.485cm" loext:decorative="false"/>
      <style:paragraph-properties style:writing-mode="lr-tb"/>
    </style:style>
    <style:style style:name="Mpr54" style:family="presentation" style:parent-style-name="Title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55" style:family="presentation" style:parent-style-name="Title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56" style:family="presentation" style:parent-style-name="Title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57" style:family="presentation" style:parent-style-name="Title_20_1-backgroundobjects">
      <style:graphic-properties draw:stroke="none" draw:fill="none" draw:fill-color="#ffffff" draw:auto-grow-height="false" fo:min-height="1.485cm" loext:decorative="false"/>
      <style:paragraph-properties style:writing-mode="lr-tb"/>
    </style:style>
    <style:style style:name="Mpr58" style:family="presentation" style:parent-style-name="Title_20_1-backgroundobjects">
      <style:graphic-properties draw:stroke="none" draw:fill="none" draw:fill-color="#ffffff" draw:textarea-vertical-align="bottom" draw:auto-grow-height="false" fo:min-height="1.485cm" loext:decorative="false"/>
      <style:paragraph-properties style:writing-mode="lr-tb"/>
    </style:style>
    <style:style style:name="Mpr59" style:family="presentation" style:parent-style-name="Content_20_Photo_20_4-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60" style:family="presentation" style:parent-style-name="Content_20_Photo_20_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61" style:family="presentation" style:parent-style-name="Content_20_Photo_20_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62" style:family="presentation" style:parent-style-name="Content_20_Photo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63" style:family="presentation" style:parent-style-name="Content_20_Photo_20_4-backgroundobjects">
      <style:graphic-properties draw:stroke="none" draw:fill="none" draw:fill-color="#ffffff" draw:auto-grow-height="false" fo:min-height="1.485cm" loext:decorative="false"/>
      <style:paragraph-properties style:writing-mode="lr-tb"/>
    </style:style>
    <style:style style:name="Mpr64" style:family="presentation" style:parent-style-name="Content_20_Photo_20_4-backgroundobjects">
      <style:graphic-properties draw:stroke="none" draw:fill="none" draw:fill-color="#ffffff" draw:textarea-vertical-align="bottom" draw:auto-grow-height="false" fo:min-height="1.485cm" loext:decorative="false"/>
      <style:paragraph-properties style:writing-mode="lr-tb"/>
    </style:style>
    <style:style style:name="Mpr65" style:family="presentation" style:parent-style-name="Content_20_Photo_20_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66" style:family="presentation" style:parent-style-name="Content_20_Photo_20_5-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67" style:family="presentation" style:parent-style-name="Content_20_Photo_20_5-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68" style:family="presentation" style:parent-style-name="Content_20_Photo_20_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69" style:family="presentation" style:parent-style-name="Content_20_Photo_20_5-backgroundobjects">
      <style:graphic-properties draw:stroke="none" draw:fill="none" draw:fill-color="#ffffff" draw:auto-grow-height="false" fo:min-height="1.485cm" loext:decorative="false"/>
      <style:paragraph-properties style:writing-mode="lr-tb"/>
    </style:style>
    <style:style style:name="Mpr70" style:family="presentation" style:parent-style-name="Content_20_Photo_20_5-backgroundobjects">
      <style:graphic-properties draw:stroke="none" draw:fill="none" draw:fill-color="#ffffff" draw:textarea-vertical-align="bottom" draw:auto-grow-height="false" fo:min-height="1.485cm" loext:decorative="false"/>
      <style:paragraph-properties style:writing-mode="lr-tb"/>
    </style:style>
    <style:style style:name="Mpr71" style:family="presentation" style:parent-style-name="Content_20_Photo_20_6-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72" style:family="presentation" style:parent-style-name="Content_20_Photo_20_6-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73" style:family="presentation" style:parent-style-name="Content_20_Photo_20_6-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74" style:family="presentation" style:parent-style-name="Content_20_Photo_20_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75" style:family="presentation" style:parent-style-name="Content_20_Photo_20_6-backgroundobjects">
      <style:graphic-properties draw:stroke="none" draw:fill="none" draw:fill-color="#ffffff" draw:auto-grow-height="false" fo:min-height="1.485cm" loext:decorative="false"/>
      <style:paragraph-properties style:writing-mode="lr-tb"/>
    </style:style>
    <style:style style:name="Mpr76" style:family="presentation" style:parent-style-name="Content_20_Photo_20_6-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Content_20_Photo_20_7-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78" style:family="presentation" style:parent-style-name="Content_20_Photo_20_7-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79" style:family="presentation" style:parent-style-name="Content_20_Photo_20_7-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80" style:family="presentation" style:parent-style-name="Content_20_Photo_20_7-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81" style:family="presentation" style:parent-style-name="Content_20_Photo_20_7-backgroundobjects">
      <style:graphic-properties draw:stroke="none" draw:fill="none" draw:fill-color="#ffffff" draw:auto-grow-height="false" fo:min-height="1.485cm" loext:decorative="false"/>
      <style:paragraph-properties style:writing-mode="lr-tb"/>
    </style:style>
    <style:style style:name="Mpr82" style:family="presentation" style:parent-style-name="Content_20_Photo_20_7-backgroundobjects">
      <style:graphic-properties draw:stroke="none" draw:fill="none" draw:fill-color="#ffffff" draw:textarea-vertical-align="bottom" draw:auto-grow-height="false" fo:min-height="1.485cm" loext:decorative="false"/>
      <style:paragraph-properties style:writing-mode="lr-tb"/>
    </style:style>
    <style:style style:name="Mpr83" style:family="presentation" style:parent-style-name="Title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84" style:family="presentation" style:parent-style-name="Title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85" style:family="presentation" style:parent-style-name="Title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86" style:family="presentation" style:parent-style-name="Title_20_3-backgroundobjects">
      <style:graphic-properties draw:stroke="none" draw:fill="none" draw:fill-color="#ffffff" draw:auto-grow-height="false" fo:min-height="1.485cm" loext:decorative="false"/>
      <style:paragraph-properties style:writing-mode="lr-tb"/>
    </style:style>
    <style:style style:name="Mpr87" style:family="presentation" style:parent-style-name="Title_20_3-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Content_20_Photo_20_8-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89" style:family="presentation" style:parent-style-name="Content_20_Photo_20_8-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90" style:family="presentation" style:parent-style-name="Content_20_Photo_20_8-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91" style:family="presentation" style:parent-style-name="Content_20_Photo_20_8-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2" style:family="presentation" style:parent-style-name="Content_20_Photo_20_8-backgroundobjects">
      <style:graphic-properties draw:stroke="none" draw:fill="none" draw:fill-color="#ffffff" draw:auto-grow-height="false" fo:min-height="1.485cm" loext:decorative="false"/>
      <style:paragraph-properties style:writing-mode="lr-tb"/>
    </style:style>
    <style:style style:name="Mpr93" style:family="presentation" style:parent-style-name="Content_20_Photo_20_8-backgroundobjects">
      <style:graphic-properties draw:stroke="none" draw:fill="none" draw:fill-color="#ffffff" draw:textarea-vertical-align="bottom" draw:auto-grow-height="false" fo:min-height="1.485cm" loext:decorative="false"/>
      <style:paragraph-properties style:writing-mode="lr-tb"/>
    </style:style>
    <style:style style:name="Mpr94" style:family="presentation" style:parent-style-name="Content_20_Photo_20_9-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95" style:family="presentation" style:parent-style-name="Content_20_Photo_20_9-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96" style:family="presentation" style:parent-style-name="Content_20_Photo_20_9-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97" style:family="presentation" style:parent-style-name="Content_20_Photo_20_9-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8" style:family="presentation" style:parent-style-name="Content_20_Photo_20_9-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Photo_20_9-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Content_20_Photo_20_10-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01" style:family="presentation" style:parent-style-name="Content_20_Photo_20_10-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02" style:family="presentation" style:parent-style-name="Content_20_Photo_20_10-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03" style:family="presentation" style:parent-style-name="Content_20_Photo_20_10-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04" style:family="presentation" style:parent-style-name="Content_20_Photo_20_10-backgroundobjects">
      <style:graphic-properties draw:stroke="none" draw:fill="none" draw:fill-color="#ffffff" draw:auto-grow-height="false" fo:min-height="1.485cm" loext:decorative="false"/>
      <style:paragraph-properties style:writing-mode="lr-tb"/>
    </style:style>
    <style:style style:name="Mpr105" style:family="presentation" style:parent-style-name="Content_20_Photo_20_10-backgroundobjects">
      <style:graphic-properties draw:stroke="none" draw:fill="none" draw:fill-color="#ffffff" draw:textarea-vertical-align="bottom" draw:auto-grow-height="false" fo:min-height="1.485cm" loext:decorative="false"/>
      <style:paragraph-properties style:writing-mode="lr-tb"/>
    </style:style>
    <style:style style:name="Mpr106" style:family="presentation" style:parent-style-name="Content_20_Photo_20_1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07" style:family="presentation" style:parent-style-name="Content_20_Photo_20_1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08" style:family="presentation" style:parent-style-name="Content_20_Photo_20_1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09" style:family="presentation" style:parent-style-name="Content_20_Photo_20_1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10" style:family="presentation" style:parent-style-name="Content_20_Photo_20_11-backgroundobjects">
      <style:graphic-properties draw:stroke="none" draw:fill="none" draw:fill-color="#ffffff" draw:auto-grow-height="false" fo:min-height="1.485cm" loext:decorative="false"/>
      <style:paragraph-properties style:writing-mode="lr-tb"/>
    </style:style>
    <style:style style:name="Mpr111" style:family="presentation" style:parent-style-name="Content_20_Photo_20_11-backgroundobjects">
      <style:graphic-properties draw:stroke="none" draw:fill="none" draw:fill-color="#ffffff" draw:textarea-vertical-align="bottom" draw:auto-grow-height="false" fo:min-height="1.485cm" loext:decorative="false"/>
      <style:paragraph-properties style:writing-mode="lr-tb"/>
    </style:style>
    <style:style style:name="Mpr112" style:family="presentation" style:parent-style-name="Content_20_Photo_20_1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13" style:family="presentation" style:parent-style-name="Content_20_Photo_20_1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14" style:family="presentation" style:parent-style-name="Content_20_Photo_20_1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15" style:family="presentation" style:parent-style-name="Content_20_Photo_20_1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16" style:family="presentation" style:parent-style-name="Content_20_Photo_20_12-backgroundobjects">
      <style:graphic-properties draw:stroke="none" draw:fill="none" draw:fill-color="#ffffff" draw:auto-grow-height="false" fo:min-height="1.485cm" loext:decorative="false"/>
      <style:paragraph-properties style:writing-mode="lr-tb"/>
    </style:style>
    <style:style style:name="Mpr117" style:family="presentation" style:parent-style-name="Content_20_Photo_20_12-backgroundobjects">
      <style:graphic-properties draw:stroke="none" draw:fill="none" draw:fill-color="#ffffff" draw:textarea-vertical-align="bottom" draw:auto-grow-height="false" fo:min-height="1.485cm" loext:decorative="false"/>
      <style:paragraph-properties style:writing-mode="lr-tb"/>
    </style:style>
    <style:style style:name="Mpr118" style:family="presentation" style:parent-style-name="Section_20_Header_2c__20_Photo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19" style:family="presentation" style:parent-style-name="Section_20_Header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20" style:family="presentation" style:parent-style-name="Section_20_Header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21" style:family="presentation" style:parent-style-name="Section_20_Header_2c__20_Photo_20_1-backgroundobjects">
      <style:graphic-properties draw:stroke="none" draw:fill="none" draw:fill-color="#ffffff" draw:auto-grow-height="false" fo:min-height="1.485cm" loext:decorative="false"/>
      <style:paragraph-properties style:writing-mode="lr-tb"/>
    </style:style>
    <style:style style:name="Mpr122" style:family="presentation" style:parent-style-name="Section_20_Header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123" style:family="presentation" style:parent-style-name="Content_20_Photo_20_1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24" style:family="presentation" style:parent-style-name="Content_20_Photo_20_13-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25" style:family="presentation" style:parent-style-name="Content_20_Photo_20_1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26" style:family="presentation" style:parent-style-name="Content_20_Photo_20_1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27" style:family="presentation" style:parent-style-name="Content_20_Photo_20_13-backgroundobjects">
      <style:graphic-properties draw:stroke="none" draw:fill="none" draw:fill-color="#ffffff" draw:auto-grow-height="false" fo:min-height="1.485cm" loext:decorative="false"/>
      <style:paragraph-properties style:writing-mode="lr-tb"/>
    </style:style>
    <style:style style:name="Mpr128" style:family="presentation" style:parent-style-name="Content_20_Photo_20_13-backgroundobjects">
      <style:graphic-properties draw:stroke="none" draw:fill="none" draw:fill-color="#ffffff" draw:textarea-vertical-align="bottom" draw:auto-grow-height="false" fo:min-height="1.485cm" loext:decorative="false"/>
      <style:paragraph-properties style:writing-mode="lr-tb"/>
    </style:style>
    <style:style style:name="Mpr129" style:family="presentation" style:parent-style-name="Content_20_Photo_20_14-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30" style:family="presentation" style:parent-style-name="Content_20_Photo_20_1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1" style:family="presentation" style:parent-style-name="Content_20_Photo_20_1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32" style:family="presentation" style:parent-style-name="Content_20_Photo_20_1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33" style:family="presentation" style:parent-style-name="Content_20_Photo_20_14-backgroundobjects">
      <style:graphic-properties draw:stroke="none" draw:fill="none" draw:fill-color="#ffffff" draw:auto-grow-height="false" fo:min-height="1.485cm" loext:decorative="false"/>
      <style:paragraph-properties style:writing-mode="lr-tb"/>
    </style:style>
    <style:style style:name="Mpr134" style:family="presentation" style:parent-style-name="Content_20_Photo_20_14-backgroundobjects">
      <style:graphic-properties draw:stroke="none" draw:fill="none" draw:fill-color="#ffffff" draw:textarea-vertical-align="bottom" draw:auto-grow-height="false" fo:min-height="1.485cm" loext:decorative="false"/>
      <style:paragraph-properties style:writing-mode="lr-tb"/>
    </style:style>
    <style:style style:name="Mpr135" style:family="presentation" style:parent-style-name="Content_20_Photo_20_1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136" style:family="presentation" style:parent-style-name="Content_20_Photo_20_15-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37" style:family="presentation" style:parent-style-name="Content_20_Photo_20_15-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8" style:family="presentation" style:parent-style-name="Content_20_Photo_20_1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39" style:family="presentation" style:parent-style-name="Content_20_Photo_20_15-backgroundobjects">
      <style:graphic-properties draw:stroke="none" draw:fill="none" draw:fill-color="#ffffff" draw:auto-grow-height="false" fo:min-height="1.485cm" loext:decorative="false"/>
      <style:paragraph-properties style:writing-mode="lr-tb"/>
    </style:style>
    <style:style style:name="Mpr140" style:family="presentation" style:parent-style-name="Content_20_Photo_20_15-backgroundobjects">
      <style:graphic-properties draw:stroke="none" draw:fill="none" draw:fill-color="#ffffff" draw:textarea-vertical-align="bottom" draw:auto-grow-height="false" fo:min-height="1.485cm" loext:decorative="false"/>
      <style:paragraph-properties style:writing-mode="lr-tb"/>
    </style:style>
    <style:style style:name="Mpr141" style:family="presentation" style:parent-style-name="Content_20_Photo_20_16-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42" style:family="presentation" style:parent-style-name="Content_20_Photo_20_16-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43" style:family="presentation" style:parent-style-name="Content_20_Photo_20_16-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44" style:family="presentation" style:parent-style-name="Content_20_Photo_20_1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45" style:family="presentation" style:parent-style-name="Content_20_Photo_20_16-backgroundobjects">
      <style:graphic-properties draw:stroke="none" draw:fill="none" draw:fill-color="#ffffff" draw:auto-grow-height="false" fo:min-height="1.485cm" loext:decorative="false"/>
      <style:paragraph-properties style:writing-mode="lr-tb"/>
    </style:style>
    <style:style style:name="Mpr146" style:family="presentation" style:parent-style-name="Content_20_Photo_20_16-backgroundobjects">
      <style:graphic-properties draw:stroke="none" draw:fill="none" draw:fill-color="#ffffff" draw:textarea-vertical-align="bottom" draw:auto-grow-height="false" fo:min-height="1.485cm" loext:decorative="false"/>
      <style:paragraph-properties style:writing-mode="lr-tb"/>
    </style:style>
    <style:style style:name="Mpr147" style:family="presentation" style:parent-style-name="Content_20_Photo_20_17-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48" style:family="presentation" style:parent-style-name="Content_20_Photo_20_17-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49" style:family="presentation" style:parent-style-name="Content_20_Photo_20_17-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50" style:family="presentation" style:parent-style-name="Content_20_Photo_20_17-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51" style:family="presentation" style:parent-style-name="Content_20_Photo_20_17-backgroundobjects">
      <style:graphic-properties draw:stroke="none" draw:fill="none" draw:fill-color="#ffffff" draw:auto-grow-height="false" fo:min-height="1.485cm" loext:decorative="false"/>
      <style:paragraph-properties style:writing-mode="lr-tb"/>
    </style:style>
    <style:style style:name="Mpr152" style:family="presentation" style:parent-style-name="Content_20_Photo_20_17-backgroundobjects">
      <style:graphic-properties draw:stroke="none" draw:fill="none" draw:fill-color="#ffffff" draw:textarea-vertical-align="bottom" draw:auto-grow-height="false" fo:min-height="1.485cm" loext:decorative="false"/>
      <style:paragraph-properties style:writing-mode="lr-tb"/>
    </style:style>
    <style:style style:name="Mpr153" style:family="presentation" style:parent-style-name="Title_2c__20_Photo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54" style:family="presentation" style:parent-style-name="Title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55" style:family="presentation" style:parent-style-name="Title_2c__20_Photo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156" style:family="presentation" style:parent-style-name="Title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57" style:family="presentation" style:parent-style-name="Title_2c__20_Photo_20_1-backgroundobjects">
      <style:graphic-properties draw:stroke="none" draw:fill="none" draw:fill-color="#ffffff" draw:auto-grow-height="false" fo:min-height="1.485cm" loext:decorative="false"/>
      <style:paragraph-properties style:writing-mode="lr-tb"/>
    </style:style>
    <style:style style:name="Mpr158" style:family="presentation" style:parent-style-name="Title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159" style:family="presentation" style:parent-style-name="Big_20_Number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60" style:family="presentation" style:parent-style-name="Big_20_Numb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61" style:family="presentation" style:parent-style-name="Big_20_Number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62" style:family="presentation" style:parent-style-name="Big_20_Number_20_1-backgroundobjects">
      <style:graphic-properties draw:stroke="none" draw:fill="none" draw:fill-color="#ffffff" draw:auto-grow-height="false" fo:min-height="1.485cm" loext:decorative="false"/>
      <style:paragraph-properties style:writing-mode="lr-tb"/>
    </style:style>
    <style:style style:name="Mpr163" style:family="presentation" style:parent-style-name="Big_20_Number_20_1-backgroundobjects">
      <style:graphic-properties draw:stroke="none" draw:fill="none" draw:fill-color="#ffffff" draw:textarea-vertical-align="bottom" draw:auto-grow-height="false" fo:min-height="1.485cm" loext:decorative="false"/>
      <style:paragraph-properties style:writing-mode="lr-tb"/>
    </style:style>
    <style:style style:name="Mpr164" style:family="presentation" style:parent-style-name="Big_20_Number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65" style:family="presentation" style:parent-style-name="Big_20_Number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66" style:family="presentation" style:parent-style-name="Big_20_Number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67" style:family="presentation" style:parent-style-name="Big_20_Number_20_2-backgroundobjects">
      <style:graphic-properties draw:stroke="none" draw:fill="none" draw:fill-color="#ffffff" draw:auto-grow-height="false" fo:min-height="1.485cm" loext:decorative="false"/>
      <style:paragraph-properties style:writing-mode="lr-tb"/>
    </style:style>
    <style:style style:name="Mpr168" style:family="presentation" style:parent-style-name="Big_20_Number_20_2-backgroundobjects">
      <style:graphic-properties draw:stroke="none" draw:fill="none" draw:fill-color="#ffffff" draw:textarea-vertical-align="bottom" draw:auto-grow-height="false" fo:min-height="1.485cm" loext:decorative="false"/>
      <style:paragraph-properties style:writing-mode="lr-tb"/>
    </style:style>
    <style:style style:name="Mpr169" style:family="presentation" style:parent-style-name="Big_20_Number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0" style:family="presentation" style:parent-style-name="Big_20_Number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71" style:family="presentation" style:parent-style-name="Big_20_Number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72" style:family="presentation" style:parent-style-name="Big_20_Number_20_3-backgroundobjects">
      <style:graphic-properties draw:stroke="none" draw:fill="none" draw:fill-color="#ffffff" draw:auto-grow-height="false" fo:min-height="1.485cm" loext:decorative="false"/>
      <style:paragraph-properties style:writing-mode="lr-tb"/>
    </style:style>
    <style:style style:name="Mpr173" style:family="presentation" style:parent-style-name="Big_20_Number_20_3-backgroundobjects">
      <style:graphic-properties draw:stroke="none" draw:fill="none" draw:fill-color="#ffffff" draw:textarea-vertical-align="bottom" draw:auto-grow-height="false" fo:min-height="1.485cm" loext:decorative="false"/>
      <style:paragraph-properties style:writing-mode="lr-tb"/>
    </style:style>
    <style:style style:name="Mpr174" style:family="presentation" style:parent-style-name="Statement-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5" style:family="presentation" style:parent-style-name="Statement-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76" style:family="presentation" style:parent-style-name="Statem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77" style:family="presentation" style:parent-style-name="Statement-backgroundobjects">
      <style:graphic-properties draw:stroke="none" draw:fill="none" draw:fill-color="#ffffff" draw:auto-grow-height="false" fo:min-height="1.485cm" loext:decorative="false"/>
      <style:paragraph-properties style:writing-mode="lr-tb"/>
    </style:style>
    <style:style style:name="Mpr178" style:family="presentation" style:parent-style-name="Statement-backgroundobjects">
      <style:graphic-properties draw:stroke="none" draw:fill="none" draw:fill-color="#ffffff" draw:textarea-vertical-align="bottom" draw:auto-grow-height="false" fo:min-height="1.485cm" loext:decorative="false"/>
      <style:paragraph-properties style:writing-mode="lr-tb"/>
    </style:style>
    <style:style style:name="Mpr179" style:family="presentation" style:parent-style-name="Section_20_Header_2c__20_Photo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80" style:family="presentation" style:parent-style-name="Section_20_Header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81" style:family="presentation" style:parent-style-name="Section_20_Header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82" style:family="presentation" style:parent-style-name="Section_20_Header_2c__20_Photo_20_2-backgroundobjects">
      <style:graphic-properties draw:stroke="none" draw:fill="none" draw:fill-color="#ffffff" draw:auto-grow-height="false" fo:min-height="1.485cm" loext:decorative="false"/>
      <style:paragraph-properties style:writing-mode="lr-tb"/>
    </style:style>
    <style:style style:name="Mpr183" style:family="presentation" style:parent-style-name="Section_20_Header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184" style:family="presentation" style:parent-style-name="Statement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85" style:family="presentation" style:parent-style-name="Statement_20_2-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86" style:family="presentation" style:parent-style-name="Statement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87" style:family="presentation" style:parent-style-name="Statement_20_2-backgroundobjects">
      <style:graphic-properties draw:stroke="none" draw:fill="none" draw:fill-color="#ffffff" draw:auto-grow-height="false" fo:min-height="1.485cm" loext:decorative="false"/>
      <style:paragraph-properties style:writing-mode="lr-tb"/>
    </style:style>
    <style:style style:name="Mpr188" style:family="presentation" style:parent-style-name="Statement_20_2-backgroundobjects">
      <style:graphic-properties draw:stroke="none" draw:fill="none" draw:fill-color="#ffffff" draw:textarea-vertical-align="bottom" draw:auto-grow-height="false" fo:min-height="1.485cm" loext:decorative="false"/>
      <style:paragraph-properties style:writing-mode="lr-tb"/>
    </style:style>
    <style:style style:name="Mpr189" style:family="presentation" style:parent-style-name="Statement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90" style:family="presentation" style:parent-style-name="Statement_20_3-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91" style:family="presentation" style:parent-style-name="Statement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2" style:family="presentation" style:parent-style-name="Statement_20_3-backgroundobjects">
      <style:graphic-properties draw:stroke="none" draw:fill="none" draw:fill-color="#ffffff" draw:auto-grow-height="false" fo:min-height="1.485cm" loext:decorative="false"/>
      <style:paragraph-properties style:writing-mode="lr-tb"/>
    </style:style>
    <style:style style:name="Mpr193" style:family="presentation" style:parent-style-name="Statement_20_3-backgroundobjects">
      <style:graphic-properties draw:stroke="none" draw:fill="none" draw:fill-color="#ffffff" draw:textarea-vertical-align="bottom" draw:auto-grow-height="false" fo:min-height="1.485cm" loext:decorative="false"/>
      <style:paragraph-properties style:writing-mode="lr-tb"/>
    </style:style>
    <style:style style:name="Mpr194" style:family="presentation" style:parent-style-name="Quote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195" style:family="presentation" style:parent-style-name="Quote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6" style:family="presentation" style:parent-style-name="Quote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97" style:family="presentation" style:parent-style-name="Quote_20_1-backgroundobjects">
      <style:graphic-properties draw:stroke="none" draw:fill="none" draw:fill-color="#ffffff" draw:auto-grow-height="false" fo:min-height="1.485cm" loext:decorative="false"/>
      <style:paragraph-properties style:writing-mode="lr-tb"/>
    </style:style>
    <style:style style:name="Mpr198" style:family="presentation" style:parent-style-name="Quote_20_1-backgroundobjects">
      <style:graphic-properties draw:stroke="none" draw:fill="none" draw:fill-color="#ffffff" draw:textarea-vertical-align="bottom" draw:auto-grow-height="false" fo:min-height="1.485cm" loext:decorative="false"/>
      <style:paragraph-properties style:writing-mode="lr-tb"/>
    </style:style>
    <style:style style:name="Mpr199" style:family="presentation" style:parent-style-name="Quote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00" style:family="presentation" style:parent-style-name="Quote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01" style:family="presentation" style:parent-style-name="Quote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02" style:family="presentation" style:parent-style-name="Quote_20_2-backgroundobjects">
      <style:graphic-properties draw:stroke="none" draw:fill="none" draw:fill-color="#ffffff" draw:auto-grow-height="false" fo:min-height="1.485cm" loext:decorative="false"/>
      <style:paragraph-properties style:writing-mode="lr-tb"/>
    </style:style>
    <style:style style:name="Mpr203" style:family="presentation" style:parent-style-name="Quote_20_2-backgroundobjects">
      <style:graphic-properties draw:stroke="none" draw:fill="none" draw:fill-color="#ffffff" draw:textarea-vertical-align="bottom" draw:auto-grow-height="false" fo:min-height="1.485cm" loext:decorative="false"/>
      <style:paragraph-properties style:writing-mode="lr-tb"/>
    </style:style>
    <style:style style:name="Mpr204" style:family="presentation" style:parent-style-name="Quote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05" style:family="presentation" style:parent-style-name="Quote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06" style:family="presentation" style:parent-style-name="Quote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07" style:family="presentation" style:parent-style-name="Quote_20_3-backgroundobjects">
      <style:graphic-properties draw:stroke="none" draw:fill="none" draw:fill-color="#ffffff" draw:auto-grow-height="false" fo:min-height="1.485cm" loext:decorative="false"/>
      <style:paragraph-properties style:writing-mode="lr-tb"/>
    </style:style>
    <style:style style:name="Mpr208" style:family="presentation" style:parent-style-name="Quote_20_3-backgroundobjects">
      <style:graphic-properties draw:stroke="none" draw:fill="none" draw:fill-color="#ffffff" draw:textarea-vertical-align="bottom" draw:auto-grow-height="false" fo:min-height="1.485cm" loext:decorative="false"/>
      <style:paragraph-properties style:writing-mode="lr-tb"/>
    </style:style>
    <style:style style:name="Mpr209" style:family="presentation" style:parent-style-name="Two_20_Content-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10"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1" style:family="presentation" style:parent-style-name="Two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2"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213"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214" style:family="presentation" style:parent-style-name="Title_2c__20_Photo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15" style:family="presentation" style:parent-style-name="Title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16" style:family="presentation" style:parent-style-name="Title_2c__20_Photo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17" style:family="presentation" style:parent-style-name="Title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8" style:family="presentation" style:parent-style-name="Title_2c__20_Photo_20_2-backgroundobjects">
      <style:graphic-properties draw:stroke="none" draw:fill="none" draw:fill-color="#ffffff" draw:auto-grow-height="false" fo:min-height="1.485cm" loext:decorative="false"/>
      <style:paragraph-properties style:writing-mode="lr-tb"/>
    </style:style>
    <style:style style:name="Mpr219" style:family="presentation" style:parent-style-name="Title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220" style:family="presentation" style:parent-style-name="Comparison-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21"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22"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23" style:family="presentation" style:parent-style-name="Comparis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24"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225"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226" style:family="presentation" style:parent-style-name="Title_20_and_20_3-item_20_Lists-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27" style:family="presentation" style:parent-style-name="Title_20_and_20_3-item_20_Lists-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28" style:family="presentation" style:parent-style-name="Title_20_and_20_3-item_20_Lists-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29" style:family="presentation" style:parent-style-name="Title_20_and_20_3-item_20_Lists-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0" style:family="presentation" style:parent-style-name="Title_20_and_20_3-item_20_Lists-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1" style:family="presentation" style:parent-style-name="Title_20_and_20_3-item_20_Lists-backgroundobjects">
      <style:graphic-properties draw:stroke="none" draw:fill="none" draw:fill-color="#ffffff" draw:auto-grow-height="false" fo:min-height="1.485cm" loext:decorative="false"/>
      <style:paragraph-properties style:writing-mode="lr-tb"/>
    </style:style>
    <style:style style:name="Mpr232" style:family="presentation" style:parent-style-name="Title_20_and_20_3-item_20_Lists-backgroundobjects">
      <style:graphic-properties draw:stroke="none" draw:fill="none" draw:fill-color="#ffffff" draw:textarea-vertical-align="bottom" draw:auto-grow-height="false" fo:min-height="1.485cm" loext:decorative="false"/>
      <style:paragraph-properties style:writing-mode="lr-tb"/>
    </style:style>
    <style:style style:name="Mpr233" style:family="presentation" style:parent-style-name="Title_20_and_20_4-item_20_Lists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34" style:family="presentation" style:parent-style-name="Title_20_and_20_4-item_20_Lists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35" style:family="presentation" style:parent-style-name="Title_20_and_20_4-item_20_Lists_20_1-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6" style:family="presentation" style:parent-style-name="Title_20_and_20_4-item_20_Lists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7" style:family="presentation" style:parent-style-name="Title_20_and_20_4-item_20_Lists_20_1-backgroundobjects">
      <style:graphic-properties draw:stroke="none" draw:fill="none" draw:fill-color="#ffffff" draw:auto-grow-height="false" fo:min-height="1.485cm" loext:decorative="false"/>
      <style:paragraph-properties style:writing-mode="lr-tb"/>
    </style:style>
    <style:style style:name="Mpr238" style:family="presentation" style:parent-style-name="Title_20_and_20_4-item_20_Lists_20_1-backgroundobjects">
      <style:graphic-properties draw:stroke="none" draw:fill="none" draw:fill-color="#ffffff" draw:textarea-vertical-align="bottom" draw:auto-grow-height="false" fo:min-height="1.485cm" loext:decorative="false"/>
      <style:paragraph-properties style:writing-mode="lr-tb"/>
    </style:style>
    <style:style style:name="Mpr239" style:family="presentation" style:parent-style-name="Section_20_Header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40" style:family="presentation" style:parent-style-name="Section_20_Head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1" style:family="presentation" style:parent-style-name="Section_20_Header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42" style:family="presentation" style:parent-style-name="Section_20_Header_20_1-backgroundobjects">
      <style:graphic-properties draw:stroke="none" draw:fill="none" draw:fill-color="#ffffff" draw:auto-grow-height="false" fo:min-height="1.485cm" loext:decorative="false"/>
      <style:paragraph-properties style:writing-mode="lr-tb"/>
    </style:style>
    <style:style style:name="Mpr243" style:family="presentation" style:parent-style-name="Section_20_Header_20_1-backgroundobjects">
      <style:graphic-properties draw:stroke="none" draw:fill="none" draw:fill-color="#ffffff" draw:textarea-vertical-align="bottom" draw:auto-grow-height="false" fo:min-height="1.485cm" loext:decorative="false"/>
      <style:paragraph-properties style:writing-mode="lr-tb"/>
    </style:style>
    <style:style style:name="Mpr244" style:family="presentation" style:parent-style-name="Title_20_and_20_4-item_20_Lists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45" style:family="presentation" style:parent-style-name="Title_20_and_20_4-item_20_Lists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46" style:family="presentation" style:parent-style-name="Title_20_and_20_4-item_20_Lists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47" style:family="presentation" style:parent-style-name="Title_20_and_20_4-item_20_Lists_20_2-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8" style:family="presentation" style:parent-style-name="Title_20_and_20_4-item_20_Lists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9" style:family="presentation" style:parent-style-name="Title_20_and_20_4-item_20_Lists_20_2-backgroundobjects">
      <style:graphic-properties draw:stroke="none" draw:fill="none" draw:fill-color="#ffffff" draw:auto-grow-height="false" fo:min-height="1.485cm" loext:decorative="false"/>
      <style:paragraph-properties style:writing-mode="lr-tb"/>
    </style:style>
    <style:style style:name="Mpr250" style:family="presentation" style:parent-style-name="Title_20_and_20_4-item_20_Lists_20_2-backgroundobjects">
      <style:graphic-properties draw:stroke="none" draw:fill="none" draw:fill-color="#ffffff" draw:textarea-vertical-align="bottom" draw:auto-grow-height="false" fo:min-height="1.485cm" loext:decorative="false"/>
      <style:paragraph-properties style:writing-mode="lr-tb"/>
    </style:style>
    <style:style style:name="Mpr251" style:family="presentation" style:parent-style-name="Title_20_and_20_4-item_20_Lists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52" style:family="presentation" style:parent-style-name="Title_20_and_20_4-item_20_Lists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53" style:family="presentation" style:parent-style-name="Title_20_and_20_4-item_20_Lists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54" style:family="presentation" style:parent-style-name="Title_20_and_20_4-item_20_Lists_20_3-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55" style:family="presentation" style:parent-style-name="Title_20_and_20_4-item_20_Lists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56" style:family="presentation" style:parent-style-name="Title_20_and_20_4-item_20_Lists_20_3-backgroundobjects">
      <style:graphic-properties draw:stroke="none" draw:fill="none" draw:fill-color="#ffffff" draw:auto-grow-height="false" fo:min-height="1.485cm" loext:decorative="false"/>
      <style:paragraph-properties style:writing-mode="lr-tb"/>
    </style:style>
    <style:style style:name="Mpr257" style:family="presentation" style:parent-style-name="Title_20_and_20_4-item_20_Lists_20_3-backgroundobjects">
      <style:graphic-properties draw:stroke="none" draw:fill="none" draw:fill-color="#ffffff" draw:textarea-vertical-align="bottom" draw:auto-grow-height="false" fo:min-height="1.485cm" loext:decorative="false"/>
      <style:paragraph-properties style:writing-mode="lr-tb"/>
    </style:style>
    <style:style style:name="Mpr258" style:family="presentation" style:parent-style-name="Title_20_and_20_4-item_20_Lists_20_4-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59" style:family="presentation" style:parent-style-name="Title_20_and_20_4-item_20_Lists_20_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60" style:family="presentation" style:parent-style-name="Title_20_and_20_4-item_20_Lists_20_4-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61" style:family="presentation" style:parent-style-name="Title_20_and_20_4-item_20_Lists_20_4-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2" style:family="presentation" style:parent-style-name="Title_20_and_20_4-item_20_Lists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3" style:family="presentation" style:parent-style-name="Title_20_and_20_4-item_20_Lists_20_4-backgroundobjects">
      <style:graphic-properties draw:stroke="none" draw:fill="none" draw:fill-color="#ffffff" draw:auto-grow-height="false" fo:min-height="1.485cm" loext:decorative="false"/>
      <style:paragraph-properties style:writing-mode="lr-tb"/>
    </style:style>
    <style:style style:name="Mpr264" style:family="presentation" style:parent-style-name="Title_20_and_20_4-item_20_Lists_20_4-backgroundobjects">
      <style:graphic-properties draw:stroke="none" draw:fill="none" draw:fill-color="#ffffff" draw:textarea-vertical-align="bottom" draw:auto-grow-height="false" fo:min-height="1.485cm" loext:decorative="false"/>
      <style:paragraph-properties style:writing-mode="lr-tb"/>
    </style:style>
    <style:style style:name="Mpr265" style:family="presentation" style:parent-style-name="Blank-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6" style:family="presentation" style:parent-style-name="Blank-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67" style:family="presentation" style:parent-style-name="Blank-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68"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269"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270" style:family="presentation" style:parent-style-name="Content_20_with_20_Caption-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71"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2" style:family="presentation" style:parent-style-name="Content_20_with_20_Cap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3"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274"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275" style:family="presentation" style:parent-style-name="Picture_20_with_20_Caption-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76" style:family="presentation" style:parent-style-name="Picture_20_with_20_Caption-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77"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78" style:family="presentation" style:parent-style-name="Picture_20_with_20_Cap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9"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280"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281" style:family="presentation" style:parent-style-name="Conclusion-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82" style:family="presentation" style:parent-style-name="Conclusion-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83" style:family="presentation" style:parent-style-name="Conclus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84" style:family="presentation" style:parent-style-name="Conclusion-backgroundobjects">
      <style:graphic-properties draw:stroke="none" draw:fill="none" draw:fill-color="#ffffff" draw:auto-grow-height="false" fo:min-height="1.485cm" loext:decorative="false"/>
      <style:paragraph-properties style:writing-mode="lr-tb"/>
    </style:style>
    <style:style style:name="Mpr285" style:family="presentation" style:parent-style-name="Conclusion-backgroundobjects">
      <style:graphic-properties draw:stroke="none" draw:fill="none" draw:fill-color="#ffffff" draw:textarea-vertical-align="bottom" draw:auto-grow-height="false" fo:min-height="1.485cm" loext:decorative="false"/>
      <style:paragraph-properties style:writing-mode="lr-tb"/>
    </style:style>
    <style:style style:name="Mpr286" style:family="presentation" style:parent-style-name="Title_2c__20_Photo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87" style:family="presentation" style:parent-style-name="Title_2c__20_Photo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88" style:family="presentation" style:parent-style-name="Title_2c__20_Photo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89" style:family="presentation" style:parent-style-name="Title_2c__20_Photo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0" style:family="presentation" style:parent-style-name="Title_2c__20_Photo_20_3-backgroundobjects">
      <style:graphic-properties draw:stroke="none" draw:fill="none" draw:fill-color="#ffffff" draw:auto-grow-height="false" fo:min-height="1.485cm" loext:decorative="false"/>
      <style:paragraph-properties style:writing-mode="lr-tb"/>
    </style:style>
    <style:style style:name="Mpr291" style:family="presentation" style:parent-style-name="Title_2c__20_Photo_20_3-backgroundobjects">
      <style:graphic-properties draw:stroke="none" draw:fill="none" draw:fill-color="#ffffff" draw:textarea-vertical-align="bottom" draw:auto-grow-height="false" fo:min-height="1.485cm" loext:decorative="false"/>
      <style:paragraph-properties style:writing-mode="lr-tb"/>
    </style:style>
    <style:style style:name="Mpr292" style:family="presentation" style:parent-style-name="Conclusion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93" style:family="presentation" style:parent-style-name="Conclusion_20_2-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4" style:family="presentation" style:parent-style-name="Conclusion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5" style:family="presentation" style:parent-style-name="Conclusion_20_2-backgroundobjects">
      <style:graphic-properties draw:stroke="none" draw:fill="none" draw:fill-color="#ffffff" draw:auto-grow-height="false" fo:min-height="1.485cm" loext:decorative="false"/>
      <style:paragraph-properties style:writing-mode="lr-tb"/>
    </style:style>
    <style:style style:name="Mpr296" style:family="presentation" style:parent-style-name="Conclusion_20_2-backgroundobjects">
      <style:graphic-properties draw:stroke="none" draw:fill="none" draw:fill-color="#ffffff" draw:textarea-vertical-align="bottom" draw:auto-grow-height="false" fo:min-height="1.485cm" loext:decorative="false"/>
      <style:paragraph-properties style:writing-mode="lr-tb"/>
    </style:style>
    <style:style style:name="Mpr297" style:family="presentation" style:parent-style-name="Closing-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98" style:family="presentation" style:parent-style-name="Closing-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99" style:family="presentation" style:parent-style-name="Closing-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0" style:family="presentation" style:parent-style-name="Closing-backgroundobjects">
      <style:graphic-properties draw:stroke="none" draw:fill="none" draw:fill-color="#ffffff" draw:auto-grow-height="false" fo:min-height="1.485cm" loext:decorative="false"/>
      <style:paragraph-properties style:writing-mode="lr-tb"/>
    </style:style>
    <style:style style:name="Mpr301" style:family="presentation" style:parent-style-name="Closing-backgroundobjects">
      <style:graphic-properties draw:stroke="none" draw:fill="none" draw:fill-color="#ffffff" draw:textarea-vertical-align="bottom" draw:auto-grow-height="false" fo:min-height="1.485cm" loext:decorative="false"/>
      <style:paragraph-properties style:writing-mode="lr-tb"/>
    </style:style>
    <style:style style:name="Mpr302" style:family="presentation" style:parent-style-name="Agenda_2c__20_6_20_items-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03" style:family="presentation" style:parent-style-name="Agenda_2c__20_6_20_items-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04" style:family="presentation" style:parent-style-name="Agenda_2c__20_6_20_items-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5" style:family="presentation" style:parent-style-name="Agenda_2c__20_6_20_items-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6" style:family="presentation" style:parent-style-name="Agenda_2c__20_6_20_items-backgroundobjects">
      <style:graphic-properties draw:stroke="none" draw:fill="none" draw:fill-color="#ffffff" draw:auto-grow-height="false" fo:min-height="1.485cm" loext:decorative="false"/>
      <style:paragraph-properties style:writing-mode="lr-tb"/>
    </style:style>
    <style:style style:name="Mpr307" style:family="presentation" style:parent-style-name="Agenda_2c__20_6_20_items-backgroundobjects">
      <style:graphic-properties draw:stroke="none" draw:fill="none" draw:fill-color="#ffffff" draw:textarea-vertical-align="bottom" draw:auto-grow-height="false" fo:min-height="1.485cm" loext:decorative="false"/>
      <style:paragraph-properties style:writing-mode="lr-tb"/>
    </style:style>
    <style:style style:name="Mpr308" style:family="presentation" style:parent-style-name="Basic_20_Layout-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309" style:family="presentation" style:parent-style-name="Basic_20_Layout-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10" style:family="presentation" style:parent-style-name="Basic_20_Layout-backgroundobjects">
      <style:graphic-properties draw:stroke="none" draw:fill="none" draw:fill-color="#ffffff" draw:auto-grow-height="false" fo:min-height="1.485cm" loext:decorative="false"/>
      <style:paragraph-properties style:writing-mode="lr-tb"/>
    </style:style>
    <style:style style:name="Mpr311" style:family="presentation" style:parent-style-name="Basic_20_Layout-backgroundobjects">
      <style:graphic-properties draw:stroke="none" draw:fill="none" draw:fill-color="#ffffff" draw:textarea-vertical-align="bottom" draw:auto-grow-height="false" fo:min-height="1.485cm" loext:decorative="false"/>
      <style:paragraph-properties style:writing-mode="lr-tb"/>
    </style:style>
    <style:style style:name="Mpr312" style:family="presentation" style:parent-style-name="Sequence_20_Number_2c__20_Photo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13" style:family="presentation" style:parent-style-name="Sequence_20_Number_2c__20_Photo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14" style:family="presentation" style:parent-style-name="Sequence_20_Number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15" style:family="presentation" style:parent-style-name="Sequence_20_Number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16" style:family="presentation" style:parent-style-name="Sequence_20_Number_2c__20_Photo_20_1-backgroundobjects">
      <style:graphic-properties draw:stroke="none" draw:fill="none" draw:fill-color="#ffffff" draw:auto-grow-height="false" fo:min-height="1.485cm" loext:decorative="false"/>
      <style:paragraph-properties style:writing-mode="lr-tb"/>
    </style:style>
    <style:style style:name="Mpr317" style:family="presentation" style:parent-style-name="Sequence_20_Number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318" style:family="presentation" style:parent-style-name="Sequence_20_Number_2c__20_Photo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19" style:family="presentation" style:parent-style-name="Sequence_20_Number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20" style:family="presentation" style:parent-style-name="Sequence_20_Number_2c__20_Photo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21" style:family="presentation" style:parent-style-name="Sequence_20_Number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22" style:family="presentation" style:parent-style-name="Sequence_20_Number_2c__20_Photo_20_2-backgroundobjects">
      <style:graphic-properties draw:stroke="none" draw:fill="none" draw:fill-color="#ffffff" draw:auto-grow-height="false" fo:min-height="1.485cm" loext:decorative="false"/>
      <style:paragraph-properties style:writing-mode="lr-tb"/>
    </style:style>
    <style:style style:name="Mpr323" style:family="presentation" style:parent-style-name="Sequence_20_Number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324" style:family="presentation" style:parent-style-name="Sequence_20_Number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25" style:family="presentation" style:parent-style-name="Sequence_20_Number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26" style:family="presentation" style:parent-style-name="Sequence_20_Numb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27" style:family="presentation" style:parent-style-name="Sequence_20_Number_20_1-backgroundobjects">
      <style:graphic-properties draw:stroke="none" draw:fill="none" draw:fill-color="#ffffff" draw:auto-grow-height="false" fo:min-height="1.485cm" loext:decorative="false"/>
      <style:paragraph-properties style:writing-mode="lr-tb"/>
    </style:style>
    <style:style style:name="Mpr328" style:family="presentation" style:parent-style-name="Sequence_20_Number_20_1-backgroundobjects">
      <style:graphic-properties draw:stroke="none" draw:fill="none" draw:fill-color="#ffffff" draw:textarea-vertical-align="bottom" draw:auto-grow-height="false" fo:min-height="1.485cm" loext:decorative="false"/>
      <style:paragraph-properties style:writing-mode="lr-tb"/>
    </style:style>
    <style:style style:name="Mpr329" style:family="presentation" style:parent-style-name="Agenda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30" style:family="presentation" style:parent-style-name="Agenda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31" style:family="presentation" style:parent-style-name="Agenda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32" style:family="presentation" style:parent-style-name="Agenda_20_2-backgroundobjects">
      <style:graphic-properties draw:stroke="none" draw:fill="none" draw:fill-color="#ffffff" draw:auto-grow-height="false" fo:min-height="1.485cm" loext:decorative="false"/>
      <style:paragraph-properties style:writing-mode="lr-tb"/>
    </style:style>
    <style:style style:name="Mpr333" style:family="presentation" style:parent-style-name="Agenda_20_2-backgroundobjects">
      <style:graphic-properties draw:stroke="none" draw:fill="none" draw:fill-color="#ffffff" draw:textarea-vertical-align="bottom" draw:auto-grow-height="false" fo:min-height="1.485cm" loext:decorative="false"/>
      <style:paragraph-properties style:writing-mode="lr-tb"/>
    </style:style>
    <style:style style:name="Mpr334" style:family="presentation" style:parent-style-name="Title_2c__20_Content_20_1_20__28_Max_29_-title">
      <style:graphic-properties draw:stroke="none" svg:stroke-width="0cm" draw:fill="none" loext:fill-use-slide-background="false" draw:textarea-horizontal-align="justify" draw:textarea-vertical-align="middle" draw:auto-grow-height="false" draw:fit-to-size="false" style:shrink-to-fit="true" fo:min-height="3.181cm" fo:padding-top="0cm" fo:padding-bottom="0cm" fo:padding-left="0cm" fo:padding-right="0cm" fo:wrap-option="wrap" loext:decorative="false"/>
      <style:paragraph-properties style:writing-mode="lr-tb"/>
    </style:style>
    <style:style style:name="Mpr335" style:family="presentation" style:parent-style-name="Title_2c__20_Content_20_1_20__28_Max_29_-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36" style:family="presentation" style:parent-style-name="Title_2c__20_Content_20_1_20__28_Max_29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37" style:family="presentation" style:parent-style-name="Title_2c__20_Content_20_1_20__28_Max_29_-backgroundobjects">
      <style:graphic-properties draw:stroke="none" draw:fill="none" draw:fill-color="#ffffff" draw:auto-grow-height="false" fo:min-height="1.485cm" loext:decorative="false"/>
      <style:paragraph-properties style:writing-mode="lr-tb"/>
    </style:style>
    <style:style style:name="Mpr338" style:family="presentation" style:parent-style-name="Title_2c__20_Content_20_1_20__28_Max_29_-backgroundobjects">
      <style:graphic-properties draw:stroke="none" draw:fill="none" draw:fill-color="#ffffff" draw:textarea-vertical-align="bottom" draw:auto-grow-height="false" fo:min-height="1.485cm" loext:decorative="false"/>
      <style:paragraph-properties style:writing-mode="lr-tb"/>
    </style:style>
    <style:style style:name="Mpr339" style:family="presentation" style:parent-style-name="Content_20_Only_20__28_Max_29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40" style:family="presentation" style:parent-style-name="Content_20_Only_20__28_Max_29_-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41" style:family="presentation" style:parent-style-name="Content_20_Only_20__28_Max_29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2" style:family="presentation" style:parent-style-name="Content_20_Only_20__28_Max_29_-backgroundobjects">
      <style:graphic-properties draw:stroke="none" draw:fill="none" draw:fill-color="#ffffff" draw:auto-grow-height="false" fo:min-height="1.485cm" loext:decorative="false"/>
      <style:paragraph-properties style:writing-mode="lr-tb"/>
    </style:style>
    <style:style style:name="Mpr343" style:family="presentation" style:parent-style-name="Content_20_Only_20__28_Max_29_-backgroundobjects">
      <style:graphic-properties draw:stroke="none" draw:fill="none" draw:fill-color="#ffffff" draw:textarea-vertical-align="bottom" draw:auto-grow-height="false" fo:min-height="1.485cm" loext:decorative="false"/>
      <style:paragraph-properties style:writing-mode="lr-tb"/>
    </style:style>
    <style:style style:name="Mpr344" style:family="presentation" style:parent-style-name="Agenda_2c__20_6_20_items_5f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45" style:family="presentation" style:parent-style-name="Agenda_2c__20_6_20_items_5f_-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46" style:family="presentation" style:parent-style-name="Agenda_2c__20_6_20_items_5f_-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7" style:family="presentation" style:parent-style-name="Agenda_2c__20_6_20_items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8" style:family="presentation" style:parent-style-name="Agenda_2c__20_6_20_items_5f_-backgroundobjects">
      <style:graphic-properties draw:stroke="none" draw:fill="none" draw:fill-color="#ffffff" draw:auto-grow-height="false" fo:min-height="1.485cm" loext:decorative="false"/>
      <style:paragraph-properties style:writing-mode="lr-tb"/>
    </style:style>
    <style:style style:name="Mpr349" style:family="presentation" style:parent-style-name="Agenda_2c__20_6_20_items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loext:tab-stop-distance="2.54cm">
        <style:tab-stops>
          <style:tab-stop style:position="0cm"/>
        </style:tab-stops>
      </style:paragraph-properties>
    </style:style>
    <style:style style:name="MP6" style:family="paragraph">
      <loext:graphic-properties draw:fill="none"/>
      <style:paragraph-properties fo:text-align="center" style:font-independent-line-spacing="true"/>
      <style:text-properties fo:font-size="18pt"/>
    </style:style>
    <style:style style:name="MP7" style:family="paragraph">
      <style:paragraph-properties fo:margin-left="0cm" fo:margin-right="0cm" fo:margin-top="0.353cm" fo:margin-bottom="0cm" fo:line-height="120%" fo:text-align="center" fo:text-indent="0cm" loext:tab-stop-distance="2.54cm">
        <style:tab-stops>
          <style:tab-stop style:position="0cm"/>
        </style:tab-stops>
      </style:paragraph-properties>
    </style:style>
    <style:style style:name="MP8" style:family="paragraph">
      <style:paragraph-properties fo:margin-left="1.27cm" fo:margin-right="0cm" fo:line-height="120%" fo:text-align="center" fo:text-indent="0cm" loext:tab-stop-distance="2.54cm">
        <style:tab-stops>
          <style:tab-stop style:position="0cm"/>
        </style:tab-stops>
      </style:paragraph-properties>
    </style:style>
    <style:style style:name="MP9" style:family="paragraph">
      <style:paragraph-properties fo:margin-left="2.54cm" fo:margin-right="0cm" fo:line-height="120%" fo:text-align="center" fo:text-indent="0cm" loext:tab-stop-distance="2.54cm">
        <style:tab-stops>
          <style:tab-stop style:position="0cm"/>
        </style:tab-stops>
      </style:paragraph-properties>
    </style:style>
    <style:style style:name="MP10" style:family="paragraph">
      <style:paragraph-properties fo:margin-left="3.81cm" fo:margin-right="0cm" fo:line-height="120%" fo:text-align="center" fo:text-indent="0cm" loext:tab-stop-distance="2.54cm">
        <style:tab-stops>
          <style:tab-stop style:position="0cm"/>
        </style:tab-stops>
      </style:paragraph-properties>
    </style:style>
    <style:style style:name="MP11" style:family="paragraph">
      <style:paragraph-properties fo:margin-left="5.08cm" fo:margin-right="0cm" fo:line-height="120%" fo:text-align="center" fo:text-indent="0cm" loext:tab-stop-distance="2.54cm">
        <style:tab-stops>
          <style:tab-stop style:position="0cm"/>
        </style:tab-stops>
      </style:paragraph-properties>
    </style:style>
    <style:style style:name="MP12" style:family="paragraph">
      <style:paragraph-properties fo:margin-left="0cm" fo:margin-right="0cm" fo:margin-top="0cm" fo:margin-bottom="0cm" fo:line-height="100%" fo:text-align="start" fo:text-indent="0cm" loext:tab-stop-distance="2.54cm">
        <style:tab-stops>
          <style:tab-stop style:position="0cm"/>
        </style:tab-stops>
      </style:paragraph-properties>
      <style:text-properties fo:font-size="12pt" style:font-size-asian="14pt" style:font-size-complex="14pt"/>
    </style:style>
    <style:style style:name="MP13" style:family="paragraph">
      <loext:graphic-properties draw:fill="none" draw:fill-color="#ffffff"/>
      <style:paragraph-properties fo:text-align="start" style:font-independent-line-spacing="true"/>
      <style:text-properties fo:font-size="12pt" style:font-size-asian="14pt" style:font-size-complex="14pt"/>
    </style:style>
    <style:style style:name="MP14" style:family="paragraph">
      <style:paragraph-properties fo:margin-left="0cm" fo:margin-right="0cm" fo:margin-top="0cm" fo:margin-bottom="0cm" fo:line-height="100%" fo:text-align="center" fo:text-indent="0cm" loext:tab-stop-distance="2.54cm">
        <style:tab-stops>
          <style:tab-stop style:position="0cm"/>
        </style:tab-stops>
      </style:paragraph-properties>
      <style:text-properties fo:font-size="12pt" style:font-size-asian="14pt" style:font-size-complex="14pt"/>
    </style:style>
    <style:style style:name="MP15" style:family="paragraph">
      <loext:graphic-properties draw:fill="none" draw:fill-color="#ffffff"/>
      <style:paragraph-properties fo:text-align="center" style:font-independent-line-spacing="true"/>
      <style:text-properties fo:font-size="12pt" style:font-size-asian="14pt" style:font-size-complex="14pt"/>
    </style:style>
    <style:style style:name="MP16" style:family="paragraph">
      <loext:graphic-properties draw:fill="none" draw:fill-color="#ffffff"/>
      <style:paragraph-properties fo:text-align="start" style:font-independent-line-spacing="true"/>
      <style:text-properties fo:font-size="18pt" style:font-size-asian="14pt" style:font-size-complex="14pt"/>
    </style:style>
    <style:style style:name="MP17" style:family="paragraph">
      <loext:graphic-properties draw:fill="solid" draw:fill-color="#f6c94c"/>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18" style:family="paragraph">
      <loext:graphic-properties draw:fill="solid" draw:fill-color="#1871ca"/>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19" style:family="paragraph">
      <loext:graphic-properties draw:fill="solid" draw:fill-color="#02c9ce"/>
      <style:paragraph-properties fo:text-align="start" style:font-independent-line-spacing="true"/>
      <style:text-properties fo:font-variant="normal" fo:text-transform="none" fo:color="#2f2f2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20" style:family="paragraph">
      <style:paragraph-properties fo:margin-left="0cm" fo:margin-right="0cm" fo:margin-top="0cm" fo:margin-bottom="0cm" fo:line-height="100%" fo:text-align="start" fo:text-indent="0cm" loext:tab-stop-distance="2.54cm">
        <style:tab-stops>
          <style:tab-stop style:position="0cm"/>
        </style:tab-stops>
      </style:paragraph-properties>
    </style:style>
    <style:style style:name="MP21" style:family="paragraph">
      <loext:graphic-properties draw:fill="none"/>
      <style:paragraph-properties fo:text-align="start" style:font-independent-line-spacing="true"/>
      <style:text-properties fo:font-size="18pt"/>
    </style:style>
    <style:style style:name="MP22" style:family="paragraph">
      <style:paragraph-properties fo:margin-left="0cm" fo:margin-right="0cm" fo:margin-top="0.353cm" fo:margin-bottom="0cm" fo:line-height="120%" fo:text-align="start" fo:text-indent="0cm" loext:tab-stop-distance="2.54cm">
        <style:tab-stops>
          <style:tab-stop style:position="0cm"/>
        </style:tab-stops>
      </style:paragraph-properties>
    </style:style>
    <style:style style:name="MP23" style:family="paragraph">
      <style:paragraph-properties fo:margin-left="1.27cm" fo:margin-right="0cm" fo:line-height="120%" fo:text-align="start" fo:text-indent="0cm" loext:tab-stop-distance="2.54cm">
        <style:tab-stops>
          <style:tab-stop style:position="0cm"/>
        </style:tab-stops>
      </style:paragraph-properties>
    </style:style>
    <style:style style:name="MP24" style:family="paragraph">
      <style:paragraph-properties fo:margin-left="2.54cm" fo:margin-right="0cm" fo:line-height="120%" fo:text-align="start" fo:text-indent="0cm" loext:tab-stop-distance="2.54cm">
        <style:tab-stops>
          <style:tab-stop style:position="0cm"/>
        </style:tab-stops>
      </style:paragraph-properties>
    </style:style>
    <style:style style:name="MP25" style:family="paragraph">
      <style:paragraph-properties fo:margin-left="3.81cm" fo:margin-right="0cm" fo:line-height="120%" fo:text-align="start" fo:text-indent="0cm" loext:tab-stop-distance="2.54cm">
        <style:tab-stops>
          <style:tab-stop style:position="0cm"/>
        </style:tab-stops>
      </style:paragraph-properties>
    </style:style>
    <style:style style:name="MP26" style:family="paragraph">
      <style:paragraph-properties fo:margin-left="5.08cm" fo:margin-right="0cm" fo:line-height="120%" fo:text-align="start" fo:text-indent="0cm" loext:tab-stop-distance="2.54cm">
        <style:tab-stops>
          <style:tab-stop style:position="0cm"/>
        </style:tab-stops>
      </style:paragraph-properties>
    </style:style>
    <style:style style:name="MP27" style:family="paragraph">
      <loext:graphic-properties draw:fill="solid" draw:fill-color="#1871ca"/>
      <style:paragraph-properties fo:text-align="start" style:font-independent-line-spacing="true"/>
      <style:text-properties fo:font-variant="normal" fo:text-transform="none" fo:color="#2f2f2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28" style:family="paragraph">
      <loext:graphic-properties draw:fill="solid" draw:fill-color="#f6c94c"/>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29" style:family="paragraph">
      <style:paragraph-properties fo:margin-left="0cm" fo:margin-right="0cm" fo:margin-top="0cm" fo:margin-bottom="0cm" fo:line-height="120%" fo:text-align="start" fo:text-indent="0cm" loext:tab-stop-distance="2.54cm">
        <style:tab-stops>
          <style:tab-stop style:position="0cm"/>
        </style:tab-stops>
      </style:paragraph-properties>
    </style:style>
    <style:style style:name="MP3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31" style:family="paragraph">
      <style:paragraph-properties fo:margin-left="0cm" fo:margin-right="0cm" fo:margin-top="0.5cm" fo:margin-bottom="0cm" fo:line-height="120%" fo:text-align="start" fo:text-indent="0cm"/>
    </style:style>
    <style:style style:name="MP32" style:family="paragraph">
      <style:paragraph-properties fo:margin-left="0cm" fo:margin-right="0cm" fo:margin-top="0.4cm" fo:margin-bottom="0cm" fo:line-height="120%" fo:text-align="start" fo:text-indent="0cm"/>
    </style:style>
    <style:style style:name="MP33" style:family="paragraph">
      <style:paragraph-properties fo:margin-left="0cm" fo:margin-right="0cm" fo:margin-top="0.3cm" fo:margin-bottom="0cm" fo:line-height="120%" fo:text-align="start" fo:text-indent="0cm"/>
    </style:style>
    <style:style style:name="MP34" style:family="paragraph">
      <style:paragraph-properties fo:margin-left="0cm" fo:margin-right="0cm" fo:margin-top="0.2cm" fo:margin-bottom="0cm" fo:line-height="120%" fo:text-align="start" fo:text-indent="0cm"/>
    </style:style>
    <style:style style:name="MP35" style:family="paragraph">
      <style:paragraph-properties fo:margin-left="0cm" fo:margin-right="0cm" fo:margin-top="0.1cm" fo:margin-bottom="0cm" fo:line-height="120%" fo:text-align="start" fo:text-indent="0cm"/>
    </style:style>
    <style:style style:name="MP36" style:family="paragraph">
      <style:paragraph-properties fo:margin-left="1.27cm" fo:margin-right="0cm" fo:margin-top="0.176cm" fo:margin-bottom="0cm" fo:line-height="120%" fo:text-align="start" fo:text-indent="0cm" loext:tab-stop-distance="2.54cm">
        <style:tab-stops>
          <style:tab-stop style:position="0cm"/>
        </style:tab-stops>
      </style:paragraph-properties>
    </style:style>
    <style:style style:name="MP37" style:family="paragraph">
      <style:paragraph-properties fo:margin-left="2.54cm" fo:margin-right="0cm" fo:margin-top="0.176cm" fo:margin-bottom="0cm" fo:line-height="120%" fo:text-align="start" fo:text-indent="0cm" loext:tab-stop-distance="2.54cm">
        <style:tab-stops>
          <style:tab-stop style:position="0cm"/>
        </style:tab-stops>
      </style:paragraph-properties>
    </style:style>
    <style:style style:name="MP38" style:family="paragraph">
      <style:paragraph-properties fo:margin-left="3.81cm" fo:margin-right="0cm" fo:margin-top="0.176cm" fo:margin-bottom="0cm" fo:line-height="120%" fo:text-align="start" fo:text-indent="0cm" loext:tab-stop-distance="2.54cm">
        <style:tab-stops>
          <style:tab-stop style:position="0cm"/>
        </style:tab-stops>
      </style:paragraph-properties>
    </style:style>
    <style:style style:name="MP39" style:family="paragraph">
      <style:paragraph-properties fo:margin-left="5.08cm" fo:margin-right="0cm" fo:margin-top="0.176cm" fo:margin-bottom="0cm" fo:line-height="120%" fo:text-align="start" fo:text-indent="0cm" loext:tab-stop-distance="2.54cm">
        <style:tab-stops>
          <style:tab-stop style:position="0cm"/>
        </style:tab-stops>
      </style:paragraph-properties>
    </style:style>
    <style:style style:name="MP40" style:family="paragraph">
      <loext:graphic-properties draw:fill="solid" draw:fill-color="#1871ca"/>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1" style:family="paragraph">
      <loext:graphic-properties draw:fill="solid" draw:fill-color="#125597"/>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2" style:family="paragraph">
      <loext:graphic-properties draw:fill="solid" draw:fill-color="#02c9ce"/>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3" style:family="paragraph">
      <style:paragraph-properties fo:margin-left="0cm" fo:margin-right="0cm" fo:margin-top="0.353cm" fo:margin-bottom="0cm" fo:line-height="100%" fo:text-align="start" fo:text-indent="0cm" loext:tab-stop-distance="2.54cm">
        <style:tab-stops>
          <style:tab-stop style:position="0cm"/>
        </style:tab-stops>
      </style:paragraph-properties>
    </style:style>
    <style:style style:name="MP44" style:family="paragraph">
      <style:paragraph-properties fo:margin-left="0.635cm" fo:margin-right="0cm" fo:line-height="100%" fo:text-align="start" fo:text-indent="0cm" loext:tab-stop-distance="2.54cm">
        <style:tab-stops>
          <style:tab-stop style:position="0cm"/>
        </style:tab-stops>
      </style:paragraph-properties>
    </style:style>
    <style:style style:name="MP45" style:family="paragraph">
      <style:paragraph-properties fo:margin-left="1.27cm" fo:margin-right="0cm" fo:line-height="100%" fo:text-align="start" fo:text-indent="0cm" loext:tab-stop-distance="2.54cm">
        <style:tab-stops>
          <style:tab-stop style:position="0cm"/>
        </style:tab-stops>
      </style:paragraph-properties>
    </style:style>
    <style:style style:name="MP46" style:family="paragraph">
      <style:paragraph-properties fo:margin-left="1.905cm" fo:margin-right="0cm" fo:line-height="100%" fo:text-align="start" fo:text-indent="0cm" loext:tab-stop-distance="2.54cm">
        <style:tab-stops>
          <style:tab-stop style:position="0cm"/>
        </style:tab-stops>
      </style:paragraph-properties>
    </style:style>
    <style:style style:name="MP47" style:family="paragraph">
      <style:paragraph-properties fo:margin-left="2.54cm" fo:margin-right="0cm" fo:line-height="100%" fo:text-align="start" fo:text-indent="0cm" loext:tab-stop-distance="2.54cm">
        <style:tab-stops>
          <style:tab-stop style:position="0cm"/>
        </style:tab-stops>
      </style:paragraph-properties>
    </style:style>
    <style:style style:name="MP48" style:family="paragraph">
      <style:paragraph-properties fo:margin-left="0cm" fo:margin-right="0cm" fo:margin-top="0cm" fo:margin-bottom="0cm" fo:line-height="100%" fo:text-align="end" fo:text-indent="0cm" loext:tab-stop-distance="2.54cm">
        <style:tab-stops>
          <style:tab-stop style:position="0cm"/>
        </style:tab-stops>
      </style:paragraph-properties>
    </style:style>
    <style:style style:name="MP49" style:family="paragraph">
      <style:paragraph-properties fo:margin-left="0cm" fo:margin-right="0cm" fo:margin-top="0cm" fo:margin-bottom="0cm" fo:line-height="120%" fo:text-align="end" fo:text-indent="0cm" loext:tab-stop-distance="2.54cm">
        <style:tab-stops>
          <style:tab-stop style:position="0cm"/>
        </style:tab-stops>
      </style:paragraph-properties>
    </style:style>
    <style:style style:name="MP5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51" style:family="paragraph">
      <style:paragraph-properties fo:margin-left="0cm" fo:margin-right="0cm" fo:margin-top="0.353cm" fo:margin-bottom="0cm" fo:line-height="90%" fo:text-align="start" fo:text-indent="0cm" loext:tab-stop-distance="2.54cm">
        <style:tab-stops>
          <style:tab-stop style:position="0cm"/>
        </style:tab-stops>
      </style:paragraph-properties>
    </style:style>
    <style:style style:name="MP52" style:family="paragraph">
      <style:paragraph-properties fo:margin-left="0cm" fo:margin-right="0cm" fo:margin-top="0cm" fo:margin-bottom="0cm" fo:line-height="120%" fo:text-align="center" fo:text-indent="0cm" loext:tab-stop-distance="2.54cm">
        <style:tab-stops>
          <style:tab-stop style:position="0cm"/>
        </style:tab-stops>
      </style:paragraph-properties>
    </style:style>
    <style:style style:name="MP53"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MP54" style:family="paragraph">
      <style:paragraph-properties fo:margin-left="0.635cm" fo:margin-right="0cm" fo:line-height="120%" fo:text-align="start" fo:text-indent="0cm" loext:tab-stop-distance="2.54cm">
        <style:tab-stops>
          <style:tab-stop style:position="0cm"/>
        </style:tab-stops>
      </style:paragraph-properties>
    </style:style>
    <style:style style:name="MP55" style:family="paragraph">
      <style:paragraph-properties fo:margin-left="1.905cm" fo:margin-right="0cm" fo:line-height="120%" fo:text-align="start" fo:text-indent="0cm" loext:tab-stop-distance="2.54cm">
        <style:tab-stops>
          <style:tab-stop style:position="0cm"/>
        </style:tab-stops>
      </style:paragraph-properties>
    </style:style>
    <style:style style:name="MP56" style:family="paragraph">
      <loext:graphic-properties draw:fill="solid" draw:fill-color="#ffffff"/>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7" style:family="paragraph">
      <loext:graphic-properties draw:fill="solid" draw:fill-color="#fffff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8" style:family="paragraph">
      <loext:graphic-properties draw:fill="solid" draw:fill-color="#d9d9d9"/>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9" style:family="paragraph">
      <loext:graphic-properties draw:fill="solid" draw:fill-color="#a6a6a6"/>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1" style:family="paragraph">
      <loext:graphic-properties draw:fill="solid" draw:fill-color="#bfbfb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2" style:family="paragraph">
      <style:paragraph-properties fo:margin-left="0cm" fo:margin-right="0cm" fo:margin-top="0.353cm" fo:margin-bottom="0cm" fo:line-height="120%" fo:text-align="end" fo:text-indent="0cm" loext:tab-stop-distance="2.54cm">
        <style:tab-stops>
          <style:tab-stop style:position="0cm"/>
        </style:tab-stops>
      </style:paragraph-properties>
    </style:style>
    <style:style style:name="MT1" style:family="text">
      <style:text-properties fo:font-size="14pt" style:font-size-asian="14pt" style:font-size-complex="14pt"/>
    </style:style>
    <style:style style:name="MT2" style:family="text">
      <style:text-properties fo:font-variant="normal" fo:text-transform="none" fo:color="#2f2f2f" loext:opacity="100%" style:text-outline="false" style:text-line-through-style="none" style:text-line-through-type="none" style:text-position="0% 100%" style:font-name="Segoe UI Black"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loext:char-complex-color loext:theme-type="dark1" loext:color-type="theme"/>
      </style:text-properties>
    </style:style>
    <style:style style:name="MT3" style:family="text">
      <style:text-properties fo:font-variant="normal" fo:text-transform="none" fo:color="#2f2f2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MT4" style:family="text">
      <style:text-properties fo:font-variant="normal" fo:text-transform="none" fo:color="#2f2f2f"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MT5" style:family="text">
      <style:text-properties fo:font-variant="normal" fo:text-transform="none" fo:color="#2f2f2f" loext:opacity="100%" style:text-outline="false" style:text-line-through-style="none" style:text-line-through-type="none" style:text-position="0% 100%" style:font-name="Arial"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dark1" loext:color-type="theme"/>
      </style:text-properties>
    </style:style>
    <style:style style:name="MT6" style:family="text">
      <style:text-properties fo:font-variant="normal" fo:text-transform="none" fo:color="#2f2f2f" loext:opacity="100%" style:text-outline="false" style:text-line-through-style="none" style:text-line-through-type="none" style:text-position="0% 100%" style:font-name="Arial"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dark1" loext:color-type="theme"/>
      </style:text-properties>
    </style:style>
    <style:style style:name="MT7"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style:style style:name="MT8" style:family="text">
      <style:text-properties fo:font-variant="normal" fo:text-transform="none" fo:color="#2f2f2f" loext:opacity="100%" style:text-outline="false" style:text-line-through-style="none" style:text-line-through-type="none" style:text-position="0% 100%" style:font-name="Arial"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9" style:family="text">
      <style:text-properties fo:font-variant="normal" fo:text-transform="none" fo:color="#2f2f2f" loext:opacity="100%" style:text-outline="false" style:text-line-through-style="none" style:text-line-through-type="none" style:text-position="0% 100%" style:font-name="Arial" fo:font-size="18pt" fo:letter-spacing="normal" fo:font-style="normal" style:text-underline-style="none" fo:font-weight="normal" fo:background-color="transparent" style:font-size-asian="18pt" style:language-asian="zh" style:country-asian="CN" style:font-style-asian="normal" style:font-weight-asian="normal" style:font-size-complex="18pt" style:font-style-complex="normal" style:font-weight-complex="normal">
        <loext:char-complex-color loext:theme-type="dark1" loext:color-type="theme"/>
      </style:text-properties>
    </style:style>
    <style:style style:name="MT10" style:family="text">
      <style:text-properties fo:font-variant="normal" fo:text-transform="none" fo:color="#2f2f2f" loext:opacity="100%" style:text-outline="false" style:text-line-through-style="none" style:text-line-through-type="none" style:text-position="0% 100%" style:font-name="Segoe UI Black"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dark1" loext:color-type="theme"/>
      </style:text-properties>
    </style:style>
    <style:style style:name="MT11" style:family="text">
      <style:text-properties fo:font-variant="normal" fo:text-transform="none" fo:color="#ffffff"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1" loext:color-type="theme"/>
      </style:text-properties>
    </style:style>
    <style:style style:name="MT12" style:family="text">
      <style:text-properties fo:font-variant="normal" fo:text-transform="none" fo:color="#2f2f2f" loext:opacity="100%" style:text-outline="false" style:text-line-through-style="none" style:text-line-through-type="none" style:text-position="0% 100%" style:font-name="Segoe UI Black" fo:font-size="34pt" fo:letter-spacing="normal" fo:language="en" fo:country="US" fo:font-style="normal" style:text-underline-style="none" fo:font-weight="bold" fo:background-color="transparent" style:font-size-asian="34pt" style:font-style-asian="normal" style:font-weight-asian="bold" style:font-size-complex="34pt" style:font-style-complex="normal" style:font-weight-complex="bold">
        <loext:char-complex-color loext:theme-type="dark1" loext:color-type="theme"/>
      </style:text-properties>
    </style:style>
    <style:style style:name="MT13" style:family="text">
      <style:text-properties fo:font-variant="normal" fo:text-transform="none" fo:color="#2f2f2f" loext:opacity="100%" style:text-outline="false" style:text-line-through-style="none" style:text-line-through-type="none" style:text-position="0% 100%" style:font-name="Segoe UI Black" fo:font-size="50pt" fo:letter-spacing="normal" fo:language="en" fo:country="US" fo:font-style="normal" style:text-underline-style="none" fo:font-weight="bold" fo:background-color="transparent" style:font-size-asian="50pt" style:font-style-asian="normal" style:font-weight-asian="bold" style:font-size-complex="50pt" style:font-style-complex="normal" style:font-weight-complex="bold">
        <loext:char-complex-color loext:theme-type="dark1" loext:color-type="theme"/>
      </style:text-properties>
    </style:style>
    <style:style style:name="MT14" style:family="text">
      <style:text-properties fo:font-variant="normal" fo:text-transform="none" fo:color="#125597" loext:opacity="100%" style:text-outline="false" style:text-line-through-style="none" style:text-line-through-type="none" style:text-position="0% 100%" style:font-name="Segoe UI Black" fo:font-size="232pt" fo:letter-spacing="normal" fo:language="en" fo:country="US" fo:font-style="normal" style:text-underline-style="none" fo:font-weight="bold" fo:background-color="transparent" style:font-size-asian="232pt" style:font-style-asian="normal" style:font-weight-asian="bold" style:font-size-complex="232pt" style:font-style-complex="normal" style:font-weight-complex="bold">
        <loext:char-complex-color loext:theme-type="accent1" loext:color-type="theme">
          <loext:transformation loext:type="lummod" loext:value="7500"/>
        </loext:char-complex-color>
      </style:text-properties>
    </style:style>
    <style:style style:name="MT15" style:family="text">
      <style:text-properties fo:font-variant="normal" fo:text-transform="none" fo:color="#2f2f2f"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size-asian="14pt" style:language-asian="zh" style:country-asian="CN" style:font-style-asian="normal" style:font-weight-asian="normal" style:font-size-complex="14pt" style:font-style-complex="normal" style:font-weight-complex="normal">
        <loext:char-complex-color loext:theme-type="dark1" loext:color-type="theme"/>
      </style:text-properties>
    </style:style>
    <style:style style:name="MT16" style:family="text">
      <style:text-properties fo:font-variant="normal" fo:text-transform="none" fo:color="#2f2f2f" loext:opacity="100%" style:text-outline="false" style:text-line-through-style="none" style:text-line-through-type="none" style:text-position="0% 100%" style:font-name="Arial" fo:font-size="12pt" fo:letter-spacing="normal" fo:font-style="normal" style:text-underline-style="none" fo:font-weight="normal" fo:background-color="transparent" style:font-size-asian="12pt" style:language-asian="zh" style:country-asian="CN" style:font-style-asian="normal" style:font-weight-asian="normal" style:font-size-complex="12pt" style:font-style-complex="normal" style:font-weight-complex="normal">
        <loext:char-complex-color loext:theme-type="dark1" loext:color-type="theme"/>
      </style:text-properties>
    </style:style>
    <style:style style:name="MT17" style:family="text">
      <style:text-properties fo:font-variant="normal" fo:text-transform="none" fo:color="#2f2f2f" loext:opacity="100%" style:text-outline="false" style:text-line-through-style="none" style:text-line-through-type="none" style:text-position="0% 100%" style:font-name="Arial" fo:font-size="20pt" fo:letter-spacing="normal" fo:font-style="normal" style:text-underline-style="none" fo:font-weight="normal" fo:background-color="transparent" style:font-size-asian="20pt" style:language-asian="zh" style:country-asian="CN" style:font-style-asian="normal" style:font-weight-asian="normal" style:font-size-complex="20pt" style:font-style-complex="normal" style:font-weight-complex="normal">
        <loext:char-complex-color loext:theme-type="dark1" loext:color-type="theme"/>
      </style:text-properties>
    </style:style>
    <style:style style:name="MT18" style:family="text">
      <style:text-properties fo:font-variant="normal" fo:text-transform="none" fo:color="#ffffff" loext:opacity="100%" style:text-outline="false" style:text-line-through-style="none" style:text-line-through-type="none" style:text-position="0% 100%" style:font-name="Segoe UI Black" fo:font-size="232pt" fo:letter-spacing="normal" fo:language="en" fo:country="US" fo:font-style="normal" style:text-underline-style="none" fo:font-weight="bold" fo:background-color="transparent" style:font-size-asian="232pt" style:font-style-asian="normal" style:font-weight-asian="bold" style:font-size-complex="232pt" style:font-style-complex="normal" style:font-weight-complex="bold">
        <loext:char-complex-color loext:theme-type="light1" loext:color-type="theme"/>
      </style:text-properties>
    </style:style>
    <style:style style:name="MT19" style:family="text">
      <style:text-properties fo:font-variant="normal" fo:text-transform="none" fo:color="#ffffff" loext:opacity="100%" style:text-outline="false" style:text-line-through-style="none" style:text-line-through-type="none" style:text-position="0% 100%" style:font-name="Arial" fo:font-size="18pt" fo:letter-spacing="normal" fo:font-style="normal" style:text-underline-style="none" fo:font-weight="normal" fo:background-color="transparent" style:font-size-asian="18pt" style:language-asian="zh" style:country-asian="CN" style:font-style-asian="normal" style:font-weight-asian="normal" style:font-size-complex="18pt" style:font-style-complex="normal" style:font-weight-complex="normal">
        <loext:char-complex-color loext:theme-type="light1" loext:color-type="theme"/>
      </style:text-properties>
    </style:style>
    <style:style style:name="MT20" style:family="text">
      <style:text-properties fo:font-variant="normal" fo:text-transform="none" fo:color="#ffffff"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size-asian="14pt" style:language-asian="zh" style:country-asian="CN" style:font-style-asian="normal" style:font-weight-asian="normal" style:font-size-complex="14pt" style:font-style-complex="normal" style:font-weight-complex="normal">
        <loext:char-complex-color loext:theme-type="light1" loext:color-type="theme"/>
      </style:text-properties>
    </style:style>
    <style:style style:name="MT21" style:family="text">
      <style:text-properties fo:font-variant="normal" fo:text-transform="none" fo:color="#ffffff" loext:opacity="100%" style:text-outline="false" style:text-line-through-style="none" style:text-line-through-type="none" style:text-position="0% 100%" style:font-name="Arial" fo:font-size="12pt" fo:letter-spacing="normal" fo:font-style="normal" style:text-underline-style="none" fo:font-weight="normal" fo:background-color="transparent" style:font-size-asian="12pt" style:language-asian="zh" style:country-asian="CN" style:font-style-asian="normal" style:font-weight-asian="normal" style:font-size-complex="12pt" style:font-style-complex="normal" style:font-weight-complex="normal">
        <loext:char-complex-color loext:theme-type="light1" loext:color-type="theme"/>
      </style:text-properties>
    </style:style>
    <style:style style:name="MT22" style:family="text">
      <style:text-properties fo:font-variant="normal" fo:text-transform="none" fo:color="#ffffff" loext:opacity="100%" style:text-outline="false" style:text-line-through-style="none" style:text-line-through-type="none" style:text-position="0% 100%" style:font-name="Arial" fo:font-size="20pt" fo:letter-spacing="normal" fo:font-style="normal" style:text-underline-style="none" fo:font-weight="normal" fo:background-color="transparent" style:font-size-asian="20pt" style:language-asian="zh" style:country-asian="CN" style:font-style-asian="normal" style:font-weight-asian="normal" style:font-size-complex="20pt" style:font-style-complex="normal" style:font-weight-complex="normal">
        <loext:char-complex-color loext:theme-type="light1" loext:color-type="theme"/>
      </style:text-properties>
    </style:style>
    <style:style style:name="MT23" style:family="text">
      <style:text-properties fo:font-variant="normal" fo:text-transform="none" fo:color="#2f2f2f" loext:opacity="100%" style:text-outline="false" style:text-line-through-style="none" style:text-line-through-type="none" style:text-position="0% 100%" style:font-name="Segoe UI Black"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loext:char-complex-color loext:theme-type="dark1" loext:color-type="theme"/>
      </style:text-properties>
    </style:style>
    <style:style style:name="MT24" style:family="text">
      <style:text-properties fo:font-variant="normal" fo:text-transform="none" fo:color="#2f2f2f" loext:opacity="100%" style:text-outline="false" style:text-line-through-style="none" style:text-line-through-type="none" style:text-position="0% 100%" style:font-name="Arial"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style:style style:name="MT25" style:family="text">
      <style:text-properties fo:font-variant="normal" fo:text-transform="none" fo:color="#2f2f2f" loext:opacity="100%" style:text-outline="false" style:text-line-through-style="none" style:text-line-through-type="none" style:text-position="0% 100%" style:font-name="Arial" fo:font-size="48pt" fo:letter-spacing="normal" fo:language="en" fo:country="US" fo:font-style="normal" style:text-underline-style="none" fo:font-weight="bold" fo:background-color="transparent" style:font-size-asian="48pt" style:font-style-asian="normal" style:font-weight-asian="bold" style:font-size-complex="48pt" style:font-style-complex="normal" style:font-weight-complex="bold">
        <loext:char-complex-color loext:theme-type="dark1" loext:color-type="theme"/>
      </style:text-properties>
    </style:style>
    <style:style style:name="MT26" style:family="text">
      <style:text-properties fo:font-variant="normal" fo:text-transform="none" fo:color="#2f2f2f" loext:opacity="100%" style:text-outline="false" style:text-line-through-style="none" style:text-line-through-type="none" style:text-position="0% 100%" style:font-name="Arial" fo:font-size="44pt" fo:letter-spacing="normal" fo:language="en" fo:country="US" fo:font-style="normal" style:text-underline-style="none" fo:font-weight="bold" fo:background-color="transparent" style:font-size-asian="44pt" style:font-style-asian="normal" style:font-weight-asian="bold" style:font-size-complex="44pt" style:font-style-complex="normal" style:font-weight-complex="bold">
        <loext:char-complex-color loext:theme-type="dark1" loext:color-type="theme"/>
      </style:text-properties>
    </style:style>
    <style:style style:name="MT27" style:family="text">
      <style:text-properties fo:font-variant="normal" fo:text-transform="none" fo:color="#2f2f2f" loext:opacity="100%" style:text-outline="false" style:text-line-through-style="none" style:text-line-through-type="none" style:text-position="0% 100%" style:font-name="Arial" fo:font-size="40pt" fo:letter-spacing="normal" fo:language="en" fo:country="US" fo:font-style="normal" style:text-underline-style="none" fo:font-weight="bold" fo:background-color="transparent" style:font-size-asian="40pt" style:font-style-asian="normal" style:font-weight-asian="bold" style:font-size-complex="40pt" style:font-style-complex="normal" style:font-weight-complex="bold">
        <loext:char-complex-color loext:theme-type="dark1" loext:color-type="theme"/>
      </style:text-properties>
    </style:style>
    <style:style style:name="MT28" style:family="text">
      <style:text-properties fo:font-variant="normal" fo:text-transform="none" fo:color="#2f2f2f" loext:opacity="100%" style:text-outline="false" style:text-line-through-style="none" style:text-line-through-type="none" style:text-position="0% 100%" style:font-name="Arial"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loext:char-complex-color loext:theme-type="dark1" loext:color-type="theme"/>
      </style:text-properties>
    </style:style>
    <style:style style:name="MT29" style:family="text">
      <style:text-properties fo:font-variant="normal" fo:text-transform="none" fo:color="#2f2f2f" loext:opacity="100%" style:text-outline="false" style:text-line-through-style="none" style:text-line-through-type="none" style:text-position="0% 100%" style:font-name="Segoe UI Black" fo:font-size="40pt" fo:letter-spacing="normal" fo:language="en" fo:country="US" fo:font-style="normal" style:text-underline-style="none" fo:font-weight="normal" fo:background-color="transparent" style:font-size-asian="40pt" style:font-style-asian="normal" style:font-weight-asian="normal" style:font-size-complex="40pt" style:font-style-complex="normal" style:font-weight-complex="normal">
        <loext:char-complex-color loext:theme-type="dark1" loext:color-type="theme"/>
      </style:text-properties>
    </style:style>
    <style:style style:name="MT30" style:family="text">
      <style:text-properties fo:font-variant="normal" fo:text-transform="none" fo:color="#ffffff" loext:opacity="100%" style:text-outline="false" style:text-line-through-style="none" style:text-line-through-type="none" style:text-position="0% 100%" style:font-name="Segoe UI Black" fo:font-size="40pt" fo:letter-spacing="normal" fo:language="en" fo:country="US" fo:font-style="normal" style:text-underline-style="none" fo:font-weight="normal" fo:background-color="transparent" style:font-size-asian="40pt" style:font-style-asian="normal" style:font-weight-asian="normal" style:font-size-complex="40pt" style:font-style-complex="normal" style:font-weight-complex="normal">
        <loext:char-complex-color loext:theme-type="light1" loext:color-type="theme"/>
      </style:text-properties>
    </style:style>
    <style:style style:name="MT31" style:family="text">
      <style:text-properties fo:font-variant="normal" fo:text-transform="none" fo:color="#2f2f2f" loext:opacity="100%" style:text-outline="false" style:text-line-through-style="none" style:text-line-through-type="none" style:text-position="0% 100%" style:font-name="Segoe UI Black"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32" style:family="text">
      <style:text-properties fo:text-transform="uppercase" fo:color="#2f2f2f" loext:opacity="100%" style:text-outline="false" style:text-line-through-style="none" style:text-line-through-type="none" style:text-position="0% 100%" style:font-name="Arial"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MT33" style:family="text">
      <style:text-properties fo:font-variant="normal" fo:text-transform="none" fo:color="#2f2f2f" loext:opacity="100%" style:text-outline="false" style:text-line-through-style="none" style:text-line-through-type="none" style:text-position="0% 100%" style:font-name="Segoe UI Black"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34" style:family="text">
      <style:text-properties fo:font-variant="normal" fo:text-transform="none" fo:color="#2f2f2f" loext:opacity="100%" style:text-outline="false" style:text-line-through-style="none" style:text-line-through-type="none" style:text-position="0% 100%" style:font-name="Arial" fo:font-size="14pt" fo:letter-spacing="normal" fo:language="en" fo:country="GB"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MT35" style:family="text">
      <style:text-properties fo:font-variant="normal" fo:text-transform="none" fo:color="#636363" loext:opacity="100%" style:text-outline="false" style:text-line-through-style="none" style:text-line-through-type="none" style:text-position="0% 100%" style:font-name="Arial" fo:font-size="14pt" fo:letter-spacing="normal" fo:language="en" fo:country="GB"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36" style:family="text">
      <style:text-properties fo:font-variant="normal" fo:text-transform="none" fo:color="#ffffff" loext:opacity="100%" style:text-outline="false" style:text-line-through-style="none" style:text-line-through-type="none" style:text-position="0% 100%" style:font-name="Segoe UI Black" fo:font-size="60pt" fo:letter-spacing="normal" fo:language="en" fo:country="US" fo:font-style="normal" style:text-underline-style="none" fo:font-weight="bold" fo:background-color="transparent" style:font-size-asian="60pt" style:font-style-asian="normal" style:font-weight-asian="bold" style:font-size-complex="60pt" style:font-style-complex="normal" style:font-weight-complex="bold">
        <loext:char-complex-color loext:theme-type="light1" loext:color-type="theme"/>
      </style:text-properties>
    </style:style>
    <style:style style:name="MT37" style:family="text">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light1" loext:color-type="theme"/>
      </style:text-properties>
    </style:style>
    <style:style style:name="MT38" style:family="text">
      <style:text-properties fo:font-variant="normal" fo:text-transform="none" fo:color="#ffffff" loext:opacity="100%" style:text-outline="false" style:text-line-through-style="none" style:text-line-through-type="none" style:text-position="0% 100%" style:font-name="Arial"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light1" loext:color-type="theme"/>
      </style:text-properties>
    </style:style>
    <style:style style:name="MT39" style:family="text">
      <style:text-properties fo:font-variant="normal" fo:text-transform="none" fo:color="#ffffff" loext:opacity="100%" style:text-outline="false" style:text-line-through-style="none" style:text-line-through-type="none" style:text-position="0% 100%" style:font-name="Arial"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light1" loext:color-type="theme"/>
      </style:text-properties>
    </style:style>
    <style:style style:name="MT40" style:family="text">
      <style:text-properties fo:font-variant="normal" fo:text-transform="none" fo:color="#ffffff" loext:opacity="100%" style:text-outline="false" style:text-line-through-style="none" style:text-line-through-type="none" style:text-position="0% 100%" style:font-name="Arial"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loext:char-complex-color loext:theme-type="light1" loext:color-type="theme"/>
      </style:text-properties>
    </style:style>
    <style:style style:name="MT41" style:family="text">
      <style:text-properties fo:font-variant="normal" fo:text-transform="none" fo:color="#636363" loext:opacity="100%" style:text-outline="false" style:text-line-through-style="none" style:text-line-through-type="none" style:text-position="0% 100%" style:font-name="Segoe UI Black" fo:font-size="48pt" fo:letter-spacing="normal" fo:language="en" fo:country="US" fo:font-style="normal" style:text-underline-style="none" fo:font-weight="normal" fo:background-color="transparent" style:font-size-asian="48pt" style:font-style-asian="normal" style:font-weight-asian="normal" style:font-size-complex="48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42" style:family="text">
      <style:text-properties fo:font-variant="normal" fo:text-transform="none" fo:color="#636363" loext:opacity="100%" style:text-outline="false" style:text-line-through-style="none" style:text-line-through-type="none" style:text-position="0% 100%" style:font-name="Arial" fo:font-size="18.7000007629395pt" fo:letter-spacing="normal" fo:language="en" fo:country="US" fo:font-style="normal" style:text-underline-style="none" fo:font-weight="normal" fo:background-color="transparent" style:font-size-asian="18.7000007629395pt" style:font-style-asian="normal" style:font-weight-asian="normal" style:font-size-complex="18.7000007629395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43" style:family="text">
      <style:text-properties fo:font-variant="normal" fo:text-transform="none" fo:color="#2f2f2f" loext:opacity="100%" style:text-outline="false" style:text-line-through-style="none" style:text-line-through-type="none" style:text-position="0% 100%" style:font-name="Segoe UI Black" fo:font-size="30pt" fo:letter-spacing="normal" fo:language="en" fo:country="US" fo:font-style="normal" style:text-underline-style="none" fo:font-weight="normal" fo:background-color="transparent" style:font-size-asian="30pt" style:font-style-asian="normal" style:font-weight-asian="normal" style:font-size-complex="30pt" style:font-style-complex="normal" style:font-weight-complex="normal">
        <loext:char-complex-color loext:theme-type="dark1" loext:color-type="theme"/>
      </style:text-properties>
    </style:style>
    <style:style style:name="MT44" style:family="text">
      <style:text-properties fo:font-variant="normal" fo:text-transform="none" fo:color="#2f2f2f" loext:opacity="100%" style:text-outline="false" style:text-line-through-style="none" style:text-line-through-type="none" style:text-position="0% 100%" style:font-name="Segoe UI Black" fo:font-size="26pt" fo:letter-spacing="normal" fo:language="en" fo:country="US" fo:font-style="normal" style:text-underline-style="none" fo:font-weight="normal" fo:background-color="transparent" style:font-size-asian="26pt" style:font-style-asian="normal" style:font-weight-asian="normal" style:font-size-complex="26pt" style:font-style-complex="normal" style:font-weight-complex="normal">
        <loext:char-complex-color loext:theme-type="dark1" loext:color-type="theme"/>
      </style:text-properties>
    </style:style>
    <style:style style:name="MT45" style:family="text">
      <style:text-properties fo:font-variant="normal" fo:text-transform="none" fo:color="#2f2f2f" loext:opacity="100%" style:text-outline="false" style:text-line-through-style="none" style:text-line-through-type="none" style:text-position="0% 100%" style:font-name="Arial" fo:font-size="12pt" fo:letter-spacing="normal" fo:language="en" fo:country="GB"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MT46" style:family="text">
      <style:text-properties fo:font-variant="normal" fo:text-transform="none" fo:color="#2f2f2f" loext:opacity="100%" style:text-outline="false" style:text-line-through-style="none" style:text-line-through-type="none" style:text-position="0% 100%" style:font-name="Arial" fo:font-size="11pt" fo:letter-spacing="normal" fo:language="en" fo:country="GB"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dark1" loext:color-type="theme"/>
      </style:text-properties>
    </style:style>
    <style:style style:name="MT47" style:family="text">
      <style:text-properties fo:font-variant="normal" fo:text-transform="none" fo:color="#2f2f2f" loext:opacity="100%" style:text-outline="false" style:text-line-through-style="none" style:text-line-through-type="none" style:text-position="0% 100%" style:font-name="Arial" fo:font-size="10.5pt" fo:letter-spacing="normal" fo:language="en" fo:country="GB"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dark1" loext:color-type="theme"/>
      </style:text-properties>
    </style:style>
    <style:style style:name="MT48" style:family="text">
      <style:text-properties fo:font-variant="normal" fo:text-transform="none" fo:color="#2f2f2f" loext:opacity="100%" style:text-outline="false" style:text-line-through-style="none" style:text-line-through-type="none" style:text-position="0% 100%" style:font-name="Segoe UI Black"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Wingdings" style:font-charset="x-symbol" fo:color="#000000"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Wingdings" style:font-charset="x-symbol" fo:color="#000000" fo:font-size="45%"/>
      </text:list-level-style-bullet>
      <text:list-level-style-bullet text:level="7" text:bullet-char="">
        <style:list-level-properties text:space-before="7.8cm" text:min-label-width="0.6cm"/>
        <style:text-properties fo:font-family="Wingdings" style:font-charset="x-symbol" fo:color="#000000"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3</text:page-number></text:span></text:p>
        </draw:text-box>
      </draw:frame>
    </style:handout-master>
    <style:master-page style:name="Title_20_and_20_Content_20_1" style:display-name="Title and Content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 draw:text-style-name="MP6" draw:layer="backgroundobjects" svg:width="17.661cm" svg:height="4.553cm" svg:x="8.103cm" svg:y="2.715cm" presentation:class="title" presentation:user-transformed="true">
        <draw:text-box>
          <text:p text:style-name="MP5"><text:span text:style-name="MT2">Click to edit Master title style</text:span></text:p>
        </draw:text-box>
      </draw:frame>
      <draw:frame draw:name="PlaceHolder 2" presentation:style-name="Mpr2" draw:text-style-name="MP6" draw:layer="backgroundobjects" svg:width="17.661cm" svg:height="7.908cm" svg:x="8.103cm" svg:y="8.83cm" presentation:class="outline" presentation:user-transformed="true">
        <draw:text-box>
          <text:list text:style-name="ML2">
            <text:list-item>
              <text:p text:style-name="MP7"><text:span text:style-name="MT3">Click to 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PlaceHolder 3" presentation:style-name="Mpr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 draw:text-style-name="MP16" draw:layer="backgroundobjects" svg:width="9.004cm" svg:height="0.739cm" svg:x="22.985cm" svg:y="17.78cm" presentation:class="page-number" presentation:user-transformed="true">
        <draw:text-box>
          <text:p/>
        </draw:text-box>
      </draw:frame>
      <draw:custom-shape draw:name="Rectangle 8" draw:style-name="Mgr3" draw:text-style-name="MP17" draw:layer="backgroundobjects" svg:width="1.65cm" svg:height="3.38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18" draw:layer="backgroundobjects" svg:width="1.645cm" svg:height="9.869cm" svg:x="0cm" svg:y="3.3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1.645cm" svg:height="5.792cm" svg:x="0cm" svg:y="13.2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1.636cm" svg:height="5.766cm" svg:x="32.239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645cm" svg:height="2.714cm" svg:x="0cm" svg:y="16.33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592560"/>
          <draw:equation draw:name="f1" draw:formula="592920*logwidth/592560"/>
          <draw:equation draw:name="f2" draw:formula="-360*logheight/977400"/>
          <draw:equation draw:name="f3" draw:formula="977400*logheight/9774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Freeform: Shape 59" draw:style-name="Mgr5" draw:text-style-name="MP19" draw:layer="backgroundobjects" svg:width="1.647cm" svg:height="2.714cm" svg:x="32.223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593280"/>
          <draw:equation draw:name="f1" draw:formula="594000*logwidth/593280"/>
          <draw:equation draw:name="f2" draw:formula="0*logheight/977400"/>
          <draw:equation draw:name="f3" draw:formula="977760*logheight/9774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36cm" svg:height="9.879cm" svg:x="32.239cm" svg:y="5.75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36cm" svg:height="3.399cm" svg:x="32.239cm" svg:y="15.63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and_20_Content_20_1-title" draw:layer="backgroundobjects" svg:width="19.798cm" svg:height="11.136cm" svg:x="0.6cm" svg:y="2.257cm" presentation:class="page"/>
        <draw:frame presentation:style-name="Title_20_and_20_Content_20_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Title_2c__20_Content_20_2" style:display-name="Title, Content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3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6" draw:text-style-name="MP21" draw:layer="backgroundobjects" svg:width="12.013cm" svg:height="6.817cm" svg:x="2.857cm" svg:y="6.628cm" presentation:class="title" presentation:user-transformed="true">
        <draw:text-box>
          <text:p text:style-name="MP20"><text:span text:style-name="MT2">Click to edit Master title style</text:span></text:p>
        </draw:text-box>
      </draw:frame>
      <draw:frame draw:name="PlaceHolder 2" presentation:style-name="Mpr7" draw:text-style-name="MP21" draw:layer="backgroundobjects" svg:width="15.179cm" svg:height="6.817cm" svg:x="15.831cm" svg:y="6.628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8"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8"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Title_2c__20_Content_20_2-title" draw:layer="backgroundobjects" svg:width="0.001cm" svg:height="0.001cm" svg:x="0cm" svg:y="2.257cm" presentation:class="page"/>
        <draw:frame presentation:style-name="Title_2c__20_Content_20_2-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Title_2c__20_Content_20_3" style:display-name="Title, Content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1" draw:text-style-name="MP21" draw:layer="backgroundobjects" svg:width="10.591cm" svg:height="9.879cm" svg:x="2.857cm" svg:y="6.274cm" presentation:class="title" presentation:user-transformed="true">
        <draw:text-box>
          <text:p text:style-name="MP20"><text:span text:style-name="MT2">Click to edit Master title style</text:span></text:p>
        </draw:text-box>
      </draw:frame>
      <draw:frame draw:name="PlaceHolder 2" presentation:style-name="Mpr12" draw:text-style-name="MP21" draw:layer="backgroundobjects" svg:width="16.881cm" svg:height="9.879cm" svg:x="14.548cm" svg:y="6.274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15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2.961cm" svg:height="1.645cm" draw:transform="rotate (1.5707963267949) translate (32.226cm 2.945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066320"/>
          <draw:equation draw:name="f1" draw:formula="1067040*logwidth/1066320"/>
          <draw:equation draw:name="f2" draw:formula="360*logheight/592560"/>
          <draw:equation draw:name="f3" draw:formula="593280*logheight/592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55cm" svg:height="9.879cm" svg:x="32.204cm" svg:y="5.75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3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Content_20_3-title" draw:layer="backgroundobjects" svg:width="0.001cm" svg:height="0.001cm" svg:x="0cm" svg:y="2.257cm" presentation:class="page"/>
        <draw:frame presentation:style-name="Title_2c__20_Content_20_3-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Title_20_2" style:display-name="Title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6" draw:text-style-name="MP27" draw:layer="backgroundobjects" svg:width="6.261cm" svg:height="8.784cm" draw:transform="rotate (-3.14159265358979) translate (33.87cm 19.0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3" draw:text-style-name="MP28" draw:layer="backgroundobjects" svg:width="6.261cm" svg:height="3.114cm" svg:x="27.607cm" svg:y="15.932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2254320"/>
          <draw:equation draw:name="f1" draw:formula="2254680*logwidth/2254320"/>
          <draw:equation draw:name="f2" draw:formula="-360*logheight/1121400"/>
          <draw:equation draw:name="f3" draw:formula="1121400*logheight/11214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1" presentation:style-name="Mpr16" draw:text-style-name="MP21" draw:layer="backgroundobjects" svg:width="21.77cm" svg:height="10.266cm" svg:x="1.826cm" svg:y="2.326cm" presentation:class="title" presentation:user-transformed="true">
        <draw:text-box>
          <text:p text:style-name="MP20"><text:span text:style-name="MT7">Click to edit Master title style</text:span></text:p>
        </draw:text-box>
      </draw:frame>
      <draw:frame draw:name="PlaceHolder 2" presentation:style-name="Mpr17" draw:text-style-name="MP21" draw:layer="backgroundobjects" svg:width="6.525cm" svg:height="0.739cm" svg:x="1.826cm" svg:y="16.342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18"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41cm" draw:transform="rotate (-1.5707963267949) translate (1.343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6.261cm" svg:height="10.262cm" draw:transform="rotate (-3.14159265358979) translate (33.87cm 10.2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261cm" svg:height="10.266cm" svg:x="27.607cm" svg:y="0cm">
        <text:p/>
        <draw:enhanced-geometry draw:mirror-horizontal="false" draw:mirror-vertical="false" svg:viewBox="0 0 0 0" draw:glue-points="?f4 ?f5 ?f6 ?f7 ?f8 ?f9" drawooo:sub-view-size="1497298 1457281" draw:text-areas="?f0 ?f2 ?f1 ?f3" draw:type="ooxml-non-primitive" draw:enhanced-path="M 1497298 0 L 0 0 0 1457281 Z N">
          <draw:equation draw:name="f0" draw:formula="0*logwidth/2254320"/>
          <draw:equation draw:name="f1" draw:formula="2254680*logwidth/2254320"/>
          <draw:equation draw:name="f2" draw:formula="0*logheight/3696120"/>
          <draw:equation draw:name="f3" draw:formula="3696480*logheight/3696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2-title" draw:layer="backgroundobjects" svg:width="0.001cm" svg:height="0.001cm" svg:x="0cm" svg:y="2.257cm" presentation:class="page"/>
        <draw:frame presentation:style-name="Title_20_2-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Title_2c__20_Content_20_4" style:display-name="Title, Content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1" draw:text-style-name="MP21" draw:layer="backgroundobjects" svg:width="11.515cm" svg:height="12.884cm" svg:x="2.344cm" svg:y="3.082cm" presentation:class="title" presentation:user-transformed="true">
        <draw:text-box>
          <text:p text:style-name="MP20"><text:span text:style-name="MT2">Click to edit Master title style</text:span></text:p>
        </draw:text-box>
      </draw:frame>
      <draw:frame draw:name="PlaceHolder 2" presentation:style-name="Mpr22" draw:text-style-name="MP21" draw:layer="backgroundobjects" svg:width="16.881cm" svg:height="12.884cm" svg:x="14.548cm" svg:y="3.082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2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0.008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2.961cm" svg:height="1.645cm" draw:transform="rotate (1.5707963267949) translate (0.005cm 2.945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066320"/>
          <draw:equation draw:name="f1" draw:formula="1067040*logwidth/1066320"/>
          <draw:equation draw:name="f2" draw:formula="360*logheight/592560"/>
          <draw:equation draw:name="f3" draw:formula="593280*logheight/592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55cm" svg:height="9.879cm" svg:x="-0.018cm" svg:y="5.75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0.002cm" svg:y="15.63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Content_20_4-title" draw:layer="backgroundobjects" svg:width="0.001cm" svg:height="0.001cm" svg:x="0cm" svg:y="2.257cm" presentation:class="page"/>
        <draw:frame presentation:style-name="Title_2c__20_Content_20_4-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Title_2c__20_Content_20_5" style:display-name="Title, Content 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6" draw:text-style-name="MP21" draw:layer="backgroundobjects" svg:width="11.505cm" svg:height="13.722cm" svg:x="2.344cm" svg:y="2.437cm" presentation:class="title" presentation:user-transformed="true">
        <draw:text-box>
          <text:p text:style-name="MP20"><text:span text:style-name="MT2">Click to edit Master title style</text:span></text:p>
        </draw:text-box>
      </draw:frame>
      <draw:frame draw:name="PlaceHolder 2" presentation:style-name="Mpr27" draw:text-style-name="MP21" draw:layer="backgroundobjects" svg:width="16.881cm" svg:height="13.722cm" svg:x="14.548cm" svg:y="2.43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2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Title_2c__20_Content_20_5-title" draw:layer="backgroundobjects" svg:width="0.001cm" svg:height="0.001cm" svg:x="0cm" svg:y="2.257cm" presentation:class="page"/>
        <draw:frame presentation:style-name="Title_2c__20_Content_20_5-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Title_2c__20_Content_20_6" style:display-name="Title, Content 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1" draw:text-style-name="MP21" draw:layer="backgroundobjects" svg:width="9.705cm" svg:height="14.426cm" svg:x="2.344cm" svg:y="2.311cm" presentation:class="title" presentation:user-transformed="true">
        <draw:text-box>
          <text:p text:style-name="MP20"><text:span text:style-name="MT2">Click to edit Master title style</text:span></text:p>
        </draw:text-box>
      </draw:frame>
      <draw:frame draw:name="PlaceHolder 2" presentation:style-name="Mpr32" draw:text-style-name="MP21" draw:layer="backgroundobjects" svg:width="18.729cm" svg:height="14.426cm" svg:x="12.701cm" svg:y="2.311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3"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Content_20_6-title" draw:layer="backgroundobjects" svg:width="0.001cm" svg:height="0.001cm" svg:x="0cm" svg:y="2.257cm" presentation:class="page"/>
        <draw:frame presentation:style-name="Title_2c__20_Content_20_6-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Content_20_Photo_20_1" style:display-name="Content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3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6"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37" draw:text-style-name="MP21" draw:layer="backgroundobjects" svg:width="12.386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8"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3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3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9"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Photo_20_1-title" draw:layer="backgroundobjects" svg:width="0.001cm" svg:height="0.001cm" svg:x="0cm" svg:y="2.257cm" presentation:class="page"/>
        <draw:frame presentation:style-name="Content_20_Photo_20_1-notes" draw:layer="backgroundobjects" svg:width="16.799cm" svg:height="13.364cm" svg:x="2.1cm" svg:y="14.107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p>
          </draw:text-box>
        </draw:frame>
        <draw:frame presentation:style-name="Mpr41"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Content_20_Photo_20_2" style:display-name="Content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5.124cm" draw:transform="rotate (-1.5707963267949) translate (5.126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42"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43" draw:text-style-name="MP21" draw:layer="backgroundobjects" svg:width="11.223cm" svg:height="8.213cm" svg:x="3.65cm" svg:y="7.49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44" draw:text-style-name="MP21" draw:layer="backgroundobjects" svg:width="12.386cm" svg:height="8.213cm" svg:x="17.335cm" svg:y="7.49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4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4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45"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863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863cm" svg:height="1.335cm" draw:transform="rotate (-1.5707963267949) translate (33.852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Content_20_Photo_20_2-title" draw:layer="backgroundobjects" svg:width="0.001cm" svg:height="0.001cm" svg:x="0cm" svg:y="2.257cm" presentation:class="page"/>
        <draw:frame presentation:style-name="Content_20_Photo_20_2-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Content_20_Photo_20_3" style:display-name="Content Photo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3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48"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49" draw:text-style-name="MP21" draw:layer="backgroundobjects" svg:width="29.179cm" svg:height="5.063cm" svg:x="2.344cm" svg:y="6.077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50" draw:text-style-name="MP21" draw:layer="backgroundobjects" svg:width="29.179cm" svg:height="4.161cm" svg:x="2.344cm" svg:y="11.67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5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5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51"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Photo_20_3-title" draw:layer="backgroundobjects" svg:width="0.001cm" svg:height="0.001cm" svg:x="0cm" svg:y="2.257cm" presentation:class="page"/>
        <draw:frame presentation:style-name="Content_20_Photo_20_3-notes" draw:layer="backgroundobjects" svg:width="16.799cm" svg:height="13.364cm" svg:x="2.1cm" svg:y="14.107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p>
          </draw:text-box>
        </draw:frame>
        <draw:frame presentation:style-name="Mpr53"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Title_20_1" style:display-name="Title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6.584cm" svg:height="6.386cm" draw:transform="rotate (-3.14159265358979) translate (33.87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584cm" svg:height="6.386cm" svg:x="27.282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2370600"/>
          <draw:equation draw:name="f1" draw:formula="2370600*logwidth/2370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54" draw:text-style-name="MP21" draw:layer="backgroundobjects" svg:width="21.77cm" svg:height="10.266cm" svg:x="1.448cm" svg:y="2.326cm" presentation:class="title" presentation:user-transformed="true">
        <draw:text-box>
          <text:p text:style-name="MP20"><text:span text:style-name="MT7">Click to edit Master title style</text:span></text:p>
        </draw:text-box>
      </draw:frame>
      <draw:frame draw:name="PlaceHolder 2" presentation:style-name="Mpr55" draw:text-style-name="MP21" draw:layer="backgroundobjects" svg:width="6.525cm" svg:height="0.739cm" svg:x="1.448cm" svg:y="15.917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5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5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56" draw:text-style-name="MP16" draw:layer="backgroundobjects" svg:width="9.004cm" svg:height="0.739cm" svg:x="22.985cm" svg:y="17.78cm" presentation:class="page-number" presentation:user-transformed="true">
        <draw:text-box>
          <text:p/>
        </draw:text-box>
      </draw:frame>
      <draw:custom-shape draw:name="Rectangle 9" draw:style-name="Mgr7" draw:text-style-name="MP30" draw:layer="backgroundobjects" svg:width="0.76cm" svg:height="1.335cm" draw:transform="rotate (-1.5707963267949) translate (1.337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6.584cm" svg:height="6.822cm" draw:transform="rotate (-3.14159265358979) translate (33.87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546cm" svg:height="6.822cm" svg:x="27.321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2356920"/>
          <draw:equation draw:name="f1" draw:formula="2356920*logwidth/235692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6.584cm" svg:height="5.837cm" draw:transform="rotate (-3.14159265358979) translate (33.87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18" draw:style-name="Mgr4" draw:text-style-name="MP18" draw:layer="backgroundobjects" svg:width="3.121cm" svg:height="6.584cm" draw:transform="rotate (1.5707963267949) translate (27.283cm 12.644cm)">
        <text:p/>
        <draw:enhanced-geometry draw:mirror-horizontal="false" draw:mirror-vertical="true" svg:viewBox="0 0 0 0" draw:glue-points="?f4 ?f5 ?f6 ?f7 ?f8 ?f9 ?f10 ?f11 ?f12 ?f13" drawooo:sub-view-size="600765 1266628" draw:text-areas="?f0 ?f2 ?f1 ?f3" draw:type="ooxml-non-primitive" draw:enhanced-path="M 600765 0 L 600765 1266628 508593 1257336 C 218339 1197942 0 941126 0 633314 0 325502 218339 68686 508593 9292 Z N">
          <draw:equation draw:name="f0" draw:formula="0*logwidth/1123920"/>
          <draw:equation draw:name="f1" draw:formula="1124280*logwidth/1123920"/>
          <draw:equation draw:name="f2" draw:formula="-360*logheight/2370600"/>
          <draw:equation draw:name="f3" draw:formula="2370600*logheight/2370600"/>
          <draw:equation draw:name="f4" draw:formula="600765*logwidth/600765"/>
          <draw:equation draw:name="f5" draw:formula="0*logheight/1266628"/>
          <draw:equation draw:name="f6" draw:formula="600765*logwidth/600765"/>
          <draw:equation draw:name="f7" draw:formula="1266628*logheight/1266628"/>
          <draw:equation draw:name="f8" draw:formula="508593*logwidth/600765"/>
          <draw:equation draw:name="f9" draw:formula="1257336*logheight/1266628"/>
          <draw:equation draw:name="f10" draw:formula="0*logwidth/600765"/>
          <draw:equation draw:name="f11" draw:formula="633314*logheight/1266628"/>
          <draw:equation draw:name="f12" draw:formula="508593*logwidth/600765"/>
          <draw:equation draw:name="f13" draw:formula="9292*logheight/1266628"/>
        </draw:enhanced-geometry>
      </draw:custom-shape>
      <presentation:notes style:page-layout-name="PM0">
        <draw:page-thumbnail presentation:style-name="Title_20_1-title" draw:layer="backgroundobjects" svg:width="0.001cm" svg:height="0.001cm" svg:x="0cm" svg:y="2.257cm" presentation:class="page"/>
        <draw:frame presentation:style-name="Title_20_1-notes" draw:layer="backgroundobjects" svg:width="16.799cm" svg:height="13.364cm" svg:x="2.1cm" svg:y="14.107cm" presentation:class="notes" presentation:placeholder="true">
          <draw:text-box/>
        </draw:frame>
        <draw:frame presentation:style-name="Mpr57" draw:text-style-name="MP2" draw:layer="backgroundobjects" svg:width="9.113cm" svg:height="1.484cm" svg:x="0cm" svg:y="0cm" presentation:class="header">
          <draw:text-box>
            <text:p text:style-name="MP1"><text:span text:style-name="MT1"><presentation:header/></text:span></text:p>
          </draw:text-box>
        </draw:frame>
        <draw:frame presentation:style-name="Mpr57" draw:text-style-name="MP4" draw:layer="backgroundobjects" svg:width="9.113cm" svg:height="1.484cm" svg:x="11.886cm" svg:y="0cm" presentation:class="date-time">
          <draw:text-box>
            <text:p text:style-name="MP3"><text:span text:style-name="MT1"><presentation:date-time/></text:span></text:p>
          </draw:text-box>
        </draw:frame>
        <draw:frame presentation:style-name="Mpr58" draw:text-style-name="MP2" draw:layer="backgroundobjects" svg:width="9.113cm" svg:height="1.484cm" svg:x="0cm" svg:y="28.215cm" presentation:class="footer">
          <draw:text-box>
            <text:p text:style-name="MP1"><text:span text:style-name="MT1"><presentation:footer/></text:span></text:p>
          </draw:text-box>
        </draw:frame>
        <draw:frame presentation:style-name="Mpr58"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Content_20_Photo_20_4" style:display-name="Content Photo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59"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60" draw:text-style-name="MP21" draw:layer="backgroundobjects" svg:width="13.284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61"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62"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6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62"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48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4-title" draw:layer="backgroundobjects" svg:width="0.001cm" svg:height="0.001cm" svg:x="0cm" svg:y="2.257cm" presentation:class="page"/>
        <draw:frame presentation:style-name="Content_20_Photo_20_4-notes" draw:layer="backgroundobjects" svg:width="16.799cm" svg:height="13.364cm" svg:x="2.1cm" svg:y="14.107cm" presentation:class="notes" presentation:placeholder="true">
          <draw:text-box/>
        </draw:frame>
        <draw:frame presentation:style-name="Mpr63" draw:text-style-name="MP2" draw:layer="backgroundobjects" svg:width="9.113cm" svg:height="1.484cm" svg:x="0cm" svg:y="0cm" presentation:class="header">
          <draw:text-box>
            <text:p text:style-name="MP1"><text:span text:style-name="MT1"><presentation:header/></text:span></text:p>
          </draw:text-box>
        </draw:frame>
        <draw:frame presentation:style-name="Mpr63" draw:text-style-name="MP4" draw:layer="backgroundobjects" svg:width="9.113cm" svg:height="1.484cm" svg:x="11.886cm" svg:y="0cm" presentation:class="date-time">
          <draw:text-box>
            <text:p text:style-name="MP3"><text:span text:style-name="MT1"><presentation:date-time/></text:span></text:p>
          </draw:text-box>
        </draw:frame>
        <draw:frame presentation:style-name="Mpr64" draw:text-style-name="MP2" draw:layer="backgroundobjects" svg:width="9.113cm" svg:height="1.484cm" svg:x="0cm" svg:y="28.215cm" presentation:class="footer">
          <draw:text-box>
            <text:p text:style-name="MP1"><text:span text:style-name="MT1"><presentation:footer/></text:span></text:p>
          </draw:text-box>
        </draw:frame>
        <draw:frame presentation:style-name="Mpr64"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Content_20_Photo_20_5" style:display-name="Content Photo 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65"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66" draw:text-style-name="MP21" draw:layer="backgroundobjects" svg:width="11.223cm" svg:height="8.213cm" svg:x="3.65cm" svg:y="7.49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67" draw:text-style-name="MP21" draw:layer="backgroundobjects" svg:width="12.386cm" svg:height="8.213cm" svg:x="17.335cm" svg:y="7.49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6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6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6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5-title" draw:layer="backgroundobjects" svg:width="0.001cm" svg:height="0.001cm" svg:x="0cm" svg:y="2.257cm" presentation:class="page"/>
        <draw:frame presentation:style-name="Content_20_Photo_20_5-notes" draw:layer="backgroundobjects" svg:width="16.799cm" svg:height="13.364cm" svg:x="2.1cm" svg:y="14.107cm" presentation:class="notes" presentation:placeholder="true">
          <draw:text-box/>
        </draw:frame>
        <draw:frame presentation:style-name="Mpr69" draw:text-style-name="MP2" draw:layer="backgroundobjects" svg:width="9.113cm" svg:height="1.484cm" svg:x="0cm" svg:y="0cm" presentation:class="header">
          <draw:text-box>
            <text:p text:style-name="MP1"><text:span text:style-name="MT1"><presentation:header/></text:span></text:p>
          </draw:text-box>
        </draw:frame>
        <draw:frame presentation:style-name="Mpr69" draw:text-style-name="MP4" draw:layer="backgroundobjects" svg:width="9.113cm" svg:height="1.484cm" svg:x="11.886cm" svg:y="0cm" presentation:class="date-time">
          <draw:text-box>
            <text:p text:style-name="MP3"><text:span text:style-name="MT1"><presentation:date-time/></text:span></text:p>
          </draw:text-box>
        </draw:frame>
        <draw:frame presentation:style-name="Mpr70" draw:text-style-name="MP2" draw:layer="backgroundobjects" svg:width="9.113cm" svg:height="1.484cm" svg:x="0cm" svg:y="28.215cm" presentation:class="footer">
          <draw:text-box>
            <text:p text:style-name="MP1"><text:span text:style-name="MT1"><presentation:footer/></text:span></text:p>
          </draw:text-box>
        </draw:frame>
        <draw:frame presentation:style-name="Mpr70"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Content_20_Photo_20_6" style:display-name="Content Photo 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71"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72" draw:text-style-name="MP21" draw:layer="backgroundobjects" svg:width="13.284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73"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74"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74"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74"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48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6-title" draw:layer="backgroundobjects" svg:width="0.001cm" svg:height="0.001cm" svg:x="0cm" svg:y="2.257cm" presentation:class="page"/>
        <draw:frame presentation:style-name="Content_20_Photo_20_6-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Content_20_Photo_20_7" style:display-name="Content Photo 7"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77" draw:text-style-name="MP21" draw:layer="backgroundobjects" svg:width="12.563cm" svg:height="2.589cm" svg:x="18.96cm" svg:y="2.293cm" presentation:class="title" presentation:user-transformed="true">
        <draw:text-box>
          <text:p text:style-name="MP20"><text:span text:style-name="MT10">Click to edit Master title style</text:span></text:p>
        </draw:text-box>
      </draw:frame>
      <draw:frame draw:name="PlaceHolder 2" presentation:style-name="Mpr78" draw:text-style-name="MP21" draw:layer="backgroundobjects" svg:width="15.689cm" svg:height="14.426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79" draw:text-style-name="MP21" draw:layer="backgroundobjects" svg:width="12.563cm" svg:height="10.978cm" svg:x="18.96cm" svg:y="5.696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8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8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80"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7-title" draw:layer="backgroundobjects" svg:width="0.001cm" svg:height="0.001cm" svg:x="0cm" svg:y="2.257cm" presentation:class="page"/>
        <draw:frame presentation:style-name="Content_20_Photo_20_7-notes" draw:layer="backgroundobjects" svg:width="16.799cm" svg:height="13.364cm" svg:x="2.1cm" svg:y="14.107cm" presentation:class="notes" presentation:placeholder="true">
          <draw:text-box/>
        </draw:frame>
        <draw:frame presentation:style-name="Mpr81" draw:text-style-name="MP2" draw:layer="backgroundobjects" svg:width="9.113cm" svg:height="1.484cm" svg:x="0cm" svg:y="0cm" presentation:class="header">
          <draw:text-box>
            <text:p text:style-name="MP1"><text:span text:style-name="MT1"><presentation:header/></text:span></text:p>
          </draw:text-box>
        </draw:frame>
        <draw:frame presentation:style-name="Mpr81" draw:text-style-name="MP4" draw:layer="backgroundobjects" svg:width="9.113cm" svg:height="1.484cm" svg:x="11.886cm" svg:y="0cm" presentation:class="date-time">
          <draw:text-box>
            <text:p text:style-name="MP3"><text:span text:style-name="MT1"><presentation:date-time/></text:span></text:p>
          </draw:text-box>
        </draw:frame>
        <draw:frame presentation:style-name="Mpr82" draw:text-style-name="MP2" draw:layer="backgroundobjects" svg:width="9.113cm" svg:height="1.484cm" svg:x="0cm" svg:y="28.215cm" presentation:class="footer">
          <draw:text-box>
            <text:p text:style-name="MP1"><text:span text:style-name="MT1"><presentation:footer/></text:span></text:p>
          </draw:text-box>
        </draw:frame>
        <draw:frame presentation:style-name="Mpr82"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Title_20_3" style:display-name="Title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43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89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83" draw:text-style-name="MP6" draw:layer="backgroundobjects" svg:width="22.613cm" svg:height="6.63cm" svg:x="5.627cm" svg:y="3.118cm" presentation:class="title" presentation:user-transformed="true">
        <draw:text-box>
          <text:p text:style-name="MP5"><text:span text:style-name="MT7">Click to edit Master title style</text:span></text:p>
        </draw:text-box>
      </draw:frame>
      <draw:frame draw:name="PlaceHolder 2" presentation:style-name="Mpr84" draw:text-style-name="MP21" draw:layer="backgroundobjects" svg:width="5.003cm" svg:height="0.739cm" svg:x="5.503cm" svg:y="16.094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85"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4" presentation:style-name="Mpr8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8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43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43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9cm" svg:height="2.069cm" svg:x="0cm" svg:y="10.574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7600"/>
          <draw:equation draw:name="f1" draw:formula="1497960*logwidth/1497600"/>
          <draw:equation draw:name="f2" draw:formula="360*logheight/745200"/>
          <draw:equation draw:name="f3" draw:formula="745920*logheight/7452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14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9cm" svg:height="2.069cm" svg:x="29.707cm" svg:y="10.574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7600"/>
          <draw:equation draw:name="f1" draw:formula="1497960*logwidth/1497600"/>
          <draw:equation draw:name="f2" draw:formula="360*logheight/745200"/>
          <draw:equation draw:name="f3" draw:formula="745920*logheight/7452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presentation:notes style:page-layout-name="PM0">
        <draw:page-thumbnail presentation:style-name="Title_20_3-title" draw:layer="backgroundobjects" svg:width="0.001cm" svg:height="0.001cm" svg:x="0cm" svg:y="2.257cm" presentation:class="page"/>
        <draw:frame presentation:style-name="Title_20_3-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Content_20_Photo_20_8" style:display-name="Content Photo 8"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88" draw:text-style-name="MP21" draw:layer="backgroundobjects" svg:width="12.699cm" svg:height="5.211cm" svg:x="2.426cm" svg:y="2.311cm" presentation:class="title" presentation:user-transformed="true">
        <draw:text-box>
          <text:p text:style-name="MP20"><text:span text:style-name="MT2">Click to edit Master title style</text:span></text:p>
        </draw:text-box>
      </draw:frame>
      <draw:frame draw:name="PlaceHolder 2" presentation:style-name="Mpr89" draw:text-style-name="MP21" draw:layer="backgroundobjects" svg:width="12.699cm" svg:height="8.684cm" svg:x="2.426cm" svg:y="8.053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90" draw:text-style-name="MP21" draw:layer="backgroundobjects" svg:width="15.083cm" svg:height="14.426cm" svg:x="16.439cm" svg:y="2.311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91"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9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91"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8-title" draw:layer="backgroundobjects" svg:width="0.001cm" svg:height="0.001cm" svg:x="0cm" svg:y="2.257cm" presentation:class="page"/>
        <draw:frame presentation:style-name="Content_20_Photo_20_8-notes" draw:layer="backgroundobjects" svg:width="16.799cm" svg:height="13.364cm" svg:x="2.1cm" svg:y="14.107cm" presentation:class="notes" presentation:placeholder="true">
          <draw:text-box/>
        </draw:frame>
        <draw:frame presentation:style-name="Mpr92" draw:text-style-name="MP2" draw:layer="backgroundobjects" svg:width="9.113cm" svg:height="1.484cm" svg:x="0cm" svg:y="0cm" presentation:class="header">
          <draw:text-box>
            <text:p text:style-name="MP1"><text:span text:style-name="MT1"><presentation:header/></text:span></text:p>
          </draw:text-box>
        </draw:frame>
        <draw:frame presentation:style-name="Mpr92" draw:text-style-name="MP4" draw:layer="backgroundobjects" svg:width="9.113cm" svg:height="1.484cm" svg:x="11.886cm" svg:y="0cm" presentation:class="date-time">
          <draw:text-box>
            <text:p text:style-name="MP3"><text:span text:style-name="MT1"><presentation:date-time/></text:span></text:p>
          </draw:text-box>
        </draw:frame>
        <draw:frame presentation:style-name="Mpr93" draw:text-style-name="MP2" draw:layer="backgroundobjects" svg:width="9.113cm" svg:height="1.484cm" svg:x="0cm" svg:y="28.215cm" presentation:class="footer">
          <draw:text-box>
            <text:p text:style-name="MP1"><text:span text:style-name="MT1"><presentation:footer/></text:span></text:p>
          </draw:text-box>
        </draw:frame>
        <draw:frame presentation:style-name="Mpr93"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Content_20_Photo_20_9" style:display-name="Content Photo 9"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94" draw:text-style-name="MP21" draw:layer="backgroundobjects" svg:width="9.448cm" svg:height="4.24cm" svg:x="22.074cm" svg:y="2.311cm" presentation:class="title" presentation:user-transformed="true">
        <draw:text-box>
          <text:p text:style-name="MP20"><text:span text:style-name="MT2">Click to edit Master title style</text:span></text:p>
        </draw:text-box>
      </draw:frame>
      <draw:frame draw:name="PlaceHolder 2" presentation:style-name="Mpr95" draw:text-style-name="MP21" draw:layer="backgroundobjects" svg:width="18.723cm" svg:height="14.426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96" draw:text-style-name="MP21" draw:layer="backgroundobjects" svg:width="9.508cm" svg:height="9.464cm" svg:x="22.014cm" svg:y="7.20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97"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97"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97"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9-title" draw:layer="backgroundobjects" svg:width="0.001cm" svg:height="0.001cm" svg:x="0cm" svg:y="2.257cm" presentation:class="page"/>
        <draw:frame presentation:style-name="Content_20_Photo_20_9-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Content_20_Photo_20_10" style:display-name="Content Photo 10"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00" draw:text-style-name="MP21" draw:layer="backgroundobjects" svg:width="9.448cm" svg:height="4.24cm" svg:x="2.344cm" svg:y="2.311cm" presentation:class="title" presentation:user-transformed="true">
        <draw:text-box>
          <text:p text:style-name="MP20"><text:span text:style-name="MT12">Click to edit Master title style</text:span></text:p>
        </draw:text-box>
      </draw:frame>
      <draw:frame draw:name="PlaceHolder 2" presentation:style-name="Mpr101" draw:text-style-name="MP21" draw:layer="backgroundobjects" svg:width="9.508cm" svg:height="9.682cm" svg:x="2.344cm" svg:y="7.056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02" draw:text-style-name="MP21" draw:layer="backgroundobjects" svg:width="18.295cm" svg:height="14.426cm" svg:x="13.228cm" svg:y="2.311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10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0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0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48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Content_20_Photo_20_10-title" draw:layer="backgroundobjects" svg:width="0.001cm" svg:height="0.001cm" svg:x="0cm" svg:y="2.257cm" presentation:class="page"/>
        <draw:frame presentation:style-name="Content_20_Photo_20_10-notes" draw:layer="backgroundobjects" svg:width="16.799cm" svg:height="13.364cm" svg:x="2.1cm" svg:y="14.107cm" presentation:class="notes" presentation:placeholder="true">
          <draw:text-box/>
        </draw:frame>
        <draw:frame presentation:style-name="Mpr104" draw:text-style-name="MP2" draw:layer="backgroundobjects" svg:width="9.113cm" svg:height="1.484cm" svg:x="0cm" svg:y="0cm" presentation:class="header">
          <draw:text-box>
            <text:p text:style-name="MP1"><text:span text:style-name="MT1"><presentation:header/></text:span></text:p>
          </draw:text-box>
        </draw:frame>
        <draw:frame presentation:style-name="Mpr104" draw:text-style-name="MP4" draw:layer="backgroundobjects" svg:width="9.113cm" svg:height="1.484cm" svg:x="11.886cm" svg:y="0cm" presentation:class="date-time">
          <draw:text-box>
            <text:p text:style-name="MP3"><text:span text:style-name="MT1"><presentation:date-time/></text:span></text:p>
          </draw:text-box>
        </draw:frame>
        <draw:frame presentation:style-name="Mpr105" draw:text-style-name="MP2" draw:layer="backgroundobjects" svg:width="9.113cm" svg:height="1.484cm" svg:x="0cm" svg:y="28.215cm" presentation:class="footer">
          <draw:text-box>
            <text:p text:style-name="MP1"><text:span text:style-name="MT1"><presentation:footer/></text:span></text:p>
          </draw:text-box>
        </draw:frame>
        <draw:frame presentation:style-name="Mpr105"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Content_20_Photo_20_11" style:display-name="Content Photo 1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06" draw:text-style-name="MP21" draw:layer="backgroundobjects" svg:width="9.092cm" svg:height="5.653cm" svg:x="22.427cm" svg:y="2.311cm" presentation:class="title" presentation:user-transformed="true">
        <draw:text-box>
          <text:p text:style-name="MP20"><text:span text:style-name="MT2">Click to edit Master title style</text:span></text:p>
        </draw:text-box>
      </draw:frame>
      <draw:frame draw:name="PlaceHolder 2" presentation:style-name="Mpr107" draw:text-style-name="MP21" draw:layer="backgroundobjects" svg:width="19.27cm" svg:height="14.142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08" draw:text-style-name="MP21" draw:layer="backgroundobjects" svg:width="9.092cm" svg:height="8.14cm" svg:x="22.427cm" svg:y="8.313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09"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0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09"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1-title" draw:layer="backgroundobjects" svg:width="0.001cm" svg:height="0.001cm" svg:x="0cm" svg:y="2.257cm" presentation:class="page"/>
        <draw:frame presentation:style-name="Content_20_Photo_20_11-notes" draw:layer="backgroundobjects" svg:width="16.799cm" svg:height="13.364cm" svg:x="2.1cm" svg:y="14.107cm" presentation:class="notes" presentation:placeholder="true">
          <draw:text-box/>
        </draw:frame>
        <draw:frame presentation:style-name="Mpr110" draw:text-style-name="MP2" draw:layer="backgroundobjects" svg:width="9.113cm" svg:height="1.484cm" svg:x="0cm" svg:y="0cm" presentation:class="header">
          <draw:text-box>
            <text:p text:style-name="MP1"><text:span text:style-name="MT1"><presentation:header/></text:span></text:p>
          </draw:text-box>
        </draw:frame>
        <draw:frame presentation:style-name="Mpr110" draw:text-style-name="MP4" draw:layer="backgroundobjects" svg:width="9.113cm" svg:height="1.484cm" svg:x="11.886cm" svg:y="0cm" presentation:class="date-time">
          <draw:text-box>
            <text:p text:style-name="MP3"><text:span text:style-name="MT1"><presentation:date-time/></text:span></text:p>
          </draw:text-box>
        </draw:frame>
        <draw:frame presentation:style-name="Mpr111" draw:text-style-name="MP2" draw:layer="backgroundobjects" svg:width="9.113cm" svg:height="1.484cm" svg:x="0cm" svg:y="28.215cm" presentation:class="footer">
          <draw:text-box>
            <text:p text:style-name="MP1"><text:span text:style-name="MT1"><presentation:footer/></text:span></text:p>
          </draw:text-box>
        </draw:frame>
        <draw:frame presentation:style-name="Mpr111"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Content_20_Photo_20_12" style:display-name="Content Photo 1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12" draw:text-style-name="MP21" draw:layer="backgroundobjects" svg:width="29.179cm" svg:height="9.643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2" presentation:style-name="Mpr113" draw:text-style-name="MP21" draw:layer="backgroundobjects" svg:width="12.719cm" svg:height="4.211cm" svg:x="2.344cm" svg:y="12.527cm" presentation:class="title" presentation:user-transformed="true">
        <draw:text-box>
          <text:p text:style-name="MP20"><text:span text:style-name="MT2">Click to edit Master title style</text:span></text:p>
        </draw:text-box>
      </draw:frame>
      <draw:frame draw:name="PlaceHolder 3" presentation:style-name="Mpr114" draw:text-style-name="MP21" draw:layer="backgroundobjects" svg:width="15.973cm" svg:height="4.211cm" svg:x="15.549cm" svg:y="12.527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1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1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15"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2-title" draw:layer="backgroundobjects" svg:width="0.001cm" svg:height="0.001cm" svg:x="0cm" svg:y="2.257cm" presentation:class="page"/>
        <draw:frame presentation:style-name="Content_20_Photo_20_12-notes" draw:layer="backgroundobjects" svg:width="16.799cm" svg:height="13.364cm" svg:x="2.1cm" svg:y="14.107cm" presentation:class="notes" presentation:placeholder="true">
          <draw:text-box/>
        </draw:frame>
        <draw:frame presentation:style-name="Mpr116" draw:text-style-name="MP2" draw:layer="backgroundobjects" svg:width="9.113cm" svg:height="1.484cm" svg:x="0cm" svg:y="0cm" presentation:class="header">
          <draw:text-box>
            <text:p text:style-name="MP1"><text:span text:style-name="MT1"><presentation:header/></text:span></text:p>
          </draw:text-box>
        </draw:frame>
        <draw:frame presentation:style-name="Mpr116" draw:text-style-name="MP4" draw:layer="backgroundobjects" svg:width="9.113cm" svg:height="1.484cm" svg:x="11.886cm" svg:y="0cm" presentation:class="date-time">
          <draw:text-box>
            <text:p text:style-name="MP3"><text:span text:style-name="MT1"><presentation:date-time/></text:span></text:p>
          </draw:text-box>
        </draw:frame>
        <draw:frame presentation:style-name="Mpr117" draw:text-style-name="MP2" draw:layer="backgroundobjects" svg:width="9.113cm" svg:height="1.484cm" svg:x="0cm" svg:y="28.215cm" presentation:class="footer">
          <draw:text-box>
            <text:p text:style-name="MP1"><text:span text:style-name="MT1"><presentation:footer/></text:span></text:p>
          </draw:text-box>
        </draw:frame>
        <draw:frame presentation:style-name="Mpr117"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Section_20_Header_2c__20_Photo_20_1" style:display-name="Section Header,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27.8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31.091cm" svg:y="16.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18" draw:text-style-name="MP21" draw:layer="backgroundobjects" svg:width="18.71cm" svg:height="10.536cm" svg:x="2.84cm" svg:y="7.108cm" presentation:class="title" presentation:user-transformed="true">
        <draw:text-box>
          <text:p text:style-name="MP20"><text:span text:style-name="MT7">Click to edit Master title style</text:span></text:p>
        </draw:text-box>
      </draw:frame>
      <draw:frame draw:name="PlaceHolder 2" presentation:style-name="Mpr119" draw:text-style-name="MP21" draw:layer="backgroundobjects" svg:width="8.973cm" svg:height="12.614cm" svg:x="22.116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20"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2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20" draw:text-style-name="MP16" draw:layer="backgroundobjects" svg:width="9.004cm" svg:height="0.739cm" svg:x="22.985cm" svg:y="17.78cm" presentation:class="page-number" presentation:user-transformed="true">
        <draw:text-box>
          <text:p/>
        </draw:text-box>
      </draw:frame>
      <draw:custom-shape draw:name="Freeform: Shape 13" draw:style-name="Mgr4" draw:text-style-name="MP18" draw:layer="backgroundobjects" svg:width="1.559cm" svg:height="3.12cm" svg:x="19.369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4" draw:style-name="Mgr7" draw:text-style-name="MP30" draw:layer="backgroundobjects" svg:width="1.559cm" svg:height="3.12cm" svg:x="21.115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ction_20_Header_2c__20_Photo_20_1-title" draw:layer="backgroundobjects" svg:width="0.001cm" svg:height="0.001cm" svg:x="0cm" svg:y="2.257cm" presentation:class="page"/>
        <draw:frame presentation:style-name="Section_20_Header_2c__20_Photo_20_1-notes" draw:layer="backgroundobjects" svg:width="16.799cm" svg:height="13.364cm" svg:x="2.1cm" svg:y="14.107cm" presentation:class="notes" presentation:placeholder="true">
          <draw:text-box/>
        </draw:frame>
        <draw:frame presentation:style-name="Mpr121" draw:text-style-name="MP2" draw:layer="backgroundobjects" svg:width="9.113cm" svg:height="1.484cm" svg:x="0cm" svg:y="0cm" presentation:class="header">
          <draw:text-box>
            <text:p text:style-name="MP1"><text:span text:style-name="MT1"><presentation:header/></text:span></text:p>
          </draw:text-box>
        </draw:frame>
        <draw:frame presentation:style-name="Mpr121" draw:text-style-name="MP4" draw:layer="backgroundobjects" svg:width="9.113cm" svg:height="1.484cm" svg:x="11.886cm" svg:y="0cm" presentation:class="date-time">
          <draw:text-box>
            <text:p text:style-name="MP3"><text:span text:style-name="MT1"><presentation:date-time/></text:span></text:p>
          </draw:text-box>
        </draw:frame>
        <draw:frame presentation:style-name="Mpr122" draw:text-style-name="MP2" draw:layer="backgroundobjects" svg:width="9.113cm" svg:height="1.484cm" svg:x="0cm" svg:y="28.215cm" presentation:class="footer">
          <draw:text-box>
            <text:p text:style-name="MP1"><text:span text:style-name="MT1"><presentation:footer/></text:span></text:p>
          </draw:text-box>
        </draw:frame>
        <draw:frame presentation:style-name="Mpr122"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Content_20_Photo_20_13" style:display-name="Content Photo 1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23" draw:text-style-name="MP21" draw:layer="backgroundobjects" svg:width="29.179cm" svg:height="7.098cm" svg:x="2.344cm" svg:y="2.40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2" presentation:style-name="Mpr124" draw:text-style-name="MP21" draw:layer="backgroundobjects" svg:width="8.203cm" svg:height="6.221cm" svg:x="2.344cm" svg:y="10.516cm" presentation:class="title" presentation:user-transformed="true">
        <draw:text-box>
          <text:p text:style-name="MP20"><text:span text:style-name="MT2">Click to edit Master title style</text:span></text:p>
        </draw:text-box>
      </draw:frame>
      <draw:frame draw:name="PlaceHolder 3" presentation:style-name="Mpr125" draw:text-style-name="MP21" draw:layer="backgroundobjects" svg:width="20.439cm" svg:height="6.221cm" svg:x="11.084cm" svg:y="10.516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2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2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26"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3-title" draw:layer="backgroundobjects" svg:width="0.001cm" svg:height="0.001cm" svg:x="0cm" svg:y="2.257cm" presentation:class="page"/>
        <draw:frame presentation:style-name="Content_20_Photo_20_13-notes" draw:layer="backgroundobjects" svg:width="16.799cm" svg:height="13.364cm" svg:x="2.1cm" svg:y="14.107cm" presentation:class="notes" presentation:placeholder="true">
          <draw:text-box/>
        </draw:frame>
        <draw:frame presentation:style-name="Mpr127" draw:text-style-name="MP2" draw:layer="backgroundobjects" svg:width="9.113cm" svg:height="1.484cm" svg:x="0cm" svg:y="0cm" presentation:class="header">
          <draw:text-box>
            <text:p text:style-name="MP1"><text:span text:style-name="MT1"><presentation:header/></text:span></text:p>
          </draw:text-box>
        </draw:frame>
        <draw:frame presentation:style-name="Mpr127" draw:text-style-name="MP4" draw:layer="backgroundobjects" svg:width="9.113cm" svg:height="1.484cm" svg:x="11.886cm" svg:y="0cm" presentation:class="date-time">
          <draw:text-box>
            <text:p text:style-name="MP3"><text:span text:style-name="MT1"><presentation:date-time/></text:span></text:p>
          </draw:text-box>
        </draw:frame>
        <draw:frame presentation:style-name="Mpr128" draw:text-style-name="MP2" draw:layer="backgroundobjects" svg:width="9.113cm" svg:height="1.484cm" svg:x="0cm" svg:y="28.215cm" presentation:class="footer">
          <draw:text-box>
            <text:p text:style-name="MP1"><text:span text:style-name="MT1"><presentation:footer/></text:span></text:p>
          </draw:text-box>
        </draw:frame>
        <draw:frame presentation:style-name="Mpr128"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Content_20_Photo_20_14" style:display-name="Content Photo 1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29" draw:text-style-name="MP21" draw:layer="backgroundobjects" svg:width="8.203cm" svg:height="6.221cm" svg:x="2.344cm" svg:y="2.311cm" presentation:class="title" presentation:user-transformed="true">
        <draw:text-box>
          <text:p text:style-name="MP20"><text:span text:style-name="MT2">Click to edit Master title style</text:span></text:p>
        </draw:text-box>
      </draw:frame>
      <draw:frame draw:name="PlaceHolder 2" presentation:style-name="Mpr130" draw:text-style-name="MP21" draw:layer="backgroundobjects" svg:width="20.259cm" svg:height="6.242cm" svg:x="11.263cm" svg:y="2.29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31" draw:text-style-name="MP21" draw:layer="backgroundobjects" svg:width="29.179cm" svg:height="7.561cm" svg:x="2.344cm" svg:y="9.19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132"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3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32"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4-title" draw:layer="backgroundobjects" svg:width="0.001cm" svg:height="0.001cm" svg:x="0cm" svg:y="2.257cm" presentation:class="page"/>
        <draw:frame presentation:style-name="Content_20_Photo_20_14-notes" draw:layer="backgroundobjects" svg:width="16.799cm" svg:height="13.364cm" svg:x="2.1cm" svg:y="14.107cm" presentation:class="notes" presentation:placeholder="true">
          <draw:text-box/>
        </draw:frame>
        <draw:frame presentation:style-name="Mpr133" draw:text-style-name="MP2" draw:layer="backgroundobjects" svg:width="9.113cm" svg:height="1.484cm" svg:x="0cm" svg:y="0cm" presentation:class="header">
          <draw:text-box>
            <text:p text:style-name="MP1"><text:span text:style-name="MT1"><presentation:header/></text:span></text:p>
          </draw:text-box>
        </draw:frame>
        <draw:frame presentation:style-name="Mpr133" draw:text-style-name="MP4" draw:layer="backgroundobjects" svg:width="9.113cm" svg:height="1.484cm" svg:x="11.886cm" svg:y="0cm" presentation:class="date-time">
          <draw:text-box>
            <text:p text:style-name="MP3"><text:span text:style-name="MT1"><presentation:date-time/></text:span></text:p>
          </draw:text-box>
        </draw:frame>
        <draw:frame presentation:style-name="Mpr134" draw:text-style-name="MP2" draw:layer="backgroundobjects" svg:width="9.113cm" svg:height="1.484cm" svg:x="0cm" svg:y="28.215cm" presentation:class="footer">
          <draw:text-box>
            <text:p text:style-name="MP1"><text:span text:style-name="MT1"><presentation:footer/></text:span></text:p>
          </draw:text-box>
        </draw:frame>
        <draw:frame presentation:style-name="Mpr134"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Content_20_Photo_20_15" style:display-name="Content Photo 1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35" draw:text-style-name="MP21" draw:layer="backgroundobjects" svg:width="29.179cm" svg:height="2.694cm" svg:x="2.428cm" svg:y="2.384cm" presentation:class="title" presentation:user-transformed="true">
        <draw:text-box>
          <text:p text:style-name="MP20"><text:span text:style-name="MT2">Click to edit Master title style</text:span></text:p>
        </draw:text-box>
      </draw:frame>
      <draw:frame draw:name="PlaceHolder 2" presentation:style-name="Mpr136" draw:text-style-name="MP21" draw:layer="backgroundobjects" svg:width="17.104cm" svg:height="10.956cm" svg:x="2.428cm" svg:y="5.78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37" draw:text-style-name="MP21" draw:layer="backgroundobjects" svg:width="11.413cm" svg:height="10.956cm" svg:x="20.193cm" svg:y="5.781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3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3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38"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5-title" draw:layer="backgroundobjects" svg:width="0.001cm" svg:height="0.001cm" svg:x="0cm" svg:y="2.257cm" presentation:class="page"/>
        <draw:frame presentation:style-name="Content_20_Photo_20_15-notes" draw:layer="backgroundobjects" svg:width="16.799cm" svg:height="13.364cm" svg:x="2.1cm" svg:y="14.107cm" presentation:class="notes" presentation:placeholder="true">
          <draw:text-box/>
        </draw:frame>
        <draw:frame presentation:style-name="Mpr139" draw:text-style-name="MP2" draw:layer="backgroundobjects" svg:width="9.113cm" svg:height="1.484cm" svg:x="0cm" svg:y="0cm" presentation:class="header">
          <draw:text-box>
            <text:p text:style-name="MP1"><text:span text:style-name="MT1"><presentation:header/></text:span></text:p>
          </draw:text-box>
        </draw:frame>
        <draw:frame presentation:style-name="Mpr139" draw:text-style-name="MP4" draw:layer="backgroundobjects" svg:width="9.113cm" svg:height="1.484cm" svg:x="11.886cm" svg:y="0cm" presentation:class="date-time">
          <draw:text-box>
            <text:p text:style-name="MP3"><text:span text:style-name="MT1"><presentation:date-time/></text:span></text:p>
          </draw:text-box>
        </draw:frame>
        <draw:frame presentation:style-name="Mpr140" draw:text-style-name="MP2" draw:layer="backgroundobjects" svg:width="9.113cm" svg:height="1.484cm" svg:x="0cm" svg:y="28.215cm" presentation:class="footer">
          <draw:text-box>
            <text:p text:style-name="MP1"><text:span text:style-name="MT1"><presentation:footer/></text:span></text:p>
          </draw:text-box>
        </draw:frame>
        <draw:frame presentation:style-name="Mpr140"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Content_20_Photo_20_16" style:display-name="Content Photo 1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41" draw:text-style-name="MP21" draw:layer="backgroundobjects" svg:width="12.978cm" svg:height="4.037cm" svg:x="2.344cm" svg:y="2.369cm" presentation:class="title" presentation:user-transformed="true">
        <draw:text-box>
          <text:p text:style-name="MP20"><text:span text:style-name="MT2">Click to edit Master title style</text:span></text:p>
        </draw:text-box>
      </draw:frame>
      <draw:frame draw:name="PlaceHolder 2" presentation:style-name="Mpr142" draw:text-style-name="MP21" draw:layer="backgroundobjects" svg:width="12.978cm" svg:height="9.847cm" svg:x="2.344cm" svg:y="6.83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43" draw:text-style-name="MP21" draw:layer="backgroundobjects" svg:width="15.973cm" svg:height="14.31cm" svg:x="15.831cm" svg:y="2.36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44"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44"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44"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48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6-title" draw:layer="backgroundobjects" svg:width="0.001cm" svg:height="0.001cm" svg:x="0cm" svg:y="2.257cm" presentation:class="page"/>
        <draw:frame presentation:style-name="Content_20_Photo_20_16-notes" draw:layer="backgroundobjects" svg:width="16.799cm" svg:height="13.364cm" svg:x="2.1cm" svg:y="14.107cm" presentation:class="notes" presentation:placeholder="true">
          <draw:text-box/>
        </draw:frame>
        <draw:frame presentation:style-name="Mpr145" draw:text-style-name="MP2" draw:layer="backgroundobjects" svg:width="9.113cm" svg:height="1.484cm" svg:x="0cm" svg:y="0cm" presentation:class="header">
          <draw:text-box>
            <text:p text:style-name="MP1"><text:span text:style-name="MT1"><presentation:header/></text:span></text:p>
          </draw:text-box>
        </draw:frame>
        <draw:frame presentation:style-name="Mpr145" draw:text-style-name="MP4" draw:layer="backgroundobjects" svg:width="9.113cm" svg:height="1.484cm" svg:x="11.886cm" svg:y="0cm" presentation:class="date-time">
          <draw:text-box>
            <text:p text:style-name="MP3"><text:span text:style-name="MT1"><presentation:date-time/></text:span></text:p>
          </draw:text-box>
        </draw:frame>
        <draw:frame presentation:style-name="Mpr146" draw:text-style-name="MP2" draw:layer="backgroundobjects" svg:width="9.113cm" svg:height="1.484cm" svg:x="0cm" svg:y="28.215cm" presentation:class="footer">
          <draw:text-box>
            <text:p text:style-name="MP1"><text:span text:style-name="MT1"><presentation:footer/></text:span></text:p>
          </draw:text-box>
        </draw:frame>
        <draw:frame presentation:style-name="Mpr146"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Content_20_Photo_20_17" style:display-name="Content Photo 17"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47" draw:text-style-name="MP21" draw:layer="backgroundobjects" svg:width="10.159cm" svg:height="4.037cm" svg:x="2.344cm" svg:y="2.427cm" presentation:class="title" presentation:user-transformed="true">
        <draw:text-box>
          <text:p text:style-name="MP20"><text:span text:style-name="MT2">Click to edit Master title style</text:span></text:p>
        </draw:text-box>
      </draw:frame>
      <draw:frame draw:name="PlaceHolder 2" presentation:style-name="Mpr148" draw:text-style-name="MP21" draw:layer="backgroundobjects" svg:width="10.159cm" svg:height="9.702cm" svg:x="2.344cm" svg:y="6.919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49" draw:text-style-name="MP21" draw:layer="backgroundobjects" svg:width="18.771cm" svg:height="14.31cm" svg:x="13.035cm" svg:y="2.36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5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5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5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7-title" draw:layer="backgroundobjects" svg:width="0.001cm" svg:height="0.001cm" svg:x="0cm" svg:y="2.257cm" presentation:class="page"/>
        <draw:frame presentation:style-name="Content_20_Photo_20_17-notes" draw:layer="backgroundobjects" svg:width="16.799cm" svg:height="13.364cm" svg:x="2.1cm" svg:y="14.107cm" presentation:class="notes" presentation:placeholder="true">
          <draw:text-box/>
        </draw:frame>
        <draw:frame presentation:style-name="Mpr151" draw:text-style-name="MP2" draw:layer="backgroundobjects" svg:width="9.113cm" svg:height="1.484cm" svg:x="0cm" svg:y="0cm" presentation:class="header">
          <draw:text-box>
            <text:p text:style-name="MP1"><text:span text:style-name="MT1"><presentation:header/></text:span></text:p>
          </draw:text-box>
        </draw:frame>
        <draw:frame presentation:style-name="Mpr151" draw:text-style-name="MP4" draw:layer="backgroundobjects" svg:width="9.113cm" svg:height="1.484cm" svg:x="11.886cm" svg:y="0cm" presentation:class="date-time">
          <draw:text-box>
            <text:p text:style-name="MP3"><text:span text:style-name="MT1"><presentation:date-time/></text:span></text:p>
          </draw:text-box>
        </draw:frame>
        <draw:frame presentation:style-name="Mpr152" draw:text-style-name="MP2" draw:layer="backgroundobjects" svg:width="9.113cm" svg:height="1.484cm" svg:x="0cm" svg:y="28.215cm" presentation:class="footer">
          <draw:text-box>
            <text:p text:style-name="MP1"><text:span text:style-name="MT1"><presentation:footer/></text:span></text:p>
          </draw:text-box>
        </draw:frame>
        <draw:frame presentation:style-name="Mpr152"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Title_2c__20_Photo_20_1" style:display-name="Title,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53" draw:text-style-name="MP21" draw:layer="backgroundobjects" svg:width="31.357cm" svg:height="3.697cm" svg:x="1.255cm" svg:y="11.075cm" presentation:class="title" presentation:user-transformed="true">
        <draw:text-box>
          <text:p text:style-name="MP20"><text:span text:style-name="MT13">Click to edit Master title style</text:span></text:p>
        </draw:text-box>
      </draw:frame>
      <draw:frame draw:name="PlaceHolder 2" presentation:style-name="Mpr154" draw:text-style-name="MP21" draw:layer="backgroundobjects" svg:width="15.496cm" svg:height="10.799cm" svg:x="13.056cm" svg:y="0.003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55" draw:text-style-name="MP21" draw:layer="backgroundobjects" svg:width="5.003cm" svg:height="0.739cm" svg:x="1.255cm" svg:y="16.91cm" presentation:class="outline" presentation:user-transformed="true">
        <draw:text-box>
          <text:p text:style-name="MP29"><text:span text:style-name="MT8">Presenter Name</text:span></text:p>
        </draw:text-box>
      </draw:frame>
      <draw:frame draw:name="PlaceHolder 4" presentation:style-name="Mpr15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5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56" draw:text-style-name="MP16" draw:layer="backgroundobjects" svg:width="9.004cm" svg:height="0.739cm" svg:x="22.985cm" svg:y="17.78cm" presentation:class="page-number" presentation:user-transformed="true">
        <draw:text-box>
          <text:p/>
        </draw:text-box>
      </draw:frame>
      <draw:custom-shape draw:name="Rectangle 16" draw:style-name="Mgr7" draw:text-style-name="MP30" draw:layer="backgroundobjects" svg:width="5.437cm" svg:height="6.521cm" draw:transform="rotate (1.5707963267949) translate (-0.024cm 5.439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3" draw:text-style-name="MP28" draw:layer="backgroundobjects" svg:width="6.53cm" svg:height="3.248cm" svg:x="-0.021cm" svg:y="0cm">
        <text:p/>
        <draw:enhanced-geometry draw:mirror-horizontal="false" draw:mirror-vertical="fals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2351160"/>
          <draw:equation draw:name="f1" draw:formula="2351520*logwidth/2351160"/>
          <draw:equation draw:name="f2" draw:formula="0*logheight/1169640"/>
          <draw:equation draw:name="f3" draw:formula="1170000*logheight/11696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13" draw:style-name="Mgr4" draw:text-style-name="MP18" draw:layer="backgroundobjects" svg:width="5.388cm" svg:height="6.521cm" draw:transform="rotate (1.5707963267949) translate (-0.02cm 10.82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Mgr4" draw:text-style-name="MP18" draw:layer="backgroundobjects" svg:width="5.428cm" svg:height="6.53cm" draw:transform="rotate (1.5707963267949) translate (6.516cm 5.43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Mgr7" draw:text-style-name="MP30" draw:layer="backgroundobjects" svg:width="5.388cm" svg:height="6.53cm" draw:transform="rotate (1.5707963267949) translate (6.517cm 10.81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32" draw:style-name="Mgr3" draw:text-style-name="MP17" draw:layer="backgroundobjects" svg:width="5.368cm" svg:height="6.53cm" draw:transform="rotate (1.5707963267949) translate (6.517cm 10.791cm)">
        <text:p/>
        <draw:enhanced-geometry draw:mirror-horizontal="false" draw:mirror-vertical="true" svg:viewBox="0 0 0 0" draw:glue-points="?f4 ?f5 ?f6 ?f7 ?f8 ?f9" drawooo:sub-view-size="2115288 2092083" draw:text-areas="?f0 ?f2 ?f1 ?f3" draw:type="ooxml-non-primitive" draw:enhanced-path="M 0 2092083 L 0 0 2115288 0 Z N">
          <draw:equation draw:name="f0" draw:formula="0*logwidth/1932840"/>
          <draw:equation draw:name="f1" draw:formula="1933200*logwidth/1932840"/>
          <draw:equation draw:name="f2" draw:formula="-360*logheight/2351160"/>
          <draw:equation draw:name="f3" draw:formula="2351160*logheight/2351160"/>
          <draw:equation draw:name="f4" draw:formula="0*logwidth/2115288"/>
          <draw:equation draw:name="f5" draw:formula="2092083*logheight/2092083"/>
          <draw:equation draw:name="f6" draw:formula="0*logwidth/2115288"/>
          <draw:equation draw:name="f7" draw:formula="0*logheight/2092083"/>
          <draw:equation draw:name="f8" draw:formula="2115288*logwidth/2115288"/>
          <draw:equation draw:name="f9" draw:formula="0*logheight/2092083"/>
        </draw:enhanced-geometry>
      </draw:custom-shape>
      <draw:custom-shape draw:name="Rectangle 15" draw:style-name="Mgr4" draw:text-style-name="MP18" draw:layer="backgroundobjects" svg:width="5.445cm" svg:height="5.32cm" draw:transform="rotate (1.5707963267949) translate (28.544cm 5.447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Mgr7" draw:text-style-name="MP30" draw:layer="backgroundobjects" svg:width="5.379cm" svg:height="5.32cm" draw:transform="rotate (1.5707963267949) translate (28.544cm 10.8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33" draw:style-name="Mgr3" draw:text-style-name="MP17" draw:layer="backgroundobjects" svg:width="5.388cm" svg:height="5.32cm" draw:transform="rotate (1.5707963267949) translate (28.544cm 10.826cm)">
        <text:p/>
        <draw:enhanced-geometry draw:mirror-horizontal="true" draw:mirror-vertical="true" svg:viewBox="0 0 0 0" draw:glue-points="?f4 ?f5 ?f6 ?f7 ?f8 ?f9" drawooo:sub-view-size="2115288 2092083" draw:text-areas="?f0 ?f2 ?f1 ?f3" draw:type="ooxml-non-primitive" draw:enhanced-path="M 0 2092083 L 0 0 2115288 0 Z N">
          <draw:equation draw:name="f0" draw:formula="-360*logwidth/1940040"/>
          <draw:equation draw:name="f1" draw:formula="1940040*logwidth/1940040"/>
          <draw:equation draw:name="f2" draw:formula="-360*logheight/1915560"/>
          <draw:equation draw:name="f3" draw:formula="1915560*logheight/1915560"/>
          <draw:equation draw:name="f4" draw:formula="0*logwidth/2115288"/>
          <draw:equation draw:name="f5" draw:formula="2092083*logheight/2092083"/>
          <draw:equation draw:name="f6" draw:formula="0*logwidth/2115288"/>
          <draw:equation draw:name="f7" draw:formula="0*logheight/2092083"/>
          <draw:equation draw:name="f8" draw:formula="2115288*logwidth/2115288"/>
          <draw:equation draw:name="f9" draw:formula="0*logheight/2092083"/>
        </draw:enhanced-geometry>
      </draw:custom-shape>
      <presentation:notes style:page-layout-name="PM0">
        <draw:page-thumbnail presentation:style-name="Title_2c__20_Photo_20_1-title" draw:layer="backgroundobjects" svg:width="0.001cm" svg:height="0.001cm" svg:x="0cm" svg:y="2.257cm" presentation:class="page"/>
        <draw:frame presentation:style-name="Title_2c__20_Photo_20_1-notes" draw:layer="backgroundobjects" svg:width="16.799cm" svg:height="13.364cm" svg:x="2.1cm" svg:y="14.107cm" presentation:class="notes" presentation:placeholder="true">
          <draw:text-box/>
        </draw:frame>
        <draw:frame presentation:style-name="Mpr157" draw:text-style-name="MP2" draw:layer="backgroundobjects" svg:width="9.113cm" svg:height="1.484cm" svg:x="0cm" svg:y="0cm" presentation:class="header">
          <draw:text-box>
            <text:p text:style-name="MP1"><text:span text:style-name="MT1"><presentation:header/></text:span></text:p>
          </draw:text-box>
        </draw:frame>
        <draw:frame presentation:style-name="Mpr157" draw:text-style-name="MP4" draw:layer="backgroundobjects" svg:width="9.113cm" svg:height="1.484cm" svg:x="11.886cm" svg:y="0cm" presentation:class="date-time">
          <draw:text-box>
            <text:p text:style-name="MP3"><text:span text:style-name="MT1"><presentation:date-time/></text:span></text:p>
          </draw:text-box>
        </draw:frame>
        <draw:frame presentation:style-name="Mpr158" draw:text-style-name="MP2" draw:layer="backgroundobjects" svg:width="9.113cm" svg:height="1.484cm" svg:x="0cm" svg:y="28.215cm" presentation:class="footer">
          <draw:text-box>
            <text:p text:style-name="MP1"><text:span text:style-name="MT1"><presentation:footer/></text:span></text:p>
          </draw:text-box>
        </draw:frame>
        <draw:frame presentation:style-name="Mpr158"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Big_20_Number_20_1" style:display-name="Big Numb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59" draw:text-style-name="MP21" draw:layer="backgroundobjects" svg:width="29.229cm" svg:height="11.302cm" svg:x="2.344cm" svg:y="2.311cm" presentation:class="title" presentation:user-transformed="true">
        <draw:text-box>
          <text:p text:style-name="MP20"><text:span text:style-name="MT14">##%</text:span></text:p>
        </draw:text-box>
      </draw:frame>
      <draw:frame draw:name="PlaceHolder 2" presentation:style-name="Mpr16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3" presentation:style-name="Mpr16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60"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frame draw:name="PlaceHolder 5" presentation:style-name="Mpr161"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1-title" draw:layer="backgroundobjects" svg:width="0.001cm" svg:height="0.001cm" svg:x="0cm" svg:y="2.257cm" presentation:class="page"/>
        <draw:frame presentation:style-name="Big_20_Number_20_1-notes" draw:layer="backgroundobjects" svg:width="16.799cm" svg:height="13.364cm" svg:x="2.1cm" svg:y="14.107cm" presentation:class="notes" presentation:placeholder="true">
          <draw:text-box/>
        </draw:frame>
        <draw:frame presentation:style-name="Mpr162" draw:text-style-name="MP2" draw:layer="backgroundobjects" svg:width="9.113cm" svg:height="1.484cm" svg:x="0cm" svg:y="0cm" presentation:class="header">
          <draw:text-box>
            <text:p text:style-name="MP1"><text:span text:style-name="MT1"><presentation:header/></text:span></text:p>
          </draw:text-box>
        </draw:frame>
        <draw:frame presentation:style-name="Mpr162" draw:text-style-name="MP4" draw:layer="backgroundobjects" svg:width="9.113cm" svg:height="1.484cm" svg:x="11.886cm" svg:y="0cm" presentation:class="date-time">
          <draw:text-box>
            <text:p text:style-name="MP3"><text:span text:style-name="MT1"><presentation:date-time/></text:span></text:p>
          </draw:text-box>
        </draw:frame>
        <draw:frame presentation:style-name="Mpr163" draw:text-style-name="MP2" draw:layer="backgroundobjects" svg:width="9.113cm" svg:height="1.484cm" svg:x="0cm" svg:y="28.215cm" presentation:class="footer">
          <draw:text-box>
            <text:p text:style-name="MP1"><text:span text:style-name="MT1"><presentation:footer/></text:span></text:p>
          </draw:text-box>
        </draw:frame>
        <draw:frame presentation:style-name="Mpr163"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Big_20_Number_20_2" style:display-name="Big Number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64" draw:text-style-name="MP6" draw:layer="backgroundobjects" svg:width="29.129cm" svg:height="11.048cm" svg:x="2.394cm" svg:y="2.311cm" presentation:class="title" presentation:user-transformed="true">
        <draw:text-box>
          <text:p text:style-name="MP5"><text:span text:style-name="MT14">##%</text:span></text:p>
        </draw:text-box>
      </draw:frame>
      <draw:frame draw:name="PlaceHolder 2" presentation:style-name="Mpr16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16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6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2.079cm" draw:transform="rotate (1.5707963267949) translate (0cm 0.847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748800"/>
          <draw:equation draw:name="f3" draw:formula="749520*logheight/7488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5" presentation:style-name="Mpr16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2-title" draw:layer="backgroundobjects" svg:width="0.001cm" svg:height="0.001cm" svg:x="0cm" svg:y="2.257cm" presentation:class="page"/>
        <draw:frame presentation:style-name="Big_20_Number_20_2-notes" draw:layer="backgroundobjects" svg:width="16.799cm" svg:height="13.364cm" svg:x="2.1cm" svg:y="14.107cm" presentation:class="notes" presentation:placeholder="true">
          <draw:text-box/>
        </draw:frame>
        <draw:frame presentation:style-name="Mpr167" draw:text-style-name="MP2" draw:layer="backgroundobjects" svg:width="9.113cm" svg:height="1.484cm" svg:x="0cm" svg:y="0cm" presentation:class="header">
          <draw:text-box>
            <text:p text:style-name="MP1"><text:span text:style-name="MT1"><presentation:header/></text:span></text:p>
          </draw:text-box>
        </draw:frame>
        <draw:frame presentation:style-name="Mpr167" draw:text-style-name="MP4" draw:layer="backgroundobjects" svg:width="9.113cm" svg:height="1.484cm" svg:x="11.886cm" svg:y="0cm" presentation:class="date-time">
          <draw:text-box>
            <text:p text:style-name="MP3"><text:span text:style-name="MT1"><presentation:date-time/></text:span></text:p>
          </draw:text-box>
        </draw:frame>
        <draw:frame presentation:style-name="Mpr168" draw:text-style-name="MP2" draw:layer="backgroundobjects" svg:width="9.113cm" svg:height="1.484cm" svg:x="0cm" svg:y="28.215cm" presentation:class="footer">
          <draw:text-box>
            <text:p text:style-name="MP1"><text:span text:style-name="MT1"><presentation:footer/></text:span></text:p>
          </draw:text-box>
        </draw:frame>
        <draw:frame presentation:style-name="Mpr168"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Big_20_Number_20_3" style:display-name="Big Number 3" style:page-layout-name="PM1" draw:style-name="Mdp2">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8" draw:text-style-name="MP41" draw:layer="backgroundobjects" svg:width="33.86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69" draw:text-style-name="MP6" draw:layer="backgroundobjects" svg:width="29.129cm" svg:height="11.048cm" svg:x="2.394cm" svg:y="2.311cm" presentation:class="title" presentation:user-transformed="true">
        <draw:text-box>
          <text:p text:style-name="MP5"><text:span text:style-name="MT18">##%</text:span></text:p>
        </draw:text-box>
      </draw:frame>
      <draw:frame draw:name="PlaceHolder 2" presentation:style-name="Mpr170"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3" presentation:style-name="Mpr170"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4" presentation:style-name="Mpr17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22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3" draw:text-style-name="MP17"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3" draw:text-style-name="MP17" draw:layer="backgroundobjects" svg:width="1.816cm" svg:height="1.811cm" draw:transform="rotate (-1.5707963267949) translate (1.79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171" draw:text-style-name="MP21" draw:layer="backgroundobjects" svg:width="30.481cm" svg:height="11.047cm" svg:x="1.693cm" svg:y="4.457cm" presentation:class="outline" presentation:user-transformed="true">
        <draw:text-box>
          <text:list text:style-name="ML2">
            <text:list-item>
              <text:p text:style-name="MP31"><text:span text:style-name="MT19">点击以编辑提纲文本格式</text:span></text:p>
              <text:list>
                <text:list-item>
                  <text:p text:style-name="MP32"><text:span text:style-name="MT20">第二提纲级别</text:span></text:p>
                  <text:list>
                    <text:list-item>
                      <text:p text:style-name="MP33"><text:span text:style-name="MT21">第三提纲级别</text:span></text:p>
                      <text:list>
                        <text:list-item>
                          <text:p text:style-name="MP34"><text:span text:style-name="MT21">第四提纲级别</text:span></text:p>
                          <text:list>
                            <text:list-item>
                              <text:p text:style-name="MP35"><text:span text:style-name="MT22">第五提纲级别</text:span></text:p>
                              <text:list>
                                <text:list-item>
                                  <text:p text:style-name="MP35"><text:span text:style-name="MT22">第六提纲级别</text:span></text:p>
                                  <text:list>
                                    <text:list-item>
                                      <text:p text:style-name="MP35"><text:span text:style-name="MT22">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3-title" draw:layer="backgroundobjects" svg:width="0.001cm" svg:height="0.001cm" svg:x="0cm" svg:y="2.257cm" presentation:class="page"/>
        <draw:frame presentation:style-name="Big_20_Number_20_3-notes" draw:layer="backgroundobjects" svg:width="16.799cm" svg:height="13.364cm" svg:x="2.1cm" svg:y="14.107cm" presentation:class="notes" presentation:placeholder="true">
          <draw:text-box/>
        </draw:frame>
        <draw:frame presentation:style-name="Mpr172" draw:text-style-name="MP2" draw:layer="backgroundobjects" svg:width="9.113cm" svg:height="1.484cm" svg:x="0cm" svg:y="0cm" presentation:class="header">
          <draw:text-box>
            <text:p text:style-name="MP1"><text:span text:style-name="MT1"><presentation:header/></text:span></text:p>
          </draw:text-box>
        </draw:frame>
        <draw:frame presentation:style-name="Mpr172" draw:text-style-name="MP4" draw:layer="backgroundobjects" svg:width="9.113cm" svg:height="1.484cm" svg:x="11.886cm" svg:y="0cm" presentation:class="date-time">
          <draw:text-box>
            <text:p text:style-name="MP3"><text:span text:style-name="MT1"><presentation:date-time/></text:span></text:p>
          </draw:text-box>
        </draw:frame>
        <draw:frame presentation:style-name="Mpr173" draw:text-style-name="MP2" draw:layer="backgroundobjects" svg:width="9.113cm" svg:height="1.484cm" svg:x="0cm" svg:y="28.215cm" presentation:class="footer">
          <draw:text-box>
            <text:p text:style-name="MP1"><text:span text:style-name="MT1"><presentation:footer/></text:span></text:p>
          </draw:text-box>
        </draw:frame>
        <draw:frame presentation:style-name="Mpr173"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Statement"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74" draw:text-style-name="MP21" draw:layer="backgroundobjects" svg:width="29.592cm" svg:height="3.148cm" svg:x="1.702cm" svg:y="-3.539cm" presentation:class="title" presentation:user-transformed="true">
        <draw:text-box>
          <text:p text:style-name="MP20"><text:span text:style-name="MT23">Click to edit Master title style</text:span></text:p>
        </draw:text-box>
      </draw:frame>
      <draw:frame draw:name="PlaceHolder 2" presentation:style-name="Mpr175" draw:text-style-name="MP21" draw:layer="backgroundobjects" svg:width="22.962cm" svg:height="15.51cm" svg:x="1.702cm" svg:y="1.811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7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7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7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15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215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204cm" svg:y="5.75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3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title" draw:layer="backgroundobjects" svg:width="0.001cm" svg:height="0.001cm" svg:x="0cm" svg:y="2.257cm" presentation:class="page"/>
        <draw:frame presentation:style-name="Statement-notes" draw:layer="backgroundobjects" svg:width="16.799cm" svg:height="13.364cm" svg:x="2.1cm" svg:y="14.107cm" presentation:class="notes" presentation:placeholder="true">
          <draw:text-box/>
        </draw:frame>
        <draw:frame presentation:style-name="Mpr177" draw:text-style-name="MP2" draw:layer="backgroundobjects" svg:width="9.113cm" svg:height="1.484cm" svg:x="0cm" svg:y="0cm" presentation:class="header">
          <draw:text-box>
            <text:p text:style-name="MP1"><text:span text:style-name="MT1"><presentation:header/></text:span></text:p>
          </draw:text-box>
        </draw:frame>
        <draw:frame presentation:style-name="Mpr177" draw:text-style-name="MP4" draw:layer="backgroundobjects" svg:width="9.113cm" svg:height="1.484cm" svg:x="11.886cm" svg:y="0cm" presentation:class="date-time">
          <draw:text-box>
            <text:p text:style-name="MP3"><text:span text:style-name="MT1"><presentation:date-time/></text:span></text:p>
          </draw:text-box>
        </draw:frame>
        <draw:frame presentation:style-name="Mpr178" draw:text-style-name="MP2" draw:layer="backgroundobjects" svg:width="9.113cm" svg:height="1.484cm" svg:x="0cm" svg:y="28.215cm" presentation:class="footer">
          <draw:text-box>
            <text:p text:style-name="MP1"><text:span text:style-name="MT1"><presentation:footer/></text:span></text:p>
          </draw:text-box>
        </draw:frame>
        <draw:frame presentation:style-name="Mpr178"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Section_20_Header_2c__20_Photo_20_2" style:display-name="Section Header,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0.001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0.002cm" svg:y="16.285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79" draw:text-style-name="MP21" draw:layer="backgroundobjects" svg:width="18.71cm" svg:height="10.536cm" svg:x="12.353cm" svg:y="7.108cm" presentation:class="title" presentation:user-transformed="true">
        <draw:text-box>
          <text:p text:style-name="MP48"><text:span text:style-name="MT7">Click to edit Master title style</text:span></text:p>
        </draw:text-box>
      </draw:frame>
      <draw:frame draw:name="PlaceHolder 2" presentation:style-name="Mpr180" draw:text-style-name="MP21" draw:layer="backgroundobjects" svg:width="8.973cm" svg:height="12.614cm" svg:x="2.779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81"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18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1" draw:text-style-name="MP16" draw:layer="backgroundobjects" svg:width="9.004cm" svg:height="0.739cm" svg:x="22.985cm" svg:y="17.78cm" presentation:class="page-number" presentation:user-transformed="true">
        <draw:text-box>
          <text:p/>
        </draw:text-box>
      </draw:frame>
      <draw:custom-shape draw:name="Freeform: Shape 14" draw:style-name="Mgr7" draw:text-style-name="MP30" draw:layer="backgroundobjects" svg:width="1.559cm" svg:height="3.12cm" svg:x="11.174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3" draw:style-name="Mgr4" draw:text-style-name="MP18" draw:layer="backgroundobjects" svg:width="1.559cm" svg:height="3.12cm" svg:x="12.921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ction_20_Header_2c__20_Photo_20_2-title" draw:layer="backgroundobjects" svg:width="0.001cm" svg:height="0.001cm" svg:x="0cm" svg:y="2.257cm" presentation:class="page"/>
        <draw:frame presentation:style-name="Section_20_Header_2c__20_Photo_20_2-notes" draw:layer="backgroundobjects" svg:width="16.799cm" svg:height="13.364cm" svg:x="2.1cm" svg:y="14.107cm" presentation:class="notes" presentation:placeholder="true">
          <draw:text-box/>
        </draw:frame>
        <draw:frame presentation:style-name="Mpr182" draw:text-style-name="MP2" draw:layer="backgroundobjects" svg:width="9.113cm" svg:height="1.484cm" svg:x="0cm" svg:y="0cm" presentation:class="header">
          <draw:text-box>
            <text:p text:style-name="MP1"><text:span text:style-name="MT1"><presentation:header/></text:span></text:p>
          </draw:text-box>
        </draw:frame>
        <draw:frame presentation:style-name="Mpr182" draw:text-style-name="MP4" draw:layer="backgroundobjects" svg:width="9.113cm" svg:height="1.484cm" svg:x="11.886cm" svg:y="0cm" presentation:class="date-time">
          <draw:text-box>
            <text:p text:style-name="MP3"><text:span text:style-name="MT1"><presentation:date-time/></text:span></text:p>
          </draw:text-box>
        </draw:frame>
        <draw:frame presentation:style-name="Mpr183" draw:text-style-name="MP2" draw:layer="backgroundobjects" svg:width="9.113cm" svg:height="1.484cm" svg:x="0cm" svg:y="28.215cm" presentation:class="footer">
          <draw:text-box>
            <text:p text:style-name="MP1"><text:span text:style-name="MT1"><presentation:footer/></text:span></text:p>
          </draw:text-box>
        </draw:frame>
        <draw:frame presentation:style-name="Mpr183"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Statement_20_2" style:display-name="Statement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84" draw:text-style-name="MP21" draw:layer="backgroundobjects" svg:width="29.592cm" svg:height="3.148cm" svg:x="1.702cm" svg:y="-3.814cm" presentation:class="title" presentation:user-transformed="true">
        <draw:text-box>
          <text:p text:style-name="MP20"><text:span text:style-name="MT23">Click to edit Master title style</text:span></text:p>
        </draw:text-box>
      </draw:frame>
      <draw:frame draw:name="PlaceHolder 2" presentation:style-name="Mpr185" draw:text-style-name="MP21" draw:layer="backgroundobjects" svg:width="22.962cm" svg:height="11.853cm" svg:x="1.702cm" svg:y="5.468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8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8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15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215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204cm" svg:y="5.75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3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_20_2-title" draw:layer="backgroundobjects" svg:width="0.001cm" svg:height="0.001cm" svg:x="0cm" svg:y="2.257cm" presentation:class="page"/>
        <draw:frame presentation:style-name="Statement_20_2-notes" draw:layer="backgroundobjects" svg:width="16.799cm" svg:height="13.364cm" svg:x="2.1cm" svg:y="14.107cm" presentation:class="notes" presentation:placeholder="true">
          <draw:text-box/>
        </draw:frame>
        <draw:frame presentation:style-name="Mpr187" draw:text-style-name="MP2" draw:layer="backgroundobjects" svg:width="9.113cm" svg:height="1.484cm" svg:x="0cm" svg:y="0cm" presentation:class="header">
          <draw:text-box>
            <text:p text:style-name="MP1"><text:span text:style-name="MT1"><presentation:header/></text:span></text:p>
          </draw:text-box>
        </draw:frame>
        <draw:frame presentation:style-name="Mpr187" draw:text-style-name="MP4" draw:layer="backgroundobjects" svg:width="9.113cm" svg:height="1.484cm" svg:x="11.886cm" svg:y="0cm" presentation:class="date-time">
          <draw:text-box>
            <text:p text:style-name="MP3"><text:span text:style-name="MT1"><presentation:date-time/></text:span></text:p>
          </draw:text-box>
        </draw:frame>
        <draw:frame presentation:style-name="Mpr188" draw:text-style-name="MP2" draw:layer="backgroundobjects" svg:width="9.113cm" svg:height="1.484cm" svg:x="0cm" svg:y="28.215cm" presentation:class="footer">
          <draw:text-box>
            <text:p text:style-name="MP1"><text:span text:style-name="MT1"><presentation:footer/></text:span></text:p>
          </draw:text-box>
        </draw:frame>
        <draw:frame presentation:style-name="Mpr188"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Statement_20_3" style:display-name="Statement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89" draw:text-style-name="MP21" draw:layer="backgroundobjects" svg:width="29.592cm" svg:height="3.148cm" svg:x="1.702cm" svg:y="-3.539cm" presentation:class="title" presentation:user-transformed="true">
        <draw:text-box>
          <text:p text:style-name="MP20"><text:span text:style-name="MT23">Click to edit Master title style</text:span></text:p>
        </draw:text-box>
      </draw:frame>
      <draw:frame draw:name="PlaceHolder 2" presentation:style-name="Mpr190" draw:text-style-name="MP21" draw:layer="backgroundobjects" svg:width="22.962cm" svg:height="15.51cm" svg:x="1.702cm" svg:y="1.811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9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9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91"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15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215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204cm" svg:y="5.75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3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_20_3-title" draw:layer="backgroundobjects" svg:width="0.001cm" svg:height="0.001cm" svg:x="0cm" svg:y="2.257cm" presentation:class="page"/>
        <draw:frame presentation:style-name="Statement_20_3-notes" draw:layer="backgroundobjects" svg:width="16.799cm" svg:height="13.364cm" svg:x="2.1cm" svg:y="14.107cm" presentation:class="notes" presentation:placeholder="true">
          <draw:text-box/>
        </draw:frame>
        <draw:frame presentation:style-name="Mpr192" draw:text-style-name="MP2" draw:layer="backgroundobjects" svg:width="9.113cm" svg:height="1.484cm" svg:x="0cm" svg:y="0cm" presentation:class="header">
          <draw:text-box>
            <text:p text:style-name="MP1"><text:span text:style-name="MT1"><presentation:header/></text:span></text:p>
          </draw:text-box>
        </draw:frame>
        <draw:frame presentation:style-name="Mpr192" draw:text-style-name="MP4" draw:layer="backgroundobjects" svg:width="9.113cm" svg:height="1.484cm" svg:x="11.886cm" svg:y="0cm" presentation:class="date-time">
          <draw:text-box>
            <text:p text:style-name="MP3"><text:span text:style-name="MT1"><presentation:date-time/></text:span></text:p>
          </draw:text-box>
        </draw:frame>
        <draw:frame presentation:style-name="Mpr193" draw:text-style-name="MP2" draw:layer="backgroundobjects" svg:width="9.113cm" svg:height="1.484cm" svg:x="0cm" svg:y="28.215cm" presentation:class="footer">
          <draw:text-box>
            <text:p text:style-name="MP1"><text:span text:style-name="MT1"><presentation:footer/></text:span></text:p>
          </draw:text-box>
        </draw:frame>
        <draw:frame presentation:style-name="Mpr193"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Quote_20_1" style:display-name="Quote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94" draw:text-style-name="MP21" draw:layer="backgroundobjects" svg:width="25.552cm" svg:height="10.158cm" svg:x="4.166cm" svg:y="3.302cm" presentation:class="title" presentation:user-transformed="true">
        <draw:text-box>
          <text:p text:style-name="MP20"><text:span text:style-name="MT29">Click to edit Quote</text:span></text:p>
        </draw:text-box>
      </draw:frame>
      <draw:frame draw:name="PlaceHolder 2" presentation:style-name="Mpr19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19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95"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48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19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1-title" draw:layer="backgroundobjects" svg:width="0.001cm" svg:height="0.001cm" svg:x="0cm" svg:y="2.257cm" presentation:class="page"/>
        <draw:frame presentation:style-name="Quote_20_1-notes" draw:layer="backgroundobjects" svg:width="16.799cm" svg:height="13.364cm" svg:x="2.1cm" svg:y="14.107cm" presentation:class="notes" presentation:placeholder="true">
          <draw:text-box/>
        </draw:frame>
        <draw:frame presentation:style-name="Mpr197" draw:text-style-name="MP2" draw:layer="backgroundobjects" svg:width="9.113cm" svg:height="1.484cm" svg:x="0cm" svg:y="0cm" presentation:class="header">
          <draw:text-box>
            <text:p text:style-name="MP1"><text:span text:style-name="MT1"><presentation:header/></text:span></text:p>
          </draw:text-box>
        </draw:frame>
        <draw:frame presentation:style-name="Mpr197" draw:text-style-name="MP4" draw:layer="backgroundobjects" svg:width="9.113cm" svg:height="1.484cm" svg:x="11.886cm" svg:y="0cm" presentation:class="date-time">
          <draw:text-box>
            <text:p text:style-name="MP3"><text:span text:style-name="MT1"><presentation:date-time/></text:span></text:p>
          </draw:text-box>
        </draw:frame>
        <draw:frame presentation:style-name="Mpr198" draw:text-style-name="MP2" draw:layer="backgroundobjects" svg:width="9.113cm" svg:height="1.484cm" svg:x="0cm" svg:y="28.215cm" presentation:class="footer">
          <draw:text-box>
            <text:p text:style-name="MP1"><text:span text:style-name="MT1"><presentation:footer/></text:span></text:p>
          </draw:text-box>
        </draw:frame>
        <draw:frame presentation:style-name="Mpr198"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Quote_20_2" style:display-name="Quote 2" style:page-layout-name="PM1" draw:style-name="Mdp2">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8" draw:text-style-name="MP41" draw:layer="backgroundobjects" svg:width="33.86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99" draw:text-style-name="MP21" draw:layer="backgroundobjects" svg:width="25.552cm" svg:height="9.142cm" svg:x="4.166cm" svg:y="3.734cm" presentation:class="title" presentation:user-transformed="true">
        <draw:text-box>
          <text:p text:style-name="MP20"><text:span text:style-name="MT30">Click to edit Quote</text:span></text:p>
        </draw:text-box>
      </draw:frame>
      <draw:frame draw:name="PlaceHolder 2" presentation:style-name="Mpr200"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3" presentation:style-name="Mpr200"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4" presentation:style-name="Mpr20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22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3" draw:text-style-name="MP17"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3" draw:text-style-name="MP17" draw:layer="backgroundobjects" svg:width="1.816cm" svg:height="1.811cm" draw:transform="rotate (-1.5707963267949) translate (1.79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201" draw:text-style-name="MP21" draw:layer="backgroundobjects" svg:width="30.481cm" svg:height="11.047cm" svg:x="1.693cm" svg:y="4.457cm" presentation:class="outline" presentation:user-transformed="true">
        <draw:text-box>
          <text:list text:style-name="ML2">
            <text:list-item>
              <text:p text:style-name="MP31"><text:span text:style-name="MT19">点击以编辑提纲文本格式</text:span></text:p>
              <text:list>
                <text:list-item>
                  <text:p text:style-name="MP32"><text:span text:style-name="MT20">第二提纲级别</text:span></text:p>
                  <text:list>
                    <text:list-item>
                      <text:p text:style-name="MP33"><text:span text:style-name="MT21">第三提纲级别</text:span></text:p>
                      <text:list>
                        <text:list-item>
                          <text:p text:style-name="MP34"><text:span text:style-name="MT21">第四提纲级别</text:span></text:p>
                          <text:list>
                            <text:list-item>
                              <text:p text:style-name="MP35"><text:span text:style-name="MT22">第五提纲级别</text:span></text:p>
                              <text:list>
                                <text:list-item>
                                  <text:p text:style-name="MP35"><text:span text:style-name="MT22">第六提纲级别</text:span></text:p>
                                  <text:list>
                                    <text:list-item>
                                      <text:p text:style-name="MP35"><text:span text:style-name="MT22">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2-title" draw:layer="backgroundobjects" svg:width="0.001cm" svg:height="0.001cm" svg:x="0cm" svg:y="2.257cm" presentation:class="page"/>
        <draw:frame presentation:style-name="Quote_20_2-notes" draw:layer="backgroundobjects" svg:width="16.799cm" svg:height="13.364cm" svg:x="2.1cm" svg:y="14.107cm" presentation:class="notes" presentation:placeholder="true">
          <draw:text-box/>
        </draw:frame>
        <draw:frame presentation:style-name="Mpr202" draw:text-style-name="MP2" draw:layer="backgroundobjects" svg:width="9.113cm" svg:height="1.484cm" svg:x="0cm" svg:y="0cm" presentation:class="header">
          <draw:text-box>
            <text:p text:style-name="MP1"><text:span text:style-name="MT1"><presentation:header/></text:span></text:p>
          </draw:text-box>
        </draw:frame>
        <draw:frame presentation:style-name="Mpr202" draw:text-style-name="MP4" draw:layer="backgroundobjects" svg:width="9.113cm" svg:height="1.484cm" svg:x="11.886cm" svg:y="0cm" presentation:class="date-time">
          <draw:text-box>
            <text:p text:style-name="MP3"><text:span text:style-name="MT1"><presentation:date-time/></text:span></text:p>
          </draw:text-box>
        </draw:frame>
        <draw:frame presentation:style-name="Mpr203" draw:text-style-name="MP2" draw:layer="backgroundobjects" svg:width="9.113cm" svg:height="1.484cm" svg:x="0cm" svg:y="28.215cm" presentation:class="footer">
          <draw:text-box>
            <text:p text:style-name="MP1"><text:span text:style-name="MT1"><presentation:footer/></text:span></text:p>
          </draw:text-box>
        </draw:frame>
        <draw:frame presentation:style-name="Mpr203"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Quote_20_3" style:display-name="Quote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89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204" draw:text-style-name="MP21" draw:layer="backgroundobjects" svg:width="24.892cm" svg:height="8.803cm" svg:x="2.344cm" svg:y="3.429cm" presentation:class="title" presentation:user-transformed="true">
        <draw:text-box>
          <text:p text:style-name="MP20"><text:span text:style-name="MT31">Click to edit Quote</text:span></text:p>
        </draw:text-box>
      </draw:frame>
      <draw:frame draw:name="PlaceHolder 2" presentation:style-name="Mpr20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20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20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14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5" presentation:style-name="Mpr20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3-title" draw:layer="backgroundobjects" svg:width="0.001cm" svg:height="0.001cm" svg:x="0cm" svg:y="2.257cm" presentation:class="page"/>
        <draw:frame presentation:style-name="Quote_20_3-notes" draw:layer="backgroundobjects" svg:width="16.799cm" svg:height="13.364cm" svg:x="2.1cm" svg:y="14.107cm" presentation:class="notes" presentation:placeholder="true">
          <draw:text-box/>
        </draw:frame>
        <draw:frame presentation:style-name="Mpr207" draw:text-style-name="MP2" draw:layer="backgroundobjects" svg:width="9.113cm" svg:height="1.484cm" svg:x="0cm" svg:y="0cm" presentation:class="header">
          <draw:text-box>
            <text:p text:style-name="MP1"><text:span text:style-name="MT1"><presentation:header/></text:span></text:p>
          </draw:text-box>
        </draw:frame>
        <draw:frame presentation:style-name="Mpr207" draw:text-style-name="MP4" draw:layer="backgroundobjects" svg:width="9.113cm" svg:height="1.484cm" svg:x="11.886cm" svg:y="0cm" presentation:class="date-time">
          <draw:text-box>
            <text:p text:style-name="MP3"><text:span text:style-name="MT1"><presentation:date-time/></text:span></text:p>
          </draw:text-box>
        </draw:frame>
        <draw:frame presentation:style-name="Mpr208" draw:text-style-name="MP2" draw:layer="backgroundobjects" svg:width="9.113cm" svg:height="1.484cm" svg:x="0cm" svg:y="28.215cm" presentation:class="footer">
          <draw:text-box>
            <text:p text:style-name="MP1"><text:span text:style-name="MT1"><presentation:footer/></text:span></text:p>
          </draw:text-box>
        </draw:frame>
        <draw:frame presentation:style-name="Mpr208"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Two_20_Content" style:display-name="Two Content"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09" draw:text-style-name="MP21" draw:layer="backgroundobjects" svg:width="29.211cm" svg:height="3.143cm" svg:x="2.328cm" svg:y="2.311cm" presentation:class="title" presentation:user-transformed="true">
        <draw:text-box>
          <text:p text:style-name="MP20"><text:span text:style-name="MT23">Click to edit Master title style</text:span></text:p>
        </draw:text-box>
      </draw:frame>
      <draw:frame draw:name="PlaceHolder 2" presentation:style-name="Mpr210" draw:text-style-name="MP21" draw:layer="backgroundobjects" svg:width="14.392cm" svg:height="10.772cm" svg:x="2.328cm" svg:y="5.96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10" draw:text-style-name="MP21" draw:layer="backgroundobjects" svg:width="14.392cm" svg:height="10.772cm" svg:x="17.146cm" svg:y="5.96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1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21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11"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48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212" draw:text-style-name="MP2" draw:layer="backgroundobjects" svg:width="9.113cm" svg:height="1.484cm" svg:x="0cm" svg:y="0cm" presentation:class="header">
          <draw:text-box>
            <text:p text:style-name="MP1"><text:span text:style-name="MT1"><presentation:header/></text:span></text:p>
          </draw:text-box>
        </draw:frame>
        <draw:frame presentation:style-name="Mpr212" draw:text-style-name="MP4" draw:layer="backgroundobjects" svg:width="9.113cm" svg:height="1.484cm" svg:x="11.886cm" svg:y="0cm" presentation:class="date-time">
          <draw:text-box>
            <text:p text:style-name="MP3"><text:span text:style-name="MT1"><presentation:date-time/></text:span></text:p>
          </draw:text-box>
        </draw:frame>
        <draw:frame presentation:style-name="Mpr213" draw:text-style-name="MP2" draw:layer="backgroundobjects" svg:width="9.113cm" svg:height="1.484cm" svg:x="0cm" svg:y="28.215cm" presentation:class="footer">
          <draw:text-box>
            <text:p text:style-name="MP1"><text:span text:style-name="MT1"><presentation:footer/></text:span></text:p>
          </draw:text-box>
        </draw:frame>
        <draw:frame presentation:style-name="Mpr213"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Title_2c__20_Photo_20_2" style:display-name="Title,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9" draw:text-style-name="MP18" draw:layer="backgroundobjects" svg:width="14.26cm" svg:height="1.699cm" svg:x="-0.022cm" svg:y="17.349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14" draw:text-style-name="MP21" draw:layer="backgroundobjects" svg:width="16.189cm" svg:height="11.075cm" svg:x="15.091cm" svg:y="1.34cm" presentation:class="title" presentation:user-transformed="true">
        <draw:text-box>
          <text:p text:style-name="MP48"><text:span text:style-name="MT7">Click to edit Master title style</text:span></text:p>
        </draw:text-box>
      </draw:frame>
      <draw:frame draw:name="PlaceHolder 2" presentation:style-name="Mpr215" draw:text-style-name="MP21" draw:layer="backgroundobjects" svg:width="10.449cm" svg:height="13.624cm" svg:x="3.79cm" svg:y="3.72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16" draw:text-style-name="MP21" draw:layer="backgroundobjects" svg:width="4.414cm" svg:height="0.739cm" svg:x="26.866cm" svg:y="16.618cm" presentation:class="outline" presentation:user-transformed="true">
        <draw:text-box>
          <text:p text:style-name="MP49"><text:span text:style-name="MT8">Presenter Name</text:span></text:p>
        </draw:text-box>
      </draw:frame>
      <draw:frame draw:name="PlaceHolder 4" presentation:style-name="Mpr217"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5" presentation:style-name="Mpr217"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17"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3.778cm" svg:height="6.198cm" draw:transform="rotate (-3.14159265358979) translate (3.78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56cm" svg:height="6.198cm" svg:x="0.019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2520"/>
          <draw:equation draw:name="f1" draw:formula="1352520*logwidth/135252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8cm" svg:height="5.322cm" draw:transform="rotate (-3.14159265358979) translate (3.78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78cm" svg:height="1.879cm" svg:x="0cm" svg:y="9.625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60440"/>
          <draw:equation draw:name="f1" draw:formula="1360800*logwidth/1360440"/>
          <draw:equation draw:name="f2" draw:formula="360*logheight/676800"/>
          <draw:equation draw:name="f3" draw:formula="677520*logheight/6768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78cm" svg:height="5.823cm" draw:transform="rotate (-3.14159265358979) translate (3.78cm 17.331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8cm" svg:height="5.823cm" svg:x="-0.002cm" svg:y="11.50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60440"/>
          <draw:equation draw:name="f1" draw:formula="1360440*logwidth/136044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4" draw:text-style-name="MP18" draw:layer="backgroundobjects" svg:width="0.76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35cm" draw:transform="rotate (-1.5707963267949) translate (33.852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Photo_20_2-title" draw:layer="backgroundobjects" svg:width="0.001cm" svg:height="0.001cm" svg:x="0cm" svg:y="2.257cm" presentation:class="page"/>
        <draw:frame presentation:style-name="Title_2c__20_Photo_20_2-notes" draw:layer="backgroundobjects" svg:width="16.799cm" svg:height="13.364cm" svg:x="2.1cm" svg:y="14.107cm" presentation:class="notes" presentation:placeholder="true">
          <draw:text-box/>
        </draw:frame>
        <draw:frame presentation:style-name="Mpr218" draw:text-style-name="MP2" draw:layer="backgroundobjects" svg:width="9.113cm" svg:height="1.484cm" svg:x="0cm" svg:y="0cm" presentation:class="header">
          <draw:text-box>
            <text:p text:style-name="MP1"><text:span text:style-name="MT1"><presentation:header/></text:span></text:p>
          </draw:text-box>
        </draw:frame>
        <draw:frame presentation:style-name="Mpr218" draw:text-style-name="MP4" draw:layer="backgroundobjects" svg:width="9.113cm" svg:height="1.484cm" svg:x="11.886cm" svg:y="0cm" presentation:class="date-time">
          <draw:text-box>
            <text:p text:style-name="MP3"><text:span text:style-name="MT1"><presentation:date-time/></text:span></text:p>
          </draw:text-box>
        </draw:frame>
        <draw:frame presentation:style-name="Mpr219" draw:text-style-name="MP2" draw:layer="backgroundobjects" svg:width="9.113cm" svg:height="1.484cm" svg:x="0cm" svg:y="28.215cm" presentation:class="footer">
          <draw:text-box>
            <text:p text:style-name="MP1"><text:span text:style-name="MT1"><presentation:footer/></text:span></text:p>
          </draw:text-box>
        </draw:frame>
        <draw:frame presentation:style-name="Mpr219"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Comparis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20" draw:text-style-name="MP21" draw:layer="backgroundobjects" svg:width="29.061cm" svg:height="3.174cm" svg:x="2.462cm" svg:y="2.331cm" presentation:class="title" presentation:user-transformed="true">
        <draw:text-box>
          <text:p text:style-name="MP20"><text:span text:style-name="MT23">Click to edit Master title style</text:span></text:p>
        </draw:text-box>
      </draw:frame>
      <draw:frame draw:name="PlaceHolder 2" presentation:style-name="Mpr221" draw:text-style-name="MP21" draw:layer="backgroundobjects" svg:width="14.326cm" svg:height="1.553cm" svg:x="2.344cm" svg:y="5.953cm" presentation:class="outline" presentation:user-transformed="true">
        <draw:text-box>
          <text:list text:style-name="ML2">
            <text:list-item>
              <text:p text:style-name="MP51"><text:span text:style-name="MT32">Click to edit Master text styles</text:span></text:p>
            </text:list-item>
          </text:list>
        </draw:text-box>
      </draw:frame>
      <draw:frame draw:name="PlaceHolder 3" presentation:style-name="Mpr222" draw:text-style-name="MP21" draw:layer="backgroundobjects" svg:width="14.326cm" svg:height="8.815cm" svg:x="2.344cm" svg:y="7.902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21" draw:text-style-name="MP21" draw:layer="backgroundobjects" svg:width="14.397cm" svg:height="1.553cm" svg:x="17.125cm" svg:y="5.953cm" presentation:class="outline" presentation:user-transformed="true">
        <draw:text-box>
          <text:p text:style-name="MP51"><text:span text:style-name="MT32">Click to edit Master text styles</text:span></text:p>
        </draw:text-box>
      </draw:frame>
      <draw:frame draw:name="PlaceHolder 5" presentation:style-name="Mpr222" draw:text-style-name="MP21" draw:layer="backgroundobjects" svg:width="14.397cm" svg:height="8.815cm" svg:x="17.125cm" svg:y="7.902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6" presentation:style-name="Mpr223"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7" presentation:style-name="Mpr22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8" presentation:style-name="Mpr223"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224" draw:text-style-name="MP2" draw:layer="backgroundobjects" svg:width="9.113cm" svg:height="1.484cm" svg:x="0cm" svg:y="0cm" presentation:class="header">
          <draw:text-box>
            <text:p text:style-name="MP1"><text:span text:style-name="MT1"><presentation:header/></text:span></text:p>
          </draw:text-box>
        </draw:frame>
        <draw:frame presentation:style-name="Mpr224" draw:text-style-name="MP4" draw:layer="backgroundobjects" svg:width="9.113cm" svg:height="1.484cm" svg:x="11.886cm" svg:y="0cm" presentation:class="date-time">
          <draw:text-box>
            <text:p text:style-name="MP3"><text:span text:style-name="MT1"><presentation:date-time/></text:span></text:p>
          </draw:text-box>
        </draw:frame>
        <draw:frame presentation:style-name="Mpr225" draw:text-style-name="MP2" draw:layer="backgroundobjects" svg:width="9.113cm" svg:height="1.484cm" svg:x="0cm" svg:y="28.215cm" presentation:class="footer">
          <draw:text-box>
            <text:p text:style-name="MP1"><text:span text:style-name="MT1"><presentation:footer/></text:span></text:p>
          </draw:text-box>
        </draw:frame>
        <draw:frame presentation:style-name="Mpr225"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Title_20_and_20_3-item_20_Lists" style:display-name="Title and 3-item Lists"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26"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27" draw:text-style-name="MP21" draw:layer="backgroundobjects" svg:width="7.456cm" svg:height="3.976cm" svg:x="3.835cm" svg:y="7.038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28" draw:text-style-name="MP6" draw:layer="backgroundobjects" svg:width="7.479cm" svg:height="1.889cm" svg:x="3.812cm" svg:y="11.236cm" presentation:class="outline" presentation:user-transformed="true">
        <draw:text-box>
          <text:p text:style-name="MP5"><text:span text:style-name="MT33">Click to edit Master text styles</text:span></text:p>
        </draw:text-box>
      </draw:frame>
      <draw:frame draw:name="PlaceHolder 4" presentation:style-name="Mpr229" draw:text-style-name="MP6" draw:layer="backgroundobjects" svg:width="7.479cm" svg:height="2.441cm" svg:x="3.812cm" svg:y="13.501cm" presentation:class="outline" presentation:user-transformed="true">
        <draw:text-box>
          <text:p text:style-name="MP52"><text:span text:style-name="MT34">Click to edit Master text styles</text:span></text:p>
        </draw:text-box>
      </draw:frame>
      <draw:frame draw:name="PlaceHolder 5" presentation:style-name="Mpr227" draw:text-style-name="MP21" draw:layer="backgroundobjects" svg:width="7.456cm" svg:height="3.976cm" svg:x="13.206cm" svg:y="7.038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28" draw:text-style-name="MP6" draw:layer="backgroundobjects" svg:width="7.479cm" svg:height="1.889cm" svg:x="13.183cm" svg:y="11.236cm" presentation:class="outline" presentation:user-transformed="true">
        <draw:text-box>
          <text:p text:style-name="MP5"><text:span text:style-name="MT33">Click to edit Master text styles</text:span></text:p>
        </draw:text-box>
      </draw:frame>
      <draw:frame draw:name="PlaceHolder 7" presentation:style-name="Mpr229" draw:text-style-name="MP6" draw:layer="backgroundobjects" svg:width="7.479cm" svg:height="2.441cm" svg:x="13.183cm" svg:y="13.501cm" presentation:class="outline" presentation:user-transformed="true">
        <draw:text-box>
          <text:p text:style-name="MP52"><text:span text:style-name="MT34">Click to edit Master text styles</text:span></text:p>
        </draw:text-box>
      </draw:frame>
      <draw:frame draw:name="PlaceHolder 8" presentation:style-name="Mpr227" draw:text-style-name="MP21" draw:layer="backgroundobjects" svg:width="7.456cm" svg:height="3.976cm" svg:x="22.542cm" svg:y="7.038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28" draw:text-style-name="MP6" draw:layer="backgroundobjects" svg:width="7.479cm" svg:height="1.889cm" svg:x="22.519cm" svg:y="11.236cm" presentation:class="outline" presentation:user-transformed="true">
        <draw:text-box>
          <text:p text:style-name="MP5"><text:span text:style-name="MT33">Click to edit Master text styles</text:span></text:p>
        </draw:text-box>
      </draw:frame>
      <draw:frame draw:name="PlaceHolder 10" presentation:style-name="Mpr229" draw:text-style-name="MP6" draw:layer="backgroundobjects" svg:width="7.479cm" svg:height="2.441cm" svg:x="22.519cm" svg:y="13.501cm" presentation:class="outline" presentation:user-transformed="true">
        <draw:text-box>
          <text:p text:style-name="MP52"><text:span text:style-name="MT34">Click to edit Master text styles</text:span></text:p>
        </draw:text-box>
      </draw:frame>
      <draw:frame draw:name="PlaceHolder 11" presentation:style-name="Mpr23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2" presentation:style-name="Mpr23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3" presentation:style-name="Mpr23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3-item_20_Lists-title" draw:layer="backgroundobjects" svg:width="0.001cm" svg:height="0.001cm" svg:x="0cm" svg:y="2.257cm" presentation:class="page"/>
        <draw:frame presentation:style-name="Title_20_and_20_3-item_20_Lists-notes" draw:layer="backgroundobjects" svg:width="16.799cm" svg:height="13.364cm" svg:x="2.1cm" svg:y="14.107cm" presentation:class="notes" presentation:placeholder="true">
          <draw:text-box/>
        </draw:frame>
        <draw:frame presentation:style-name="Mpr231" draw:text-style-name="MP2" draw:layer="backgroundobjects" svg:width="9.113cm" svg:height="1.484cm" svg:x="0cm" svg:y="0cm" presentation:class="header">
          <draw:text-box>
            <text:p text:style-name="MP1"><text:span text:style-name="MT1"><presentation:header/></text:span></text:p>
          </draw:text-box>
        </draw:frame>
        <draw:frame presentation:style-name="Mpr231" draw:text-style-name="MP4" draw:layer="backgroundobjects" svg:width="9.113cm" svg:height="1.484cm" svg:x="11.886cm" svg:y="0cm" presentation:class="date-time">
          <draw:text-box>
            <text:p text:style-name="MP3"><text:span text:style-name="MT1"><presentation:date-time/></text:span></text:p>
          </draw:text-box>
        </draw:frame>
        <draw:frame presentation:style-name="Mpr232" draw:text-style-name="MP2" draw:layer="backgroundobjects" svg:width="9.113cm" svg:height="1.484cm" svg:x="0cm" svg:y="28.215cm" presentation:class="footer">
          <draw:text-box>
            <text:p text:style-name="MP1"><text:span text:style-name="MT1"><presentation:footer/></text:span></text:p>
          </draw:text-box>
        </draw:frame>
        <draw:frame presentation:style-name="Mpr232"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Title_20_and_20_4-item_20_Lists_20_1" style:display-name="Title and 4-item Lists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33"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34" draw:text-style-name="MP6" draw:layer="backgroundobjects" svg:width="9.912cm" svg:height="1.691cm" svg:x="5.736cm" svg:y="6.823cm" presentation:class="outline" presentation:user-transformed="true">
        <draw:text-box>
          <text:list text:style-name="ML2">
            <text:list-item>
              <text:p text:style-name="MP5"><text:span text:style-name="MT33">Click to edit Master text styles</text:span></text:p>
            </text:list-item>
          </text:list>
        </draw:text-box>
      </draw:frame>
      <draw:frame draw:name="PlaceHolder 3" presentation:style-name="Mpr235" draw:text-style-name="MP6" draw:layer="backgroundobjects" svg:width="9.912cm" svg:height="2.191cm" svg:x="5.736cm" svg:y="8.89cm" presentation:class="outline" presentation:user-transformed="true">
        <draw:text-box>
          <text:p text:style-name="MP52"><text:span text:style-name="MT35">Click to edit Master text styles</text:span></text:p>
        </draw:text-box>
      </draw:frame>
      <draw:frame draw:name="PlaceHolder 4" presentation:style-name="Mpr234" draw:text-style-name="MP6" draw:layer="backgroundobjects" svg:width="9.912cm" svg:height="1.691cm" svg:x="18.213cm" svg:y="6.823cm" presentation:class="outline" presentation:user-transformed="true">
        <draw:text-box>
          <text:p text:style-name="MP5"><text:span text:style-name="MT33">Click to edit Master text styles</text:span></text:p>
        </draw:text-box>
      </draw:frame>
      <draw:frame draw:name="PlaceHolder 5" presentation:style-name="Mpr235" draw:text-style-name="MP6" draw:layer="backgroundobjects" svg:width="9.912cm" svg:height="2.191cm" svg:x="18.213cm" svg:y="8.89cm" presentation:class="outline" presentation:user-transformed="true">
        <draw:text-box>
          <text:p text:style-name="MP52"><text:span text:style-name="MT35">Click to edit Master text styles</text:span></text:p>
        </draw:text-box>
      </draw:frame>
      <draw:frame draw:name="PlaceHolder 6" presentation:style-name="Mpr234" draw:text-style-name="MP6" draw:layer="backgroundobjects" svg:width="9.912cm" svg:height="1.691cm" svg:x="5.736cm" svg:y="12.034cm" presentation:class="outline" presentation:user-transformed="true">
        <draw:text-box>
          <text:p text:style-name="MP5"><text:span text:style-name="MT33">Click to edit Master text styles</text:span></text:p>
        </draw:text-box>
      </draw:frame>
      <draw:frame draw:name="PlaceHolder 7" presentation:style-name="Mpr235" draw:text-style-name="MP6" draw:layer="backgroundobjects" svg:width="9.912cm" svg:height="2.191cm" svg:x="5.736cm" svg:y="14.101cm" presentation:class="outline" presentation:user-transformed="true">
        <draw:text-box>
          <text:p text:style-name="MP52"><text:span text:style-name="MT35">Click to edit Master text styles</text:span></text:p>
        </draw:text-box>
      </draw:frame>
      <draw:frame draw:name="PlaceHolder 8" presentation:style-name="Mpr234" draw:text-style-name="MP6" draw:layer="backgroundobjects" svg:width="9.912cm" svg:height="1.691cm" svg:x="18.213cm" svg:y="12.034cm" presentation:class="outline" presentation:user-transformed="true">
        <draw:text-box>
          <text:p text:style-name="MP5"><text:span text:style-name="MT33">Click to edit Master text styles</text:span></text:p>
        </draw:text-box>
      </draw:frame>
      <draw:frame draw:name="PlaceHolder 9" presentation:style-name="Mpr235" draw:text-style-name="MP6" draw:layer="backgroundobjects" svg:width="9.912cm" svg:height="2.191cm" svg:x="18.213cm" svg:y="14.101cm" presentation:class="outline" presentation:user-transformed="true">
        <draw:text-box>
          <text:p text:style-name="MP52"><text:span text:style-name="MT35">Click to edit Master text styles</text:span></text:p>
        </draw:text-box>
      </draw:frame>
      <draw:frame draw:name="PlaceHolder 10" presentation:style-name="Mpr23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1" presentation:style-name="Mpr23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2" presentation:style-name="Mpr236"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Title_20_and_20_4-item_20_Lists_20_1-title" draw:layer="backgroundobjects" svg:width="0.001cm" svg:height="0.001cm" svg:x="0cm" svg:y="2.257cm" presentation:class="page"/>
        <draw:frame presentation:style-name="Title_20_and_20_4-item_20_Lists_20_1-notes" draw:layer="backgroundobjects" svg:width="16.799cm" svg:height="13.364cm" svg:x="2.1cm" svg:y="14.107cm" presentation:class="notes" presentation:placeholder="true">
          <draw:text-box/>
        </draw:frame>
        <draw:frame presentation:style-name="Mpr237" draw:text-style-name="MP2" draw:layer="backgroundobjects" svg:width="9.113cm" svg:height="1.484cm" svg:x="0cm" svg:y="0cm" presentation:class="header">
          <draw:text-box>
            <text:p text:style-name="MP1"><text:span text:style-name="MT1"><presentation:header/></text:span></text:p>
          </draw:text-box>
        </draw:frame>
        <draw:frame presentation:style-name="Mpr237" draw:text-style-name="MP4" draw:layer="backgroundobjects" svg:width="9.113cm" svg:height="1.484cm" svg:x="11.886cm" svg:y="0cm" presentation:class="date-time">
          <draw:text-box>
            <text:p text:style-name="MP3"><text:span text:style-name="MT1"><presentation:date-time/></text:span></text:p>
          </draw:text-box>
        </draw:frame>
        <draw:frame presentation:style-name="Mpr238" draw:text-style-name="MP2" draw:layer="backgroundobjects" svg:width="9.113cm" svg:height="1.484cm" svg:x="0cm" svg:y="28.215cm" presentation:class="footer">
          <draw:text-box>
            <text:p text:style-name="MP1"><text:span text:style-name="MT1"><presentation:footer/></text:span></text:p>
          </draw:text-box>
        </draw:frame>
        <draw:frame presentation:style-name="Mpr238"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Section_20_Header_20_1" style:display-name="Section Head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43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89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239" draw:text-style-name="MP6" draw:layer="backgroundobjects" svg:width="18.71cm" svg:height="7.043cm" svg:x="7.578cm" svg:y="6.002cm" presentation:class="title" presentation:user-transformed="true">
        <draw:text-box>
          <text:p text:style-name="MP5"><text:span text:style-name="MT7">Click to edit Master title style</text:span></text:p>
        </draw:text-box>
      </draw:frame>
      <draw:frame draw:name="PlaceHolder 2" presentation:style-name="Mpr240"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3" presentation:style-name="Mpr24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240"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43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43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0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14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5" presentation:style-name="Mpr241"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Section_20_Header_20_1-title" draw:layer="backgroundobjects" svg:width="0.001cm" svg:height="0.001cm" svg:x="0cm" svg:y="2.257cm" presentation:class="page"/>
        <draw:frame presentation:style-name="Section_20_Header_20_1-notes" draw:layer="backgroundobjects" svg:width="16.799cm" svg:height="13.364cm" svg:x="2.1cm" svg:y="14.107cm" presentation:class="notes" presentation:placeholder="true">
          <draw:text-box/>
        </draw:frame>
        <draw:frame presentation:style-name="Mpr242" draw:text-style-name="MP2" draw:layer="backgroundobjects" svg:width="9.113cm" svg:height="1.484cm" svg:x="0cm" svg:y="0cm" presentation:class="header">
          <draw:text-box>
            <text:p text:style-name="MP1"><text:span text:style-name="MT1"><presentation:header/></text:span></text:p>
          </draw:text-box>
        </draw:frame>
        <draw:frame presentation:style-name="Mpr242" draw:text-style-name="MP4" draw:layer="backgroundobjects" svg:width="9.113cm" svg:height="1.484cm" svg:x="11.886cm" svg:y="0cm" presentation:class="date-time">
          <draw:text-box>
            <text:p text:style-name="MP3"><text:span text:style-name="MT1"><presentation:date-time/></text:span></text:p>
          </draw:text-box>
        </draw:frame>
        <draw:frame presentation:style-name="Mpr243" draw:text-style-name="MP2" draw:layer="backgroundobjects" svg:width="9.113cm" svg:height="1.484cm" svg:x="0cm" svg:y="28.215cm" presentation:class="footer">
          <draw:text-box>
            <text:p text:style-name="MP1"><text:span text:style-name="MT1"><presentation:footer/></text:span></text:p>
          </draw:text-box>
        </draw:frame>
        <draw:frame presentation:style-name="Mpr243"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Title_20_and_20_4-item_20_Lists_20_2" style:display-name="Title and 4-item Lists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44"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45" draw:text-style-name="MP21" draw:layer="backgroundobjects" svg:width="3.116cm" svg:height="4.116cm" svg:x="4.524cm" svg:y="6.56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46" draw:text-style-name="MP21" draw:layer="backgroundobjects" svg:width="7.453cm" svg:height="1.691cm" svg:x="8.14cm" svg:y="6.543cm" presentation:class="outline" presentation:user-transformed="true">
        <draw:text-box>
          <text:p text:style-name="MP20"><text:span text:style-name="MT33">Click to edit Master text styles</text:span></text:p>
        </draw:text-box>
      </draw:frame>
      <draw:frame draw:name="PlaceHolder 4" presentation:style-name="Mpr247" draw:text-style-name="MP21" draw:layer="backgroundobjects" svg:width="7.453cm" svg:height="2.191cm" svg:x="8.14cm" svg:y="8.61cm" presentation:class="outline" presentation:user-transformed="true">
        <draw:text-box>
          <text:p text:style-name="MP29"><text:span text:style-name="MT35">Click to edit Master text styles</text:span></text:p>
        </draw:text-box>
      </draw:frame>
      <draw:frame draw:name="PlaceHolder 5" presentation:style-name="Mpr245" draw:text-style-name="MP21" draw:layer="backgroundobjects" svg:width="3.116cm" svg:height="4.116cm" svg:x="18.274cm" svg:y="6.562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46" draw:text-style-name="MP21" draw:layer="backgroundobjects" svg:width="7.453cm" svg:height="1.691cm" svg:x="21.881cm" svg:y="6.543cm" presentation:class="outline" presentation:user-transformed="true">
        <draw:text-box>
          <text:p text:style-name="MP20"><text:span text:style-name="MT33">Click to edit Master text styles</text:span></text:p>
        </draw:text-box>
      </draw:frame>
      <draw:frame draw:name="PlaceHolder 7" presentation:style-name="Mpr247" draw:text-style-name="MP21" draw:layer="backgroundobjects" svg:width="7.453cm" svg:height="2.191cm" svg:x="21.881cm" svg:y="8.61cm" presentation:class="outline" presentation:user-transformed="true">
        <draw:text-box>
          <text:p text:style-name="MP29"><text:span text:style-name="MT35">Click to edit Master text styles</text:span></text:p>
        </draw:text-box>
      </draw:frame>
      <draw:frame draw:name="PlaceHolder 8" presentation:style-name="Mpr245" draw:text-style-name="MP21" draw:layer="backgroundobjects" svg:width="3.116cm" svg:height="4.116cm" svg:x="4.524cm" svg:y="11.966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46" draw:text-style-name="MP21" draw:layer="backgroundobjects" svg:width="7.453cm" svg:height="1.691cm" svg:x="8.14cm" svg:y="11.89cm" presentation:class="outline" presentation:user-transformed="true">
        <draw:text-box>
          <text:p text:style-name="MP20"><text:span text:style-name="MT33">Click to edit Master text styles</text:span></text:p>
        </draw:text-box>
      </draw:frame>
      <draw:frame draw:name="PlaceHolder 10" presentation:style-name="Mpr247" draw:text-style-name="MP21" draw:layer="backgroundobjects" svg:width="7.453cm" svg:height="2.191cm" svg:x="8.14cm" svg:y="13.957cm" presentation:class="outline" presentation:user-transformed="true">
        <draw:text-box>
          <text:p text:style-name="MP29"><text:span text:style-name="MT35">Click to edit Master text styles</text:span></text:p>
        </draw:text-box>
      </draw:frame>
      <draw:frame draw:name="PlaceHolder 11" presentation:style-name="Mpr245" draw:text-style-name="MP21" draw:layer="backgroundobjects" svg:width="3.116cm" svg:height="4.116cm" svg:x="18.274cm" svg:y="11.966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12" presentation:style-name="Mpr246" draw:text-style-name="MP21" draw:layer="backgroundobjects" svg:width="7.453cm" svg:height="1.691cm" svg:x="21.881cm" svg:y="11.89cm" presentation:class="outline" presentation:user-transformed="true">
        <draw:text-box>
          <text:p text:style-name="MP20"><text:span text:style-name="MT33">Click to edit Master text styles</text:span></text:p>
        </draw:text-box>
      </draw:frame>
      <draw:frame draw:name="PlaceHolder 13" presentation:style-name="Mpr247" draw:text-style-name="MP21" draw:layer="backgroundobjects" svg:width="7.453cm" svg:height="2.191cm" svg:x="21.881cm" svg:y="13.957cm" presentation:class="outline" presentation:user-transformed="true">
        <draw:text-box>
          <text:p text:style-name="MP29"><text:span text:style-name="MT35">Click to edit Master text styles</text:span></text:p>
        </draw:text-box>
      </draw:frame>
      <draw:frame draw:name="PlaceHolder 14" presentation:style-name="Mpr24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5" presentation:style-name="Mpr24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6" presentation:style-name="Mpr248"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4-item_20_Lists_20_2-title" draw:layer="backgroundobjects" svg:width="0.001cm" svg:height="0.001cm" svg:x="0cm" svg:y="2.257cm" presentation:class="page"/>
        <draw:frame presentation:style-name="Title_20_and_20_4-item_20_Lists_20_2-notes" draw:layer="backgroundobjects" svg:width="16.799cm" svg:height="13.364cm" svg:x="2.1cm" svg:y="14.107cm" presentation:class="notes" presentation:placeholder="true">
          <draw:text-box/>
        </draw:frame>
        <draw:frame presentation:style-name="Mpr249" draw:text-style-name="MP2" draw:layer="backgroundobjects" svg:width="9.113cm" svg:height="1.484cm" svg:x="0cm" svg:y="0cm" presentation:class="header">
          <draw:text-box>
            <text:p text:style-name="MP1"><text:span text:style-name="MT1"><presentation:header/></text:span></text:p>
          </draw:text-box>
        </draw:frame>
        <draw:frame presentation:style-name="Mpr249" draw:text-style-name="MP4" draw:layer="backgroundobjects" svg:width="9.113cm" svg:height="1.484cm" svg:x="11.886cm" svg:y="0cm" presentation:class="date-time">
          <draw:text-box>
            <text:p text:style-name="MP3"><text:span text:style-name="MT1"><presentation:date-time/></text:span></text:p>
          </draw:text-box>
        </draw:frame>
        <draw:frame presentation:style-name="Mpr250" draw:text-style-name="MP2" draw:layer="backgroundobjects" svg:width="9.113cm" svg:height="1.484cm" svg:x="0cm" svg:y="28.215cm" presentation:class="footer">
          <draw:text-box>
            <text:p text:style-name="MP1"><text:span text:style-name="MT1"><presentation:footer/></text:span></text:p>
          </draw:text-box>
        </draw:frame>
        <draw:frame presentation:style-name="Mpr250"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Title_20_and_20_4-item_20_Lists_20_3" style:display-name="Title and 4-item Lists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51"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252" draw:text-style-name="MP21" draw:layer="backgroundobjects" svg:width="9.043cm" svg:height="10.01cm" svg:x="2.333cm" svg:y="6.573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53" draw:text-style-name="MP21" draw:layer="backgroundobjects" svg:width="8.617cm" svg:height="1.691cm" svg:x="12.876cm" svg:y="5.962cm" presentation:class="outline" presentation:user-transformed="true">
        <draw:text-box>
          <text:p text:style-name="MP20"><text:span text:style-name="MT33">Click to edit Master text styles</text:span></text:p>
        </draw:text-box>
      </draw:frame>
      <draw:frame draw:name="PlaceHolder 4" presentation:style-name="Mpr254" draw:text-style-name="MP21" draw:layer="backgroundobjects" svg:width="8.617cm" svg:height="2.836cm" svg:x="12.876cm" svg:y="8.029cm" presentation:class="outline" presentation:user-transformed="true">
        <draw:text-box>
          <text:p text:style-name="MP29"><text:span text:style-name="MT35">Click to edit Master text styles</text:span></text:p>
        </draw:text-box>
      </draw:frame>
      <draw:frame draw:name="PlaceHolder 5" presentation:style-name="Mpr253" draw:text-style-name="MP21" draw:layer="backgroundobjects" svg:width="8.617cm" svg:height="1.691cm" svg:x="22.877cm" svg:y="5.962cm" presentation:class="outline" presentation:user-transformed="true">
        <draw:text-box>
          <text:p text:style-name="MP20"><text:span text:style-name="MT33">Click to edit Master text styles</text:span></text:p>
        </draw:text-box>
      </draw:frame>
      <draw:frame draw:name="PlaceHolder 6" presentation:style-name="Mpr254" draw:text-style-name="MP21" draw:layer="backgroundobjects" svg:width="8.617cm" svg:height="2.836cm" svg:x="22.877cm" svg:y="8.029cm" presentation:class="outline" presentation:user-transformed="true">
        <draw:text-box>
          <text:p text:style-name="MP29"><text:span text:style-name="MT35">Click to edit Master text styles</text:span></text:p>
        </draw:text-box>
      </draw:frame>
      <draw:frame draw:name="PlaceHolder 7" presentation:style-name="Mpr253" draw:text-style-name="MP21" draw:layer="backgroundobjects" svg:width="8.617cm" svg:height="1.691cm" svg:x="12.876cm" svg:y="11.654cm" presentation:class="outline" presentation:user-transformed="true">
        <draw:text-box>
          <text:p text:style-name="MP20"><text:span text:style-name="MT33">Click to edit Master text styles</text:span></text:p>
        </draw:text-box>
      </draw:frame>
      <draw:frame draw:name="PlaceHolder 8" presentation:style-name="Mpr254" draw:text-style-name="MP21" draw:layer="backgroundobjects" svg:width="8.617cm" svg:height="2.836cm" svg:x="12.876cm" svg:y="13.721cm" presentation:class="outline" presentation:user-transformed="true">
        <draw:text-box>
          <text:p text:style-name="MP29"><text:span text:style-name="MT35">Click to edit Master text styles</text:span></text:p>
        </draw:text-box>
      </draw:frame>
      <draw:frame draw:name="PlaceHolder 9" presentation:style-name="Mpr253" draw:text-style-name="MP21" draw:layer="backgroundobjects" svg:width="8.617cm" svg:height="1.691cm" svg:x="22.877cm" svg:y="11.654cm" presentation:class="outline" presentation:user-transformed="true">
        <draw:text-box>
          <text:p text:style-name="MP20"><text:span text:style-name="MT33">Click to edit Master text styles</text:span></text:p>
        </draw:text-box>
      </draw:frame>
      <draw:frame draw:name="PlaceHolder 10" presentation:style-name="Mpr254" draw:text-style-name="MP21" draw:layer="backgroundobjects" svg:width="8.617cm" svg:height="2.836cm" svg:x="22.877cm" svg:y="13.721cm" presentation:class="outline" presentation:user-transformed="true">
        <draw:text-box>
          <text:p text:style-name="MP29"><text:span text:style-name="MT35">Click to edit Master text styles</text:span></text:p>
        </draw:text-box>
      </draw:frame>
      <draw:frame draw:name="PlaceHolder 11" presentation:style-name="Mpr25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2" presentation:style-name="Mpr25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3" presentation:style-name="Mpr255"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 draw:text-style-name="MP18" draw:layer="backgroundobjects" svg:width="1.816cm" svg:height="1.811cm" draw:transform="rotate (-1.5707963267949) translate (1.79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4-item_20_Lists_20_3-title" draw:layer="backgroundobjects" svg:width="0.001cm" svg:height="0.001cm" svg:x="0cm" svg:y="2.257cm" presentation:class="page"/>
        <draw:frame presentation:style-name="Title_20_and_20_4-item_20_Lists_20_3-notes" draw:layer="backgroundobjects" svg:width="16.799cm" svg:height="13.364cm" svg:x="2.1cm" svg:y="14.107cm" presentation:class="notes" presentation:placeholder="true">
          <draw:text-box/>
        </draw:frame>
        <draw:frame presentation:style-name="Mpr256" draw:text-style-name="MP2" draw:layer="backgroundobjects" svg:width="9.113cm" svg:height="1.484cm" svg:x="0cm" svg:y="0cm" presentation:class="header">
          <draw:text-box>
            <text:p text:style-name="MP1"><text:span text:style-name="MT1"><presentation:header/></text:span></text:p>
          </draw:text-box>
        </draw:frame>
        <draw:frame presentation:style-name="Mpr256" draw:text-style-name="MP4" draw:layer="backgroundobjects" svg:width="9.113cm" svg:height="1.484cm" svg:x="11.886cm" svg:y="0cm" presentation:class="date-time">
          <draw:text-box>
            <text:p text:style-name="MP3"><text:span text:style-name="MT1"><presentation:date-time/></text:span></text:p>
          </draw:text-box>
        </draw:frame>
        <draw:frame presentation:style-name="Mpr257" draw:text-style-name="MP2" draw:layer="backgroundobjects" svg:width="9.113cm" svg:height="1.484cm" svg:x="0cm" svg:y="28.215cm" presentation:class="footer">
          <draw:text-box>
            <text:p text:style-name="MP1"><text:span text:style-name="MT1"><presentation:footer/></text:span></text:p>
          </draw:text-box>
        </draw:frame>
        <draw:frame presentation:style-name="Mpr257"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Title_20_and_20_4-item_20_Lists_20_4" style:display-name="Title and 4-item Lists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5.124cm" draw:transform="rotate (-1.5707963267949) translate (5.126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58"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259" draw:text-style-name="MP21" draw:layer="backgroundobjects" svg:width="6.396cm" svg:height="3.484cm" svg:x="2.339cm" svg:y="6.477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60" draw:text-style-name="MP21" draw:layer="backgroundobjects" svg:width="6.395cm" svg:height="2.04cm" svg:x="2.339cm" svg:y="10.181cm" presentation:class="outline" presentation:user-transformed="true">
        <draw:text-box>
          <text:p text:style-name="MP20"><text:span text:style-name="MT33">Click to edit Master text styles</text:span></text:p>
        </draw:text-box>
      </draw:frame>
      <draw:frame draw:name="PlaceHolder 4" presentation:style-name="Mpr261" draw:text-style-name="MP21" draw:layer="backgroundobjects" svg:width="6.395cm" svg:height="4.197cm" svg:x="2.339cm" svg:y="12.597cm" presentation:class="outline" presentation:user-transformed="true">
        <draw:text-box>
          <text:p text:style-name="MP29"><text:span text:style-name="MT35">Click to edit Master text styles</text:span></text:p>
        </draw:text-box>
      </draw:frame>
      <draw:frame draw:name="PlaceHolder 5" presentation:style-name="Mpr259" draw:text-style-name="MP21" draw:layer="backgroundobjects" svg:width="6.396cm" svg:height="3.484cm" svg:x="9.867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60" draw:text-style-name="MP21" draw:layer="backgroundobjects" svg:width="6.395cm" svg:height="2.04cm" svg:x="9.868cm" svg:y="10.181cm" presentation:class="outline" presentation:user-transformed="true">
        <draw:text-box>
          <text:p text:style-name="MP20"><text:span text:style-name="MT33">Click to edit Master text styles</text:span></text:p>
        </draw:text-box>
      </draw:frame>
      <draw:frame draw:name="PlaceHolder 7" presentation:style-name="Mpr261" draw:text-style-name="MP21" draw:layer="backgroundobjects" svg:width="6.395cm" svg:height="4.197cm" svg:x="9.868cm" svg:y="12.597cm" presentation:class="outline" presentation:user-transformed="true">
        <draw:text-box>
          <text:p text:style-name="MP29"><text:span text:style-name="MT35">Click to edit Master text styles</text:span></text:p>
        </draw:text-box>
      </draw:frame>
      <draw:frame draw:name="PlaceHolder 8" presentation:style-name="Mpr259" draw:text-style-name="MP21" draw:layer="backgroundobjects" svg:width="6.396cm" svg:height="3.484cm" svg:x="17.458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60" draw:text-style-name="MP21" draw:layer="backgroundobjects" svg:width="6.395cm" svg:height="2.04cm" svg:x="17.459cm" svg:y="10.181cm" presentation:class="outline" presentation:user-transformed="true">
        <draw:text-box>
          <text:p text:style-name="MP20"><text:span text:style-name="MT33">Click to edit Master text styles</text:span></text:p>
        </draw:text-box>
      </draw:frame>
      <draw:frame draw:name="PlaceHolder 10" presentation:style-name="Mpr261" draw:text-style-name="MP21" draw:layer="backgroundobjects" svg:width="6.395cm" svg:height="4.197cm" svg:x="17.459cm" svg:y="12.597cm" presentation:class="outline" presentation:user-transformed="true">
        <draw:text-box>
          <text:p text:style-name="MP29"><text:span text:style-name="MT35">Click to edit Master text styles</text:span></text:p>
        </draw:text-box>
      </draw:frame>
      <draw:frame draw:name="PlaceHolder 11" presentation:style-name="Mpr259" draw:text-style-name="MP21" draw:layer="backgroundobjects" svg:width="6.396cm" svg:height="3.484cm" svg:x="25.127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12" presentation:style-name="Mpr260" draw:text-style-name="MP21" draw:layer="backgroundobjects" svg:width="6.395cm" svg:height="2.04cm" svg:x="25.128cm" svg:y="10.181cm" presentation:class="outline" presentation:user-transformed="true">
        <draw:text-box>
          <text:p text:style-name="MP20"><text:span text:style-name="MT33">Click to edit Master text styles</text:span></text:p>
        </draw:text-box>
      </draw:frame>
      <draw:frame draw:name="PlaceHolder 13" presentation:style-name="Mpr261" draw:text-style-name="MP21" draw:layer="backgroundobjects" svg:width="6.395cm" svg:height="4.197cm" svg:x="25.128cm" svg:y="12.597cm" presentation:class="outline" presentation:user-transformed="true">
        <draw:text-box>
          <text:p text:style-name="MP29"><text:span text:style-name="MT35">Click to edit Master text styles</text:span></text:p>
        </draw:text-box>
      </draw:frame>
      <draw:frame draw:name="PlaceHolder 14" presentation:style-name="Mpr262"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15" presentation:style-name="Mpr26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6" presentation:style-name="Mpr262"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863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863cm" svg:height="1.335cm" draw:transform="rotate (-1.5707963267949) translate (33.852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and_20_4-item_20_Lists_20_4-title" draw:layer="backgroundobjects" svg:width="0.001cm" svg:height="0.001cm" svg:x="0cm" svg:y="2.257cm" presentation:class="page"/>
        <draw:frame presentation:style-name="Title_20_and_20_4-item_20_Lists_20_4-notes" draw:layer="backgroundobjects" svg:width="16.799cm" svg:height="13.364cm" svg:x="2.1cm" svg:y="14.107cm" presentation:class="notes" presentation:placeholder="true">
          <draw:text-box/>
        </draw:frame>
        <draw:frame presentation:style-name="Mpr263" draw:text-style-name="MP2" draw:layer="backgroundobjects" svg:width="9.113cm" svg:height="1.484cm" svg:x="0cm" svg:y="0cm" presentation:class="header">
          <draw:text-box>
            <text:p text:style-name="MP1"><text:span text:style-name="MT1"><presentation:header/></text:span></text:p>
          </draw:text-box>
        </draw:frame>
        <draw:frame presentation:style-name="Mpr263" draw:text-style-name="MP4" draw:layer="backgroundobjects" svg:width="9.113cm" svg:height="1.484cm" svg:x="11.886cm" svg:y="0cm" presentation:class="date-time">
          <draw:text-box>
            <text:p text:style-name="MP3"><text:span text:style-name="MT1"><presentation:date-time/></text:span></text:p>
          </draw:text-box>
        </draw:frame>
        <draw:frame presentation:style-name="Mpr264" draw:text-style-name="MP2" draw:layer="backgroundobjects" svg:width="9.113cm" svg:height="1.484cm" svg:x="0cm" svg:y="28.215cm" presentation:class="footer">
          <draw:text-box>
            <text:p text:style-name="MP1"><text:span text:style-name="MT1"><presentation:footer/></text:span></text:p>
          </draw:text-box>
        </draw:frame>
        <draw:frame presentation:style-name="Mpr264"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Blank"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6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2" presentation:style-name="Mpr26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3" presentation:style-name="Mpr265" draw:text-style-name="MP16" draw:layer="backgroundobjects" svg:width="9.004cm" svg:height="0.739cm" svg:x="22.985cm" svg:y="17.78cm" presentation:class="page-number" presentation:user-transformed="true">
        <draw:text-box>
          <text:p/>
        </draw:text-box>
      </draw:frame>
      <draw:frame draw:name="PlaceHolder 4" presentation:style-name="Mpr266" draw:text-style-name="MP21" draw:layer="backgroundobjects" svg:width="30.481cm" svg:height="3.179cm" svg:x="1.693cm" svg:y="0.76cm" presentation:class="title" presentation:user-transformed="true">
        <draw:text-box>
          <text:p text:style-name="MP53"><text:span text:style-name="MT9">单击以编辑标题文本格式</text:span></text:p>
        </draw:text-box>
      </draw:frame>
      <draw:frame draw:name="PlaceHolder 5" presentation:style-name="Mpr267"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268" draw:text-style-name="MP2" draw:layer="backgroundobjects" svg:width="9.113cm" svg:height="1.484cm" svg:x="0cm" svg:y="0cm" presentation:class="header">
          <draw:text-box>
            <text:p text:style-name="MP1"><text:span text:style-name="MT1"><presentation:header/></text:span></text:p>
          </draw:text-box>
        </draw:frame>
        <draw:frame presentation:style-name="Mpr268" draw:text-style-name="MP4" draw:layer="backgroundobjects" svg:width="9.113cm" svg:height="1.484cm" svg:x="11.886cm" svg:y="0cm" presentation:class="date-time">
          <draw:text-box>
            <text:p text:style-name="MP3"><text:span text:style-name="MT1"><presentation:date-time/></text:span></text:p>
          </draw:text-box>
        </draw:frame>
        <draw:frame presentation:style-name="Mpr269" draw:text-style-name="MP2" draw:layer="backgroundobjects" svg:width="9.113cm" svg:height="1.484cm" svg:x="0cm" svg:y="28.215cm" presentation:class="footer">
          <draw:text-box>
            <text:p text:style-name="MP1"><text:span text:style-name="MT1"><presentation:footer/></text:span></text:p>
          </draw:text-box>
        </draw:frame>
        <draw:frame presentation:style-name="Mpr269"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Content_20_with_20_Caption" style:display-name="Content with Capti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70" draw:text-style-name="MP21" draw:layer="backgroundobjects" svg:width="9.987cm" svg:height="4.88cm" svg:x="2.344cm" svg:y="2.311cm" presentation:class="title" presentation:user-transformed="true">
        <draw:text-box>
          <text:p text:style-name="MP20"><text:span text:style-name="MT23">Click to edit Master title style</text:span></text:p>
        </draw:text-box>
      </draw:frame>
      <draw:frame draw:name="PlaceHolder 2" presentation:style-name="Mpr271" draw:text-style-name="MP21" draw:layer="backgroundobjects" svg:width="9.987cm" svg:height="9.168cm" svg:x="2.344cm" svg:y="7.569cm" presentation:class="outline" presentation:user-transformed="true">
        <draw:text-box>
          <text:list text:style-name="ML2">
            <text:list-item>
              <text:p text:style-name="MP22"><text:span text:style-name="MT8">Click to edit Master text styles</text:span></text:p>
            </text:list-item>
          </text:list>
        </draw:text-box>
      </draw:frame>
      <draw:frame draw:name="PlaceHolder 3" presentation:style-name="Mpr271" draw:text-style-name="MP21" draw:layer="backgroundobjects" svg:width="17.89cm" svg:height="14.426cm" svg:x="13.634cm" svg:y="2.311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72"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27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72"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273" draw:text-style-name="MP2" draw:layer="backgroundobjects" svg:width="9.113cm" svg:height="1.484cm" svg:x="0cm" svg:y="0cm" presentation:class="header">
          <draw:text-box>
            <text:p text:style-name="MP1"><text:span text:style-name="MT1"><presentation:header/></text:span></text:p>
          </draw:text-box>
        </draw:frame>
        <draw:frame presentation:style-name="Mpr273" draw:text-style-name="MP4" draw:layer="backgroundobjects" svg:width="9.113cm" svg:height="1.484cm" svg:x="11.886cm" svg:y="0cm" presentation:class="date-time">
          <draw:text-box>
            <text:p text:style-name="MP3"><text:span text:style-name="MT1"><presentation:date-time/></text:span></text:p>
          </draw:text-box>
        </draw:frame>
        <draw:frame presentation:style-name="Mpr274" draw:text-style-name="MP2" draw:layer="backgroundobjects" svg:width="9.113cm" svg:height="1.484cm" svg:x="0cm" svg:y="28.215cm" presentation:class="footer">
          <draw:text-box>
            <text:p text:style-name="MP1"><text:span text:style-name="MT1"><presentation:footer/></text:span></text:p>
          </draw:text-box>
        </draw:frame>
        <draw:frame presentation:style-name="Mpr274"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Picture_20_with_20_Caption" style:display-name="Picture with Capti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75" draw:text-style-name="MP21" draw:layer="backgroundobjects" svg:width="9.987cm" svg:height="6.143cm" svg:x="2.344cm" svg:y="2.311cm" presentation:class="title" presentation:user-transformed="true">
        <draw:text-box>
          <text:p text:style-name="MP20"><text:span text:style-name="MT23">Click to edit Master title style</text:span></text:p>
        </draw:text-box>
      </draw:frame>
      <draw:frame draw:name="PlaceHolder 2" presentation:style-name="Mpr276" draw:text-style-name="MP21" draw:layer="backgroundobjects" svg:width="9.959cm" svg:height="7.681cm" svg:x="2.358cm" svg:y="9.056cm" presentation:class="outline" presentation:user-transformed="true">
        <draw:text-box>
          <text:list text:style-name="ML2">
            <text:list-item>
              <text:p text:style-name="MP22"><text:span text:style-name="MT8">Click to edit Master text styles</text:span></text:p>
            </text:list-item>
          </text:list>
        </draw:text-box>
      </draw:frame>
      <draw:frame draw:name="PlaceHolder 3" presentation:style-name="Mpr277" draw:text-style-name="MP21" draw:layer="backgroundobjects" svg:width="17.457cm" svg:height="14.426cm" svg:x="14.066cm" svg:y="2.311cm" presentation:class="outline" presentation:user-transformed="true">
        <draw:text-box>
          <text:list text:style-name="ML4">
            <text:list-item>
              <text:p text:style-name="MP31"><text:span text:style-name="MT15">点击以编辑提纲文本格式</text:span></text:p>
            </text:list-item>
          </text:list>
          <text:list text:style-name="ML5">
            <text:list-item>
              <text:list>
                <text:list-item>
                  <text:p text:style-name="MP32"><text:span text:style-name="MT15">第二提纲级别</text:span></text:p>
                </text:list-item>
              </text:list>
            </text:list-item>
          </text:list>
          <text:list text:style-name="ML6">
            <text:list-item>
              <text:list>
                <text:list-item>
                  <text:list>
                    <text:list-item>
                      <text:p text:style-name="MP33"><text:span text:style-name="MT15">第三提纲级别</text:span></text:p>
                    </text:list-item>
                  </text:list>
                </text:list-item>
              </text:list>
            </text:list-item>
          </text:list>
          <text:list text:style-name="ML7">
            <text:list-item>
              <text:list>
                <text:list-item>
                  <text:list>
                    <text:list-item>
                      <text:list>
                        <text:list-item>
                          <text:p text:style-name="MP34"><text:span text:style-name="MT15">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15">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15">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15">第七提纲级别</text:span></text:p>
                                    </text:list-item>
                                  </text:list>
                                </text:list-item>
                              </text:list>
                            </text:list-item>
                          </text:list>
                        </text:list-item>
                      </text:list>
                    </text:list-item>
                  </text:list>
                </text:list-item>
              </text:list>
            </text:list-item>
          </text:list>
        </draw:text-box>
      </draw:frame>
      <draw:frame draw:name="PlaceHolder 4" presentation:style-name="Mpr27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27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7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279" draw:text-style-name="MP2" draw:layer="backgroundobjects" svg:width="9.113cm" svg:height="1.484cm" svg:x="0cm" svg:y="0cm" presentation:class="header">
          <draw:text-box>
            <text:p text:style-name="MP1"><text:span text:style-name="MT1"><presentation:header/></text:span></text:p>
          </draw:text-box>
        </draw:frame>
        <draw:frame presentation:style-name="Mpr279" draw:text-style-name="MP4" draw:layer="backgroundobjects" svg:width="9.113cm" svg:height="1.484cm" svg:x="11.886cm" svg:y="0cm" presentation:class="date-time">
          <draw:text-box>
            <text:p text:style-name="MP3"><text:span text:style-name="MT1"><presentation:date-time/></text:span></text:p>
          </draw:text-box>
        </draw:frame>
        <draw:frame presentation:style-name="Mpr280" draw:text-style-name="MP2" draw:layer="backgroundobjects" svg:width="9.113cm" svg:height="1.484cm" svg:x="0cm" svg:y="28.215cm" presentation:class="footer">
          <draw:text-box>
            <text:p text:style-name="MP1"><text:span text:style-name="MT1"><presentation:footer/></text:span></text:p>
          </draw:text-box>
        </draw:frame>
        <draw:frame presentation:style-name="Mpr280"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Conclusion" style:page-layout-name="PM1" draw:style-name="Mdp3">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81" draw:text-style-name="MP21" draw:layer="backgroundobjects" svg:width="20.395cm" svg:height="4.974cm" svg:x="2.353cm" svg:y="2.311cm" presentation:class="title" presentation:user-transformed="true">
        <draw:text-box>
          <text:p text:style-name="MP20"><text:span text:style-name="MT36">Click to edit Master title style</text:span></text:p>
        </draw:text-box>
      </draw:frame>
      <draw:frame draw:name="PlaceHolder 2" presentation:style-name="Mpr282" draw:text-style-name="MP21" draw:layer="backgroundobjects" svg:width="29.179cm" svg:height="7.618cm" svg:x="2.39cm" svg:y="9.112cm" presentation:class="outline" presentation:user-transformed="true">
        <draw:text-box>
          <text:list text:style-name="ML2">
            <text:list-item>
              <text:p text:style-name="MP22"><text:span text:style-name="MT37">Click to edit Master text styles</text:span></text:p>
              <text:list>
                <text:list-item>
                  <text:p text:style-name="MP54"><text:span text:style-name="MT11">Second level</text:span></text:p>
                  <text:list>
                    <text:list-item>
                      <text:p text:style-name="MP23"><text:span text:style-name="MT38">Third level</text:span></text:p>
                      <text:list>
                        <text:list-item>
                          <text:p text:style-name="MP55"><text:span text:style-name="MT39">Fourth level</text:span></text:p>
                          <text:list>
                            <text:list-item>
                              <text:p text:style-name="MP24"><text:span text:style-name="MT39">Fifth level</text:span></text:p>
                            </text:list-item>
                          </text:list>
                        </text:list-item>
                      </text:list>
                    </text:list-item>
                  </text:list>
                </text:list-item>
              </text:list>
            </text:list-item>
          </text:list>
        </draw:text-box>
      </draw:frame>
      <draw:frame draw:name="PlaceHolder 3" presentation:style-name="Mpr283"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283"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5" presentation:style-name="Mpr283"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22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clusion-title" draw:layer="backgroundobjects" svg:width="0.001cm" svg:height="0.001cm" svg:x="0cm" svg:y="2.257cm" presentation:class="page"/>
        <draw:frame presentation:style-name="Conclusion-notes" draw:layer="backgroundobjects" svg:width="16.799cm" svg:height="13.364cm" svg:x="2.1cm" svg:y="14.107cm" presentation:class="notes" presentation:placeholder="true">
          <draw:text-box/>
        </draw:frame>
        <draw:frame presentation:style-name="Mpr284" draw:text-style-name="MP2" draw:layer="backgroundobjects" svg:width="9.113cm" svg:height="1.484cm" svg:x="0cm" svg:y="0cm" presentation:class="header">
          <draw:text-box>
            <text:p text:style-name="MP1"><text:span text:style-name="MT1"><presentation:header/></text:span></text:p>
          </draw:text-box>
        </draw:frame>
        <draw:frame presentation:style-name="Mpr284" draw:text-style-name="MP4" draw:layer="backgroundobjects" svg:width="9.113cm" svg:height="1.484cm" svg:x="11.886cm" svg:y="0cm" presentation:class="date-time">
          <draw:text-box>
            <text:p text:style-name="MP3"><text:span text:style-name="MT1"><presentation:date-time/></text:span></text:p>
          </draw:text-box>
        </draw:frame>
        <draw:frame presentation:style-name="Mpr285" draw:text-style-name="MP2" draw:layer="backgroundobjects" svg:width="9.113cm" svg:height="1.484cm" svg:x="0cm" svg:y="28.215cm" presentation:class="footer">
          <draw:text-box>
            <text:p text:style-name="MP1"><text:span text:style-name="MT1"><presentation:footer/></text:span></text:p>
          </draw:text-box>
        </draw:frame>
        <draw:frame presentation:style-name="Mpr285"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Title_2c__20_Photo_20_3" style:display-name="Title, Photo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4" draw:text-style-name="MP18" draw:layer="backgroundobjects" svg:width="14.26cm" svg:height="1.699cm" svg:x="19.628cm" svg:y="17.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86" draw:text-style-name="MP21" draw:layer="backgroundobjects" svg:width="16.177cm" svg:height="11.075cm" svg:x="2.53cm" svg:y="1.34cm" presentation:class="title" presentation:user-transformed="true">
        <draw:text-box>
          <text:p text:style-name="MP20"><text:span text:style-name="MT7">Click to edit Master title style</text:span></text:p>
        </draw:text-box>
      </draw:frame>
      <draw:frame draw:name="PlaceHolder 2" presentation:style-name="Mpr287" draw:text-style-name="MP21" draw:layer="backgroundobjects" svg:width="4.824cm" svg:height="0.739cm" svg:x="2.53cm" svg:y="16.608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288" draw:text-style-name="MP21" draw:layer="backgroundobjects" svg:width="10.478cm" svg:height="13.649cm" svg:x="19.628cm" svg:y="3.69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28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28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89"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41cm" draw:transform="rotate (-1.5707963267949) translate (1.343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3.792cm" svg:height="6.198cm" draw:transform="rotate (-3.14159265358979) translate (33.891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6.198cm" svg:x="30.116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cm" svg:height="5.322cm" draw:transform="rotate (-3.14159265358979) translate (33.869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93cm" svg:height="1.997cm" svg:x="30.096cm" svg:y="9.507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65840"/>
          <draw:equation draw:name="f1" draw:formula="1366200*logwidth/1365840"/>
          <draw:equation draw:name="f2" draw:formula="360*logheight/719280"/>
          <draw:equation draw:name="f3" draw:formula="720000*logheight/71928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92cm" svg:height="5.823cm" draw:transform="rotate (-3.14159265358979) translate (33.891cm 17.331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92cm" svg:height="5.823cm" svg:x="30.094cm" svg:y="11.50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65480"/>
          <draw:equation draw:name="f1" draw:formula="1365480*logwidth/136548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Photo_20_3-title" draw:layer="backgroundobjects" svg:width="0.001cm" svg:height="0.001cm" svg:x="0cm" svg:y="2.257cm" presentation:class="page"/>
        <draw:frame presentation:style-name="Title_2c__20_Photo_20_3-notes" draw:layer="backgroundobjects" svg:width="16.799cm" svg:height="13.364cm" svg:x="2.1cm" svg:y="14.107cm" presentation:class="notes" presentation:placeholder="true">
          <draw:text-box/>
        </draw:frame>
        <draw:frame presentation:style-name="Mpr290" draw:text-style-name="MP2" draw:layer="backgroundobjects" svg:width="9.113cm" svg:height="1.484cm" svg:x="0cm" svg:y="0cm" presentation:class="header">
          <draw:text-box>
            <text:p text:style-name="MP1"><text:span text:style-name="MT1"><presentation:header/></text:span></text:p>
          </draw:text-box>
        </draw:frame>
        <draw:frame presentation:style-name="Mpr290" draw:text-style-name="MP4" draw:layer="backgroundobjects" svg:width="9.113cm" svg:height="1.484cm" svg:x="11.886cm" svg:y="0cm" presentation:class="date-time">
          <draw:text-box>
            <text:p text:style-name="MP3"><text:span text:style-name="MT1"><presentation:date-time/></text:span></text:p>
          </draw:text-box>
        </draw:frame>
        <draw:frame presentation:style-name="Mpr291" draw:text-style-name="MP2" draw:layer="backgroundobjects" svg:width="9.113cm" svg:height="1.484cm" svg:x="0cm" svg:y="28.215cm" presentation:class="footer">
          <draw:text-box>
            <text:p text:style-name="MP1"><text:span text:style-name="MT1"><presentation:footer/></text:span></text:p>
          </draw:text-box>
        </draw:frame>
        <draw:frame presentation:style-name="Mpr291"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Conclusion_20_2" style:display-name="Conclusion 2" style:page-layout-name="PM1" draw:style-name="Mdp3">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92" draw:text-style-name="MP21" draw:layer="backgroundobjects" svg:width="23.419cm" svg:height="5.115cm" svg:x="2.344cm" svg:y="4.52cm" presentation:class="title" presentation:user-transformed="true">
        <draw:text-box>
          <text:p text:style-name="MP20"><text:span text:style-name="MT36">Click to edit Master title style</text:span></text:p>
        </draw:text-box>
      </draw:frame>
      <draw:frame draw:name="PlaceHolder 2" presentation:style-name="Mpr293" draw:text-style-name="MP21" draw:layer="backgroundobjects" svg:width="23.418cm" svg:height="5.973cm" svg:x="2.345cm" svg:y="10.063cm" presentation:class="outline" presentation:user-transformed="true">
        <draw:text-box>
          <text:list text:style-name="ML2">
            <text:list-item>
              <text:p text:style-name="MP22"><text:span text:style-name="MT37">Click to edit Master text styles</text:span></text:p>
              <text:list>
                <text:list-item>
                  <text:p text:style-name="MP54"><text:span text:style-name="MT11">Second level</text:span></text:p>
                  <text:list>
                    <text:list-item>
                      <text:p text:style-name="MP23"><text:span text:style-name="MT38">Third level</text:span></text:p>
                      <text:list>
                        <text:list-item>
                          <text:p text:style-name="MP55"><text:span text:style-name="MT39">Fourth level</text:span></text:p>
                          <text:list>
                            <text:list-item>
                              <text:p text:style-name="MP24"><text:span text:style-name="MT40">Fifth level</text:span></text:p>
                            </text:list-item>
                          </text:list>
                        </text:list-item>
                      </text:list>
                    </text:list-item>
                  </text:list>
                </text:list-item>
              </text:list>
            </text:list-item>
          </text:list>
        </draw:text-box>
      </draw:frame>
      <draw:frame draw:name="PlaceHolder 3" presentation:style-name="Mpr294"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294"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5" presentation:style-name="Mpr294" draw:text-style-name="MP16" draw:layer="backgroundobjects" svg:width="9.004cm" svg:height="0.739cm" svg:x="22.985cm" svg:y="17.78cm" presentation:class="page-number" presentation:user-transformed="true">
        <draw:text-box>
          <text:p/>
        </draw:text-box>
      </draw:frame>
      <draw:custom-shape draw:name="Freeform: Shape 16" draw:style-name="Mgr3" draw:text-style-name="MP17"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3" draw:text-style-name="MP17" draw:layer="backgroundobjects" svg:width="1.185cm" svg:height="2.373cm" svg:x="1.31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clusion_20_2-title" draw:layer="backgroundobjects" svg:width="0.001cm" svg:height="0.001cm" svg:x="0cm" svg:y="2.257cm" presentation:class="page"/>
        <draw:frame presentation:style-name="Conclusion_20_2-notes" draw:layer="backgroundobjects" svg:width="16.799cm" svg:height="13.364cm" svg:x="2.1cm" svg:y="14.107cm" presentation:class="notes" presentation:placeholder="true">
          <draw:text-box/>
        </draw:frame>
        <draw:frame presentation:style-name="Mpr295" draw:text-style-name="MP2" draw:layer="backgroundobjects" svg:width="9.113cm" svg:height="1.484cm" svg:x="0cm" svg:y="0cm" presentation:class="header">
          <draw:text-box>
            <text:p text:style-name="MP1"><text:span text:style-name="MT1"><presentation:header/></text:span></text:p>
          </draw:text-box>
        </draw:frame>
        <draw:frame presentation:style-name="Mpr295" draw:text-style-name="MP4" draw:layer="backgroundobjects" svg:width="9.113cm" svg:height="1.484cm" svg:x="11.886cm" svg:y="0cm" presentation:class="date-time">
          <draw:text-box>
            <text:p text:style-name="MP3"><text:span text:style-name="MT1"><presentation:date-time/></text:span></text:p>
          </draw:text-box>
        </draw:frame>
        <draw:frame presentation:style-name="Mpr296" draw:text-style-name="MP2" draw:layer="backgroundobjects" svg:width="9.113cm" svg:height="1.484cm" svg:x="0cm" svg:y="28.215cm" presentation:class="footer">
          <draw:text-box>
            <text:p text:style-name="MP1"><text:span text:style-name="MT1"><presentation:footer/></text:span></text:p>
          </draw:text-box>
        </draw:frame>
        <draw:frame presentation:style-name="Mpr296"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Closing"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4" draw:text-style-name="MP18" draw:layer="backgroundobjects" svg:width="14.238cm" svg:height="1.699cm" svg:x="19.628cm" svg:y="17.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97" draw:text-style-name="MP21" draw:layer="backgroundobjects" svg:width="14.647cm" svg:height="10.536cm" svg:x="3.016cm" svg:y="4.256cm" presentation:class="title" presentation:user-transformed="true">
        <draw:text-box>
          <text:p text:style-name="MP20"><text:span text:style-name="MT7">Click to edit Master title style</text:span></text:p>
        </draw:text-box>
      </draw:frame>
      <draw:frame draw:name="PlaceHolder 2" presentation:style-name="Mpr298" draw:text-style-name="MP21" draw:layer="backgroundobjects" svg:width="10.495cm" svg:height="13.676cm" svg:x="19.622cm" svg:y="3.68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9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29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99" draw:text-style-name="MP16" draw:layer="backgroundobjects" svg:width="9.004cm" svg:height="0.739cm" svg:x="22.985cm" svg:y="17.78cm" presentation:class="page-number" presentation:user-transformed="true">
        <draw:text-box>
          <text:p/>
        </draw:text-box>
      </draw:frame>
      <draw:custom-shape draw:name="Rectangle 9" draw:style-name="Mgr7" draw:text-style-name="MP30" draw:layer="backgroundobjects" svg:width="0.76cm" svg:height="1.335cm" draw:transform="rotate (-1.5707963267949) translate (1.337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3.792cm" svg:height="6.198cm" draw:transform="rotate (-3.14159265358979) translate (33.891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6.198cm" svg:x="30.116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cm" svg:height="5.322cm" draw:transform="rotate (-3.14159265358979) translate (33.869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7cm" svg:height="1.875cm" svg:x="30.096cm" svg:y="9.62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57560"/>
          <draw:equation draw:name="f1" draw:formula="1357920*logwidth/1357560"/>
          <draw:equation draw:name="f2" draw:formula="360*logheight/675360"/>
          <draw:equation draw:name="f3" draw:formula="676080*logheight/67536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7cm" svg:height="5.823cm" draw:transform="rotate (-3.14159265358979) translate (33.869cm 17.331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5.823cm" svg:x="30.094cm" svg:y="11.50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losing-title" draw:layer="backgroundobjects" svg:width="0.001cm" svg:height="0.001cm" svg:x="0cm" svg:y="2.257cm" presentation:class="page"/>
        <draw:frame presentation:style-name="Closing-notes" draw:layer="backgroundobjects" svg:width="16.799cm" svg:height="13.364cm" svg:x="2.1cm" svg:y="14.107cm" presentation:class="notes" presentation:placeholder="true">
          <draw:text-box/>
        </draw:frame>
        <draw:frame presentation:style-name="Mpr300" draw:text-style-name="MP2" draw:layer="backgroundobjects" svg:width="9.113cm" svg:height="1.484cm" svg:x="0cm" svg:y="0cm" presentation:class="header">
          <draw:text-box>
            <text:p text:style-name="MP1"><text:span text:style-name="MT1"><presentation:header/></text:span></text:p>
          </draw:text-box>
        </draw:frame>
        <draw:frame presentation:style-name="Mpr300" draw:text-style-name="MP4" draw:layer="backgroundobjects" svg:width="9.113cm" svg:height="1.484cm" svg:x="11.886cm" svg:y="0cm" presentation:class="date-time">
          <draw:text-box>
            <text:p text:style-name="MP3"><text:span text:style-name="MT1"><presentation:date-time/></text:span></text:p>
          </draw:text-box>
        </draw:frame>
        <draw:frame presentation:style-name="Mpr301" draw:text-style-name="MP2" draw:layer="backgroundobjects" svg:width="9.113cm" svg:height="1.484cm" svg:x="0cm" svg:y="28.215cm" presentation:class="footer">
          <draw:text-box>
            <text:p text:style-name="MP1"><text:span text:style-name="MT1"><presentation:footer/></text:span></text:p>
          </draw:text-box>
        </draw:frame>
        <draw:frame presentation:style-name="Mpr301"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Agenda_2c__20_6_20_items" style:display-name="Agenda, 6 items"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02"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303" draw:text-style-name="MP6" draw:layer="backgroundobjects" svg:width="1.206cm" svg:height="1.07cm" svg:x="2.342cm" svg:y="6.898cm" presentation:class="outline" presentation:user-transformed="true">
        <draw:text-box>
          <text:list text:style-name="ML2">
            <text:list-item>
              <text:p text:style-name="MP7"><text:span text:style-name="MT33">01</text:span></text:p>
            </text:list-item>
          </text:list>
        </draw:text-box>
      </draw:frame>
      <draw:frame draw:name="PlaceHolder 3" presentation:style-name="Mpr303" draw:text-style-name="MP21" draw:layer="backgroundobjects" svg:width="7.813cm" svg:height="2.19cm" svg:x="3.845cm" svg:y="6.412cm" presentation:class="outline" presentation:user-transformed="true">
        <draw:text-box>
          <text:p text:style-name="MP20"><text:span text:style-name="MT33">Click to edit Master text styles</text:span></text:p>
        </draw:text-box>
      </draw:frame>
      <draw:frame draw:name="PlaceHolder 4" presentation:style-name="Mpr304" draw:text-style-name="MP21" draw:layer="backgroundobjects" svg:width="7.812cm" svg:height="2cm" svg:x="3.846cm" svg:y="8.947cm" presentation:class="outline" presentation:user-transformed="true">
        <draw:text-box>
          <text:p text:style-name="MP29"><text:span text:style-name="MT35">Click to edit Master text styles</text:span></text:p>
        </draw:text-box>
      </draw:frame>
      <draw:frame draw:name="PlaceHolder 5" presentation:style-name="Mpr303" draw:text-style-name="MP6" draw:layer="backgroundobjects" svg:width="1.206cm" svg:height="1.07cm" svg:x="12.284cm" svg:y="6.898cm" presentation:class="outline" presentation:user-transformed="true">
        <draw:text-box>
          <text:p text:style-name="MP7"><text:span text:style-name="MT33">02</text:span></text:p>
        </draw:text-box>
      </draw:frame>
      <draw:frame draw:name="PlaceHolder 6" presentation:style-name="Mpr303" draw:text-style-name="MP21" draw:layer="backgroundobjects" svg:width="7.813cm" svg:height="2.19cm" svg:x="13.786cm" svg:y="6.412cm" presentation:class="outline" presentation:user-transformed="true">
        <draw:text-box>
          <text:p text:style-name="MP20"><text:span text:style-name="MT33">Click to edit Master text styles</text:span></text:p>
        </draw:text-box>
      </draw:frame>
      <draw:frame draw:name="PlaceHolder 7" presentation:style-name="Mpr304" draw:text-style-name="MP21" draw:layer="backgroundobjects" svg:width="7.812cm" svg:height="2cm" svg:x="13.786cm" svg:y="8.947cm" presentation:class="outline" presentation:user-transformed="true">
        <draw:text-box>
          <text:p text:style-name="MP29"><text:span text:style-name="MT35">Click to edit Master text styles</text:span></text:p>
        </draw:text-box>
      </draw:frame>
      <draw:frame draw:name="PlaceHolder 8" presentation:style-name="Mpr303" draw:text-style-name="MP6" draw:layer="backgroundobjects" svg:width="1.206cm" svg:height="1.07cm" svg:x="22.209cm" svg:y="6.898cm" presentation:class="outline" presentation:user-transformed="true">
        <draw:text-box>
          <text:p text:style-name="MP7"><text:span text:style-name="MT33">03</text:span></text:p>
        </draw:text-box>
      </draw:frame>
      <draw:frame draw:name="PlaceHolder 9" presentation:style-name="Mpr303" draw:text-style-name="MP21" draw:layer="backgroundobjects" svg:width="7.813cm" svg:height="2.19cm" svg:x="23.711cm" svg:y="6.412cm" presentation:class="outline" presentation:user-transformed="true">
        <draw:text-box>
          <text:p text:style-name="MP20"><text:span text:style-name="MT33">Click to edit Master text styles</text:span></text:p>
        </draw:text-box>
      </draw:frame>
      <draw:frame draw:name="PlaceHolder 10" presentation:style-name="Mpr304" draw:text-style-name="MP21" draw:layer="backgroundobjects" svg:width="7.812cm" svg:height="2cm" svg:x="23.727cm" svg:y="8.947cm" presentation:class="outline" presentation:user-transformed="true">
        <draw:text-box>
          <text:p text:style-name="MP29"><text:span text:style-name="MT35">Click to edit Master text styles</text:span></text:p>
        </draw:text-box>
      </draw:frame>
      <draw:frame draw:name="PlaceHolder 11" presentation:style-name="Mpr303" draw:text-style-name="MP6" draw:layer="backgroundobjects" svg:width="1.206cm" svg:height="1.07cm" svg:x="2.342cm" svg:y="12.068cm" presentation:class="outline" presentation:user-transformed="true">
        <draw:text-box>
          <text:p text:style-name="MP7"><text:span text:style-name="MT33">04</text:span></text:p>
        </draw:text-box>
      </draw:frame>
      <draw:frame draw:name="PlaceHolder 12" presentation:style-name="Mpr303" draw:text-style-name="MP21" draw:layer="backgroundobjects" svg:width="7.813cm" svg:height="2.19cm" svg:x="3.845cm" svg:y="11.596cm" presentation:class="outline" presentation:user-transformed="true">
        <draw:text-box>
          <text:p text:style-name="MP20"><text:span text:style-name="MT33">Click to edit Master text styles</text:span></text:p>
        </draw:text-box>
      </draw:frame>
      <draw:frame draw:name="PlaceHolder 13" presentation:style-name="Mpr304" draw:text-style-name="MP21" draw:layer="backgroundobjects" svg:width="7.812cm" svg:height="2cm" svg:x="3.846cm" svg:y="14.132cm" presentation:class="outline" presentation:user-transformed="true">
        <draw:text-box>
          <text:p text:style-name="MP29"><text:span text:style-name="MT35">Click to edit Master text styles</text:span></text:p>
        </draw:text-box>
      </draw:frame>
      <draw:frame draw:name="PlaceHolder 14" presentation:style-name="Mpr303" draw:text-style-name="MP6" draw:layer="backgroundobjects" svg:width="1.206cm" svg:height="1.07cm" svg:x="12.284cm" svg:y="12.068cm" presentation:class="outline" presentation:user-transformed="true">
        <draw:text-box>
          <text:p text:style-name="MP7"><text:span text:style-name="MT33">05</text:span></text:p>
        </draw:text-box>
      </draw:frame>
      <draw:frame draw:name="PlaceHolder 15" presentation:style-name="Mpr303" draw:text-style-name="MP21" draw:layer="backgroundobjects" svg:width="7.813cm" svg:height="2.19cm" svg:x="13.786cm" svg:y="11.596cm" presentation:class="outline" presentation:user-transformed="true">
        <draw:text-box>
          <text:p text:style-name="MP20"><text:span text:style-name="MT33">Click to edit Master text styles</text:span></text:p>
        </draw:text-box>
      </draw:frame>
      <draw:frame draw:name="PlaceHolder 16" presentation:style-name="Mpr304" draw:text-style-name="MP21" draw:layer="backgroundobjects" svg:width="7.812cm" svg:height="2cm" svg:x="13.786cm" svg:y="14.132cm" presentation:class="outline" presentation:user-transformed="true">
        <draw:text-box>
          <text:p text:style-name="MP29"><text:span text:style-name="MT35">Click to edit Master text styles</text:span></text:p>
        </draw:text-box>
      </draw:frame>
      <draw:frame draw:name="PlaceHolder 17" presentation:style-name="Mpr303" draw:text-style-name="MP6" draw:layer="backgroundobjects" svg:width="1.206cm" svg:height="1.07cm" svg:x="22.209cm" svg:y="12.068cm" presentation:class="outline" presentation:user-transformed="true">
        <draw:text-box>
          <text:p text:style-name="MP7"><text:span text:style-name="MT33">06</text:span></text:p>
        </draw:text-box>
      </draw:frame>
      <draw:frame draw:name="PlaceHolder 18" presentation:style-name="Mpr303" draw:text-style-name="MP21" draw:layer="backgroundobjects" svg:width="7.813cm" svg:height="2.19cm" svg:x="23.711cm" svg:y="11.596cm" presentation:class="outline" presentation:user-transformed="true">
        <draw:text-box>
          <text:p text:style-name="MP20"><text:span text:style-name="MT33">Click to edit Master text styles</text:span></text:p>
        </draw:text-box>
      </draw:frame>
      <draw:frame draw:name="PlaceHolder 19" presentation:style-name="Mpr304" draw:text-style-name="MP21" draw:layer="backgroundobjects" svg:width="7.812cm" svg:height="2cm" svg:x="23.727cm" svg:y="14.132cm" presentation:class="outline" presentation:user-transformed="true">
        <draw:text-box>
          <text:p text:style-name="MP29"><text:span text:style-name="MT35">Click to edit Master text styles</text:span></text:p>
        </draw:text-box>
      </draw:frame>
      <draw:frame draw:name="PlaceHolder 20" presentation:style-name="Mpr30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21" presentation:style-name="Mpr30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22" presentation:style-name="Mpr305"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Agenda_2c__20_6_20_items-title" draw:layer="backgroundobjects" svg:width="0.001cm" svg:height="0.001cm" svg:x="0cm" svg:y="2.257cm" presentation:class="page"/>
        <draw:frame presentation:style-name="Agenda_2c__20_6_20_items-notes" draw:layer="backgroundobjects" svg:width="16.799cm" svg:height="13.364cm" svg:x="2.1cm" svg:y="14.107cm" presentation:class="notes" presentation:placeholder="true">
          <draw:text-box/>
        </draw:frame>
        <draw:frame presentation:style-name="Mpr306" draw:text-style-name="MP2" draw:layer="backgroundobjects" svg:width="9.113cm" svg:height="1.484cm" svg:x="0cm" svg:y="0cm" presentation:class="header">
          <draw:text-box>
            <text:p text:style-name="MP1"><text:span text:style-name="MT1"><presentation:header/></text:span></text:p>
          </draw:text-box>
        </draw:frame>
        <draw:frame presentation:style-name="Mpr306" draw:text-style-name="MP4" draw:layer="backgroundobjects" svg:width="9.113cm" svg:height="1.484cm" svg:x="11.886cm" svg:y="0cm" presentation:class="date-time">
          <draw:text-box>
            <text:p text:style-name="MP3"><text:span text:style-name="MT1"><presentation:date-time/></text:span></text:p>
          </draw:text-box>
        </draw:frame>
        <draw:frame presentation:style-name="Mpr307" draw:text-style-name="MP2" draw:layer="backgroundobjects" svg:width="9.113cm" svg:height="1.484cm" svg:x="0cm" svg:y="28.215cm" presentation:class="footer">
          <draw:text-box>
            <text:p text:style-name="MP1"><text:span text:style-name="MT1"><presentation:footer/></text:span></text:p>
          </draw:text-box>
        </draw:frame>
        <draw:frame presentation:style-name="Mpr307"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Basic_20_Layout" style:display-name="Basic Layout" style:page-layout-name="PM1" draw:style-name="Mdp4">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08" draw:text-style-name="MP6" draw:layer="backgroundobjects" svg:width="33.868cm" svg:height="2.132cm" svg:x="0cm" svg:y="0.457cm" presentation:class="outline" presentation:user-transformed="true">
        <draw:text-box>
          <text:list text:style-name="ML2">
            <text:list-item>
              <text:p text:style-name="MP7"><text:span text:style-name="MT41">BASIC LAYOUT</text:span></text:p>
            </text:list-item>
          </text:list>
        </draw:text-box>
      </draw:frame>
      <draw:frame draw:name="PlaceHolder 2" presentation:style-name="Mpr308" draw:text-style-name="MP6" draw:layer="backgroundobjects" svg:width="33.868cm" svg:height="1.065cm" svg:x="0cm" svg:y="2.591cm" presentation:class="outline" presentation:user-transformed="true">
        <draw:text-box>
          <text:p text:style-name="MP7"><text:span text:style-name="MT42">Insert the title of your subtitle Here</text:span></text:p>
        </draw:text-box>
      </draw:frame>
      <draw:custom-shape draw:name="Rectangle 3" draw:style-name="Mgr10" draw:text-style-name="MP56" draw:layer="backgroundobjects" svg:width="33.868cm" svg:height="0.798cm" svg:x="0cm" svg:y="18.3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그룹 5" draw:style-name="Mgr11">
        <draw:custom-shape draw:name="자유형: 도형 6" draw:style-name="Mgr10" draw:text-style-name="MP57" draw:layer="layout" svg:width="4.229cm" svg:height="3.456cm" svg:x="29.638cm" svg:y="15.539cm">
          <text:p/>
          <draw:enhanced-geometry draw:mirror-horizontal="false" draw:mirror-vertical="false" svg:viewBox="0 0 0 0" draw:glue-points="?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drawooo:sub-view-size="4569687 3734730" draw:text-areas="?f0 ?f2 ?f1 ?f3" draw:type="ooxml-non-primitive" draw:enhanced-path="M 2611712 0 L 2927539 0 3010471 662843 3062414 672782 C 3191764 706062 3302353 786083 3375104 893768 L 3401966 943258 3444529 938967 C 3668109 938967 3859940 1074903 3941882 1268635 L 3950232 1295533 3968452 1289878 C 3992135 1285031 4016657 1282486 4041773 1282486 4217586 1282486 4364272 1407196 4398197 1572980 L 4401113 1601912 4509768 1612865 4569687 1630661 4569687 3685776 4479175 3694900 C 4332673 3694900 4196572 3650364 4083674 3574092 L 4051094 3547210 4009782 3581295 C 3944790 3625203 3866441 3650841 3782104 3650841 3669655 3650841 3567851 3605262 3494159 3531570 L 3452428 3480992 3441126 3501813 C 3367946 3610134 3244018 3681351 3103456 3681351 2991007 3681351 2889203 3635772 2815511 3562080 L 2772231 3509625 2697608 3571194 C 2544873 3674380 2382991 3737583 2162552 3734631 1740716 3728982 1534323 3547967 1390478 3368488 1316786 3442180 1170122 3498625 1046262 3459623 922402 3420621 685290 3320037 647319 3134475 L 642925 3090891 634894 3098188 C 569902 3142096 491553 3167734 407216 3167734 182317 3167734 0 2985417 0 2760518 0 2535619 182317 2353302 407216 2353302 435328 2353302 462775 2356151 489284 2361575 L 508084 2367411 503849 2325400 C 503849 1984177 780465 1707561 1121688 1707561 1164341 1707561 1205984 1711883 1246204 1720113 L 1284356 1731957 1305976 1705754 C 1417783 1593947 1572242 1524793 1742854 1524793 L 1760288 1526551 1748032 1487068 C 1744637 1470476 1742854 1453297 1742854 1435701 1742854 1312531 1830222 1209766 1946367 1185999 L 1956892 1184938 1963928 1115143 C 2010227 888886 2210419 718687 2450363 718687 L 2520904 725798 2611712 0 Z N">
            <draw:equation draw:name="f0" draw:formula="0*logwidth/1522800"/>
            <draw:equation draw:name="f1" draw:formula="1523160*logwidth/1522800"/>
            <draw:equation draw:name="f2" draw:formula="0*logheight/1244520"/>
            <draw:equation draw:name="f3" draw:formula="1244880*logheight/1244520"/>
            <draw:equation draw:name="f4" draw:formula="2611712*logwidth/4569687"/>
            <draw:equation draw:name="f5" draw:formula="0*logheight/3734631"/>
            <draw:equation draw:name="f6" draw:formula="2927539*logwidth/4569687"/>
            <draw:equation draw:name="f7" draw:formula="0*logheight/3734631"/>
            <draw:equation draw:name="f8" draw:formula="3010471*logwidth/4569687"/>
            <draw:equation draw:name="f9" draw:formula="662843*logheight/3734631"/>
            <draw:equation draw:name="f10" draw:formula="3062414*logwidth/4569687"/>
            <draw:equation draw:name="f11" draw:formula="672782*logheight/3734631"/>
            <draw:equation draw:name="f12" draw:formula="3375104*logwidth/4569687"/>
            <draw:equation draw:name="f13" draw:formula="893768*logheight/3734631"/>
            <draw:equation draw:name="f14" draw:formula="3401966*logwidth/4569687"/>
            <draw:equation draw:name="f15" draw:formula="943258*logheight/3734631"/>
            <draw:equation draw:name="f16" draw:formula="3444529*logwidth/4569687"/>
            <draw:equation draw:name="f17" draw:formula="938967*logheight/3734631"/>
            <draw:equation draw:name="f18" draw:formula="3941882*logwidth/4569687"/>
            <draw:equation draw:name="f19" draw:formula="1268635*logheight/3734631"/>
            <draw:equation draw:name="f20" draw:formula="3950232*logwidth/4569687"/>
            <draw:equation draw:name="f21" draw:formula="1295533*logheight/3734631"/>
            <draw:equation draw:name="f22" draw:formula="3968452*logwidth/4569687"/>
            <draw:equation draw:name="f23" draw:formula="1289878*logheight/3734631"/>
            <draw:equation draw:name="f24" draw:formula="4041773*logwidth/4569687"/>
            <draw:equation draw:name="f25" draw:formula="1282486*logheight/3734631"/>
            <draw:equation draw:name="f26" draw:formula="4398197*logwidth/4569687"/>
            <draw:equation draw:name="f27" draw:formula="1572980*logheight/3734631"/>
            <draw:equation draw:name="f28" draw:formula="4401113*logwidth/4569687"/>
            <draw:equation draw:name="f29" draw:formula="1601912*logheight/3734631"/>
            <draw:equation draw:name="f30" draw:formula="4509768*logwidth/4569687"/>
            <draw:equation draw:name="f31" draw:formula="1612865*logheight/3734631"/>
            <draw:equation draw:name="f32" draw:formula="4569687*logwidth/4569687"/>
            <draw:equation draw:name="f33" draw:formula="1630661*logheight/3734631"/>
            <draw:equation draw:name="f34" draw:formula="4569687*logwidth/4569687"/>
            <draw:equation draw:name="f35" draw:formula="3685776*logheight/3734631"/>
            <draw:equation draw:name="f36" draw:formula="4479175*logwidth/4569687"/>
            <draw:equation draw:name="f37" draw:formula="3694900*logheight/3734631"/>
            <draw:equation draw:name="f38" draw:formula="4083674*logwidth/4569687"/>
            <draw:equation draw:name="f39" draw:formula="3574092*logheight/3734631"/>
            <draw:equation draw:name="f40" draw:formula="4051094*logwidth/4569687"/>
            <draw:equation draw:name="f41" draw:formula="3547210*logheight/3734631"/>
            <draw:equation draw:name="f42" draw:formula="4009782*logwidth/4569687"/>
            <draw:equation draw:name="f43" draw:formula="3581295*logheight/3734631"/>
            <draw:equation draw:name="f44" draw:formula="3782104*logwidth/4569687"/>
            <draw:equation draw:name="f45" draw:formula="3650841*logheight/3734631"/>
            <draw:equation draw:name="f46" draw:formula="3494159*logwidth/4569687"/>
            <draw:equation draw:name="f47" draw:formula="3531570*logheight/3734631"/>
            <draw:equation draw:name="f48" draw:formula="3452428*logwidth/4569687"/>
            <draw:equation draw:name="f49" draw:formula="3480992*logheight/3734631"/>
            <draw:equation draw:name="f50" draw:formula="3441126*logwidth/4569687"/>
            <draw:equation draw:name="f51" draw:formula="3501813*logheight/3734631"/>
            <draw:equation draw:name="f52" draw:formula="3103456*logwidth/4569687"/>
            <draw:equation draw:name="f53" draw:formula="3681351*logheight/3734631"/>
            <draw:equation draw:name="f54" draw:formula="2815511*logwidth/4569687"/>
            <draw:equation draw:name="f55" draw:formula="3562080*logheight/3734631"/>
            <draw:equation draw:name="f56" draw:formula="2772231*logwidth/4569687"/>
            <draw:equation draw:name="f57" draw:formula="3509625*logheight/3734631"/>
            <draw:equation draw:name="f58" draw:formula="2697608*logwidth/4569687"/>
            <draw:equation draw:name="f59" draw:formula="3571194*logheight/3734631"/>
            <draw:equation draw:name="f60" draw:formula="2162552*logwidth/4569687"/>
            <draw:equation draw:name="f61" draw:formula="3734631*logheight/3734631"/>
            <draw:equation draw:name="f62" draw:formula="1369010*logwidth/4569687"/>
            <draw:equation draw:name="f63" draw:formula="3312708*logheight/3734631"/>
            <draw:equation draw:name="f64" draw:formula="1334207*logwidth/4569687"/>
            <draw:equation draw:name="f65" draw:formula="3340352*logheight/3734631"/>
            <draw:equation draw:name="f66" draw:formula="1046262*logwidth/4569687"/>
            <draw:equation draw:name="f67" draw:formula="3459623*logheight/3734631"/>
            <draw:equation draw:name="f68" draw:formula="647319*logwidth/4569687"/>
            <draw:equation draw:name="f69" draw:formula="3134475*logheight/3734631"/>
            <draw:equation draw:name="f70" draw:formula="642925*logwidth/4569687"/>
            <draw:equation draw:name="f71" draw:formula="3090891*logheight/3734631"/>
            <draw:equation draw:name="f72" draw:formula="634894*logwidth/4569687"/>
            <draw:equation draw:name="f73" draw:formula="3098188*logheight/3734631"/>
            <draw:equation draw:name="f74" draw:formula="407216*logwidth/4569687"/>
            <draw:equation draw:name="f75" draw:formula="3167734*logheight/3734631"/>
            <draw:equation draw:name="f76" draw:formula="0*logwidth/4569687"/>
            <draw:equation draw:name="f77" draw:formula="2760518*logheight/3734631"/>
            <draw:equation draw:name="f78" draw:formula="407216*logwidth/4569687"/>
            <draw:equation draw:name="f79" draw:formula="2353302*logheight/3734631"/>
            <draw:equation draw:name="f80" draw:formula="489284*logwidth/4569687"/>
            <draw:equation draw:name="f81" draw:formula="2361575*logheight/3734631"/>
            <draw:equation draw:name="f82" draw:formula="508084*logwidth/4569687"/>
            <draw:equation draw:name="f83" draw:formula="2367411*logheight/3734631"/>
            <draw:equation draw:name="f84" draw:formula="503849*logwidth/4569687"/>
            <draw:equation draw:name="f85" draw:formula="2325400*logheight/3734631"/>
            <draw:equation draw:name="f86" draw:formula="1121688*logwidth/4569687"/>
            <draw:equation draw:name="f87" draw:formula="1707561*logheight/3734631"/>
            <draw:equation draw:name="f88" draw:formula="1246204*logwidth/4569687"/>
            <draw:equation draw:name="f89" draw:formula="1720113*logheight/3734631"/>
            <draw:equation draw:name="f90" draw:formula="1284356*logwidth/4569687"/>
            <draw:equation draw:name="f91" draw:formula="1731957*logheight/3734631"/>
            <draw:equation draw:name="f92" draw:formula="1305976*logwidth/4569687"/>
            <draw:equation draw:name="f93" draw:formula="1705754*logheight/3734631"/>
            <draw:equation draw:name="f94" draw:formula="1742854*logwidth/4569687"/>
            <draw:equation draw:name="f95" draw:formula="1524793*logheight/3734631"/>
            <draw:equation draw:name="f96" draw:formula="1760288*logwidth/4569687"/>
            <draw:equation draw:name="f97" draw:formula="1526551*logheight/3734631"/>
            <draw:equation draw:name="f98" draw:formula="1748032*logwidth/4569687"/>
            <draw:equation draw:name="f99" draw:formula="1487068*logheight/3734631"/>
            <draw:equation draw:name="f100" draw:formula="1742854*logwidth/4569687"/>
            <draw:equation draw:name="f101" draw:formula="1435701*logheight/3734631"/>
            <draw:equation draw:name="f102" draw:formula="1946367*logwidth/4569687"/>
            <draw:equation draw:name="f103" draw:formula="1185999*logheight/3734631"/>
            <draw:equation draw:name="f104" draw:formula="1956892*logwidth/4569687"/>
            <draw:equation draw:name="f105" draw:formula="1184938*logheight/3734631"/>
            <draw:equation draw:name="f106" draw:formula="1963928*logwidth/4569687"/>
            <draw:equation draw:name="f107" draw:formula="1115143*logheight/3734631"/>
            <draw:equation draw:name="f108" draw:formula="2450363*logwidth/4569687"/>
            <draw:equation draw:name="f109" draw:formula="718687*logheight/3734631"/>
            <draw:equation draw:name="f110" draw:formula="2520904*logwidth/4569687"/>
            <draw:equation draw:name="f111" draw:formula="725798*logheight/3734631"/>
          </draw:enhanced-geometry>
        </draw:custom-shape>
        <draw:g draw:name="그룹 7" draw:style-name="Mgr11">
          <draw:g draw:name="그룹 8" draw:style-name="Mgr11">
            <draw:custom-shape draw:name="이등변 삼각형 49" draw:style-name="Mgr12" draw:text-style-name="MP58" draw:layer="layout" svg:width="0.499cm" svg:height="1.058cm" svg:x="31.952cm" svg:y="14.596cm">
              <text:p/>
              <draw:enhanced-geometry draw:mirror-horizontal="false" draw:mirror-vertical="false" svg:viewBox="0 0 0 0" draw:glue-points="?f4 ?f5 ?f6 ?f7 ?f8 ?f9 ?f10 ?f11" drawooo:sub-view-size="495969 1049255" draw:text-areas="?f0 ?f2 ?f1 ?f3" draw:type="ooxml-non-primitive" draw:enhanced-path="M 95257 1049255 C 6676 723357 -121664 317947 250929 0 612920 328549 489882 781667 406601 1049255 L 95257 1049255 Z N">
                <draw:equation draw:name="f0" draw:formula="0*logwidth/180000"/>
                <draw:equation draw:name="f1" draw:formula="180360*logwidth/180000"/>
                <draw:equation draw:name="f2" draw:formula="0*logheight/381240"/>
                <draw:equation draw:name="f3" draw:formula="381600*logheight/381240"/>
                <draw:equation draw:name="f4" draw:formula="45684*logwidth/357028"/>
                <draw:equation draw:name="f5" draw:formula="1049255*logheight/1049255"/>
                <draw:equation draw:name="f6" draw:formula="201356*logwidth/357028"/>
                <draw:equation draw:name="f7" draw:formula="0*logheight/1049255"/>
                <draw:equation draw:name="f8" draw:formula="357028*logwidth/357028"/>
                <draw:equation draw:name="f9" draw:formula="1049255*logheight/1049255"/>
                <draw:equation draw:name="f10" draw:formula="45684*logwidth/357028"/>
                <draw:equation draw:name="f11" draw:formula="1049255*logheight/1049255"/>
              </draw:enhanced-geometry>
            </draw:custom-shape>
            <draw:custom-shape draw:name="자유형: 도형 16" draw:style-name="Mgr13" draw:text-style-name="MP59" draw:layer="layout" svg:width="0.366cm" svg:height="0.092cm" svg:x="32.024cm" svg:y="15.563cm">
              <text:p/>
              <draw:enhanced-geometry draw:mirror-horizontal="false" draw:mirror-vertical="false" svg:viewBox="0 0 0 0" draw:glue-points="?f4 ?f5 ?f6 ?f7 ?f8 ?f9 ?f10 ?f11" drawooo:sub-view-size="364003 92935" draw:text-areas="?f0 ?f2 ?f1 ?f3" draw:type="ooxml-non-primitive" draw:enhanced-path="M 0 0 L 364003 0 336518 92935 25174 92935 Z N">
                <draw:equation draw:name="f0" draw:formula="0*logwidth/132120"/>
                <draw:equation draw:name="f1" draw:formula="132480*logwidth/132120"/>
                <draw:equation draw:name="f2" draw:formula="0*logheight/33480"/>
                <draw:equation draw:name="f3" draw:formula="33840*logheight/33480"/>
                <draw:equation draw:name="f4" draw:formula="0*logwidth/364003"/>
                <draw:equation draw:name="f5" draw:formula="0*logheight/92935"/>
                <draw:equation draw:name="f6" draw:formula="364003*logwidth/364003"/>
                <draw:equation draw:name="f7" draw:formula="0*logheight/92935"/>
                <draw:equation draw:name="f8" draw:formula="336518*logwidth/364003"/>
                <draw:equation draw:name="f9" draw:formula="92935*logheight/92935"/>
                <draw:equation draw:name="f10" draw:formula="25174*logwidth/364003"/>
                <draw:equation draw:name="f11" draw:formula="92935*logheight/92935"/>
              </draw:enhanced-geometry>
            </draw:custom-shape>
            <draw:custom-shape draw:name="자유형: 도형 17" draw:style-name="Mgr7" draw:text-style-name="MP60" draw:layer="layout" svg:width="0.447cm" svg:height="0.352cm" svg:x="31.978cm" svg:y="14.593cm">
              <text:p/>
              <draw:enhanced-geometry draw:mirror-horizontal="false" draw:mirror-vertical="false" svg:viewBox="0 0 0 0" draw:glue-points="?f4 ?f5 ?f6 ?f7 ?f8 ?f9 ?f10 ?f11 ?f12 ?f13 ?f14 ?f15" drawooo:sub-view-size="444279 350537" draw:text-areas="?f0 ?f2 ?f1 ?f3" draw:type="ooxml-non-primitive" draw:enhanced-path="M 227272 0 C 340394 102672 406151 217508 440556 335046 L 444279 350537 0 350537 8223 318604 C 43321 207258 110837 99358 227272 0 Z N">
                <draw:equation draw:name="f0" draw:formula="0*logwidth/161280"/>
                <draw:equation draw:name="f1" draw:formula="161640*logwidth/161280"/>
                <draw:equation draw:name="f2" draw:formula="0*logheight/127080"/>
                <draw:equation draw:name="f3" draw:formula="127440*logheight/127080"/>
                <draw:equation draw:name="f4" draw:formula="227272*logwidth/444279"/>
                <draw:equation draw:name="f5" draw:formula="0*logheight/350537"/>
                <draw:equation draw:name="f6" draw:formula="440556*logwidth/444279"/>
                <draw:equation draw:name="f7" draw:formula="335046*logheight/350537"/>
                <draw:equation draw:name="f8" draw:formula="444279*logwidth/444279"/>
                <draw:equation draw:name="f9" draw:formula="350537*logheight/350537"/>
                <draw:equation draw:name="f10" draw:formula="0*logwidth/444279"/>
                <draw:equation draw:name="f11" draw:formula="350537*logheight/350537"/>
                <draw:equation draw:name="f12" draw:formula="8223*logwidth/444279"/>
                <draw:equation draw:name="f13" draw:formula="318604*logheight/350537"/>
                <draw:equation draw:name="f14" draw:formula="227272*logwidth/444279"/>
                <draw:equation draw:name="f15" draw:formula="0*logheight/350537"/>
              </draw:enhanced-geometry>
            </draw:custom-shape>
          </draw:g>
          <draw:custom-shape draw:name="타원 11" draw:style-name="Mgr14" draw:text-style-name="MP57" draw:layer="layout" svg:width="0.18cm" svg:height="0.18cm" svg:x="32.111cm" svg:y="15.036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사각형 12" draw:style-name="Mgr15" draw:text-style-name="MP61" draw:layer="layout" svg:width="0.02cm" svg:height="0.435cm" svg:x="32.189cm" svg:y="15.39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자유형: 도형 13" draw:style-name="Mgr15" draw:text-style-name="MP61" draw:layer="layout" svg:width="0.143cm" svg:height="0.456cm" svg:x="31.878cm" svg:y="15.389cm">
            <text:p/>
            <draw:enhanced-geometry draw:mirror-horizontal="false" draw:mirror-vertical="false" svg:viewBox="0 0 0 0" draw:glue-points="?f4 ?f5 ?f6 ?f7 ?f8 ?f9 ?f10 ?f11" drawooo:sub-view-size="143653 453224" draw:text-areas="?f0 ?f2 ?f1 ?f3" draw:type="ooxml-non-primitive" draw:enhanced-path="M 98595 0 L 143653 145774 C 38518 232356 50005 387847 27034 453224 5831 365759 -47179 100716 98595 0 Z N">
              <draw:equation draw:name="f0" draw:formula="0*logwidth/51840"/>
              <draw:equation draw:name="f1" draw:formula="52200*logwidth/51840"/>
              <draw:equation draw:name="f2" draw:formula="0*logheight/164520"/>
              <draw:equation draw:name="f3" draw:formula="164880*logheight/164520"/>
              <draw:equation draw:name="f4" draw:formula="78782*logwidth/123840"/>
              <draw:equation draw:name="f5" draw:formula="0*logheight/453224"/>
              <draw:equation draw:name="f6" draw:formula="123840*logwidth/123840"/>
              <draw:equation draw:name="f7" draw:formula="145774*logheight/453224"/>
              <draw:equation draw:name="f8" draw:formula="7221*logwidth/123840"/>
              <draw:equation draw:name="f9" draw:formula="453224*logheight/453224"/>
              <draw:equation draw:name="f10" draw:formula="78782*logwidth/123840"/>
              <draw:equation draw:name="f11" draw:formula="0*logheight/453224"/>
            </draw:enhanced-geometry>
          </draw:custom-shape>
          <draw:custom-shape draw:name="자유형: 도형 14" draw:style-name="Mgr15" draw:text-style-name="MP61" draw:layer="layout" svg:width="0.143cm" svg:height="0.456cm" svg:x="32.368cm" svg:y="15.389cm">
            <text:p/>
            <draw:enhanced-geometry draw:mirror-horizontal="true" draw:mirror-vertical="false" svg:viewBox="0 0 0 0" draw:glue-points="?f4 ?f5 ?f6 ?f7 ?f8 ?f9 ?f10 ?f11" drawooo:sub-view-size="143653 453224" draw:text-areas="?f0 ?f2 ?f1 ?f3" draw:type="ooxml-non-primitive" draw:enhanced-path="M 98595 0 L 143653 145774 C 38518 232356 50005 387847 27034 453224 5831 365759 -47179 100716 98595 0 Z N">
              <draw:equation draw:name="f0" draw:formula="360*logwidth/51840"/>
              <draw:equation draw:name="f1" draw:formula="52560*logwidth/51840"/>
              <draw:equation draw:name="f2" draw:formula="0*logheight/164520"/>
              <draw:equation draw:name="f3" draw:formula="164880*logheight/164520"/>
              <draw:equation draw:name="f4" draw:formula="78782*logwidth/123840"/>
              <draw:equation draw:name="f5" draw:formula="0*logheight/453224"/>
              <draw:equation draw:name="f6" draw:formula="123840*logwidth/123840"/>
              <draw:equation draw:name="f7" draw:formula="145774*logheight/453224"/>
              <draw:equation draw:name="f8" draw:formula="7221*logwidth/123840"/>
              <draw:equation draw:name="f9" draw:formula="453224*logheight/453224"/>
              <draw:equation draw:name="f10" draw:formula="78782*logwidth/123840"/>
              <draw:equation draw:name="f11" draw:formula="0*logheight/453224"/>
            </draw:enhanced-geometry>
          </draw:custom-shape>
        </draw:g>
      </draw:g>
      <draw:frame draw:name="PlaceHolder 3" presentation:style-name="Mpr309" draw:text-style-name="MP21" draw:layer="backgroundobjects" svg:width="30.481cm" svg:height="3.179cm" svg:x="1.693cm" svg:y="0.76cm" presentation:class="title" presentation:user-transformed="true">
        <draw:text-box>
          <text:p text:style-name="MP53"><text:span text:style-name="MT9">单击以编辑标题文本格式</text:span></text:p>
        </draw:text-box>
      </draw:frame>
      <presentation:notes style:page-layout-name="PM0">
        <draw:page-thumbnail presentation:style-name="Basic_20_Layout-title" draw:layer="backgroundobjects" svg:width="0.001cm" svg:height="0.001cm" svg:x="0cm" svg:y="2.257cm" presentation:class="page"/>
        <draw:frame presentation:style-name="Basic_20_Layout-notes" draw:layer="backgroundobjects" svg:width="16.799cm" svg:height="13.364cm" svg:x="2.1cm" svg:y="14.107cm" presentation:class="notes" presentation:placeholder="true">
          <draw:text-box/>
        </draw:frame>
        <draw:frame presentation:style-name="Mpr310" draw:text-style-name="MP2" draw:layer="backgroundobjects" svg:width="9.113cm" svg:height="1.484cm" svg:x="0cm" svg:y="0cm" presentation:class="header">
          <draw:text-box>
            <text:p text:style-name="MP1"><text:span text:style-name="MT1"><presentation:header/></text:span></text:p>
          </draw:text-box>
        </draw:frame>
        <draw:frame presentation:style-name="Mpr310" draw:text-style-name="MP4" draw:layer="backgroundobjects" svg:width="9.113cm" svg:height="1.484cm" svg:x="11.886cm" svg:y="0cm" presentation:class="date-time">
          <draw:text-box>
            <text:p text:style-name="MP3"><text:span text:style-name="MT1"><presentation:date-time/></text:span></text:p>
          </draw:text-box>
        </draw:frame>
        <draw:frame presentation:style-name="Mpr311" draw:text-style-name="MP2" draw:layer="backgroundobjects" svg:width="9.113cm" svg:height="1.484cm" svg:x="0cm" svg:y="28.215cm" presentation:class="footer">
          <draw:text-box>
            <text:p text:style-name="MP1"><text:span text:style-name="MT1"><presentation:footer/></text:span></text:p>
          </draw:text-box>
        </draw:frame>
        <draw:frame presentation:style-name="Mpr311"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Sequence_20_Number_2c__20_Photo_20_1" style:display-name="Sequence Number,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27.8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31.091cm" svg:y="16.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12" draw:text-style-name="MP21" draw:layer="backgroundobjects" svg:width="18.71cm" svg:height="10.536cm" svg:x="2.84cm" svg:y="7.108cm" presentation:class="title" presentation:user-transformed="true">
        <draw:text-box>
          <text:p text:style-name="MP20"><text:span text:style-name="MT7">Click to edit Master title style</text:span></text:p>
        </draw:text-box>
      </draw:frame>
      <draw:frame draw:name="PlaceHolder 2" presentation:style-name="Mpr313" draw:text-style-name="MP21" draw:layer="backgroundobjects" svg:width="2.309cm" svg:height="1.659cm" svg:x="2.84cm" svg:y="4.583cm" presentation:class="outline" presentation:user-transformed="true">
        <draw:text-box>
          <text:list text:style-name="ML2">
            <text:list-item>
              <text:p text:style-name="MP22"><text:span text:style-name="MT43">01</text:span></text:p>
            </text:list-item>
          </text:list>
        </draw:text-box>
      </draw:frame>
      <draw:frame draw:name="PlaceHolder 3" presentation:style-name="Mpr314" draw:text-style-name="MP21" draw:layer="backgroundobjects" svg:width="8.973cm" svg:height="12.614cm" svg:x="22.116cm" svg:y="3.63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31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31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15" draw:text-style-name="MP16" draw:layer="backgroundobjects" svg:width="9.004cm" svg:height="0.739cm" svg:x="22.985cm" svg:y="17.78cm" presentation:class="page-number" presentation:user-transformed="true">
        <draw:text-box>
          <text:p/>
        </draw:text-box>
      </draw:frame>
      <draw:custom-shape draw:name="Freeform: Shape 13" draw:style-name="Mgr4" draw:text-style-name="MP18" draw:layer="backgroundobjects" svg:width="1.559cm" svg:height="3.12cm" svg:x="19.369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4" draw:style-name="Mgr7" draw:text-style-name="MP30" draw:layer="backgroundobjects" svg:width="1.559cm" svg:height="3.12cm" svg:x="21.115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quence_20_Number_2c__20_Photo_20_1-title" draw:layer="backgroundobjects" svg:width="0.001cm" svg:height="0.001cm" svg:x="0cm" svg:y="2.257cm" presentation:class="page"/>
        <draw:frame presentation:style-name="Sequence_20_Number_2c__20_Photo_20_1-notes" draw:layer="backgroundobjects" svg:width="16.799cm" svg:height="13.364cm" svg:x="2.1cm" svg:y="14.107cm" presentation:class="notes" presentation:placeholder="true">
          <draw:text-box/>
        </draw:frame>
        <draw:frame presentation:style-name="Mpr316" draw:text-style-name="MP2" draw:layer="backgroundobjects" svg:width="9.113cm" svg:height="1.484cm" svg:x="0cm" svg:y="0cm" presentation:class="header">
          <draw:text-box>
            <text:p text:style-name="MP1"><text:span text:style-name="MT1"><presentation:header/></text:span></text:p>
          </draw:text-box>
        </draw:frame>
        <draw:frame presentation:style-name="Mpr316" draw:text-style-name="MP4" draw:layer="backgroundobjects" svg:width="9.113cm" svg:height="1.484cm" svg:x="11.886cm" svg:y="0cm" presentation:class="date-time">
          <draw:text-box>
            <text:p text:style-name="MP3"><text:span text:style-name="MT1"><presentation:date-time/></text:span></text:p>
          </draw:text-box>
        </draw:frame>
        <draw:frame presentation:style-name="Mpr317" draw:text-style-name="MP2" draw:layer="backgroundobjects" svg:width="9.113cm" svg:height="1.484cm" svg:x="0cm" svg:y="28.215cm" presentation:class="footer">
          <draw:text-box>
            <text:p text:style-name="MP1"><text:span text:style-name="MT1"><presentation:footer/></text:span></text:p>
          </draw:text-box>
        </draw:frame>
        <draw:frame presentation:style-name="Mpr317"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Sequence_20_Number_2c__20_Photo_20_2" style:display-name="Sequence Number,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0.001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18" draw:text-style-name="MP21" draw:layer="backgroundobjects" svg:width="18.71cm" svg:height="10.536cm" svg:x="12.353cm" svg:y="7.108cm" presentation:class="title" presentation:user-transformed="true">
        <draw:text-box>
          <text:p text:style-name="MP48"><text:span text:style-name="MT7">Click to edit Master title style</text:span></text:p>
        </draw:text-box>
      </draw:frame>
      <draw:frame draw:name="PlaceHolder 2" presentation:style-name="Mpr319" draw:text-style-name="MP21" draw:layer="backgroundobjects" svg:width="8.973cm" svg:height="12.614cm" svg:x="2.779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320" draw:text-style-name="MP21" draw:layer="backgroundobjects" svg:width="2.309cm" svg:height="1.659cm" svg:x="28.753cm" svg:y="4.583cm" presentation:class="outline" presentation:user-transformed="true">
        <draw:text-box>
          <text:p text:style-name="MP62"><text:span text:style-name="MT44">01</text:span></text:p>
        </draw:text-box>
      </draw:frame>
      <draw:frame draw:name="PlaceHolder 4" presentation:style-name="Mpr321"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5" presentation:style-name="Mpr32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21" draw:text-style-name="MP16" draw:layer="backgroundobjects" svg:width="9.004cm" svg:height="0.739cm" svg:x="22.985cm" svg:y="17.78cm" presentation:class="page-number" presentation:user-transformed="true">
        <draw:text-box>
          <text:p/>
        </draw:text-box>
      </draw:frame>
      <draw:custom-shape draw:name="Freeform: Shape 14" draw:style-name="Mgr7" draw:text-style-name="MP30" draw:layer="backgroundobjects" svg:width="1.559cm" svg:height="3.12cm" svg:x="11.174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3" draw:style-name="Mgr4" draw:text-style-name="MP18" draw:layer="backgroundobjects" svg:width="1.559cm" svg:height="3.12cm" svg:x="12.921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Rectangle 9" draw:style-name="Mgr3" draw:text-style-name="MP17" draw:layer="backgroundobjects" svg:width="2.776cm" svg:height="2.776cm" svg:x="-0.002cm" svg:y="16.285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equence_20_Number_2c__20_Photo_20_2-title" draw:layer="backgroundobjects" svg:width="0.001cm" svg:height="0.001cm" svg:x="0cm" svg:y="2.257cm" presentation:class="page"/>
        <draw:frame presentation:style-name="Sequence_20_Number_2c__20_Photo_20_2-notes" draw:layer="backgroundobjects" svg:width="16.799cm" svg:height="13.364cm" svg:x="2.1cm" svg:y="14.107cm" presentation:class="notes" presentation:placeholder="true">
          <draw:text-box/>
        </draw:frame>
        <draw:frame presentation:style-name="Mpr322" draw:text-style-name="MP2" draw:layer="backgroundobjects" svg:width="9.113cm" svg:height="1.484cm" svg:x="0cm" svg:y="0cm" presentation:class="header">
          <draw:text-box>
            <text:p text:style-name="MP1"><text:span text:style-name="MT1"><presentation:header/></text:span></text:p>
          </draw:text-box>
        </draw:frame>
        <draw:frame presentation:style-name="Mpr322" draw:text-style-name="MP4" draw:layer="backgroundobjects" svg:width="9.113cm" svg:height="1.484cm" svg:x="11.886cm" svg:y="0cm" presentation:class="date-time">
          <draw:text-box>
            <text:p text:style-name="MP3"><text:span text:style-name="MT1"><presentation:date-time/></text:span></text:p>
          </draw:text-box>
        </draw:frame>
        <draw:frame presentation:style-name="Mpr323" draw:text-style-name="MP2" draw:layer="backgroundobjects" svg:width="9.113cm" svg:height="1.484cm" svg:x="0cm" svg:y="28.215cm" presentation:class="footer">
          <draw:text-box>
            <text:p text:style-name="MP1"><text:span text:style-name="MT1"><presentation:footer/></text:span></text:p>
          </draw:text-box>
        </draw:frame>
        <draw:frame presentation:style-name="Mpr323"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Sequence_20_Number_20_1" style:display-name="Sequence Numb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43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89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324" draw:text-style-name="MP6" draw:layer="backgroundobjects" svg:width="2.309cm" svg:height="1.659cm" svg:x="15.779cm" svg:y="4.583cm" presentation:class="outline" presentation:user-transformed="true">
        <draw:text-box>
          <text:list text:style-name="ML2">
            <text:list-item>
              <text:p text:style-name="MP7"><text:span text:style-name="MT44">01</text:span></text:p>
            </text:list-item>
          </text:list>
        </draw:text-box>
      </draw:frame>
      <draw:frame draw:name="PlaceHolder 2" presentation:style-name="Mpr325" draw:text-style-name="MP6" draw:layer="backgroundobjects" svg:width="18.71cm" svg:height="7.043cm" svg:x="7.578cm" svg:y="7.108cm" presentation:class="title" presentation:user-transformed="true">
        <draw:text-box>
          <text:p text:style-name="MP5"><text:span text:style-name="MT7">Click to edit Master title style</text:span></text:p>
        </draw:text-box>
      </draw:frame>
      <draw:frame draw:name="PlaceHolder 3" presentation:style-name="Mpr326"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4" presentation:style-name="Mpr32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2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43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43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0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14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presentation:notes style:page-layout-name="PM0">
        <draw:page-thumbnail presentation:style-name="Sequence_20_Number_20_1-title" draw:layer="backgroundobjects" svg:width="0.001cm" svg:height="0.001cm" svg:x="0cm" svg:y="2.257cm" presentation:class="page"/>
        <draw:frame presentation:style-name="Sequence_20_Number_20_1-notes" draw:layer="backgroundobjects" svg:width="16.799cm" svg:height="13.364cm" svg:x="2.1cm" svg:y="14.107cm" presentation:class="notes" presentation:placeholder="true">
          <draw:text-box/>
        </draw:frame>
        <draw:frame presentation:style-name="Mpr327" draw:text-style-name="MP2" draw:layer="backgroundobjects" svg:width="9.113cm" svg:height="1.484cm" svg:x="0cm" svg:y="0cm" presentation:class="header">
          <draw:text-box>
            <text:p text:style-name="MP1"><text:span text:style-name="MT1"><presentation:header/></text:span></text:p>
          </draw:text-box>
        </draw:frame>
        <draw:frame presentation:style-name="Mpr327" draw:text-style-name="MP4" draw:layer="backgroundobjects" svg:width="9.113cm" svg:height="1.484cm" svg:x="11.886cm" svg:y="0cm" presentation:class="date-time">
          <draw:text-box>
            <text:p text:style-name="MP3"><text:span text:style-name="MT1"><presentation:date-time/></text:span></text:p>
          </draw:text-box>
        </draw:frame>
        <draw:frame presentation:style-name="Mpr328" draw:text-style-name="MP2" draw:layer="backgroundobjects" svg:width="9.113cm" svg:height="1.484cm" svg:x="0cm" svg:y="28.215cm" presentation:class="footer">
          <draw:text-box>
            <text:p text:style-name="MP1"><text:span text:style-name="MT1"><presentation:footer/></text:span></text:p>
          </draw:text-box>
        </draw:frame>
        <draw:frame presentation:style-name="Mpr328"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Agenda_20_2" style:display-name="Agenda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29"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330" draw:text-style-name="MP21" draw:layer="backgroundobjects" svg:width="29.179cm" svg:height="10.482cm" svg:x="2.344cm" svg:y="6.103cm" presentation:class="outline" presentation:user-transformed="true">
        <draw:text-box>
          <text:list text:style-name="ML2">
            <text:list-item>
              <text:p text:style-name="MP22"><text:span text:style-name="MT34">Click to edit Master text styles</text:span></text:p>
              <text:list>
                <text:list-item>
                  <text:p text:style-name="MP23"><text:span text:style-name="MT45">Second level</text:span></text:p>
                  <text:list>
                    <text:list-item>
                      <text:p text:style-name="MP24"><text:span text:style-name="MT46">Third level</text:span></text:p>
                      <text:list>
                        <text:list-item>
                          <text:p text:style-name="MP25"><text:span text:style-name="MT47">Fourth level</text:span></text:p>
                          <text:list>
                            <text:list-item>
                              <text:p text:style-name="MP26"><text:span text:style-name="MT47">Fifth level</text:span></text:p>
                            </text:list-item>
                          </text:list>
                        </text:list-item>
                      </text:list>
                    </text:list-item>
                  </text:list>
                </text:list-item>
              </text:list>
            </text:list-item>
          </text:list>
        </draw:text-box>
      </draw:frame>
      <draw:frame draw:name="PlaceHolder 3" presentation:style-name="Mpr331"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1"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Agenda_20_2-title" draw:layer="backgroundobjects" svg:width="0.001cm" svg:height="0.001cm" svg:x="0cm" svg:y="2.257cm" presentation:class="page"/>
        <draw:frame presentation:style-name="Agenda_20_2-notes" draw:layer="backgroundobjects" svg:width="16.799cm" svg:height="13.364cm" svg:x="2.1cm" svg:y="14.107cm" presentation:class="notes" presentation:placeholder="true">
          <draw:text-box/>
        </draw:frame>
        <draw:frame presentation:style-name="Mpr332" draw:text-style-name="MP2" draw:layer="backgroundobjects" svg:width="9.113cm" svg:height="1.484cm" svg:x="0cm" svg:y="0cm" presentation:class="header">
          <draw:text-box>
            <text:p text:style-name="MP1"><text:span text:style-name="MT1"><presentation:header/></text:span></text:p>
          </draw:text-box>
        </draw:frame>
        <draw:frame presentation:style-name="Mpr332" draw:text-style-name="MP4" draw:layer="backgroundobjects" svg:width="9.113cm" svg:height="1.484cm" svg:x="11.886cm" svg:y="0cm" presentation:class="date-time">
          <draw:text-box>
            <text:p text:style-name="MP3"><text:span text:style-name="MT1"><presentation:date-time/></text:span></text:p>
          </draw:text-box>
        </draw:frame>
        <draw:frame presentation:style-name="Mpr333" draw:text-style-name="MP2" draw:layer="backgroundobjects" svg:width="9.113cm" svg:height="1.484cm" svg:x="0cm" svg:y="28.215cm" presentation:class="footer">
          <draw:text-box>
            <text:p text:style-name="MP1"><text:span text:style-name="MT1"><presentation:footer/></text:span></text:p>
          </draw:text-box>
        </draw:frame>
        <draw:frame presentation:style-name="Mpr333"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Title_2c__20_Content_20_1_20__28_Max_29_" style:display-name="Title, Content 1 (Max)"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34" draw:text-style-name="MP21" draw:layer="backgroundobjects" svg:width="29.179cm" svg:height="1.465cm" svg:x="2.344cm" svg:y="2.311cm" presentation:class="title" presentation:user-transformed="true">
        <draw:text-box>
          <text:p text:style-name="MP20"><text:span text:style-name="MT48">Click to edit Master title style</text:span></text:p>
        </draw:text-box>
      </draw:frame>
      <draw:frame draw:name="PlaceHolder 2" presentation:style-name="Mpr335" draw:text-style-name="MP21" draw:layer="backgroundobjects" svg:width="29.179cm" svg:height="12.64cm" svg:x="2.344cm" svg:y="4.097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3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6"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Content_20_1_20__28_Max_29_-title" draw:layer="backgroundobjects" svg:width="0.001cm" svg:height="0.001cm" svg:x="0cm" svg:y="2.257cm" presentation:class="page"/>
        <draw:frame presentation:style-name="Title_2c__20_Content_20_1_20__28_Max_29_-notes" draw:layer="backgroundobjects" svg:width="16.799cm" svg:height="13.364cm" svg:x="2.1cm" svg:y="14.107cm" presentation:class="notes" presentation:placeholder="true">
          <draw:text-box/>
        </draw:frame>
        <draw:frame presentation:style-name="Mpr337" draw:text-style-name="MP2" draw:layer="backgroundobjects" svg:width="9.113cm" svg:height="1.484cm" svg:x="0cm" svg:y="0cm" presentation:class="header">
          <draw:text-box>
            <text:p text:style-name="MP1"><text:span text:style-name="MT1"><presentation:header/></text:span></text:p>
          </draw:text-box>
        </draw:frame>
        <draw:frame presentation:style-name="Mpr337" draw:text-style-name="MP4" draw:layer="backgroundobjects" svg:width="9.113cm" svg:height="1.484cm" svg:x="11.886cm" svg:y="0cm" presentation:class="date-time">
          <draw:text-box>
            <text:p text:style-name="MP3"><text:span text:style-name="MT1"><presentation:date-time/></text:span></text:p>
          </draw:text-box>
        </draw:frame>
        <draw:frame presentation:style-name="Mpr338" draw:text-style-name="MP2" draw:layer="backgroundobjects" svg:width="9.113cm" svg:height="1.484cm" svg:x="0cm" svg:y="28.215cm" presentation:class="footer">
          <draw:text-box>
            <text:p text:style-name="MP1"><text:span text:style-name="MT1"><presentation:footer/></text:span></text:p>
          </draw:text-box>
        </draw:frame>
        <draw:frame presentation:style-name="Mpr338"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Content_20_Only_20__28_Max_29_" style:display-name="Content Only (Max)"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39" draw:text-style-name="MP21" draw:layer="backgroundobjects" svg:width="29.211cm" svg:height="3.681cm" svg:x="2.337cm" svg:y="-3.958cm" presentation:class="title" presentation:user-transformed="true">
        <draw:text-box>
          <text:p text:style-name="MP20"><text:span text:style-name="MT2">Click to edit Master title style</text:span></text:p>
        </draw:text-box>
      </draw:frame>
      <draw:frame draw:name="PlaceHolder 2" presentation:style-name="Mpr340" draw:text-style-name="MP21" draw:layer="backgroundobjects" svg:width="32.097cm" svg:height="15.295cm" svg:x="0.886cm" svg:y="0.871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4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34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41"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Only_20__28_Max_29_-title" draw:layer="backgroundobjects" svg:width="0.001cm" svg:height="0.001cm" svg:x="0cm" svg:y="2.257cm" presentation:class="page"/>
        <draw:frame presentation:style-name="Content_20_Only_20__28_Max_29_-notes" draw:layer="backgroundobjects" svg:width="16.799cm" svg:height="13.364cm" svg:x="2.1cm" svg:y="14.107cm" presentation:class="notes" presentation:placeholder="true">
          <draw:text-box/>
        </draw:frame>
        <draw:frame presentation:style-name="Mpr342" draw:text-style-name="MP2" draw:layer="backgroundobjects" svg:width="9.113cm" svg:height="1.484cm" svg:x="0cm" svg:y="0cm" presentation:class="header">
          <draw:text-box>
            <text:p text:style-name="MP1"><text:span text:style-name="MT1"><presentation:header/></text:span></text:p>
          </draw:text-box>
        </draw:frame>
        <draw:frame presentation:style-name="Mpr342" draw:text-style-name="MP4" draw:layer="backgroundobjects" svg:width="9.113cm" svg:height="1.484cm" svg:x="11.886cm" svg:y="0cm" presentation:class="date-time">
          <draw:text-box>
            <text:p text:style-name="MP3"><text:span text:style-name="MT1"><presentation:date-time/></text:span></text:p>
          </draw:text-box>
        </draw:frame>
        <draw:frame presentation:style-name="Mpr343" draw:text-style-name="MP2" draw:layer="backgroundobjects" svg:width="9.113cm" svg:height="1.484cm" svg:x="0cm" svg:y="28.215cm" presentation:class="footer">
          <draw:text-box>
            <text:p text:style-name="MP1"><text:span text:style-name="MT1"><presentation:footer/></text:span></text:p>
          </draw:text-box>
        </draw:frame>
        <draw:frame presentation:style-name="Mpr343"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Agenda_2c__20_6_20_items_5f_" style:display-name="Agenda, 6 items_" style:page-layout-name="PM1" draw:style-name="Mdp1">
      <office:forms form:automatic-focus="false" form:apply-design-mode="false"/>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44"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345" draw:text-style-name="MP6" draw:layer="backgroundobjects" svg:width="1.206cm" svg:height="1.07cm" svg:x="2.342cm" svg:y="6.898cm" presentation:class="outline" presentation:user-transformed="true">
        <draw:text-box>
          <text:list text:style-name="ML2">
            <text:list-item>
              <text:p text:style-name="MP7"><text:span text:style-name="MT33">01</text:span></text:p>
            </text:list-item>
          </text:list>
        </draw:text-box>
      </draw:frame>
      <draw:frame draw:name="PlaceHolder 3" presentation:style-name="Mpr345" draw:text-style-name="MP21" draw:layer="backgroundobjects" svg:width="7.813cm" svg:height="2.19cm" svg:x="3.845cm" svg:y="6.412cm" presentation:class="outline" presentation:user-transformed="true">
        <draw:text-box>
          <text:p text:style-name="MP20"><text:span text:style-name="MT33">Click to edit Master text styles</text:span></text:p>
        </draw:text-box>
      </draw:frame>
      <draw:frame draw:name="PlaceHolder 4" presentation:style-name="Mpr346" draw:text-style-name="MP21" draw:layer="backgroundobjects" svg:width="7.812cm" svg:height="2cm" svg:x="3.846cm" svg:y="8.947cm" presentation:class="outline" presentation:user-transformed="true">
        <draw:text-box>
          <text:p text:style-name="MP29"><text:span text:style-name="MT35">Click to edit Master text styles</text:span></text:p>
        </draw:text-box>
      </draw:frame>
      <draw:frame draw:name="PlaceHolder 5" presentation:style-name="Mpr345" draw:text-style-name="MP6" draw:layer="backgroundobjects" svg:width="1.206cm" svg:height="1.07cm" svg:x="12.284cm" svg:y="6.898cm" presentation:class="outline" presentation:user-transformed="true">
        <draw:text-box>
          <text:p text:style-name="MP7"><text:span text:style-name="MT33">02</text:span></text:p>
        </draw:text-box>
      </draw:frame>
      <draw:frame draw:name="PlaceHolder 6" presentation:style-name="Mpr345" draw:text-style-name="MP21" draw:layer="backgroundobjects" svg:width="7.813cm" svg:height="2.19cm" svg:x="13.786cm" svg:y="6.412cm" presentation:class="outline" presentation:user-transformed="true">
        <draw:text-box>
          <text:p text:style-name="MP20"><text:span text:style-name="MT33">Click to edit Master text styles</text:span></text:p>
        </draw:text-box>
      </draw:frame>
      <draw:frame draw:name="PlaceHolder 7" presentation:style-name="Mpr346" draw:text-style-name="MP21" draw:layer="backgroundobjects" svg:width="7.812cm" svg:height="2cm" svg:x="13.786cm" svg:y="8.947cm" presentation:class="outline" presentation:user-transformed="true">
        <draw:text-box>
          <text:p text:style-name="MP29"><text:span text:style-name="MT35">Click to edit Master text styles</text:span></text:p>
        </draw:text-box>
      </draw:frame>
      <draw:frame draw:name="PlaceHolder 8" presentation:style-name="Mpr345" draw:text-style-name="MP6" draw:layer="backgroundobjects" svg:width="1.206cm" svg:height="1.07cm" svg:x="22.209cm" svg:y="6.898cm" presentation:class="outline" presentation:user-transformed="true">
        <draw:text-box>
          <text:p text:style-name="MP7"><text:span text:style-name="MT33">03</text:span></text:p>
        </draw:text-box>
      </draw:frame>
      <draw:frame draw:name="PlaceHolder 9" presentation:style-name="Mpr345" draw:text-style-name="MP21" draw:layer="backgroundobjects" svg:width="7.813cm" svg:height="2.19cm" svg:x="23.711cm" svg:y="6.412cm" presentation:class="outline" presentation:user-transformed="true">
        <draw:text-box>
          <text:p text:style-name="MP20"><text:span text:style-name="MT33">Click to edit Master text styles</text:span></text:p>
        </draw:text-box>
      </draw:frame>
      <draw:frame draw:name="PlaceHolder 10" presentation:style-name="Mpr346" draw:text-style-name="MP21" draw:layer="backgroundobjects" svg:width="7.812cm" svg:height="2cm" svg:x="23.727cm" svg:y="8.947cm" presentation:class="outline" presentation:user-transformed="true">
        <draw:text-box>
          <text:p text:style-name="MP29"><text:span text:style-name="MT35">Click to edit Master text styles</text:span></text:p>
        </draw:text-box>
      </draw:frame>
      <draw:frame draw:name="PlaceHolder 11" presentation:style-name="Mpr345" draw:text-style-name="MP6" draw:layer="backgroundobjects" svg:width="1.206cm" svg:height="1.07cm" svg:x="2.342cm" svg:y="12.068cm" presentation:class="outline" presentation:user-transformed="true">
        <draw:text-box>
          <text:p text:style-name="MP7"><text:span text:style-name="MT33">04</text:span></text:p>
        </draw:text-box>
      </draw:frame>
      <draw:frame draw:name="PlaceHolder 12" presentation:style-name="Mpr345" draw:text-style-name="MP21" draw:layer="backgroundobjects" svg:width="7.813cm" svg:height="2.19cm" svg:x="3.845cm" svg:y="11.596cm" presentation:class="outline" presentation:user-transformed="true">
        <draw:text-box>
          <text:p text:style-name="MP20"><text:span text:style-name="MT33">Click to edit Master text styles</text:span></text:p>
        </draw:text-box>
      </draw:frame>
      <draw:frame draw:name="PlaceHolder 13" presentation:style-name="Mpr346" draw:text-style-name="MP21" draw:layer="backgroundobjects" svg:width="7.812cm" svg:height="2cm" svg:x="3.846cm" svg:y="14.132cm" presentation:class="outline" presentation:user-transformed="true">
        <draw:text-box>
          <text:p text:style-name="MP29"><text:span text:style-name="MT35">Click to edit Master text styles</text:span></text:p>
        </draw:text-box>
      </draw:frame>
      <draw:frame draw:name="PlaceHolder 14" presentation:style-name="Mpr345" draw:text-style-name="MP6" draw:layer="backgroundobjects" svg:width="1.206cm" svg:height="1.07cm" svg:x="12.284cm" svg:y="12.068cm" presentation:class="outline" presentation:user-transformed="true">
        <draw:text-box>
          <text:p text:style-name="MP7"><text:span text:style-name="MT33">05</text:span></text:p>
        </draw:text-box>
      </draw:frame>
      <draw:frame draw:name="PlaceHolder 15" presentation:style-name="Mpr345" draw:text-style-name="MP21" draw:layer="backgroundobjects" svg:width="7.813cm" svg:height="2.19cm" svg:x="13.786cm" svg:y="11.596cm" presentation:class="outline" presentation:user-transformed="true">
        <draw:text-box>
          <text:p text:style-name="MP20"><text:span text:style-name="MT33">Click to edit Master text styles</text:span></text:p>
        </draw:text-box>
      </draw:frame>
      <draw:frame draw:name="PlaceHolder 16" presentation:style-name="Mpr346" draw:text-style-name="MP21" draw:layer="backgroundobjects" svg:width="7.812cm" svg:height="2cm" svg:x="13.786cm" svg:y="14.132cm" presentation:class="outline" presentation:user-transformed="true">
        <draw:text-box>
          <text:p text:style-name="MP29"><text:span text:style-name="MT35">Click to edit Master text styles</text:span></text:p>
        </draw:text-box>
      </draw:frame>
      <draw:frame draw:name="PlaceHolder 17" presentation:style-name="Mpr345" draw:text-style-name="MP6" draw:layer="backgroundobjects" svg:width="1.206cm" svg:height="1.07cm" svg:x="22.209cm" svg:y="12.068cm" presentation:class="outline" presentation:user-transformed="true">
        <draw:text-box>
          <text:p text:style-name="MP7"><text:span text:style-name="MT33">06</text:span></text:p>
        </draw:text-box>
      </draw:frame>
      <draw:frame draw:name="PlaceHolder 18" presentation:style-name="Mpr345" draw:text-style-name="MP21" draw:layer="backgroundobjects" svg:width="7.813cm" svg:height="2.19cm" svg:x="23.711cm" svg:y="11.596cm" presentation:class="outline" presentation:user-transformed="true">
        <draw:text-box>
          <text:p text:style-name="MP20"><text:span text:style-name="MT33">Click to edit Master text styles</text:span></text:p>
        </draw:text-box>
      </draw:frame>
      <draw:frame draw:name="PlaceHolder 19" presentation:style-name="Mpr346" draw:text-style-name="MP21" draw:layer="backgroundobjects" svg:width="7.812cm" svg:height="2cm" svg:x="23.727cm" svg:y="14.132cm" presentation:class="outline" presentation:user-transformed="true">
        <draw:text-box>
          <text:p text:style-name="MP29"><text:span text:style-name="MT35">Click to edit Master text styles</text:span></text:p>
        </draw:text-box>
      </draw:frame>
      <draw:frame draw:name="PlaceHolder 20" presentation:style-name="Mpr347"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21" presentation:style-name="Mpr347"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22" presentation:style-name="Mpr347" draw:text-style-name="MP16" draw:layer="backgroundobjects" svg:width="9.004cm" svg:height="0.739cm" svg:x="22.985cm" svg:y="17.78cm" presentation:class="page-number" presentation:user-transformed="true">
        <draw:text-box>
          <text:p/>
        </draw:text-box>
      </draw:frame>
      <draw:custom-shape draw:name="Freeform: Shape 16" draw:style-name="Mgr16"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1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17" draw:text-style-name="MP30" draw:layer="backgroundobjects" svg:width="1.185cm" svg:height="2.373cm" svg:x="-0.01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16" draw:text-style-name="MP18" draw:layer="backgroundobjects" svg:width="1.185cm" svg:height="2.373cm" svg:x="1.31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office:forms form:automatic-focus="false" form:apply-design-mode="false"/>
        <draw:page-thumbnail presentation:style-name="Agenda_2c__20_6_20_items_5f_-title" draw:layer="backgroundobjects" svg:width="0.001cm" svg:height="0.001cm" svg:x="0cm" svg:y="2.257cm" presentation:class="page"/>
        <draw:frame presentation:style-name="Agenda_2c__20_6_20_items_5f_-notes" draw:layer="backgroundobjects" svg:width="16.799cm" svg:height="13.364cm" svg:x="2.1cm" svg:y="14.107cm" presentation:class="notes" presentation:placeholder="true">
          <draw:text-box/>
        </draw:frame>
        <draw:frame presentation:style-name="Mpr348" draw:text-style-name="MP2" draw:layer="backgroundobjects" svg:width="9.113cm" svg:height="1.484cm" svg:x="0cm" svg:y="0cm" presentation:class="header">
          <draw:text-box>
            <text:p text:style-name="MP1"><text:span text:style-name="MT1"><presentation:header/></text:span></text:p>
          </draw:text-box>
        </draw:frame>
        <draw:frame presentation:style-name="Mpr348" draw:text-style-name="MP4" draw:layer="backgroundobjects" svg:width="9.113cm" svg:height="1.484cm" svg:x="11.886cm" svg:y="0cm" presentation:class="date-time">
          <draw:text-box>
            <text:p text:style-name="MP3"><text:span text:style-name="MT1"><presentation:date-time/></text:span></text:p>
          </draw:text-box>
        </draw:frame>
        <draw:frame presentation:style-name="Mpr349" draw:text-style-name="MP2" draw:layer="backgroundobjects" svg:width="9.113cm" svg:height="1.484cm" svg:x="0cm" svg:y="28.215cm" presentation:class="footer">
          <draw:text-box>
            <text:p text:style-name="MP1"><text:span text:style-name="MT1"><presentation:footer/></text:span></text:p>
          </draw:text-box>
        </draw:frame>
        <draw:frame presentation:style-name="Mpr349"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04-28T15:59:00</meta:creation-date>
    <dc:language>zh-CN</dc:language>
    <dc:date>2025-07-07T21:27:30.347729500</dc:date>
    <meta:editing-cycles>322</meta:editing-cycles>
    <dc:title>.NET软件开发工程师AI进化课</dc:title>
    <meta:editing-duration>P1DT11H45M20S</meta:editing-duration>
    <meta:generator>LibreOffice/25.2.4.3$Windows_X86_64 LibreOffice_project/33e196637044ead23f5c3226cde09b47731f7e27</meta:generator>
    <meta:document-statistic meta:object-count="1199"/>
    <meta:user-defined meta:name="AppVersion">15.0000</meta:user-defined>
    <meta:user-defined meta:name="ContentTypeId">0x0101001867FBBEFD40724CA20725D6B3094130</meta:user-defined>
    <meta:user-defined meta:name="ICV">5AC52782A0B34275970697D56C354FEC_13</meta:user-defined>
    <meta:user-defined meta:name="KSOProductBuildVer">2052-12.1.0.21171</meta:user-defined>
    <meta:user-defined meta:name="MediaServiceImageTags" meta:value-type="string"/>
    <meta:user-defined meta:name="PresentationFormat" meta:value-type="string">Widescreen</meta:user-defined>
    <meta:user-defined meta:name="Slides" meta:value-type="float">19</meta:user-defined>
  </office:meta>
</office:document-meta>
</file>